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Heading_20_1">
      <style:paragraph-properties fo:break-before="auto" fo:line-height="115%" fo:margin-top="0.847cm" fo:margin-bottom="0.212cm" style:writing-mode="lr-tb"/>
    </style:style>
    <style:style style:name="T26_1" style:family="text">
      <style:text-properties fo:font-size="12pt" style:font-size-asian="12pt" style:font-size-complex="12pt" fo:font-weight="normal" style:font-weight-asian="normal" style:font-weight-complex="normal"/>
    </style:style>
    <style:style style:name="T26_2" style:family="text">
      <style:text-properties fo:font-size="12pt" style:font-size-asian="12pt" style:font-size-complex="12pt" fo:font-weight="normal" style:font-weight-asian="normal" style:font-weight-complex="normal"/>
    </style:style>
    <style:style style:name="T26_3" style:family="text">
      <style:text-properties fo:font-size="12pt" style:font-size-asian="12pt" style:font-size-complex="12pt" fo:font-weight="normal" style:font-weight-asian="normal" style:font-weight-complex="normal"/>
    </style:style>
    <style:style style:name="T26_4" style:family="text">
      <style:text-properties fo:font-size="12pt" style:font-size-asian="12pt" style:font-size-complex="12pt" fo:font-weight="normal" style:font-weight-asian="normal" style:font-weight-complex="normal"/>
    </style:style>
    <style:style style:name="T26_5" style:family="text">
      <style:text-properties fo:font-size="12pt" style:font-size-asian="12pt" style:font-size-complex="12pt" fo:font-weight="normal" style:font-weight-asian="normal" style:font-weight-complex="normal"/>
    </style:style>
    <style:style style:name="T26_6" style:family="text">
      <style:text-properties fo:font-size="12pt" style:font-size-asian="12pt" style:font-size-complex="12pt" fo:font-weight="normal" style:font-weight-asian="normal" style:font-weight-complex="normal"/>
    </style:style>
    <style:style style:name="T26_7" style:family="text">
      <style:text-properties fo:font-size="12pt" style:font-size-asian="12pt" style:font-size-complex="12pt" fo:font-weight="normal" style:font-weight-asian="normal" style:font-weight-complex="normal"/>
    </style:style>
    <style:style style:name="T26_8" style:family="text">
      <style:text-properties fo:font-size="12pt" style:font-size-asian="12pt" style:font-size-complex="12pt" fo:font-weight="normal" style:font-weight-asian="normal" style:font-weight-complex="normal"/>
    </style:style>
    <style:style style:name="T26_9" style:family="text">
      <style:text-properties fo:font-size="12pt" style:font-size-asian="12pt" style:font-size-complex="12pt" fo:font-weight="normal" style:font-weight-asian="normal" style:font-weight-complex="normal"/>
    </style:style>
    <style:style style:name="T26_10" style:family="text">
      <style:text-properties fo:font-size="12pt" style:font-size-asian="12pt" style:font-size-complex="12pt" fo:font-weight="normal" style:font-weight-asian="normal" style:font-weight-complex="normal"/>
    </style:style>
    <style:style style:name="T26_11" style:family="text">
      <style:text-properties fo:font-size="12pt" style:font-size-asian="12pt" style:font-size-complex="12pt" fo:font-weight="normal" style:font-weight-asian="normal" style:font-weight-complex="normal"/>
    </style:style>
    <style:style style:name="T26_12" style:family="text">
      <style:text-properties fo:font-size="12pt" style:font-size-asian="12pt" style:font-size-complex="12pt" fo:font-weight="normal" style:font-weight-asian="normal" style:font-weight-complex="normal"/>
    </style:style>
    <style:style style:name="T26_13" style:family="text">
      <style:text-properties fo:font-size="12pt" style:font-size-asian="12pt" style:font-size-complex="12pt" fo:font-weight="normal" style:font-weight-asian="normal" style:font-weight-complex="normal"/>
    </style:style>
    <style:style style:name="T26_14" style:family="text">
      <style:text-properties fo:font-size="12pt" style:font-size-asian="12pt" style:font-size-complex="12pt" fo:font-weight="normal" style:font-weight-asian="normal" style:font-weight-complex="normal"/>
    </style:style>
    <style:style style:name="T26_15" style:family="text">
      <style:text-properties fo:font-size="12pt" style:font-size-asian="12pt" style:font-size-complex="12pt" fo:font-weight="normal" style:font-weight-asian="normal" style:font-weight-complex="normal"/>
    </style:style>
    <style:style style:name="T26_16" style:family="text">
      <style:text-properties fo:font-size="12pt" style:font-size-asian="12pt" style:font-size-complex="12pt" fo:font-weight="normal" style:font-weight-asian="normal" style:font-weight-complex="normal"/>
    </style:style>
    <style:style style:name="T26_17" style:family="text">
      <style:text-properties fo:font-size="12pt" style:font-size-asian="12pt" style:font-size-complex="12pt" fo:font-weight="normal" style:font-weight-asian="normal" style:font-weight-complex="normal"/>
    </style:style>
    <style:style style:name="T26_18" style:family="text">
      <style:text-properties fo:font-size="12pt" style:font-size-asian="12pt" style:font-size-complex="12pt" fo:font-weight="normal" style:font-weight-asian="normal" style:font-weight-complex="normal"/>
    </style:style>
    <style:style style:name="T26_19" style:family="text">
      <style:text-properties fo:font-size="12pt" style:font-size-asian="12pt" style:font-size-complex="12pt" fo:font-weight="normal" style:font-weight-asian="normal" style:font-weight-complex="normal"/>
    </style:style>
    <style:style style:name="T26_20" style:family="text">
      <style:text-properties fo:font-size="12pt" style:font-size-asian="12pt" style:font-size-complex="12pt" fo:font-weight="normal" style:font-weight-asian="normal" style:font-weight-complex="normal"/>
    </style:style>
    <style:style style:name="T26_21" style:family="text">
      <style:text-properties fo:font-size="12pt" style:font-size-asian="12pt" style:font-size-complex="12pt" fo:font-weight="normal" style:font-weight-asian="normal" style:font-weight-complex="normal"/>
    </style:style>
    <style:style style:name="T26_22" style:family="text">
      <style:text-properties fo:font-size="12pt" style:font-size-asian="12pt" style:font-size-complex="12pt" fo:font-weight="normal" style:font-weight-asian="normal" style:font-weight-complex="normal"/>
    </style:style>
    <style:style style:name="T26_23" style:family="text">
      <style:text-properties fo:font-size="12pt" style:font-size-asian="12pt" style:font-size-complex="12pt" fo:font-weight="normal" style:font-weight-asian="normal" style:font-weight-complex="normal"/>
    </style:style>
    <style:style style:name="T26_24" style:family="text">
      <style:text-properties fo:font-size="12pt" style:font-size-asian="12pt" style:font-size-complex="12pt" fo:font-weight="normal" style:font-weight-asian="normal" style:font-weight-complex="normal"/>
    </style:style>
    <style:style style:name="T26_25" style:family="text">
      <style:text-properties fo:font-size="12pt" style:font-size-asian="12pt" style:font-size-complex="12pt" fo:font-weight="normal" style:font-weight-asian="normal" style:font-weight-complex="normal"/>
    </style:style>
    <style:style style:name="T26_26" style:family="text">
      <style:text-properties fo:font-size="12pt" style:font-size-asian="12pt" style:font-size-complex="12pt" fo:font-weight="normal" style:font-weight-asian="normal" style:font-weight-complex="normal"/>
    </style:style>
    <style:style style:name="T26_27" style:family="text">
      <style:text-properties fo:font-size="12pt" style:font-size-asian="12pt" style:font-size-complex="12pt" fo:font-weight="normal" style:font-weight-asian="normal" style:font-weight-complex="normal"/>
    </style:style>
    <style:style style:name="T26_28" style:family="text">
      <style:text-properties fo:font-size="12pt" style:font-size-asian="12pt" style:font-size-complex="12pt" fo:font-weight="normal" style:font-weight-asian="normal" style:font-weight-complex="normal"/>
    </style:style>
    <style:style style:name="T26_29" style:family="text">
      <style:text-properties fo:font-size="12pt" style:font-size-asian="12pt" style:font-size-complex="12pt" fo:font-weight="normal" style:font-weight-asian="normal" style:font-weight-complex="normal"/>
    </style:style>
    <style:style style:name="T26_30" style:family="text">
      <style:text-properties fo:font-size="12pt" style:font-size-asian="12pt" style:font-size-complex="12pt" fo:font-weight="normal" style:font-weight-asian="normal" style:font-weight-complex="normal"/>
    </style:style>
    <style:style style:name="T26_31" style:family="text">
      <style:text-properties fo:font-size="12pt" style:font-size-asian="12pt" style:font-size-complex="12pt" fo:font-weight="normal" style:font-weight-asian="normal" style:font-weight-complex="normal"/>
    </style:style>
    <style:style style:name="T26_32" style:family="text">
      <style:text-properties fo:font-size="12pt" style:font-size-asian="12pt" style:font-size-complex="12pt" fo:font-weight="normal" style:font-weight-asian="normal" style:font-weight-complex="normal"/>
    </style:style>
    <style:style style:name="T26_33" style:family="text">
      <style:text-properties fo:font-size="12pt" style:font-size-asian="12pt" style:font-size-complex="12pt" fo:font-weight="normal" style:font-weight-asian="normal" style:font-weight-complex="normal"/>
    </style:style>
    <style:style style:name="T26_34" style:family="text">
      <style:text-properties fo:font-size="12pt" style:font-size-asian="12pt" style:font-size-complex="12pt" fo:font-weight="normal" style:font-weight-asian="normal" style:font-weight-complex="normal"/>
    </style:style>
    <style:style style:name="T26_35" style:family="text">
      <style:text-properties fo:font-size="12pt" style:font-size-asian="12pt" style:font-size-complex="12pt" fo:font-weight="normal" style:font-weight-asian="normal" style:font-weight-complex="normal"/>
    </style:style>
    <style:style style:name="T26_36" style:family="text">
      <style:text-properties fo:font-size="12pt" style:font-size-asian="12pt" style:font-size-complex="12pt" fo:font-weight="normal" style:font-weight-asian="normal" style:font-weight-complex="normal"/>
    </style:style>
    <style:style style:name="T26_37" style:family="text">
      <style:text-properties fo:font-size="12pt" style:font-size-asian="12pt" style:font-size-complex="12pt" fo:font-weight="normal" style:font-weight-asian="normal" style:font-weight-complex="normal"/>
    </style:style>
    <style:style style:name="T26_38" style:family="text">
      <style:text-properties fo:font-size="12pt" style:font-size-asian="12pt" style:font-size-complex="12pt" fo:font-weight="normal" style:font-weight-asian="normal" style:font-weight-complex="normal"/>
    </style:style>
    <style:style style:name="T26_39" style:family="text">
      <style:text-properties fo:font-size="12pt" style:font-size-asian="12pt" style:font-size-complex="12pt" fo:font-weight="normal" style:font-weight-asian="normal" style:font-weight-complex="normal"/>
    </style:style>
    <style:style style:name="T26_40" style:family="text">
      <style:text-properties fo:font-size="12pt" style:font-size-asian="12pt" style:font-size-complex="12pt" fo:font-weight="normal" style:font-weight-asian="normal" style:font-weight-complex="normal"/>
    </style:style>
    <style:style style:name="T26_41" style:family="text">
      <style:text-properties fo:font-size="12pt" style:font-size-asian="12pt" style:font-size-complex="12pt" fo:font-weight="normal" style:font-weight-asian="normal" style:font-weight-complex="normal"/>
    </style:style>
    <style:style style:name="T26_42" style:family="text">
      <style:text-properties fo:font-size="12pt" style:font-size-asian="12pt" style:font-size-complex="12pt" fo:font-weight="normal" style:font-weight-asian="normal" style:font-weight-complex="normal"/>
    </style:style>
    <style:style style:name="T26_43" style:family="text">
      <style:text-properties fo:font-size="12pt" style:font-size-asian="12pt" style:font-size-complex="12pt" fo:font-weight="normal" style:font-weight-asian="normal" style:font-weight-complex="normal"/>
    </style:style>
    <style:style style:name="T26_44" style:family="text">
      <style:text-properties fo:font-size="12pt" style:font-size-asian="12pt" style:font-size-complex="12pt" fo:font-weight="normal" style:font-weight-asian="normal" style:font-weight-complex="normal"/>
    </style:style>
    <style:style style:name="T26_45" style:family="text">
      <style:text-properties fo:font-size="12pt" style:font-size-asian="12pt" style:font-size-complex="12pt" fo:font-weight="normal" style:font-weight-asian="normal" style:font-weight-complex="normal"/>
    </style:style>
    <style:style style:name="T26_46" style:family="text">
      <style:text-properties fo:font-size="12pt" style:font-size-asian="12pt" style:font-size-complex="12pt" fo:font-weight="normal" style:font-weight-asian="normal" style:font-weight-complex="normal"/>
    </style:style>
    <style:style style:name="T26_47" style:family="text">
      <style:text-properties fo:font-size="12pt" style:font-size-asian="12pt" style:font-size-complex="12pt" fo:font-weight="normal" style:font-weight-asian="normal" style:font-weight-complex="normal"/>
    </style:style>
    <style:style style:name="T26_48" style:family="text">
      <style:text-properties fo:font-size="12pt" style:font-size-asian="12pt" style:font-size-complex="12pt" fo:font-weight="normal" style:font-weight-asian="normal" style:font-weight-complex="normal"/>
    </style:style>
    <style:style style:name="T26_49" style:family="text">
      <style:text-properties fo:font-size="12pt" style:font-size-asian="12pt" style:font-size-complex="12pt" fo:font-weight="normal" style:font-weight-asian="normal" style:font-weight-complex="normal"/>
    </style:style>
    <style:style style:name="T26_50" style:family="text">
      <style:text-properties fo:font-size="12pt" style:font-size-asian="12pt" style:font-size-complex="12pt" fo:font-weight="normal" style:font-weight-asian="normal" style:font-weight-complex="normal"/>
    </style:style>
    <style:style style:name="T26_51" style:family="text">
      <style:text-properties fo:font-size="12pt" style:font-size-asian="12pt" style:font-size-complex="12pt" fo:font-weight="normal" style:font-weight-asian="normal" style:font-weight-complex="normal"/>
    </style:style>
    <style:style style:name="T26_52" style:family="text">
      <style:text-properties fo:font-size="12pt" style:font-size-asian="12pt" style:font-size-complex="12pt" fo:font-weight="normal" style:font-weight-asian="normal" style:font-weight-complex="normal"/>
    </style:style>
    <style:style style:name="T26_53" style:family="text">
      <style:text-properties fo:font-size="12pt" style:font-size-asian="12pt" style:font-size-complex="12pt" fo:font-weight="normal" style:font-weight-asian="normal" style:font-weight-complex="normal"/>
    </style:style>
    <style:style style:name="T26_54" style:family="text">
      <style:text-properties fo:font-size="12pt" style:font-size-asian="12pt" style:font-size-complex="12pt" fo:font-weight="normal" style:font-weight-asian="normal" style:font-weight-complex="normal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P42" style:family="paragraph" style:parent-style-name="Heading_20_2">
      <style:paragraph-properties fo:break-before="auto" fo:line-height="115%" fo:margin-top="0.635cm" fo:margin-bottom="0.141cm" style:writing-mode="lr-tb"/>
    </style:style>
    <style:style style:name="T42_1" style:family="text">
      <style:text-properties fo:color="#152a3d" fo:font-size="25pt" style:font-size-asian="25pt" style:font-size-complex="25pt"/>
    </style:style>
    <style:style style:name="T42_2" style:family="text">
      <style:text-properties fo:color="#152a3d" fo:font-size="25pt" style:font-size-asian="25pt" style:font-size-complex="25pt"/>
    </style:style>
    <style:style style:name="T42_3" style:family="text">
      <style:text-properties fo:color="#152a3d" fo:font-size="25pt" style:font-size-asian="25pt" style:font-size-complex="25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P46" style:family="paragraph" style:parent-style-name="Heading_20_2">
      <style:paragraph-properties fo:break-before="auto" fo:line-height="115%" fo:margin-top="0.635cm" fo:margin-bottom="0.141cm" style:writing-mode="lr-tb"/>
    </style:style>
    <style:style style:name="T46_1" style:family="text">
      <style:text-properties fo:color="#152a3d" fo:font-size="25pt" style:font-size-asian="25pt" style:font-size-complex="25pt"/>
    </style:style>
    <style:style style:name="T46_2" style:family="text">
      <style:text-properties fo:color="#152a3d" fo:font-size="25pt" style:font-size-asian="25pt" style:font-size-complex="25pt"/>
    </style:style>
    <style:style style:name="T46_3" style:family="text">
      <style:text-properties fo:color="#152a3d" fo:font-size="25pt" style:font-size-asian="25pt" style:font-size-complex="25pt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T48_4" style:family="text">
      <style:text-properties fo:color="#152a3d" fo:font-size="25pt" style:font-size-asian="25pt" style:font-size-complex="25pt"/>
    </style:style>
    <style:style style:name="T48_5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2">
      <style:paragraph-properties fo:break-before="auto" fo:line-height="115%" fo:margin-top="0.635cm" fo:margin-bottom="0.141cm" style:writing-mode="lr-tb"/>
    </style:style>
    <style:style style:name="T92_1" style:family="text">
      <style:text-properties style:font-name="Verdana" style:font-name-asian="Verdana" style:font-name-complex="Verdana"/>
    </style:style>
    <style:style style:name="T92_2" style:family="text">
      <style:text-properties style:font-name="Verdana" style:font-name-asian="Verdana" style:font-name-complex="Verdana"/>
    </style:style>
    <style:style style:name="T92_3" style:family="text">
      <style:text-properties style:font-name="Verdana" style:font-name-asian="Verdana" style:font-name-complex="Verdana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4pt" style:font-size-asian="14pt" style:font-size-complex="14pt"/>
    </style:style>
    <style:style style:name="T93_2" style:family="text">
      <style:text-properties fo:font-size="14pt" style:font-size-asian="14pt" style:font-size-complex="14pt"/>
    </style:style>
    <style:style style:name="T93_3" style:family="text">
      <style:text-properties fo:font-size="14pt" style:font-size-asian="14pt" style:font-size-complex="14pt"/>
    </style:style>
    <style:style style:name="T93_4" style:family="text">
      <style:text-properties fo:font-size="14pt" style:font-size-asian="14pt" style:font-size-complex="14pt"/>
    </style:style>
    <style:style style:name="T93_5" style:family="text">
      <style:text-properties fo:font-size="14pt" style:font-size-asian="14pt" style:font-size-complex="14pt"/>
    </style:style>
    <style:style style:name="T93_6" style:family="text">
      <style:text-properties fo:font-size="14pt" style:font-size-asian="14pt" style:font-size-complex="14pt"/>
    </style:style>
    <style:style style:name="T93_7" style:family="text">
      <style:text-properties fo:font-size="14pt" style:font-size-asian="14pt" style:font-size-complex="14pt"/>
    </style:style>
    <style:style style:name="T93_8" style:family="text">
      <style:text-properties fo:font-size="14pt" style:font-size-asian="14pt" style:font-size-complex="14pt"/>
    </style:style>
    <style:style style:name="T93_9" style:family="text">
      <style:text-properties fo:font-size="14pt" style:font-size-asian="14pt" style:font-size-complex="14pt"/>
    </style:style>
    <style:style style:name="T93_10" style:family="text">
      <style:text-properties fo:font-size="14pt" style:font-size-asian="14pt" style:font-size-complex="14pt"/>
    </style:style>
    <style:style style:name="T93_11" style:family="text">
      <style:text-properties fo:font-size="14pt" style:font-size-asian="14pt" style:font-size-complex="14pt"/>
    </style:style>
    <style:style style:name="T93_12" style:family="text">
      <style:text-properties fo:font-size="14pt" style:font-size-asian="14pt" style:font-size-complex="14pt"/>
    </style:style>
    <style:style style:name="T93_13" style:family="text">
      <style:text-properties fo:font-size="8pt" style:font-size-asian="8pt" style:font-size-complex="8pt"/>
    </style:style>
    <style:style style:name="T93_14" style:family="text">
      <style:text-properties fo:font-size="14pt" style:font-size-asian="14pt" style:font-size-complex="14pt"/>
    </style:style>
    <style:style style:name="T93_15" style:family="text">
      <style:text-properties fo:font-size="14pt" style:font-size-asian="14pt" style:font-size-complex="14pt"/>
    </style:style>
    <style:style style:name="T93_16" style:family="text">
      <style:text-properties fo:font-size="14pt" style:font-size-asian="14pt" style:font-size-complex="14pt"/>
    </style:style>
    <style:style style:name="T93_17" style:family="text">
      <style:text-properties fo:font-size="14pt" style:font-size-asian="14pt" style:font-size-complex="14pt"/>
    </style:style>
    <style:style style:name="T93_18" style:family="text">
      <style:text-properties fo:font-size="14pt" style:font-size-asian="14pt" style:font-size-complex="14pt"/>
    </style:style>
    <style:style style:name="T93_19" style:family="text">
      <style:text-properties fo:font-size="14pt" style:font-size-asian="14pt" style:font-size-complex="14pt"/>
    </style:style>
    <style:style style:name="T93_20" style:family="text">
      <style:text-properties fo:font-size="14pt" style:font-size-asian="14pt" style:font-size-complex="14pt"/>
    </style:style>
    <style:style style:name="T93_21" style:family="text">
      <style:text-properties fo:font-size="14pt" style:font-size-asian="14pt" style:font-size-complex="14pt"/>
    </style:style>
    <style:style style:name="T93_22" style:family="text">
      <style:text-properties fo:font-size="14pt" style:font-size-asian="14pt" style:font-size-complex="14pt"/>
    </style:style>
    <style:style style:name="T93_23" style:family="text">
      <style:text-properties fo:font-size="14pt" style:font-size-asian="14pt" style:font-size-complex="14pt"/>
    </style:style>
    <style:style style:name="T93_24" style:family="text">
      <style:text-properties fo:font-size="14pt" style:font-size-asian="14pt" style:font-size-complex="14pt"/>
    </style:style>
    <style:style style:name="T93_25" style:family="text">
      <style:text-properties fo:font-size="14pt" style:font-size-asian="14pt" style:font-size-complex="14pt"/>
    </style:style>
    <style:style style:name="T93_26" style:family="text">
      <style:text-properties fo:font-size="14pt" style:font-size-asian="14pt" style:font-size-complex="14pt"/>
    </style:style>
    <style:style style:name="T93_27" style:family="text">
      <style:text-properties fo:font-size="14pt" style:font-size-asian="14pt" style:font-size-complex="14pt"/>
    </style:style>
    <style:style style:name="T93_28" style:family="text">
      <style:text-properties fo:font-size="14pt" style:font-size-asian="14pt" style:font-size-complex="14pt"/>
    </style:style>
    <style:style style:name="T93_29" style:family="text">
      <style:text-properties fo:font-size="14pt" style:font-size-asian="14pt" style:font-size-complex="14pt"/>
    </style:style>
    <style:style style:name="T93_30" style:family="text">
      <style:text-properties fo:font-size="14pt" style:font-size-asian="14pt" style:font-size-complex="14pt"/>
    </style:style>
    <style:style style:name="T93_31" style:family="text">
      <style:text-properties fo:font-size="14pt" style:font-size-asian="14pt" style:font-size-complex="14pt"/>
    </style:style>
    <style:style style:name="T93_32" style:family="text">
      <style:text-properties fo:font-size="14pt" style:font-size-asian="14pt" style:font-size-complex="14pt"/>
    </style:style>
    <style:style style:name="T93_33" style:family="text">
      <style:text-properties fo:font-size="14pt" style:font-size-asian="14pt" style:font-size-complex="14pt"/>
    </style:style>
    <style:style style:name="T93_34" style:family="text">
      <style:text-properties fo:font-size="14pt" style:font-size-asian="14pt" style:font-size-complex="14pt"/>
    </style:style>
    <style:style style:name="T93_35" style:family="text">
      <style:text-properties fo:font-size="14pt" style:font-size-asian="14pt" style:font-size-complex="14pt"/>
    </style:style>
    <style:style style:name="T93_36" style:family="text">
      <style:text-properties fo:font-size="14pt" style:font-size-asian="14pt" style:font-size-complex="14pt"/>
    </style:style>
    <style:style style:name="T93_37" style:family="text">
      <style:text-properties fo:font-size="14pt" style:font-size-asian="14pt" style:font-size-complex="14pt"/>
    </style:style>
    <style:style style:name="T93_38" style:family="text">
      <style:text-properties fo:font-size="14pt" style:font-size-asian="14pt" style:font-size-complex="14pt"/>
    </style:style>
    <style:style style:name="T93_39" style:family="text">
      <style:text-properties fo:font-size="14pt" style:font-size-asian="14pt" style:font-size-complex="14pt"/>
    </style:style>
    <style:style style:name="T93_40" style:family="text">
      <style:text-properties fo:font-size="14pt" style:font-size-asian="14pt" style:font-size-complex="14pt"/>
    </style:style>
    <style:style style:name="T93_41" style:family="text">
      <style:text-properties fo:font-size="14pt" style:font-size-asian="14pt" style:font-size-complex="14pt"/>
    </style:style>
    <style:style style:name="T93_42" style:family="text">
      <style:text-properties fo:font-size="14pt" style:font-size-asian="14pt" style:font-size-complex="14pt"/>
    </style:style>
    <style:style style:name="T93_43" style:family="text">
      <style:text-properties fo:font-size="14pt" style:font-size-asian="14pt" style:font-size-complex="14pt"/>
    </style:style>
    <style:style style:name="T93_44" style:family="text">
      <style:text-properties fo:font-size="14pt" style:font-size-asian="14pt" style:font-size-complex="14pt"/>
    </style:style>
    <style:style style:name="T93_45" style:family="text">
      <style:text-properties fo:font-size="14pt" style:font-size-asian="14pt" style:font-size-complex="14pt"/>
    </style:style>
    <style:style style:name="T93_46" style:family="text">
      <style:text-properties fo:font-size="14pt" style:font-size-asian="14pt" style:font-size-complex="14pt"/>
    </style:style>
    <style:style style:name="T93_47" style:family="text">
      <style:text-properties fo:font-size="14pt" style:font-size-asian="14pt" style:font-size-complex="14pt"/>
    </style:style>
    <style:style style:name="T93_48" style:family="text">
      <style:text-properties fo:font-size="14pt" style:font-size-asian="14pt" style:font-size-complex="14pt"/>
    </style:style>
    <style:style style:name="T93_49" style:family="text">
      <style:text-properties fo:font-size="14pt" style:font-size-asian="14pt" style:font-size-complex="14pt"/>
    </style:style>
    <style:style style:name="T93_50" style:family="text">
      <style:text-properties fo:font-size="14pt" style:font-size-asian="14pt" style:font-size-complex="14pt"/>
    </style:style>
    <style:style style:name="T93_51" style:family="text">
      <style:text-properties fo:font-size="14pt" style:font-size-asian="14pt" style:font-size-complex="14pt"/>
    </style:style>
    <style:style style:name="T93_52" style:family="text">
      <style:text-properties fo:font-size="14pt" style:font-size-asian="14pt" style:font-size-complex="14pt"/>
    </style:style>
    <style:style style:name="T93_53" style:family="text">
      <style:text-properties fo:font-size="14pt" style:font-size-asian="14pt" style:font-size-complex="14pt"/>
    </style:style>
    <style:style style:name="T93_54" style:family="text">
      <style:text-properties fo:font-size="14pt" style:font-size-asian="14pt" style:font-size-complex="14pt"/>
    </style:style>
    <style:style style:name="T93_55" style:family="text">
      <style:text-properties fo:font-size="14pt" style:font-size-asian="14pt" style:font-size-complex="14pt"/>
    </style:style>
    <style:style style:name="T93_56" style:family="text">
      <style:text-properties fo:font-size="14pt" style:font-size-asian="14pt" style:font-size-complex="14pt"/>
    </style:style>
    <style:style style:name="T93_57" style:family="text">
      <style:text-properties fo:font-size="14pt" style:font-size-asian="14pt" style:font-size-complex="14pt"/>
    </style:style>
    <style:style style:name="T93_58" style:family="text">
      <style:text-properties fo:font-size="14pt" style:font-size-asian="14pt" style:font-size-complex="14pt"/>
    </style:style>
    <style:style style:name="T93_59" style:family="text">
      <style:text-properties fo:font-size="14pt" style:font-size-asian="14pt" style:font-size-complex="14pt"/>
    </style:style>
    <style:style style:name="T93_60" style:family="text">
      <style:text-properties fo:font-size="14pt" style:font-size-asian="14pt" style:font-size-complex="14pt"/>
    </style:style>
    <style:style style:name="T93_61" style:family="text">
      <style:text-properties fo:font-size="14pt" style:font-size-asian="14pt" style:font-size-complex="14pt"/>
    </style:style>
    <style:style style:name="T93_62" style:family="text">
      <style:text-properties fo:font-size="14pt" style:font-size-asian="14pt" style:font-size-complex="14pt"/>
    </style:style>
    <style:style style:name="T93_63" style:family="text">
      <style:text-properties fo:font-size="14pt" style:font-size-asian="14pt" style:font-size-complex="14pt"/>
    </style:style>
    <style:style style:name="T93_64" style:family="text">
      <style:text-properties fo:font-size="14pt" style:font-size-asian="14pt" style:font-size-complex="14pt"/>
    </style:style>
    <style:style style:name="T93_65" style:family="text">
      <style:text-properties fo:font-size="14pt" style:font-size-asian="14pt" style:font-size-complex="14pt"/>
    </style:style>
    <style:style style:name="T93_66" style:family="text">
      <style:text-properties fo:font-size="14pt" style:font-size-asian="14pt" style:font-size-complex="14pt"/>
    </style:style>
    <style:style style:name="T93_67" style:family="text">
      <style:text-properties fo:font-size="14pt" style:font-size-asian="14pt" style:font-size-complex="14pt"/>
    </style:style>
    <style:style style:name="T93_68" style:family="text">
      <style:text-properties fo:font-size="14pt" style:font-size-asian="14pt" style:font-size-complex="14pt"/>
    </style:style>
    <style:style style:name="T93_69" style:family="text">
      <style:text-properties fo:font-size="14pt" style:font-size-asian="14pt" style:font-size-complex="14pt"/>
    </style:style>
    <style:style style:name="T93_70" style:family="text">
      <style:text-properties fo:font-size="14pt" style:font-size-asian="14pt" style:font-size-complex="14pt"/>
    </style:style>
    <style:style style:name="T93_71" style:family="text">
      <style:text-properties fo:font-size="14pt" style:font-size-asian="14pt" style:font-size-complex="14pt"/>
    </style:style>
    <style:style style:name="T93_72" style:family="text">
      <style:text-properties fo:font-size="14pt" style:font-size-asian="14pt" style:font-size-complex="14pt"/>
    </style:style>
    <style:style style:name="T93_73" style:family="text">
      <style:text-properties fo:font-size="14pt" style:font-size-asian="14pt" style:font-size-complex="14pt"/>
    </style:style>
    <style:style style:name="T93_74" style:family="text">
      <style:text-properties fo:font-size="14pt" style:font-size-asian="14pt" style:font-size-complex="14pt"/>
    </style:style>
    <style:style style:name="T93_75" style:family="text">
      <style:text-properties fo:font-size="14pt" style:font-size-asian="14pt" style:font-size-complex="14pt"/>
    </style:style>
    <style:style style:name="T93_76" style:family="text">
      <style:text-properties fo:font-size="14pt" style:font-size-asian="14pt" style:font-size-complex="14pt"/>
    </style:style>
    <style:style style:name="T93_77" style:family="text">
      <style:text-properties fo:font-size="14pt" style:font-size-asian="14pt" style:font-size-complex="14pt"/>
    </style:style>
    <style:style style:name="T93_78" style:family="text">
      <style:text-properties fo:font-size="14pt" style:font-size-asian="14pt" style:font-size-complex="14pt"/>
    </style:style>
    <style:style style:name="T93_79" style:family="text">
      <style:text-properties fo:font-size="14pt" style:font-size-asian="14pt" style:font-size-complex="14pt"/>
    </style:style>
    <style:style style:name="T93_80" style:family="text">
      <style:text-properties fo:font-size="14pt" style:font-size-asian="14pt" style:font-size-complex="14pt"/>
    </style:style>
    <style:style style:name="P9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5" style:family="paragraph" style:parent-style-name="Heading_20_2">
      <style:paragraph-properties fo:break-before="auto" fo:line-height="115%" fo:margin-top="0.635cm" fo:margin-bottom="0.141cm" style:writing-mode="lr-tb"/>
    </style:style>
    <style:style style:name="T95_1" style:family="text">
      <style:text-properties style:font-name="Verdana" style:font-name-asian="Verdana" style:font-name-complex="Verdana"/>
    </style:style>
    <style:style style:name="T95_2" style:family="text">
      <style:text-properties style:font-name="Verdana" style:font-name-asian="Verdana" style:font-name-complex="Verdana"/>
    </style:style>
    <style:style style:name="T95_3" style:family="text">
      <style:text-properties style:font-name="Verdana" style:font-name-asian="Verdana" style:font-name-complex="Verdana"/>
    </style:style>
    <style:style style:name="T95_4" style:family="text">
      <style:text-properties style:font-name="Verdana" style:font-name-asian="Verdana" style:font-name-complex="Verdana"/>
    </style:style>
    <style:style style:name="T95_5" style:family="text">
      <style:text-properties style:font-name="Verdana" style:font-name-asian="Verdana" style:font-name-complex="Verdana"/>
    </style:style>
    <style:style style:name="T95_6" style:family="text">
      <style:text-properties style:font-name="Verdana" style:font-name-asian="Verdana" style:font-name-complex="Verdana"/>
    </style:style>
    <style:style style:name="T95_7" style:family="text">
      <style:text-properties style:font-name="Verdana" style:font-name-asian="Verdana" style:font-name-complex="Verdana"/>
    </style:style>
    <style:style style:name="T95_8" style:family="text">
      <style:text-properties style:font-name="Verdana" style:font-name-asian="Verdana" style:font-name-complex="Verdana"/>
    </style:style>
    <style:style style:name="T95_9" style:family="text">
      <style:text-properties style:font-name="Verdana" style:font-name-asian="Verdana" style:font-name-complex="Verdana"/>
    </style:style>
    <style:style style:name="T95_10" style:family="text">
      <style:text-properties style:font-name="Verdana" style:font-name-asian="Verdana" style:font-name-complex="Verdana"/>
    </style:style>
    <style:style style:name="T95_11" style:family="text">
      <style:text-properties style:font-name="Verdana" style:font-name-asian="Verdana" style:font-name-complex="Verdana"/>
    </style:style>
    <style:style style:name="T95_12" style:family="text">
      <style:text-properties style:font-name="Verdana" style:font-name-asian="Verdana" style:font-name-complex="Verdana"/>
    </style:style>
    <style:style style:name="T95_13" style:family="text">
      <style:text-properties style:font-name="Verdana" style:font-name-asian="Verdana" style:font-name-complex="Verdana"/>
    </style:style>
    <style:style style:name="T95_14" style:family="text">
      <style:text-properties style:font-name="Verdana" style:font-name-asian="Verdana" style:font-name-complex="Verdana"/>
    </style:style>
    <style:style style:name="T95_15" style:family="text">
      <style:text-properties style:font-name="Verdana" style:font-name-asian="Verdana" style:font-name-complex="Verdana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4pt" style:font-size-asian="14pt" style:font-size-complex="14pt"/>
    </style:style>
    <style:style style:name="T96_2" style:family="text">
      <style:text-properties fo:font-size="14pt" style:font-size-asian="14pt" style:font-size-complex="14pt"/>
    </style:style>
    <style:style style:name="T96_3" style:family="text">
      <style:text-properties fo:font-size="14pt" style:font-size-asian="14pt" style:font-size-complex="14pt"/>
    </style:style>
    <style:style style:name="T96_4" style:family="text">
      <style:text-properties fo:font-size="14pt" style:font-size-asian="14pt" style:font-size-complex="14pt"/>
    </style:style>
    <style:style style:name="T96_5" style:family="text">
      <style:text-properties fo:font-size="14pt" style:font-size-asian="14pt" style:font-size-complex="14pt"/>
    </style:style>
    <style:style style:name="T96_6" style:family="text">
      <style:text-properties fo:font-size="14pt" style:font-size-asian="14pt" style:font-size-complex="14pt"/>
    </style:style>
    <style:style style:name="T96_7" style:family="text">
      <style:text-properties fo:font-size="14pt" style:font-size-asian="14pt" style:font-size-complex="14pt"/>
    </style:style>
    <style:style style:name="T96_8" style:family="text">
      <style:text-properties fo:font-size="14pt" style:font-size-asian="14pt" style:font-size-complex="14pt"/>
    </style:style>
    <style:style style:name="T96_9" style:family="text">
      <style:text-properties fo:font-size="14pt" style:font-size-asian="14pt" style:font-size-complex="14pt"/>
    </style:style>
    <style:style style:name="T96_10" style:family="text">
      <style:text-properties fo:font-size="14pt" style:font-size-asian="14pt" style:font-size-complex="14pt"/>
    </style:style>
    <style:style style:name="T96_11" style:family="text">
      <style:text-properties fo:font-size="14pt" style:font-size-asian="14pt" style:font-size-complex="14pt"/>
    </style:style>
    <style:style style:name="T96_12" style:family="text">
      <style:text-properties fo:font-size="14pt" style:font-size-asian="14pt" style:font-size-complex="14pt"/>
    </style:style>
    <style:style style:name="T96_13" style:family="text">
      <style:text-properties fo:font-size="14pt" style:font-size-asian="14pt" style:font-size-complex="14pt"/>
    </style:style>
    <style:style style:name="T96_14" style:family="text">
      <style:text-properties fo:font-size="14pt" style:font-size-asian="14pt" style:font-size-complex="14pt"/>
    </style:style>
    <style:style style:name="T96_15" style:family="text">
      <style:text-properties fo:font-size="14pt" style:font-size-asian="14pt" style:font-size-complex="14pt"/>
    </style:style>
    <style:style style:name="T96_16" style:family="text">
      <style:text-properties fo:font-size="14pt" style:font-size-asian="14pt" style:font-size-complex="14pt"/>
    </style:style>
    <style:style style:name="T96_17" style:family="text">
      <style:text-properties fo:font-size="14pt" style:font-size-asian="14pt" style:font-size-complex="14pt"/>
    </style:style>
    <style:style style:name="T96_18" style:family="text">
      <style:text-properties fo:font-size="14pt" style:font-size-asian="14pt" style:font-size-complex="14pt"/>
    </style:style>
    <style:style style:name="T96_19" style:family="text">
      <style:text-properties fo:font-size="14pt" style:font-size-asian="14pt" style:font-size-complex="14pt"/>
    </style:style>
    <style:style style:name="T96_20" style:family="text">
      <style:text-properties fo:font-size="14pt" style:font-size-asian="14pt" style:font-size-complex="14pt"/>
    </style:style>
    <style:style style:name="T96_21" style:family="text">
      <style:text-properties fo:font-size="14pt" style:font-size-asian="14pt" style:font-size-complex="14pt"/>
    </style:style>
    <style:style style:name="T96_22" style:family="text">
      <style:text-properties fo:font-size="14pt" style:font-size-asian="14pt" style:font-size-complex="14pt"/>
    </style:style>
    <style:style style:name="T96_23" style:family="text">
      <style:text-properties fo:font-size="14pt" style:font-size-asian="14pt" style:font-size-complex="14pt"/>
    </style:style>
    <style:style style:name="T96_24" style:family="text">
      <style:text-properties fo:font-size="14pt" style:font-size-asian="14pt" style:font-size-complex="14pt"/>
    </style:style>
    <style:style style:name="T96_25" style:family="text">
      <style:text-properties fo:font-size="14pt" style:font-size-asian="14pt" style:font-size-complex="14pt"/>
    </style:style>
    <style:style style:name="T96_26" style:family="text">
      <style:text-properties fo:font-size="14pt" style:font-size-asian="14pt" style:font-size-complex="14pt"/>
    </style:style>
    <style:style style:name="T96_27" style:family="text">
      <style:text-properties fo:font-size="14pt" style:font-size-asian="14pt" style:font-size-complex="14pt"/>
    </style:style>
    <style:style style:name="T96_28" style:family="text">
      <style:text-properties fo:font-size="14pt" style:font-size-asian="14pt" style:font-size-complex="14pt"/>
    </style:style>
    <style:style style:name="T96_29" style:family="text">
      <style:text-properties fo:font-size="14pt" style:font-size-asian="14pt" style:font-size-complex="14pt"/>
    </style:style>
    <style:style style:name="T96_30" style:family="text">
      <style:text-properties fo:font-size="14pt" style:font-size-asian="14pt" style:font-size-complex="14pt"/>
    </style:style>
    <style:style style:name="T96_31" style:family="text">
      <style:text-properties fo:font-size="14pt" style:font-size-asian="14pt" style:font-size-complex="14pt"/>
    </style:style>
    <style:style style:name="T96_32" style:family="text">
      <style:text-properties fo:font-size="14pt" style:font-size-asian="14pt" style:font-size-complex="14pt"/>
    </style:style>
    <style:style style:name="T96_33" style:family="text">
      <style:text-properties fo:font-size="14pt" style:font-size-asian="14pt" style:font-size-complex="14pt"/>
    </style:style>
    <style:style style:name="T96_34" style:family="text">
      <style:text-properties fo:font-size="14pt" style:font-size-asian="14pt" style:font-size-complex="14pt"/>
    </style:style>
    <style:style style:name="T96_35" style:family="text">
      <style:text-properties fo:font-size="14pt" style:font-size-asian="14pt" style:font-size-complex="14pt"/>
    </style:style>
    <style:style style:name="T96_36" style:family="text">
      <style:text-properties fo:font-size="14pt" style:font-size-asian="14pt" style:font-size-complex="14pt"/>
    </style:style>
    <style:style style:name="T96_37" style:family="text">
      <style:text-properties fo:font-size="14pt" style:font-size-asian="14pt" style:font-size-complex="14pt"/>
    </style:style>
    <style:style style:name="T96_38" style:family="text">
      <style:text-properties fo:font-size="14pt" style:font-size-asian="14pt" style:font-size-complex="14pt"/>
    </style:style>
    <style:style style:name="T96_39" style:family="text">
      <style:text-properties fo:font-size="14pt" style:font-size-asian="14pt" style:font-size-complex="14pt"/>
    </style:style>
    <style:style style:name="T96_40" style:family="text">
      <style:text-properties fo:font-size="14pt" style:font-size-asian="14pt" style:font-size-complex="14pt"/>
    </style:style>
    <style:style style:name="T96_41" style:family="text">
      <style:text-properties fo:font-size="14pt" style:font-size-asian="14pt" style:font-size-complex="14pt"/>
    </style:style>
    <style:style style:name="T96_42" style:family="text">
      <style:text-properties fo:font-size="14pt" style:font-size-asian="14pt" style:font-size-complex="14pt"/>
    </style:style>
    <style:style style:name="T96_43" style:family="text">
      <style:text-properties fo:font-size="14pt" style:font-size-asian="14pt" style:font-size-complex="14pt"/>
    </style:style>
    <style:style style:name="T96_44" style:family="text">
      <style:text-properties fo:font-size="14pt" style:font-size-asian="14pt" style:font-size-complex="14pt"/>
    </style:style>
    <style:style style:name="T96_45" style:family="text">
      <style:text-properties fo:font-size="14pt" style:font-size-asian="14pt" style:font-size-complex="14pt"/>
    </style:style>
    <style:style style:name="T96_46" style:family="text">
      <style:text-properties fo:font-size="14pt" style:font-size-asian="14pt" style:font-size-complex="14pt"/>
    </style:style>
    <style:style style:name="T96_47" style:family="text">
      <style:text-properties fo:font-size="14pt" style:font-size-asian="14pt" style:font-size-complex="14pt"/>
    </style:style>
    <style:style style:name="T96_48" style:family="text">
      <style:text-properties fo:font-size="14pt" style:font-size-asian="14pt" style:font-size-complex="14pt"/>
    </style:style>
    <style:style style:name="T96_49" style:family="text">
      <style:text-properties fo:font-size="14pt" style:font-size-asian="14pt" style:font-size-complex="14pt"/>
    </style:style>
    <style:style style:name="T96_50" style:family="text">
      <style:text-properties fo:font-size="14pt" style:font-size-asian="14pt" style:font-size-complex="14pt"/>
    </style:style>
    <style:style style:name="T96_51" style:family="text">
      <style:text-properties fo:font-size="14pt" style:font-size-asian="14pt" style:font-size-complex="14pt"/>
    </style:style>
    <style:style style:name="T96_52" style:family="text">
      <style:text-properties fo:font-size="14pt" style:font-size-asian="14pt" style:font-size-complex="14pt"/>
    </style:style>
    <style:style style:name="T96_53" style:family="text">
      <style:text-properties fo:font-size="14pt" style:font-size-asian="14pt" style:font-size-complex="14pt"/>
    </style:style>
    <style:style style:name="T96_54" style:family="text">
      <style:text-properties fo:font-size="14pt" style:font-size-asian="14pt" style:font-size-complex="14pt"/>
    </style:style>
    <style:style style:name="T96_55" style:family="text">
      <style:text-properties fo:font-size="14pt" style:font-size-asian="14pt" style:font-size-complex="14pt"/>
    </style:style>
    <style:style style:name="T96_56" style:family="text">
      <style:text-properties fo:font-size="14pt" style:font-size-asian="14pt" style:font-size-complex="14pt"/>
    </style:style>
    <style:style style:name="T96_57" style:family="text">
      <style:text-properties fo:font-size="14pt" style:font-size-asian="14pt" style:font-size-complex="14pt"/>
    </style:style>
    <style:style style:name="T96_58" style:family="text">
      <style:text-properties fo:font-size="14pt" style:font-size-asian="14pt" style:font-size-complex="14pt"/>
    </style:style>
    <style:style style:name="T96_59" style:family="text">
      <style:text-properties fo:font-size="14pt" style:font-size-asian="14pt" style:font-size-complex="14pt"/>
    </style:style>
    <style:style style:name="T96_60" style:family="text">
      <style:text-properties fo:font-size="14pt" style:font-size-asian="14pt" style:font-size-complex="14pt"/>
    </style:style>
    <style:style style:name="T96_61" style:family="text">
      <style:text-properties fo:font-size="14pt" style:font-size-asian="14pt" style:font-size-complex="14pt"/>
    </style:style>
    <style:style style:name="T96_62" style:family="text">
      <style:text-properties fo:font-size="14pt" style:font-size-asian="14pt" style:font-size-complex="14pt"/>
    </style:style>
    <style:style style:name="T96_63" style:family="text">
      <style:text-properties fo:font-size="14pt" style:font-size-asian="14pt" style:font-size-complex="14pt"/>
    </style:style>
    <style:style style:name="T96_64" style:family="text">
      <style:text-properties fo:font-size="14pt" style:font-size-asian="14pt" style:font-size-complex="14pt"/>
    </style:style>
    <style:style style:name="T96_65" style:family="text">
      <style:text-properties fo:font-size="14pt" style:font-size-asian="14pt" style:font-size-complex="14pt"/>
    </style:style>
    <style:style style:name="T96_66" style:family="text">
      <style:text-properties fo:font-size="14pt" style:font-size-asian="14pt" style:font-size-complex="14pt"/>
    </style:style>
    <style:style style:name="T96_67" style:family="text">
      <style:text-properties fo:font-size="14pt" style:font-size-asian="14pt" style:font-size-complex="14pt"/>
    </style:style>
    <style:style style:name="T96_68" style:family="text">
      <style:text-properties fo:font-size="14pt" style:font-size-asian="14pt" style:font-size-complex="14pt"/>
    </style:style>
    <style:style style:name="T96_69" style:family="text">
      <style:text-properties fo:font-size="14pt" style:font-size-asian="14pt" style:font-size-complex="14pt"/>
    </style:style>
    <style:style style:name="T96_70" style:family="text">
      <style:text-properties fo:font-size="14pt" style:font-size-asian="14pt" style:font-size-complex="14pt"/>
    </style:style>
    <style:style style:name="T96_71" style:family="text">
      <style:text-properties fo:font-size="14pt" style:font-size-asian="14pt" style:font-size-complex="14pt"/>
    </style:style>
    <style:style style:name="T96_72" style:family="text">
      <style:text-properties fo:font-size="14pt" style:font-size-asian="14pt" style:font-size-complex="14pt"/>
    </style:style>
    <style:style style:name="T96_73" style:family="text">
      <style:text-properties fo:font-size="14pt" style:font-size-asian="14pt" style:font-size-complex="14pt"/>
    </style:style>
    <style:style style:name="T96_74" style:family="text">
      <style:text-properties fo:font-size="14pt" style:font-size-asian="14pt" style:font-size-complex="14pt"/>
    </style:style>
    <style:style style:name="T96_75" style:family="text">
      <style:text-properties fo:font-size="14pt" style:font-size-asian="14pt" style:font-size-complex="14pt"/>
    </style:style>
    <style:style style:name="T96_76" style:family="text">
      <style:text-properties fo:font-size="14pt" style:font-size-asian="14pt" style:font-size-complex="14pt"/>
    </style:style>
    <style:style style:name="T96_77" style:family="text">
      <style:text-properties fo:font-size="14pt" style:font-size-asian="14pt" style:font-size-complex="14pt"/>
    </style:style>
    <style:style style:name="T96_78" style:family="text">
      <style:text-properties fo:font-size="14pt" style:font-size-asian="14pt" style:font-size-complex="14pt"/>
    </style:style>
    <style:style style:name="T96_79" style:family="text">
      <style:text-properties fo:font-size="14pt" style:font-size-asian="14pt" style:font-size-complex="14pt"/>
    </style:style>
    <style:style style:name="T96_80" style:family="text">
      <style:text-properties fo:font-size="14pt" style:font-size-asian="14pt" style:font-size-complex="14pt"/>
    </style:style>
    <style:style style:name="T96_81" style:family="text">
      <style:text-properties fo:font-size="14pt" style:font-size-asian="14pt" style:font-size-complex="14pt"/>
    </style:style>
    <style:style style:name="T96_82" style:family="text">
      <style:text-properties fo:font-size="14pt" style:font-size-asian="14pt" style:font-size-complex="14pt"/>
    </style:style>
    <style:style style:name="T96_83" style:family="text">
      <style:text-properties fo:font-size="14pt" style:font-size-asian="14pt" style:font-size-complex="14pt"/>
    </style:style>
    <style:style style:name="T96_84" style:family="text">
      <style:text-properties fo:font-size="14pt" style:font-size-asian="14pt" style:font-size-complex="14pt"/>
    </style:style>
    <style:style style:name="T96_85" style:family="text">
      <style:text-properties fo:font-size="14pt" style:font-size-asian="14pt" style:font-size-complex="14pt"/>
    </style:style>
    <style:style style:name="T96_86" style:family="text">
      <style:text-properties fo:font-size="14pt" style:font-size-asian="14pt" style:font-size-complex="14pt"/>
    </style:style>
    <style:style style:name="T96_87" style:family="text">
      <style:text-properties fo:font-size="14pt" style:font-size-asian="14pt" style:font-size-complex="14pt"/>
    </style:style>
    <style:style style:name="T96_88" style:family="text">
      <style:text-properties fo:font-size="14pt" style:font-size-asian="14pt" style:font-size-complex="14pt"/>
    </style:style>
    <style:style style:name="P9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4pt" style:font-size-asian="14pt" style:font-size-complex="14pt"/>
    </style:style>
    <style:style style:name="T98_2" style:family="text">
      <style:text-properties fo:font-size="14pt" style:font-size-asian="14pt" style:font-size-complex="14pt"/>
    </style:style>
    <style:style style:name="T98_3" style:family="text">
      <style:text-properties fo:font-size="14pt" style:font-size-asian="14pt" style:font-size-complex="14pt"/>
    </style:style>
    <style:style style:name="T98_4" style:family="text">
      <style:text-properties fo:font-size="14pt" style:font-size-asian="14pt" style:font-size-complex="14pt"/>
    </style:style>
    <style:style style:name="T98_5" style:family="text">
      <style:text-properties fo:font-size="14pt" style:font-size-asian="14pt" style:font-size-complex="14pt"/>
    </style:style>
    <style:style style:name="T98_6" style:family="text">
      <style:text-properties fo:font-size="14pt" style:font-size-asian="14pt" style:font-size-complex="14pt"/>
    </style:style>
    <style:style style:name="T98_7" style:family="text">
      <style:text-properties fo:font-size="14pt" style:font-size-asian="14pt" style:font-size-complex="14pt"/>
    </style:style>
    <style:style style:name="T98_8" style:family="text">
      <style:text-properties fo:font-size="14pt" style:font-size-asian="14pt" style:font-size-complex="14pt"/>
    </style:style>
    <style:style style:name="T98_9" style:family="text">
      <style:text-properties fo:font-size="14pt" style:font-size-asian="14pt" style:font-size-complex="14pt"/>
    </style:style>
    <style:style style:name="T98_10" style:family="text">
      <style:text-properties fo:font-size="14pt" style:font-size-asian="14pt" style:font-size-complex="14pt"/>
    </style:style>
    <style:style style:name="T98_11" style:family="text">
      <style:text-properties fo:font-size="14pt" style:font-size-asian="14pt" style:font-size-complex="14pt"/>
    </style:style>
    <style:style style:name="T98_12" style:family="text">
      <style:text-properties fo:font-size="14pt" style:font-size-asian="14pt" style:font-size-complex="14pt"/>
    </style:style>
    <style:style style:name="T98_13" style:family="text">
      <style:text-properties fo:font-size="14pt" style:font-size-asian="14pt" style:font-size-complex="14pt"/>
    </style:style>
    <style:style style:name="T98_14" style:family="text">
      <style:text-properties fo:font-size="14pt" style:font-size-asian="14pt" style:font-size-complex="14pt"/>
    </style:style>
    <style:style style:name="T98_15" style:family="text">
      <style:text-properties fo:font-size="14pt" style:font-size-asian="14pt" style:font-size-complex="14pt"/>
    </style:style>
    <style:style style:name="T98_16" style:family="text">
      <style:text-properties fo:font-size="14pt" style:font-size-asian="14pt" style:font-size-complex="14pt"/>
    </style:style>
    <style:style style:name="T98_17" style:family="text">
      <style:text-properties fo:font-size="14pt" style:font-size-asian="14pt" style:font-size-complex="14pt"/>
    </style:style>
    <style:style style:name="T98_18" style:family="text">
      <style:text-properties fo:font-size="14pt" style:font-size-asian="14pt" style:font-size-complex="14pt"/>
    </style:style>
    <style:style style:name="T98_19" style:family="text">
      <style:text-properties fo:font-size="14pt" style:font-size-asian="14pt" style:font-size-complex="14pt"/>
    </style:style>
    <style:style style:name="T98_20" style:family="text">
      <style:text-properties fo:font-size="14pt" style:font-size-asian="14pt" style:font-size-complex="14pt"/>
    </style:style>
    <style:style style:name="T98_21" style:family="text">
      <style:text-properties fo:font-size="14pt" style:font-size-asian="14pt" style:font-size-complex="14pt"/>
    </style:style>
    <style:style style:name="T98_22" style:family="text">
      <style:text-properties fo:font-size="14pt" style:font-size-asian="14pt" style:font-size-complex="14pt"/>
    </style:style>
    <style:style style:name="T98_23" style:family="text">
      <style:text-properties fo:font-size="14pt" style:font-size-asian="14pt" style:font-size-complex="14pt"/>
    </style:style>
    <style:style style:name="T98_24" style:family="text">
      <style:text-properties fo:font-size="14pt" style:font-size-asian="14pt" style:font-size-complex="14pt"/>
    </style:style>
    <style:style style:name="T98_25" style:family="text">
      <style:text-properties fo:font-size="14pt" style:font-size-asian="14pt" style:font-size-complex="14pt"/>
    </style:style>
    <style:style style:name="T98_26" style:family="text">
      <style:text-properties fo:font-size="14pt" style:font-size-asian="14pt" style:font-size-complex="14pt"/>
    </style:style>
    <style:style style:name="T98_27" style:family="text">
      <style:text-properties fo:font-size="14pt" style:font-size-asian="14pt" style:font-size-complex="14pt"/>
    </style:style>
    <style:style style:name="T98_28" style:family="text">
      <style:text-properties fo:font-size="14pt" style:font-size-asian="14pt" style:font-size-complex="14pt"/>
    </style:style>
    <style:style style:name="T98_29" style:family="text">
      <style:text-properties fo:font-size="14pt" style:font-size-asian="14pt" style:font-size-complex="14pt"/>
    </style:style>
    <style:style style:name="T98_30" style:family="text"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14pt" style:font-size-asian="14pt" style:font-size-complex="14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Heading_20_1">
      <style:paragraph-properties fo:break-before="auto" fo:line-height="115%" fo:margin-top="0.847cm" fo:margin-bottom="0.212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style:font-name="Verdana" fo:font-size="10pt" style:font-name-asian="Verdana" style:font-size-asian="10pt" style:font-name-complex="Verdana" style:font-size-complex="10pt"/>
    </style:style>
    <style:style style:name="T103_2" style:family="text">
      <style:text-properties style:font-name="Verdana" fo:font-size="10pt" style:font-name-asian="Verdana" style:font-size-asian="10pt" style:font-name-complex="Verdana" style:font-size-complex="10pt"/>
    </style:style>
    <style:style style:name="T103_3" style:family="text">
      <style:text-properties style:font-name="Verdana" fo:font-size="10pt" style:font-name-asian="Verdana" style:font-size-asian="10pt" style:font-name-complex="Verdana" style:font-size-complex="10pt"/>
    </style:style>
    <style:style style:name="T103_4" style:family="text">
      <style:text-properties style:font-name="Verdana" fo:font-size="10pt" style:font-name-asian="Verdana" style:font-size-asian="10pt" style:font-name-complex="Verdana" style:font-size-complex="10pt"/>
    </style:style>
    <style:style style:name="T103_5" style:family="text">
      <style:text-properties style:font-name="Verdana" fo:font-size="10pt" style:font-name-asian="Verdana" style:font-size-asian="10pt" style:font-name-complex="Verdana" style:font-size-complex="10pt"/>
    </style:style>
    <style:style style:name="P104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>
      <style:text-properties style:font-name="Verdana" fo:font-size="10pt" style:font-name-asian="Verdana" style:font-size-asian="10pt" style:font-name-complex="Verdana" style:font-size-complex="10pt"/>
    </style:style>
    <style:style style:name="T105_2" style:family="text">
      <style:text-properties style:font-name="Verdana" fo:font-size="10pt" style:font-name-asian="Verdana" style:font-size-asian="10pt" style:font-name-complex="Verdana" style:font-size-complex="10pt"/>
    </style:style>
    <style:style style:name="T105_3" style:family="text">
      <style:text-properties style:font-name="Verdana" fo:font-size="10pt" style:font-name-asian="Verdana" style:font-size-asian="10pt" style:font-name-complex="Verdana" style:font-size-complex="10pt"/>
    </style:style>
    <style:style style:name="P106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Verdana" fo:font-size="10pt" style:font-name-asian="Verdana" style:font-size-asian="10pt" style:font-name-complex="Verdana" style:font-size-complex="10pt"/>
    </style:style>
    <style:style style:name="T107_2" style:family="text">
      <style:text-properties style:font-name="Verdana" fo:font-size="10pt" style:font-name-asian="Verdana" style:font-size-asian="10pt" style:font-name-complex="Verdana" style:font-size-complex="10pt"/>
    </style:style>
    <style:style style:name="T107_3" style:family="text">
      <style:text-properties style:font-name="Verdana" fo:font-size="10pt" style:font-name-asian="Verdana" style:font-size-asian="10pt" style:font-name-complex="Verdana" style:font-size-complex="10pt"/>
    </style:style>
    <style:style style:name="T107_4" style:family="text">
      <style:text-properties style:font-name="Verdana" fo:font-size="10pt" style:font-name-asian="Verdana" style:font-size-asian="10pt" style:font-name-complex="Verdana" style:font-size-complex="10pt"/>
    </style:style>
    <style:style style:name="T107_5" style:family="text">
      <style:text-properties style:font-name="Verdana" fo:font-size="10pt" style:font-name-asian="Verdana" style:font-size-asian="10pt" style:font-name-complex="Verdana" style:font-size-complex="10pt"/>
    </style:style>
    <style:style style:name="T107_6" style:family="text">
      <style:text-properties style:font-name="Verdana" fo:font-size="10pt" style:font-name-asian="Verdana" style:font-size-asian="10pt" style:font-name-complex="Verdana" style:font-size-complex="10pt"/>
    </style:style>
    <style:style style:name="T107_7" style:family="text">
      <style:text-properties style:font-name="Verdana" fo:font-size="10pt" style:font-name-asian="Verdana" style:font-size-asian="10pt" style:font-name-complex="Verdana" style:font-size-complex="10pt"/>
    </style:style>
    <style:style style:name="T107_8" style:family="text">
      <style:text-properties style:font-name="Verdana" fo:font-size="10pt" style:font-name-asian="Verdana" style:font-size-asian="10pt" style:font-name-complex="Verdana" style:font-size-complex="10pt"/>
    </style:style>
    <style:style style:name="T107_9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6" style:family="text">
      <style:text-properties style:font-name="Verdana" fo:font-size="10pt" style:font-name-asian="Verdana" style:font-size-asian="10pt" style:font-name-complex="Verdana" style:font-size-complex="10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font-name="Verdana" fo:font-size="10pt" style:font-name-asian="Verdana" style:font-size-asian="10pt" style:font-name-complex="Verdana" style:font-size-complex="10pt"/>
    </style:style>
    <style:style style:name="T108_2" style:family="text">
      <style:text-properties style:font-name="Verdana" fo:font-size="10pt" style:font-name-asian="Verdana" style:font-size-asian="10pt" style:font-name-complex="Verdana" style:font-size-complex="10pt"/>
    </style:style>
    <style:style style:name="T108_3" style:family="text">
      <style:text-properties style:font-name="Verdana" fo:font-size="10pt" style:font-name-asian="Verdana" style:font-size-asian="10pt" style:font-name-complex="Verdana" style:font-size-complex="10pt"/>
    </style:style>
    <style:style style:name="T108_4" style:family="text">
      <style:text-properties style:font-name="Verdana" fo:font-size="10pt" style:font-name-asian="Verdana" style:font-size-asian="10pt" style:font-name-complex="Verdana" style:font-size-complex="10pt"/>
    </style:style>
    <style:style style:name="T108_5" style:family="text">
      <style:text-properties style:font-name="Verdana" fo:font-size="10pt" style:font-name-asian="Verdana" style:font-size-asian="10pt" style:font-name-complex="Verdana" style:font-size-complex="10pt"/>
    </style:style>
    <style:style style:name="T108_6" style:family="text">
      <style:text-properties style:font-name="Verdana" fo:font-size="10pt" style:font-name-asian="Verdana" style:font-size-asian="10pt" style:font-name-complex="Verdana" style:font-size-complex="10pt"/>
    </style:style>
    <style:style style:name="T108_7" style:family="text">
      <style:text-properties style:font-name="Verdana" fo:font-size="10pt" style:font-name-asian="Verdana" style:font-size-asian="10pt" style:font-name-complex="Verdana" style:font-size-complex="10pt"/>
    </style:style>
    <style:style style:name="T108_8" style:family="text">
      <style:text-properties style:font-name="Verdana" fo:font-size="10pt" style:font-name-asian="Verdana" style:font-size-asian="10pt" style:font-name-complex="Verdana" style:font-size-complex="10pt"/>
    </style:style>
    <style:style style:name="T108_9" style:family="text">
      <style:text-properties style:font-name="Verdana" fo:font-size="10pt" style:font-name-asian="Verdana" style:font-size-asian="10pt" style:font-name-complex="Verdana" style:font-size-complex="10pt"/>
    </style:style>
    <style:style style:name="T10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08_11" style:family="text">
      <style:text-properties style:font-name="Verdana" fo:font-size="10pt" style:font-name-asian="Verdana" style:font-size-asian="10pt" style:font-name-complex="Verdana" style:font-size-complex="10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font-name="Verdana" fo:font-size="10pt" style:font-name-asian="Verdana" style:font-size-asian="10pt" style:font-name-complex="Verdana" style:font-size-complex="10pt"/>
    </style:style>
    <style:style style:name="T110_2" style:family="text">
      <style:text-properties style:font-name="Verdana" fo:font-size="10pt" style:font-name-asian="Verdana" style:font-size-asian="10pt" style:font-name-complex="Verdana" style:font-size-complex="10pt"/>
    </style:style>
    <style:style style:name="T110_3" style:family="text">
      <style:text-properties style:font-name="Verdana" fo:font-size="10pt" style:font-name-asian="Verdana" style:font-size-asian="10pt" style:font-name-complex="Verdana" style:font-size-complex="10pt"/>
    </style:style>
    <style:style style:name="T110_4" style:family="text">
      <style:text-properties style:font-name="Verdana" fo:font-size="10pt" style:font-name-asian="Verdana" style:font-size-asian="10pt" style:font-name-complex="Verdana" style:font-size-complex="10pt"/>
    </style:style>
    <style:style style:name="T110_5" style:family="text">
      <style:text-properties style:font-name="Verdana" fo:font-size="10pt" style:font-name-asian="Verdana" style:font-size-asian="10pt" style:font-name-complex="Verdana" style:font-size-complex="10pt"/>
    </style:style>
    <style:style style:name="T110_6" style:family="text">
      <style:text-properties style:font-name="Verdana" fo:font-size="10pt" style:font-name-asian="Verdana" style:font-size-asian="10pt" style:font-name-complex="Verdana" style:font-size-complex="10pt"/>
    </style:style>
    <style:style style:name="T110_7" style:family="text">
      <style:text-properties style:font-name="Verdana" fo:font-size="10pt" style:font-name-asian="Verdana" style:font-size-asian="10pt" style:font-name-complex="Verdana" style:font-size-complex="10pt"/>
    </style:style>
    <style:style style:name="T110_8" style:family="text">
      <style:text-properties style:font-name="Verdana" fo:font-size="10pt" style:font-name-asian="Verdana" style:font-size-asian="10pt" style:font-name-complex="Verdana" style:font-size-complex="10pt"/>
    </style:style>
    <style:style style:name="T110_9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T111_4" style:family="text">
      <style:text-properties style:font-name="Verdana" fo:font-size="10pt" style:font-name-asian="Verdana" style:font-size-asian="10pt" style:font-name-complex="Verdana" style:font-size-complex="10pt"/>
    </style:style>
    <style:style style:name="T111_5" style:family="text">
      <style:text-properties style:font-name="Verdana" fo:font-size="10pt" style:font-name-asian="Verdana" style:font-size-asian="10pt" style:font-name-complex="Verdana" style:font-size-complex="10pt"/>
    </style:style>
    <style:style style:name="T111_6" style:family="text">
      <style:text-properties style:font-name="Verdana" fo:font-size="10pt" style:font-name-asian="Verdana" style:font-size-asian="10pt" style:font-name-complex="Verdana" style:font-size-complex="10pt"/>
    </style:style>
    <style:style style:name="T111_7" style:family="text">
      <style:text-properties style:font-name="Verdana" fo:font-size="10pt" style:font-name-asian="Verdana" style:font-size-asian="10pt" style:font-name-complex="Verdana" style:font-size-complex="10pt"/>
    </style:style>
    <style:style style:name="T111_8" style:family="text">
      <style:text-properties style:font-name="Verdana" fo:font-size="10pt" style:font-name-asian="Verdana" style:font-size-asian="10pt" style:font-name-complex="Verdana" style:font-size-complex="10pt"/>
    </style:style>
    <style:style style:name="T111_9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Verdana" fo:font-size="10pt" style:font-name-asian="Verdana" style:font-size-asian="10pt" style:font-name-complex="Verdana" style:font-size-complex="10pt"/>
    </style:style>
    <style:style style:name="T112_2" style:family="text">
      <style:text-properties style:font-name="Verdana" fo:font-size="10pt" style:font-name-asian="Verdana" style:font-size-asian="10pt" style:font-name-complex="Verdana" style:font-size-complex="10pt"/>
    </style:style>
    <style:style style:name="T112_3" style:family="text">
      <style:text-properties style:font-name="Verdana" fo:font-size="10pt" style:font-name-asian="Verdana" style:font-size-asian="10pt" style:font-name-complex="Verdana" style:font-size-complex="10pt"/>
    </style:style>
    <style:style style:name="T112_4" style:family="text">
      <style:text-properties style:font-name="Verdana" fo:font-size="10pt" style:font-name-asian="Verdana" style:font-size-asian="10pt" style:font-name-complex="Verdana" style:font-size-complex="10pt"/>
    </style:style>
    <style:style style:name="T112_5" style:family="text">
      <style:text-properties style:font-name="Verdana" fo:font-size="10pt" style:font-name-asian="Verdana" style:font-size-asian="10pt" style:font-name-complex="Verdana" style:font-size-complex="10pt"/>
    </style:style>
    <style:style style:name="T112_6" style:family="text">
      <style:text-properties style:font-name="Verdana" fo:font-size="10pt" style:font-name-asian="Verdana" style:font-size-asian="10pt" style:font-name-complex="Verdana" style:font-size-complex="10pt"/>
    </style:style>
    <style:style style:name="T112_7" style:family="text">
      <style:text-properties style:font-name="Verdana" fo:font-size="10pt" style:font-name-asian="Verdana" style:font-size-asian="10pt" style:font-name-complex="Verdana" style:font-size-complex="10pt"/>
    </style:style>
    <style:style style:name="T112_8" style:family="text">
      <style:text-properties style:font-name="Verdana" fo:font-size="10pt" style:font-name-asian="Verdana" style:font-size-asian="10pt" style:font-name-complex="Verdana" style:font-size-complex="10pt"/>
    </style:style>
    <style:style style:name="T112_9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8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4" style:family="text">
      <style:text-properties style:font-name="Verdana" fo:font-size="10pt" style:font-name-asian="Verdana" style:font-size-asian="10pt" style:font-name-complex="Verdana" style:font-size-complex="10pt"/>
    </style:style>
    <style:style style:name="T115_5" style:family="text">
      <style:text-properties style:font-name="Verdana" fo:font-size="10pt" style:font-name-asian="Verdana" style:font-size-asian="10pt" style:font-name-complex="Verdana" style:font-size-complex="10pt"/>
    </style:style>
    <style:style style:name="T115_6" style:family="text">
      <style:text-properties style:font-name="Verdana" fo:font-size="10pt" style:font-name-asian="Verdana" style:font-size-asian="10pt" style:font-name-complex="Verdana" style:font-size-complex="10pt"/>
    </style:style>
    <style:style style:name="T115_7" style:family="text">
      <style:text-properties style:font-name="Verdana" fo:font-size="10pt" style:font-name-asian="Verdana" style:font-size-asian="10pt" style:font-name-complex="Verdana" style:font-size-complex="10pt"/>
    </style:style>
    <style:style style:name="T115_8" style:family="text">
      <style:text-properties style:font-name="Verdana" fo:font-size="10pt" style:font-name-asian="Verdana" style:font-size-asian="10pt" style:font-name-complex="Verdana" style:font-size-complex="10pt"/>
    </style:style>
    <style:style style:name="T115_9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4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page" fo:text-indent="0cm" fo:line-height="115%" fo:margin-left="1.27cm" style:writing-mode="lr-tb"/>
    </style:style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text-indent="0cm" fo:line-height="115%" fo:margin-left="1.27cm" style:writing-mode="lr-tb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/>
    <style:style style:name="T121_2" style:family="text">
      <style:text-properties fo:font-style="italic" style:font-style-asian="italic" style:font-style-complex="italic"/>
    </style:style>
    <style:style style:name="T121_3" style:family="text">
      <style:text-properties fo:font-style="italic" style:font-style-asian="italic" style:font-style-complex="italic"/>
    </style:style>
    <style:style style:name="T121_4" style:family="text">
      <style:text-properties fo:font-style="italic" style:font-style-asian="italic" style:font-style-complex="italic"/>
    </style:style>
    <style:style style:name="T121_5" style:family="text">
      <style:text-properties fo:font-style="italic" style:font-style-asian="italic" style:font-style-complex="italic"/>
    </style:style>
    <style:style style:name="T121_6" style:family="text">
      <style:text-properties fo:font-style="italic" style:font-style-asian="italic" style:font-style-complex="italic"/>
    </style:style>
    <style:style style:name="T121_7" style:family="text">
      <style:text-properties fo:font-style="italic" style:font-style-asian="italic" style:font-style-complex="italic"/>
    </style:style>
    <style:style style:name="T121_8" style:family="text">
      <style:text-properties fo:font-style="italic" style:font-style-asian="italic" style:font-style-complex="italic"/>
    </style:style>
    <style:style style:name="T121_9" style:family="text">
      <style:text-properties fo:font-style="italic" style:font-style-asian="italic" style:font-style-complex="italic"/>
    </style:style>
    <style:style style:name="T121_10" style:family="text">
      <style:text-properties fo:font-style="italic" style:font-style-asian="italic" style:font-style-complex="italic"/>
    </style:style>
    <style:style style:name="T121_11" style:family="text">
      <style:text-properties fo:font-style="italic" style:font-style-asian="italic" style:font-style-complex="italic"/>
    </style:style>
    <style:style style:name="T121_12" style:family="text">
      <style:text-properties fo:font-style="italic" style:font-style-asian="italic" style:font-style-complex="italic"/>
    </style:style>
    <style:style style:name="T121_13" style:family="text">
      <style:text-properties fo:font-style="italic" style:font-style-asian="italic" style:font-style-complex="italic"/>
    </style:style>
    <style:style style:name="T121_14" style:family="text">
      <style:text-properties fo:font-style="italic" style:font-style-asian="italic" style:font-style-complex="italic"/>
    </style:style>
    <style:style style:name="T121_15" style:family="text">
      <style:text-properties fo:font-style="italic" style:font-style-asian="italic" style:font-style-complex="italic"/>
    </style:style>
    <style:style style:name="T121_16" style:family="text">
      <style:text-properties fo:font-style="italic" style:font-style-asian="italic" style:font-style-complex="italic"/>
    </style:style>
    <style:style style:name="T121_17" style:family="text">
      <style:text-properties fo:font-style="italic" style:font-style-asian="italic" style:font-style-complex="italic"/>
    </style:style>
    <style:style style:name="T121_18" style:family="text">
      <style:text-properties fo:font-style="italic" style:font-style-asian="italic" style:font-style-complex="italic"/>
    </style:style>
    <style:style style:name="T121_19" style:family="text">
      <style:text-properties fo:font-style="italic" style:font-style-asian="italic" style:font-style-complex="italic"/>
    </style:style>
    <style:style style:name="T121_20" style:family="text">
      <style:text-properties fo:font-style="italic" style:font-style-asian="italic" style:font-style-complex="italic"/>
    </style:style>
    <style:style style:name="T121_21" style:family="text">
      <style:text-properties fo:font-style="italic" style:font-style-asian="italic" style:font-style-complex="italic"/>
    </style:style>
    <style:style style:name="T121_22" style:family="text">
      <style:text-properties fo:font-style="italic" style:font-style-asian="italic" style:font-style-complex="italic"/>
    </style:style>
    <style:style style:name="T121_23" style:family="text">
      <style:text-properties fo:font-style="italic" style:font-style-asian="italic" style:font-style-complex="italic"/>
    </style:style>
    <style:style style:name="T121_24" style:family="text">
      <style:text-properties fo:font-style="italic" style:font-style-asian="italic" style:font-style-complex="italic"/>
    </style:style>
    <style:style style:name="T121_25" style:family="text">
      <style:text-properties fo:font-style="italic" style:font-style-asian="italic" style:font-style-complex="italic"/>
    </style:style>
    <style:style style:name="T121_26" style:family="text">
      <style:text-properties fo:font-style="italic" style:font-style-asian="italic" style:font-style-complex="italic"/>
    </style:style>
    <style:style style:name="T121_27" style:family="text">
      <style:text-properties fo:font-style="italic" style:font-style-asian="italic" style:font-style-complex="italic"/>
    </style:style>
    <style:style style:name="T121_28" style:family="text">
      <style:text-properties fo:font-style="italic" style:font-style-asian="italic" style:font-style-complex="italic"/>
    </style:style>
    <style:style style:name="T121_29" style:family="text">
      <style:text-properties fo:font-style="italic" style:font-style-asian="italic" style:font-style-complex="italic"/>
    </style:style>
    <style:style style:name="T121_30" style:family="text">
      <style:text-properties fo:font-style="italic" style:font-style-asian="italic" style:font-style-complex="italic"/>
    </style:style>
    <style:style style:name="T121_31" style:family="text">
      <style:text-properties fo:font-style="italic" style:font-style-asian="italic" style:font-style-complex="italic"/>
    </style:style>
    <style:style style:name="T121_32" style:family="text">
      <style:text-properties fo:font-style="italic" style:font-style-asian="italic" style:font-style-complex="italic"/>
    </style:style>
    <style:style style:name="T121_33" style:family="text">
      <style:text-properties fo:font-style="italic" style:font-style-asian="italic" style:font-style-complex="italic"/>
    </style:style>
    <style:style style:name="T121_34" style:family="text">
      <style:text-properties fo:font-style="italic" style:font-style-asian="italic" style:font-style-complex="italic"/>
    </style:style>
    <style:style style:name="T121_35" style:family="text">
      <style:text-properties fo:font-style="italic" style:font-style-asian="italic" style:font-style-complex="italic"/>
    </style:style>
    <style:style style:name="T121_36" style:family="text">
      <style:text-properties fo:font-style="italic" style:font-style-asian="italic" style:font-style-complex="italic"/>
    </style:style>
    <style:style style:name="T121_37" style:family="text">
      <style:text-properties fo:font-style="italic" style:font-style-asian="italic" style:font-style-complex="italic"/>
    </style:style>
    <style:style style:name="T121_38" style:family="text">
      <style:text-properties fo:font-style="italic" style:font-style-asian="italic" style:font-style-complex="italic"/>
    </style:style>
    <style:style style:name="T121_39" style:family="text">
      <style:text-properties fo:font-style="italic" style:font-style-asian="italic" style:font-style-complex="italic"/>
    </style:style>
    <style:style style:name="T121_40" style:family="text">
      <style:text-properties fo:font-style="italic" style:font-style-asian="italic" style:font-style-complex="italic"/>
    </style:style>
    <style:style style:name="T121_41" style:family="text">
      <style:text-properties fo:font-style="italic" style:font-style-asian="italic" style:font-style-complex="italic"/>
    </style:style>
    <style:style style:name="T121_42" style:family="text">
      <style:text-properties fo:font-style="italic" style:font-style-asian="italic" style:font-style-complex="italic"/>
    </style:style>
    <style:style style:name="T121_43" style:family="text">
      <style:text-properties fo:font-style="italic" style:font-style-asian="italic" style:font-style-complex="italic"/>
    </style:style>
    <style:style style:name="T121_44" style:family="text">
      <style:text-properties fo:font-style="italic" style:font-style-asian="italic" style:font-style-complex="italic"/>
    </style:style>
    <style:style style:name="T121_45" style:family="text">
      <style:text-properties fo:font-style="italic" style:font-style-asian="italic" style:font-style-complex="italic"/>
    </style:style>
    <style:style style:name="T121_46" style:family="text">
      <style:text-properties fo:font-style="italic" style:font-style-asian="italic" style:font-style-complex="italic"/>
    </style:style>
    <style:style style:name="T121_47" style:family="text">
      <style:text-properties fo:font-style="italic" style:font-style-asian="italic" style:font-style-complex="italic"/>
    </style:style>
    <style:style style:name="T121_48" style:family="text">
      <style:text-properties fo:font-style="italic" style:font-style-asian="italic" style:font-style-complex="italic"/>
    </style:style>
    <style:style style:name="T121_49" style:family="text">
      <style:text-properties fo:font-style="italic" style:font-style-asian="italic" style:font-style-complex="italic"/>
    </style:style>
    <style:style style:name="T121_50" style:family="text">
      <style:text-properties fo:font-style="italic" style:font-style-asian="italic" style:font-style-complex="italic"/>
    </style:style>
    <style:style style:name="T121_51" style:family="text">
      <style:text-properties fo:font-style="italic" style:font-style-asian="italic" style:font-style-complex="italic"/>
    </style:style>
    <style:style style:name="T121_52" style:family="text">
      <style:text-properties fo:font-style="italic" style:font-style-asian="italic" style:font-style-complex="italic"/>
    </style:style>
    <style:style style:name="T121_53" style:family="text">
      <style:text-properties fo:font-style="italic" style:font-style-asian="italic" style:font-style-complex="italic"/>
    </style:style>
    <style:style style:name="T121_54" style:family="text">
      <style:text-properties fo:font-style="italic" style:font-style-asian="italic" style:font-style-complex="italic"/>
    </style:style>
    <style:style style:name="T121_55" style:family="text">
      <style:text-properties fo:font-style="italic" style:font-style-asian="italic" style:font-style-complex="italic"/>
    </style:style>
    <style:style style:name="T121_56" style:family="text">
      <style:text-properties fo:font-style="italic" style:font-style-asian="italic" style:font-style-complex="italic"/>
    </style:style>
    <style:style style:name="T121_57" style:family="text">
      <style:text-properties fo:font-style="italic" style:font-style-asian="italic" style:font-style-complex="italic"/>
    </style:style>
    <style:style style:name="T121_58" style:family="text">
      <style:text-properties fo:font-style="italic" style:font-style-asian="italic" style:font-style-complex="italic"/>
    </style:style>
    <style:style style:name="T121_59" style:family="text">
      <style:text-properties fo:font-style="italic" style:font-style-asian="italic" style:font-style-complex="italic"/>
    </style:style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>
      <style:text-properties fo:font-style="italic" style:font-style-asian="italic" style:font-style-complex="italic"/>
    </style:style>
    <style:style style:name="T121_88" style:family="text">
      <style:text-properties fo:font-style="italic" style:font-style-asian="italic" style:font-style-complex="italic"/>
    </style:style>
    <style:style style:name="T121_89" style:family="text">
      <style:text-properties fo:font-style="italic" style:font-style-asian="italic" style:font-style-complex="italic"/>
    </style:style>
    <style:style style:name="T121_90" style:family="text">
      <style:text-properties fo:font-style="italic" style:font-style-asian="italic" style:font-style-complex="italic"/>
    </style:style>
    <style:style style:name="T121_91" style:family="text">
      <style:text-properties fo:font-style="italic" style:font-style-asian="italic" style:font-style-complex="italic"/>
    </style:style>
    <style:style style:name="T121_92" style:family="text">
      <style:text-properties fo:font-style="italic" style:font-style-asian="italic" style:font-style-complex="italic"/>
    </style:style>
    <style:style style:name="T121_93" style:family="text">
      <style:text-properties fo:font-style="italic" style:font-style-asian="italic" style:font-style-complex="italic"/>
    </style:style>
    <style:style style:name="T121_94" style:family="text">
      <style:text-properties fo:font-style="italic" style:font-style-asian="italic" style:font-style-complex="italic"/>
    </style:style>
    <style:style style:name="T121_95" style:family="text">
      <style:text-properties fo:font-style="italic" style:font-style-asian="italic" style:font-style-complex="italic"/>
    </style:style>
    <style:style style:name="T121_96" style:family="text">
      <style:text-properties fo:font-style="italic" style:font-style-asian="italic" style:font-style-complex="italic"/>
    </style:style>
    <style:style style:name="T121_97" style:family="text">
      <style:text-properties fo:font-style="italic" style:font-style-asian="italic" style:font-style-complex="italic"/>
    </style:style>
    <style:style style:name="T121_98" style:family="text">
      <style:text-properties fo:font-style="italic" style:font-style-asian="italic" style:font-style-complex="italic"/>
    </style:style>
    <style:style style:name="T121_99" style:family="text">
      <style:text-properties fo:font-style="italic" style:font-style-asian="italic" style:font-style-complex="italic"/>
    </style:style>
    <style:style style:name="T121_100" style:family="text">
      <style:text-properties fo:font-style="italic" style:font-style-asian="italic" style:font-style-complex="italic"/>
    </style:style>
    <style:style style:name="T121_101" style:family="text">
      <style:text-properties fo:font-style="italic" style:font-style-asian="italic" style:font-style-complex="italic"/>
    </style:style>
    <style:style style:name="T121_102" style:family="text">
      <style:text-properties fo:font-style="italic" style:font-style-asian="italic" style:font-style-complex="italic"/>
    </style:style>
    <style:style style:name="T121_103" style:family="text">
      <style:text-properties fo:font-style="italic" style:font-style-asian="italic" style:font-style-complex="italic"/>
    </style:style>
    <style:style style:name="T121_104" style:family="text">
      <style:text-properties fo:font-style="italic" style:font-style-asian="italic" style:font-style-complex="italic"/>
    </style:style>
    <style:style style:name="T121_105" style:family="text">
      <style:text-properties fo:font-style="italic" style:font-style-asian="italic" style:font-style-complex="italic"/>
    </style:style>
    <style:style style:name="T121_106" style:family="text">
      <style:text-properties fo:font-style="italic" style:font-style-asian="italic" style:font-style-complex="italic"/>
    </style:style>
    <style:style style:name="T121_107" style:family="text">
      <style:text-properties fo:font-style="italic" style:font-style-asian="italic" style:font-style-complex="italic"/>
    </style:style>
    <style:style style:name="T121_108" style:family="text">
      <style:text-properties fo:font-style="italic" style:font-style-asian="italic" style:font-style-complex="italic"/>
    </style:style>
    <style:style style:name="T121_109" style:family="text">
      <style:text-properties fo:font-style="italic" style:font-style-asian="italic" style:font-style-complex="italic"/>
    </style:style>
    <style:style style:name="T121_110" style:family="text">
      <style:text-properties fo:font-style="italic" style:font-style-asian="italic" style:font-style-complex="italic"/>
    </style:style>
    <style:style style:name="T121_111" style:family="text">
      <style:text-properties fo:font-style="italic" style:font-style-asian="italic" style:font-style-complex="italic"/>
    </style:style>
    <style:style style:name="T121_112" style:family="text">
      <style:text-properties fo:font-style="italic" style:font-style-asian="italic" style:font-style-complex="italic"/>
    </style:style>
    <style:style style:name="T121_113" style:family="text">
      <style:text-properties fo:font-style="italic" style:font-style-asian="italic" style:font-style-complex="italic"/>
    </style:style>
    <style:style style:name="T121_114" style:family="text">
      <style:text-properties fo:font-style="italic" style:font-style-asian="italic" style:font-style-complex="italic"/>
    </style:style>
    <style:style style:name="T121_115" style:family="text">
      <style:text-properties fo:font-style="italic" style:font-style-asian="italic" style:font-style-complex="italic"/>
    </style:style>
    <style:style style:name="T121_116" style:family="text">
      <style:text-properties fo:font-style="italic" style:font-style-asian="italic" style:font-style-complex="italic"/>
    </style:style>
    <style:style style:name="T121_117" style:family="text">
      <style:text-properties fo:font-style="italic" style:font-style-asian="italic" style:font-style-complex="italic"/>
    </style:style>
    <style:style style:name="T121_118" style:family="text">
      <style:text-properties fo:font-style="italic" style:font-style-asian="italic" style:font-style-complex="italic"/>
    </style:style>
    <style:style style:name="T121_119" style:family="text">
      <style:text-properties fo:font-style="italic" style:font-style-asian="italic" style:font-style-complex="italic"/>
    </style:style>
    <style:style style:name="T121_120" style:family="text">
      <style:text-properties fo:font-style="italic" style:font-style-asian="italic" style:font-style-complex="italic"/>
    </style:style>
    <style:style style:name="T121_121" style:family="text">
      <style:text-properties fo:font-style="italic" style:font-style-asian="italic" style:font-style-complex="italic"/>
    </style:style>
    <style:style style:name="T121_122" style:family="text">
      <style:text-properties fo:font-style="italic" style:font-style-asian="italic" style:font-style-complex="italic"/>
    </style:style>
    <style:style style:name="T121_123" style:family="text">
      <style:text-properties fo:font-style="italic" style:font-style-asian="italic" style:font-style-complex="italic"/>
    </style:style>
    <style:style style:name="T121_124" style:family="text">
      <style:text-properties fo:font-style="italic" style:font-style-asian="italic" style:font-style-complex="italic"/>
    </style:style>
    <style:style style:name="T121_125" style:family="text">
      <style:text-properties fo:font-style="italic" style:font-style-asian="italic" style:font-style-complex="italic"/>
    </style:style>
    <style:style style:name="T121_126" style:family="text">
      <style:text-properties fo:font-style="italic" style:font-style-asian="italic" style:font-style-complex="italic"/>
    </style:style>
    <style:style style:name="T121_127" style:family="text">
      <style:text-properties fo:font-style="italic" style:font-style-asian="italic" style:font-style-complex="italic"/>
    </style:style>
    <style:style style:name="T121_128" style:family="text">
      <style:text-properties fo:font-style="italic" style:font-style-asian="italic" style:font-style-complex="italic"/>
    </style:style>
    <style:style style:name="T121_129" style:family="text">
      <style:text-properties fo:font-style="italic" style:font-style-asian="italic" style:font-style-complex="italic"/>
    </style:style>
    <style:style style:name="T121_130" style:family="text">
      <style:text-properties fo:font-style="italic" style:font-style-asian="italic" style:font-style-complex="italic"/>
    </style:style>
    <style:style style:name="T121_131" style:family="text">
      <style:text-properties fo:font-style="italic" style:font-style-asian="italic" style:font-style-complex="italic"/>
    </style:style>
    <style:style style:name="T121_132" style:family="text">
      <style:text-properties fo:font-style="italic" style:font-style-asian="italic" style:font-style-complex="italic"/>
    </style:style>
    <style:style style:name="T121_133" style:family="text">
      <style:text-properties fo:font-style="italic" style:font-style-asian="italic" style:font-style-complex="italic"/>
    </style:style>
    <style:style style:name="T121_134" style:family="text">
      <style:text-properties fo:font-style="italic" style:font-style-asian="italic" style:font-style-complex="italic"/>
    </style:style>
    <style:style style:name="T121_135" style:family="text">
      <style:text-properties fo:font-style="italic" style:font-style-asian="italic" style:font-style-complex="italic"/>
    </style:style>
    <style:style style:name="T121_136" style:family="text"/>
    <style:style style:name="T121_137" style:family="text"/>
    <style:style style:name="T121_138" style:family="text"/>
    <style:style style:name="T121_139" style:family="text"/>
    <style:style style:name="T121_140" style:family="text"/>
    <style:style style:name="T121_141" style:family="text"/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/>
    <style:style style:name="T121_149" style:family="text"/>
    <style:style style:name="T121_150" style:family="text"/>
    <style:style style:name="T121_151" style:family="text"/>
    <style:style style:name="T121_152" style:family="text"/>
    <style:style style:name="T121_153" style:family="text"/>
    <style:style style:name="T121_154" style:family="text"/>
    <style:style style:name="T121_155" style:family="text"/>
    <style:style style:name="T121_156" style:family="text"/>
    <style:style style:name="T121_157" style:family="text"/>
    <style:style style:name="T121_158" style:family="text"/>
    <style:style style:name="T121_159" style:family="text"/>
    <style:style style:name="T121_160" style:family="text"/>
    <style:style style:name="T121_161" style:family="text"/>
    <style:style style:name="T121_162" style:family="text"/>
    <style:style style:name="T121_163" style:family="text"/>
    <style:style style:name="T121_164" style:family="text"/>
    <style:style style:name="T121_165" style:family="text"/>
    <style:style style:name="T121_166" style:family="text"/>
    <style:style style:name="T121_167" style:family="text"/>
    <style:style style:name="T121_168" style:family="text"/>
    <style:style style:name="T121_169" style:family="text"/>
    <style:style style:name="T121_170" style:family="text"/>
    <style:style style:name="T121_171" style:family="text"/>
    <style:style style:name="T121_172" style:family="text">
      <style:text-properties fo:color="#1155cc" style:text-underline-style="solid" style:text-underline-color="font-color"/>
    </style:style>
    <style:style style:name="T121_173" style:family="text"/>
    <style:style style:name="T121_174" style:family="text">
      <style:text-properties fo:color="#1155cc" style:text-underline-style="solid" style:text-underline-color="font-color"/>
    </style:style>
    <style:style style:name="T121_175" style:family="text"/>
    <style:style style:name="T121_176" style:family="text">
      <style:text-properties fo:color="#1155cc" style:text-underline-style="solid" style:text-underline-color="font-color"/>
    </style:style>
    <style:style style:name="T121_177" style:family="text"/>
    <style:style style:name="T121_178" style:family="text">
      <style:text-properties fo:color="#1155cc" style:text-underline-style="solid" style:text-underline-color="font-color"/>
    </style:style>
    <style:style style:name="T121_179" style:family="text"/>
    <style:style style:name="T121_180" style:family="text">
      <style:text-properties fo:color="#1155cc" style:text-underline-style="solid" style:text-underline-color="font-color"/>
    </style:style>
    <style:style style:name="T121_181" style:family="text"/>
    <style:style style:name="T121_182" style:family="text">
      <style:text-properties fo:color="#1155cc" style:text-underline-style="solid" style:text-underline-color="font-color"/>
    </style:style>
    <style:style style:name="T121_183" style:family="text"/>
    <style:style style:name="T121_184" style:family="text">
      <style:text-properties fo:color="#1155cc" style:text-underline-style="solid" style:text-underline-color="font-color"/>
    </style:style>
    <style:style style:name="T121_185" style:family="text"/>
    <style:style style:name="T121_186" style:family="text">
      <style:text-properties fo:color="#1155cc" style:text-underline-style="solid" style:text-underline-color="font-color"/>
    </style:style>
    <style:style style:name="T121_187" style:family="text"/>
    <style:style style:name="T121_188" style:family="text">
      <style:text-properties fo:color="#1155cc" style:text-underline-style="solid" style:text-underline-color="font-color"/>
    </style:style>
    <style:style style:name="T121_189" style:family="text"/>
    <style:style style:name="T121_190" style:family="text">
      <style:text-properties fo:color="#1155cc" style:text-underline-style="solid" style:text-underline-color="font-color"/>
    </style:style>
    <style:style style:name="T121_191" style:family="text"/>
    <style:style style:name="T121_192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P123" style:family="paragraph" style:parent-style-name="Standard">
      <style:paragraph-properties fo:break-before="auto" fo:text-indent="0cm" fo:line-height="115%" fo:margin-left="1.27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T124_157" style:family="text"/>
    <style:style style:name="T124_158" style:family="text"/>
    <style:style style:name="T124_159" style:family="text"/>
    <style:style style:name="T124_160" style:family="text"/>
    <style:style style:name="T124_161" style:family="text"/>
    <style:style style:name="T124_162" style:family="text"/>
    <style:style style:name="T124_163" style:family="text"/>
    <style:style style:name="T124_164" style:family="text"/>
    <style:style style:name="T124_165" style:family="text"/>
    <style:style style:name="T124_166" style:family="text"/>
    <style:style style:name="T124_167" style:family="text"/>
    <style:style style:name="T124_168" style:family="text"/>
    <style:style style:name="T124_169" style:family="text"/>
    <style:style style:name="T124_170" style:family="text"/>
    <style:style style:name="T124_171" style:family="text"/>
    <style:style style:name="T124_172" style:family="text"/>
    <style:style style:name="T124_173" style:family="text"/>
    <style:style style:name="T124_174" style:family="text"/>
    <style:style style:name="T124_175" style:family="text"/>
    <style:style style:name="T124_176" style:family="text"/>
    <style:style style:name="T124_177" style:family="text"/>
    <style:style style:name="T124_178" style:family="text"/>
    <style:style style:name="T124_179" style:family="text"/>
    <style:style style:name="T124_180" style:family="text"/>
    <style:style style:name="T124_181" style:family="text"/>
    <style:style style:name="T124_182" style:family="text"/>
    <style:style style:name="T124_183" style:family="text"/>
    <style:style style:name="T124_184" style:family="text"/>
    <style:style style:name="T124_185" style:family="text"/>
    <style:style style:name="T124_186" style:family="text"/>
    <style:style style:name="T124_187" style:family="text"/>
    <style:style style:name="T124_188" style:family="text"/>
    <style:style style:name="T124_189" style:family="text"/>
    <style:style style:name="T124_190" style:family="text"/>
    <style:style style:name="T124_191" style:family="text"/>
    <style:style style:name="T124_192" style:family="text"/>
    <style:style style:name="T124_193" style:family="text"/>
    <style:style style:name="T124_194" style:family="text"/>
    <style:style style:name="T124_195" style:family="text"/>
    <style:style style:name="T124_196" style:family="text"/>
    <style:style style:name="T124_197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T125_177" style:family="text"/>
    <style:style style:name="T125_178" style:family="text"/>
    <style:style style:name="T125_179" style:family="text"/>
    <style:style style:name="T125_180" style:family="text"/>
    <style:style style:name="T125_181" style:family="text"/>
    <style:style style:name="T125_182" style:family="text"/>
    <style:style style:name="T125_183" style:family="text"/>
    <style:style style:name="T125_184" style:family="text"/>
    <style:style style:name="T125_185" style:family="text"/>
    <style:style style:name="T125_186" style:family="text"/>
    <style:style style:name="T125_187" style:family="text"/>
    <style:style style:name="T125_188" style:family="text"/>
    <style:style style:name="T125_189" style:family="text"/>
    <style:style style:name="T125_190" style:family="text"/>
    <style:style style:name="T125_191" style:family="text"/>
    <style:style style:name="T125_192" style:family="text"/>
    <style:style style:name="T125_193" style:family="text"/>
    <style:style style:name="T125_194" style:family="text"/>
    <style:style style:name="T125_195" style:family="text"/>
    <style:style style:name="T125_196" style:family="text"/>
    <style:style style:name="T125_197" style:family="text"/>
    <style:style style:name="T125_198" style:family="text"/>
    <style:style style:name="T125_199" style:family="text"/>
    <style:style style:name="T125_200" style:family="text"/>
    <style:style style:name="T125_201" style:family="text"/>
    <style:style style:name="T125_202" style:family="text"/>
    <style:style style:name="T125_203" style:family="text"/>
    <style:style style:name="T125_204" style:family="text"/>
    <style:style style:name="T125_205" style:family="text"/>
    <style:style style:name="T125_206" style:family="text"/>
    <style:style style:name="T125_207" style:family="text"/>
    <style:style style:name="T125_208" style:family="text"/>
    <style:style style:name="T125_209" style:family="text"/>
    <style:style style:name="T125_210" style:family="text"/>
    <style:style style:name="T125_211" style:family="text"/>
    <style:style style:name="T125_212" style:family="text"/>
    <style:style style:name="T125_213" style:family="text"/>
    <style:style style:name="T125_214" style:family="text"/>
    <style:style style:name="T125_215" style:family="text"/>
    <style:style style:name="T125_216" style:family="text"/>
    <style:style style:name="T125_217" style:family="text"/>
    <style:style style:name="T125_218" style:family="text"/>
    <style:style style:name="T125_219" style:family="text"/>
    <style:style style:name="T125_220" style:family="text"/>
    <style:style style:name="T125_221" style:family="text"/>
    <style:style style:name="T125_222" style:family="text"/>
    <style:style style:name="T125_223" style:family="text"/>
    <style:style style:name="T125_224" style:family="text"/>
    <style:style style:name="T125_225" style:family="text"/>
    <style:style style:name="T125_226" style:family="text"/>
    <style:style style:name="T125_227" style:family="text"/>
    <style:style style:name="T125_228" style:family="text"/>
    <style:style style:name="T125_229" style:family="text"/>
    <style:style style:name="T125_230" style:family="text"/>
    <style:style style:name="T125_231" style:family="text"/>
    <style:style style:name="T125_232" style:family="text"/>
    <style:style style:name="T125_233" style:family="text"/>
    <style:style style:name="T125_234" style:family="text"/>
    <style:style style:name="T125_235" style:family="text"/>
    <style:style style:name="T125_236" style:family="text"/>
    <style:style style:name="T125_237" style:family="text"/>
    <style:style style:name="T125_238" style:family="text"/>
    <style:style style:name="T125_239" style:family="text"/>
    <style:style style:name="T125_240" style:family="text"/>
    <style:style style:name="T125_241" style:family="text"/>
    <style:style style:name="T125_242" style:family="text"/>
    <style:style style:name="T125_243" style:family="text"/>
    <style:style style:name="T125_244" style:family="text"/>
    <style:style style:name="T125_245" style:family="text"/>
    <style:style style:name="T125_246" style:family="text"/>
    <style:style style:name="T125_247" style:family="text"/>
    <style:style style:name="T125_248" style:family="text"/>
    <style:style style:name="T125_249" style:family="text"/>
    <style:style style:name="T125_250" style:family="text"/>
    <style:style style:name="T125_251" style:family="text"/>
    <style:style style:name="T125_252" style:family="text"/>
    <style:style style:name="T125_253" style:family="text"/>
    <style:style style:name="T125_254" style:family="text"/>
    <style:style style:name="T125_255" style:family="text"/>
    <style:style style:name="T125_256" style:family="text"/>
    <style:style style:name="T125_257" style:family="text"/>
    <style:style style:name="T125_258" style:family="text"/>
    <style:style style:name="T125_259" style:family="text"/>
    <style:style style:name="T125_260" style:family="text"/>
    <style:style style:name="T125_261" style:family="text"/>
    <style:style style:name="T125_262" style:family="text"/>
    <style:style style:name="T125_263" style:family="text"/>
    <style:style style:name="T125_264" style:family="text"/>
    <style:style style:name="T125_265" style:family="text"/>
    <style:style style:name="T125_266" style:family="text"/>
    <style:style style:name="T125_267" style:family="text"/>
    <style:style style:name="T125_268" style:family="text"/>
    <style:style style:name="T125_269" style:family="text"/>
    <style:style style:name="T125_270" style:family="text"/>
    <style:style style:name="T125_271" style:family="text"/>
    <style:style style:name="T125_272" style:family="text"/>
    <style:style style:name="T125_273" style:family="text"/>
    <style:style style:name="T125_274" style:family="text"/>
    <style:style style:name="T125_275" style:family="text"/>
    <style:style style:name="T125_276" style:family="text"/>
    <style:style style:name="T125_277" style:family="text"/>
    <style:style style:name="T125_278" style:family="text"/>
    <style:style style:name="T125_279" style:family="text"/>
    <style:style style:name="T125_280" style:family="text"/>
    <style:style style:name="T125_281" style:family="text"/>
    <style:style style:name="T125_282" style:family="text"/>
    <style:style style:name="T125_283" style:family="text"/>
    <style:style style:name="T125_284" style:family="text"/>
    <style:style style:name="T125_285" style:family="text"/>
    <style:style style:name="T125_286" style:family="text"/>
    <style:style style:name="T125_287" style:family="text"/>
    <style:style style:name="T125_288" style:family="text"/>
    <style:style style:name="T125_289" style:family="text"/>
    <style:style style:name="T125_290" style:family="text"/>
    <style:style style:name="T125_291" style:family="text"/>
    <style:style style:name="T125_292" style:family="text"/>
    <style:style style:name="T125_293" style:family="text"/>
    <style:style style:name="T125_294" style:family="text"/>
    <style:style style:name="T125_295" style:family="text"/>
    <style:style style:name="T125_296" style:family="text"/>
    <style:style style:name="T125_297" style:family="text"/>
    <style:style style:name="T125_298" style:family="text"/>
    <style:style style:name="T125_299" style:family="text"/>
    <style:style style:name="T125_300" style:family="text"/>
    <style:style style:name="T125_301" style:family="text"/>
    <style:style style:name="T125_302" style:family="text"/>
    <style:style style:name="T125_303" style:family="text"/>
    <style:style style:name="T125_304" style:family="text"/>
    <style:style style:name="T125_305" style:family="text"/>
    <style:style style:name="T125_306" style:family="text"/>
    <style:style style:name="T125_307" style:family="text"/>
    <style:style style:name="T125_308" style:family="text"/>
    <style:style style:name="T125_309" style:family="text"/>
    <style:style style:name="T125_310" style:family="text"/>
    <style:style style:name="T125_311" style:family="text"/>
    <style:style style:name="T125_312" style:family="text"/>
    <style:style style:name="T125_313" style:family="text"/>
    <style:style style:name="T125_314" style:family="text"/>
    <style:style style:name="T125_315" style:family="text"/>
    <style:style style:name="T125_316" style:family="text"/>
    <style:style style:name="T125_317" style:family="text"/>
    <style:style style:name="T125_318" style:family="text"/>
    <style:style style:name="T125_319" style:family="text"/>
    <style:style style:name="T125_320" style:family="text"/>
    <style:style style:name="T125_321" style:family="text"/>
    <style:style style:name="T125_322" style:family="text"/>
    <style:style style:name="T125_323" style:family="text"/>
    <style:style style:name="T125_324" style:family="text"/>
    <style:style style:name="T125_325" style:family="text"/>
    <style:style style:name="T125_326" style:family="text"/>
    <style:style style:name="T125_327" style:family="text"/>
    <style:style style:name="T125_328" style:family="text"/>
    <style:style style:name="T125_329" style:family="text"/>
    <style:style style:name="T125_330" style:family="text"/>
    <style:style style:name="T125_331" style:family="text"/>
    <style:style style:name="T125_332" style:family="text"/>
    <style:style style:name="T125_333" style:family="text"/>
    <style:style style:name="T125_334" style:family="text"/>
    <style:style style:name="T125_335" style:family="text"/>
    <style:style style:name="T125_336" style:family="text"/>
    <style:style style:name="T125_337" style:family="text"/>
    <style:style style:name="T125_338" style:family="text"/>
    <style:style style:name="T125_339" style:family="text"/>
    <style:style style:name="T125_340" style:family="text"/>
    <style:style style:name="T125_341" style:family="text"/>
    <style:style style:name="T125_342" style:family="text"/>
    <style:style style:name="T125_343" style:family="text"/>
    <style:style style:name="T125_344" style:family="text"/>
    <style:style style:name="T125_345" style:family="text"/>
    <style:style style:name="T125_346" style:family="text"/>
    <style:style style:name="T125_347" style:family="text"/>
    <style:style style:name="T125_348" style:family="text"/>
    <style:style style:name="T125_349" style:family="text"/>
    <style:style style:name="T125_350" style:family="text"/>
    <style:style style:name="T125_351" style:family="text"/>
    <style:style style:name="T125_352" style:family="text"/>
    <style:style style:name="T125_353" style:family="text"/>
    <style:style style:name="T125_354" style:family="text"/>
    <style:style style:name="T125_355" style:family="text"/>
    <style:style style:name="T125_356" style:family="text"/>
    <style:style style:name="T125_357" style:family="text"/>
    <style:style style:name="T125_358" style:family="text"/>
    <style:style style:name="T125_359" style:family="text"/>
    <style:style style:name="T125_360" style:family="text"/>
    <style:style style:name="T125_361" style:family="text"/>
    <style:style style:name="T125_362" style:family="text"/>
    <style:style style:name="T125_363" style:family="text"/>
    <style:style style:name="T125_364" style:family="text"/>
    <style:style style:name="T125_365" style:family="text"/>
    <style:style style:name="T125_366" style:family="text"/>
    <style:style style:name="T125_367" style:family="text"/>
    <style:style style:name="T125_368" style:family="text"/>
    <style:style style:name="T125_369" style:family="text"/>
    <style:style style:name="T125_370" style:family="text"/>
    <style:style style:name="T125_371" style:family="text"/>
    <style:style style:name="T125_372" style:family="text"/>
    <style:style style:name="T125_373" style:family="text"/>
    <style:style style:name="T125_374" style:family="text"/>
    <style:style style:name="T125_375" style:family="text"/>
    <style:style style:name="T125_376" style:family="text"/>
    <style:style style:name="T125_377" style:family="text"/>
    <style:style style:name="T125_378" style:family="text"/>
    <style:style style:name="T125_379" style:family="text"/>
    <style:style style:name="T125_380" style:family="text"/>
    <style:style style:name="T125_381" style:family="text"/>
    <style:style style:name="T125_382" style:family="text"/>
    <style:style style:name="T125_383" style:family="text"/>
    <style:style style:name="T125_384" style:family="text"/>
    <style:style style:name="T125_385" style:family="text"/>
    <style:style style:name="T125_386" style:family="text"/>
    <style:style style:name="T125_387" style:family="text"/>
    <style:style style:name="T125_388" style:family="text"/>
    <style:style style:name="T125_389" style:family="text"/>
    <style:style style:name="T125_390" style:family="text"/>
    <style:style style:name="T125_391" style:family="text"/>
    <style:style style:name="T125_392" style:family="text"/>
    <style:style style:name="T125_393" style:family="text"/>
    <style:style style:name="T125_394" style:family="text"/>
    <style:style style:name="T125_395" style:family="text"/>
    <style:style style:name="T125_396" style:family="text"/>
    <style:style style:name="T125_397" style:family="text"/>
    <style:style style:name="T125_398" style:family="text"/>
    <style:style style:name="T125_399" style:family="text"/>
    <style:style style:name="T125_400" style:family="text"/>
    <style:style style:name="T125_401" style:family="text"/>
    <style:style style:name="T125_402" style:family="text"/>
    <style:style style:name="T125_403" style:family="text"/>
    <style:style style:name="T125_404" style:family="text"/>
    <style:style style:name="T125_405" style:family="text"/>
    <style:style style:name="T125_406" style:family="text"/>
    <style:style style:name="T125_407" style:family="text"/>
    <style:style style:name="T125_408" style:family="text"/>
    <style:style style:name="T125_409" style:family="text"/>
    <style:style style:name="T125_410" style:family="text"/>
    <style:style style:name="T125_411" style:family="text"/>
    <style:style style:name="T125_412" style:family="text"/>
    <style:style style:name="T125_413" style:family="text"/>
    <style:style style:name="T125_414" style:family="text"/>
    <style:style style:name="T125_415" style:family="text"/>
    <style:style style:name="T125_416" style:family="text"/>
    <style:style style:name="T125_417" style:family="text"/>
    <style:style style:name="T125_418" style:family="text"/>
    <style:style style:name="T125_419" style:family="text"/>
    <style:style style:name="T125_420" style:family="text"/>
    <style:style style:name="T125_421" style:family="text"/>
    <style:style style:name="T125_422" style:family="text"/>
    <style:style style:name="T125_423" style:family="text"/>
    <style:style style:name="T125_424" style:family="text"/>
    <style:style style:name="T125_425" style:family="text"/>
    <style:style style:name="T125_426" style:family="text"/>
    <style:style style:name="T125_427" style:family="text"/>
    <style:style style:name="T125_428" style:family="text"/>
    <style:style style:name="T125_429" style:family="text"/>
    <style:style style:name="T125_430" style:family="text"/>
    <style:style style:name="T125_431" style:family="text"/>
    <style:style style:name="T125_432" style:family="text"/>
    <style:style style:name="T125_433" style:family="text"/>
    <style:style style:name="T125_434" style:family="text"/>
    <style:style style:name="T125_435" style:family="text"/>
    <style:style style:name="T125_436" style:family="text"/>
    <style:style style:name="T125_437" style:family="text"/>
    <style:style style:name="T125_438" style:family="text"/>
    <style:style style:name="T125_439" style:family="text"/>
    <style:style style:name="T125_440" style:family="text"/>
    <style:style style:name="T125_441" style:family="text"/>
    <style:style style:name="T125_442" style:family="text"/>
    <style:style style:name="T125_443" style:family="text"/>
    <style:style style:name="T125_444" style:family="text"/>
    <style:style style:name="T125_445" style:family="text"/>
    <style:style style:name="T125_446" style:family="text"/>
    <style:style style:name="T125_447" style:family="text"/>
    <style:style style:name="T125_448" style:family="text"/>
    <style:style style:name="T125_449" style:family="text"/>
    <style:style style:name="T125_450" style:family="text"/>
    <style:style style:name="T125_451" style:family="text"/>
    <style:style style:name="T125_452" style:family="text"/>
    <style:style style:name="T125_453" style:family="text"/>
    <style:style style:name="T125_454" style:family="text"/>
    <style:style style:name="T125_455" style:family="text"/>
    <style:style style:name="T125_456" style:family="text"/>
    <style:style style:name="T125_457" style:family="text"/>
    <style:style style:name="T125_458" style:family="text"/>
    <style:style style:name="T125_459" style:family="text"/>
    <style:style style:name="T125_460" style:family="text"/>
    <style:style style:name="T125_461" style:family="text"/>
    <style:style style:name="T125_462" style:family="text"/>
    <style:style style:name="T125_463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T126_120" style:family="text"/>
    <style:style style:name="T126_121" style:family="text"/>
    <style:style style:name="T126_122" style:family="text"/>
    <style:style style:name="T126_123" style:family="text"/>
    <style:style style:name="T126_124" style:family="text"/>
    <style:style style:name="T126_125" style:family="text"/>
    <style:style style:name="T126_126" style:family="text"/>
    <style:style style:name="T126_127" style:family="text"/>
    <style:style style:name="T126_128" style:family="text"/>
    <style:style style:name="T126_129" style:family="text"/>
    <style:style style:name="T126_130" style:family="text"/>
    <style:style style:name="T126_131" style:family="text"/>
    <style:style style:name="T126_132" style:family="text"/>
    <style:style style:name="T126_133" style:family="text"/>
    <style:style style:name="T126_134" style:family="text"/>
    <style:style style:name="T126_135" style:family="text"/>
    <style:style style:name="T126_136" style:family="text"/>
    <style:style style:name="T126_137" style:family="text"/>
    <style:style style:name="T126_138" style:family="text"/>
    <style:style style:name="T126_139" style:family="text"/>
    <style:style style:name="T126_140" style:family="text"/>
    <style:style style:name="T126_141" style:family="text"/>
    <style:style style:name="T126_142" style:family="text"/>
    <style:style style:name="T126_143" style:family="text"/>
    <style:style style:name="T126_144" style:family="text"/>
    <style:style style:name="T126_145" style:family="text"/>
    <style:style style:name="T126_146" style:family="text"/>
    <style:style style:name="T126_147" style:family="text"/>
    <style:style style:name="T126_148" style:family="text"/>
    <style:style style:name="T126_149" style:family="text"/>
    <style:style style:name="T126_150" style:family="text"/>
    <style:style style:name="T126_151" style:family="text"/>
    <style:style style:name="T126_152" style:family="text"/>
    <style:style style:name="T126_153" style:family="text"/>
    <style:style style:name="T126_154" style:family="text"/>
    <style:style style:name="T126_155" style:family="text"/>
    <style:style style:name="T126_156" style:family="text"/>
    <style:style style:name="T126_157" style:family="text"/>
    <style:style style:name="T126_158" style:family="text"/>
    <style:style style:name="T126_159" style:family="text"/>
    <style:style style:name="T126_160" style:family="text"/>
    <style:style style:name="T126_161" style:family="text"/>
    <style:style style:name="T126_162" style:family="text"/>
    <style:style style:name="T126_163" style:family="text"/>
    <style:style style:name="T126_164" style:family="text"/>
    <style:style style:name="T126_165" style:family="text"/>
    <style:style style:name="T126_166" style:family="text"/>
    <style:style style:name="T126_167" style:family="text"/>
    <style:style style:name="T126_168" style:family="text"/>
    <style:style style:name="T126_169" style:family="text"/>
    <style:style style:name="T126_170" style:family="text"/>
    <style:style style:name="T126_171" style:family="text"/>
    <style:style style:name="T126_172" style:family="text"/>
    <style:style style:name="T126_173" style:family="text"/>
    <style:style style:name="T126_174" style:family="text"/>
    <style:style style:name="T126_175" style:family="text"/>
    <style:style style:name="T126_176" style:family="text"/>
    <style:style style:name="T126_177" style:family="text"/>
    <style:style style:name="T126_178" style:family="text"/>
    <style:style style:name="T126_179" style:family="text"/>
    <style:style style:name="T126_180" style:family="text"/>
    <style:style style:name="T126_181" style:family="text"/>
    <style:style style:name="T126_182" style:family="text"/>
    <style:style style:name="T126_183" style:family="text"/>
    <style:style style:name="T126_184" style:family="text"/>
    <style:style style:name="T126_185" style:family="text"/>
    <style:style style:name="T126_186" style:family="text"/>
    <style:style style:name="T126_187" style:family="text"/>
    <style:style style:name="T126_188" style:family="text"/>
    <style:style style:name="T126_189" style:family="text"/>
    <style:style style:name="T126_190" style:family="text"/>
    <style:style style:name="T126_191" style:family="text"/>
    <style:style style:name="T126_192" style:family="text"/>
    <style:style style:name="T126_193" style:family="text"/>
    <style:style style:name="T126_194" style:family="text"/>
    <style:style style:name="T126_195" style:family="text"/>
    <style:style style:name="T126_196" style:family="text"/>
    <style:style style:name="T126_197" style:family="text"/>
    <style:style style:name="T126_198" style:family="text"/>
    <style:style style:name="T126_199" style:family="text"/>
    <style:style style:name="T126_200" style:family="text"/>
    <style:style style:name="T126_201" style:family="text"/>
    <style:style style:name="T126_202" style:family="text"/>
    <style:style style:name="T126_203" style:family="text"/>
    <style:style style:name="T126_204" style:family="text"/>
    <style:style style:name="T126_205" style:family="text"/>
    <style:style style:name="T126_206" style:family="text"/>
    <style:style style:name="T126_207" style:family="text"/>
    <style:style style:name="T126_208" style:family="text"/>
    <style:style style:name="T126_209" style:family="text"/>
    <style:style style:name="T126_210" style:family="text"/>
    <style:style style:name="T126_211" style:family="text"/>
    <style:style style:name="T126_212" style:family="text"/>
    <style:style style:name="T126_213" style:family="text"/>
    <style:style style:name="T126_214" style:family="text"/>
    <style:style style:name="T126_215" style:family="text"/>
    <style:style style:name="T126_216" style:family="text"/>
    <style:style style:name="T126_217" style:family="text"/>
    <style:style style:name="T126_218" style:family="text"/>
    <style:style style:name="T126_219" style:family="text"/>
    <style:style style:name="T126_220" style:family="text"/>
    <style:style style:name="T126_221" style:family="text"/>
    <style:style style:name="T126_222" style:family="text"/>
    <style:style style:name="T126_223" style:family="text"/>
    <style:style style:name="T126_224" style:family="text"/>
    <style:style style:name="T126_225" style:family="text"/>
    <style:style style:name="T126_226" style:family="text"/>
    <style:style style:name="T126_227" style:family="text"/>
    <style:style style:name="T126_228" style:family="text"/>
    <style:style style:name="T126_229" style:family="text"/>
    <style:style style:name="T126_230" style:family="text"/>
    <style:style style:name="T126_231" style:family="text"/>
    <style:style style:name="T126_232" style:family="text"/>
    <style:style style:name="T126_233" style:family="text"/>
    <style:style style:name="T126_234" style:family="text"/>
    <style:style style:name="T126_235" style:family="text"/>
    <style:style style:name="T126_236" style:family="text"/>
    <style:style style:name="T126_237" style:family="text"/>
    <style:style style:name="T126_238" style:family="text"/>
    <style:style style:name="T126_239" style:family="text"/>
    <style:style style:name="T126_240" style:family="text"/>
    <style:style style:name="T126_241" style:family="text"/>
    <style:style style:name="T126_242" style:family="text"/>
    <style:style style:name="T126_243" style:family="text"/>
    <style:style style:name="T126_244" style:family="text"/>
    <style:style style:name="T126_245" style:family="text"/>
    <style:style style:name="T126_246" style:family="text"/>
    <style:style style:name="T126_247" style:family="text"/>
    <style:style style:name="T126_248" style:family="text"/>
    <style:style style:name="T126_249" style:family="text"/>
    <style:style style:name="T126_250" style:family="text"/>
    <style:style style:name="T126_251" style:family="text"/>
    <style:style style:name="T126_252" style:family="text"/>
    <style:style style:name="T126_253" style:family="text"/>
    <style:style style:name="T126_254" style:family="text"/>
    <style:style style:name="T126_255" style:family="text"/>
    <style:style style:name="T126_256" style:family="text"/>
    <style:style style:name="T126_257" style:family="text"/>
    <style:style style:name="T126_258" style:family="text"/>
    <style:style style:name="T126_259" style:family="text"/>
    <style:style style:name="T126_260" style:family="text"/>
    <style:style style:name="T126_261" style:family="text"/>
    <style:style style:name="T126_262" style:family="text"/>
    <style:style style:name="T126_263" style:family="text"/>
    <style:style style:name="T126_264" style:family="text"/>
    <style:style style:name="T126_265" style:family="text"/>
    <style:style style:name="T126_266" style:family="text"/>
    <style:style style:name="T126_267" style:family="text"/>
    <style:style style:name="T126_268" style:family="text"/>
    <style:style style:name="T126_269" style:family="text"/>
    <style:style style:name="T126_270" style:family="text"/>
    <style:style style:name="T126_271" style:family="text"/>
    <style:style style:name="T126_272" style:family="text"/>
    <style:style style:name="T126_273" style:family="text"/>
    <style:style style:name="T126_274" style:family="text"/>
    <style:style style:name="T126_275" style:family="text"/>
    <style:style style:name="T126_276" style:family="text"/>
    <style:style style:name="T126_277" style:family="text"/>
    <style:style style:name="T126_278" style:family="text"/>
    <style:style style:name="T126_279" style:family="text"/>
    <style:style style:name="T126_280" style:family="text"/>
    <style:style style:name="T126_281" style:family="text"/>
    <style:style style:name="T126_282" style:family="text"/>
    <style:style style:name="T126_283" style:family="text"/>
    <style:style style:name="T126_284" style:family="text"/>
    <style:style style:name="T126_285" style:family="text"/>
    <style:style style:name="T126_286" style:family="text"/>
    <style:style style:name="T126_287" style:family="text"/>
    <style:style style:name="T126_288" style:family="text"/>
    <style:style style:name="T126_289" style:family="text"/>
    <style:style style:name="T126_290" style:family="text"/>
    <style:style style:name="T126_291" style:family="text"/>
    <style:style style:name="T126_292" style:family="text"/>
    <style:style style:name="T126_293" style:family="text"/>
    <style:style style:name="T126_294" style:family="text"/>
    <style:style style:name="T126_295" style:family="text"/>
    <style:style style:name="T126_296" style:family="text"/>
    <style:style style:name="T126_297" style:family="text"/>
    <style:style style:name="T126_298" style:family="text"/>
    <style:style style:name="T126_299" style:family="text"/>
    <style:style style:name="T126_300" style:family="text"/>
    <style:style style:name="T126_301" style:family="text"/>
    <style:style style:name="T126_302" style:family="text"/>
    <style:style style:name="T126_303" style:family="text"/>
    <style:style style:name="T126_304" style:family="text"/>
    <style:style style:name="T126_305" style:family="text"/>
    <style:style style:name="T126_306" style:family="text"/>
    <style:style style:name="T126_307" style:family="text"/>
    <style:style style:name="T126_308" style:family="text"/>
    <style:style style:name="T126_309" style:family="text"/>
    <style:style style:name="T126_310" style:family="text"/>
    <style:style style:name="T126_311" style:family="text"/>
    <style:style style:name="T126_312" style:family="text"/>
    <style:style style:name="T126_313" style:family="text"/>
    <style:style style:name="T126_314" style:family="text"/>
    <style:style style:name="T126_315" style:family="text"/>
    <style:style style:name="T126_316" style:family="text"/>
    <style:style style:name="T126_317" style:family="text"/>
    <style:style style:name="T126_318" style:family="text"/>
    <style:style style:name="T126_319" style:family="text"/>
    <style:style style:name="T126_320" style:family="text"/>
    <style:style style:name="T126_321" style:family="text"/>
    <style:style style:name="T126_322" style:family="text"/>
    <style:style style:name="T126_323" style:family="text"/>
    <style:style style:name="T126_324" style:family="text"/>
    <style:style style:name="T126_325" style:family="text"/>
    <style:style style:name="T126_326" style:family="text"/>
    <style:style style:name="T126_327" style:family="text"/>
    <style:style style:name="T126_328" style:family="text"/>
    <style:style style:name="T126_329" style:family="text"/>
    <style:style style:name="T126_330" style:family="text"/>
    <style:style style:name="T126_331" style:family="text"/>
    <style:style style:name="T126_332" style:family="text"/>
    <style:style style:name="T126_333" style:family="text"/>
    <style:style style:name="T126_334" style:family="text"/>
    <style:style style:name="T126_335" style:family="text"/>
    <style:style style:name="T126_336" style:family="text"/>
    <style:style style:name="T126_337" style:family="text"/>
    <style:style style:name="T126_338" style:family="text"/>
    <style:style style:name="T126_339" style:family="text"/>
    <style:style style:name="T126_340" style:family="text"/>
    <style:style style:name="T126_341" style:family="text"/>
    <style:style style:name="T126_342" style:family="text"/>
    <style:style style:name="T126_343" style:family="text"/>
    <style:style style:name="T126_344" style:family="text"/>
    <style:style style:name="T126_345" style:family="text"/>
    <style:style style:name="T126_346" style:family="text"/>
    <style:style style:name="T126_347" style:family="text"/>
    <style:style style:name="T126_348" style:family="text"/>
    <style:style style:name="T126_349" style:family="text"/>
    <style:style style:name="T126_350" style:family="text"/>
    <style:style style:name="T126_351" style:family="text"/>
    <style:style style:name="T126_352" style:family="text"/>
    <style:style style:name="T126_353" style:family="text"/>
    <style:style style:name="T126_354" style:family="text"/>
    <style:style style:name="T126_355" style:family="text"/>
    <style:style style:name="T126_356" style:family="text"/>
    <style:style style:name="T126_357" style:family="text"/>
    <style:style style:name="T126_358" style:family="text"/>
    <style:style style:name="T126_359" style:family="text"/>
    <style:style style:name="T126_360" style:family="text"/>
    <style:style style:name="T126_361" style:family="text"/>
    <style:style style:name="T126_362" style:family="text"/>
    <style:style style:name="T126_363" style:family="text"/>
    <style:style style:name="T126_364" style:family="text"/>
    <style:style style:name="T126_365" style:family="text"/>
    <style:style style:name="T126_366" style:family="text"/>
    <style:style style:name="T126_367" style:family="text"/>
    <style:style style:name="T126_368" style:family="text"/>
    <style:style style:name="T126_369" style:family="text"/>
    <style:style style:name="T126_370" style:family="text"/>
    <style:style style:name="T126_371" style:family="text"/>
    <style:style style:name="T126_372" style:family="text"/>
    <style:style style:name="T126_373" style:family="text"/>
    <style:style style:name="T126_374" style:family="text"/>
    <style:style style:name="T126_375" style:family="text"/>
    <style:style style:name="T126_376" style:family="text"/>
    <style:style style:name="T126_377" style:family="text"/>
    <style:style style:name="T126_378" style:family="text"/>
    <style:style style:name="T126_379" style:family="text"/>
    <style:style style:name="T126_380" style:family="text"/>
    <style:style style:name="T126_381" style:family="text"/>
    <style:style style:name="T126_382" style:family="text"/>
    <style:style style:name="T126_383" style:family="text"/>
    <style:style style:name="T126_384" style:family="text"/>
    <style:style style:name="T126_385" style:family="text"/>
    <style:style style:name="T126_386" style:family="text"/>
    <style:style style:name="T126_387" style:family="text"/>
    <style:style style:name="T126_388" style:family="text"/>
    <style:style style:name="T126_389" style:family="text"/>
    <style:style style:name="T126_390" style:family="text"/>
    <style:style style:name="T126_391" style:family="text"/>
    <style:style style:name="T126_392" style:family="text"/>
    <style:style style:name="T126_393" style:family="text"/>
    <style:style style:name="T126_394" style:family="text"/>
    <style:style style:name="T126_395" style:family="text"/>
    <style:style style:name="T126_396" style:family="text"/>
    <style:style style:name="T126_397" style:family="text"/>
    <style:style style:name="T126_398" style:family="text"/>
    <style:style style:name="T126_399" style:family="text"/>
    <style:style style:name="T126_400" style:family="text"/>
    <style:style style:name="T126_401" style:family="text"/>
    <style:style style:name="T126_402" style:family="text"/>
    <style:style style:name="T126_403" style:family="text"/>
    <style:style style:name="T126_404" style:family="text"/>
    <style:style style:name="T126_405" style:family="text"/>
    <style:style style:name="T126_406" style:family="text"/>
    <style:style style:name="T126_407" style:family="text"/>
    <style:style style:name="T126_408" style:family="text"/>
    <style:style style:name="T126_409" style:family="text"/>
    <style:style style:name="T126_410" style:family="text"/>
    <style:style style:name="T126_411" style:family="text"/>
    <style:style style:name="T126_412" style:family="text"/>
    <style:style style:name="T126_413" style:family="text"/>
    <style:style style:name="T126_414" style:family="text"/>
    <style:style style:name="T126_415" style:family="text"/>
    <style:style style:name="T126_416" style:family="text"/>
    <style:style style:name="T126_417" style:family="text"/>
    <style:style style:name="T126_418" style:family="text"/>
    <style:style style:name="T126_419" style:family="text"/>
    <style:style style:name="T126_420" style:family="text"/>
    <style:style style:name="T126_421" style:family="text"/>
    <style:style style:name="T126_422" style:family="text"/>
    <style:style style:name="T126_423" style:family="text"/>
    <style:style style:name="T126_424" style:family="text"/>
    <style:style style:name="T126_425" style:family="text"/>
    <style:style style:name="T126_426" style:family="text"/>
    <style:style style:name="T126_427" style:family="text"/>
    <style:style style:name="T126_428" style:family="text"/>
    <style:style style:name="T126_429" style:family="text"/>
    <style:style style:name="T126_430" style:family="text"/>
    <style:style style:name="T126_431" style:family="text"/>
    <style:style style:name="T126_432" style:family="text"/>
    <style:style style:name="T126_433" style:family="text"/>
    <style:style style:name="T126_434" style:family="text"/>
    <style:style style:name="T126_435" style:family="text"/>
    <style:style style:name="T126_436" style:family="text"/>
    <style:style style:name="T126_437" style:family="text"/>
    <style:style style:name="T126_438" style:family="text"/>
    <style:style style:name="T126_439" style:family="text"/>
    <style:style style:name="T126_440" style:family="text"/>
    <style:style style:name="T126_441" style:family="text"/>
    <style:style style:name="T126_442" style:family="text"/>
    <style:style style:name="T126_443" style:family="text"/>
    <style:style style:name="T126_444" style:family="text"/>
    <style:style style:name="T126_445" style:family="text"/>
    <style:style style:name="T126_446" style:family="text"/>
    <style:style style:name="T126_447" style:family="text"/>
    <style:style style:name="T126_448" style:family="text"/>
    <style:style style:name="T126_449" style:family="text"/>
    <style:style style:name="T126_450" style:family="text"/>
    <style:style style:name="T126_451" style:family="text"/>
    <style:style style:name="T126_452" style:family="text"/>
    <style:style style:name="T126_453" style:family="text"/>
    <style:style style:name="T126_454" style:family="text"/>
    <style:style style:name="T126_455" style:family="text"/>
    <style:style style:name="T126_456" style:family="text"/>
    <style:style style:name="T126_457" style:family="text"/>
    <style:style style:name="T126_458" style:family="text"/>
    <style:style style:name="T126_459" style:family="text"/>
    <style:style style:name="T126_460" style:family="text"/>
    <style:style style:name="T126_461" style:family="text"/>
    <style:style style:name="T126_462" style:family="text"/>
    <style:style style:name="T126_463" style:family="text"/>
    <style:style style:name="T126_464" style:family="text"/>
    <style:style style:name="T126_465" style:family="text"/>
    <style:style style:name="T126_466" style:family="text"/>
    <style:style style:name="T126_467" style:family="text"/>
    <style:style style:name="T126_468" style:family="text"/>
    <style:style style:name="T126_469" style:family="text"/>
    <style:style style:name="T126_470" style:family="text"/>
    <style:style style:name="T126_471" style:family="text"/>
    <style:style style:name="T126_472" style:family="text"/>
    <style:style style:name="T126_473" style:family="text"/>
    <style:style style:name="T126_474" style:family="text"/>
    <style:style style:name="T126_475" style:family="text"/>
    <style:style style:name="T126_476" style:family="text"/>
    <style:style style:name="T126_477" style:family="text"/>
    <style:style style:name="T126_478" style:family="text"/>
    <style:style style:name="T126_479" style:family="text"/>
    <style:style style:name="T126_480" style:family="text"/>
    <style:style style:name="T126_481" style:family="text"/>
    <style:style style:name="T126_482" style:family="text"/>
    <style:style style:name="T126_483" style:family="text"/>
    <style:style style:name="T126_484" style:family="text"/>
    <style:style style:name="T126_485" style:family="text"/>
    <style:style style:name="T126_486" style:family="text"/>
    <style:style style:name="T126_487" style:family="text"/>
    <style:style style:name="T126_488" style:family="text"/>
    <style:style style:name="T126_489" style:family="text"/>
    <style:style style:name="T126_490" style:family="text"/>
    <style:style style:name="T126_491" style:family="text"/>
    <style:style style:name="T126_492" style:family="text"/>
    <style:style style:name="T126_493" style:family="text"/>
    <style:style style:name="T126_494" style:family="text"/>
    <style:style style:name="T126_495" style:family="text"/>
    <style:style style:name="T126_496" style:family="text"/>
    <style:style style:name="T126_497" style:family="text"/>
    <style:style style:name="T126_498" style:family="text"/>
    <style:style style:name="T126_499" style:family="text"/>
    <style:style style:name="T126_500" style:family="text"/>
    <style:style style:name="T126_501" style:family="text"/>
    <style:style style:name="T126_502" style:family="text"/>
    <style:style style:name="T126_503" style:family="text"/>
    <style:style style:name="T126_504" style:family="text"/>
    <style:style style:name="T126_505" style:family="text"/>
    <style:style style:name="T126_506" style:family="text"/>
    <style:style style:name="T126_507" style:family="text"/>
    <style:style style:name="T126_508" style:family="text"/>
    <style:style style:name="T126_509" style:family="text"/>
    <style:style style:name="T126_510" style:family="text"/>
    <style:style style:name="T126_511" style:family="text"/>
    <style:style style:name="T126_512" style:family="text"/>
    <style:style style:name="T126_513" style:family="text"/>
    <style:style style:name="T126_514" style:family="text"/>
    <style:style style:name="T126_515" style:family="text"/>
    <style:style style:name="T126_516" style:family="text"/>
    <style:style style:name="T126_517" style:family="text"/>
    <style:style style:name="T126_518" style:family="text"/>
    <style:style style:name="T126_519" style:family="text"/>
    <style:style style:name="T126_520" style:family="text"/>
    <style:style style:name="T126_521" style:family="text"/>
    <style:style style:name="T126_522" style:family="text"/>
    <style:style style:name="T126_523" style:family="text"/>
    <style:style style:name="T126_524" style:family="text"/>
    <style:style style:name="T126_525" style:family="text"/>
    <style:style style:name="T126_526" style:family="text"/>
    <style:style style:name="T126_527" style:family="text"/>
    <style:style style:name="T126_528" style:family="text"/>
    <style:style style:name="T126_529" style:family="text"/>
    <style:style style:name="T126_530" style:family="text"/>
    <style:style style:name="T126_531" style:family="text"/>
    <style:style style:name="T126_532" style:family="text"/>
    <style:style style:name="T126_533" style:family="text"/>
    <style:style style:name="T126_534" style:family="text"/>
    <style:style style:name="T126_535" style:family="text"/>
    <style:style style:name="T126_536" style:family="text"/>
    <style:style style:name="T126_537" style:family="text"/>
    <style:style style:name="T126_538" style:family="text"/>
    <style:style style:name="T126_539" style:family="text"/>
    <style:style style:name="T126_540" style:family="text"/>
    <style:style style:name="T126_541" style:family="text"/>
    <style:style style:name="T126_542" style:family="text"/>
    <style:style style:name="T126_543" style:family="text"/>
    <style:style style:name="T126_544" style:family="text"/>
    <style:style style:name="T126_545" style:family="text"/>
    <style:style style:name="T126_546" style:family="text"/>
    <style:style style:name="T126_547" style:family="text"/>
    <style:style style:name="T126_548" style:family="text"/>
    <style:style style:name="T126_549" style:family="text"/>
    <style:style style:name="T126_550" style:family="text"/>
    <style:style style:name="T126_551" style:family="text"/>
    <style:style style:name="T126_552" style:family="text"/>
    <style:style style:name="T126_553" style:family="text"/>
    <style:style style:name="T126_554" style:family="text"/>
    <style:style style:name="T126_555" style:family="text"/>
    <style:style style:name="T126_556" style:family="text"/>
    <style:style style:name="T126_557" style:family="text"/>
    <style:style style:name="T126_558" style:family="text"/>
    <style:style style:name="T126_559" style:family="text"/>
    <style:style style:name="T126_560" style:family="text"/>
    <style:style style:name="T126_561" style:family="text"/>
    <style:style style:name="T126_562" style:family="text"/>
    <style:style style:name="T126_563" style:family="text"/>
    <style:style style:name="T126_564" style:family="text"/>
    <style:style style:name="T126_565" style:family="text"/>
    <style:style style:name="T126_566" style:family="text"/>
    <style:style style:name="T126_567" style:family="text"/>
    <style:style style:name="T126_568" style:family="text"/>
    <style:style style:name="T126_569" style:family="text"/>
    <style:style style:name="T126_570" style:family="text"/>
    <style:style style:name="T126_571" style:family="text"/>
    <style:style style:name="T126_572" style:family="text"/>
    <style:style style:name="T126_573" style:family="text"/>
    <style:style style:name="T126_574" style:family="text"/>
    <style:style style:name="T126_575" style:family="text"/>
    <style:style style:name="T126_576" style:family="text"/>
    <style:style style:name="T126_577" style:family="text"/>
    <style:style style:name="T126_578" style:family="text"/>
    <style:style style:name="T126_579" style:family="text"/>
    <style:style style:name="T126_580" style:family="text"/>
    <style:style style:name="T126_581" style:family="text"/>
    <style:style style:name="T126_582" style:family="text"/>
    <style:style style:name="T126_583" style:family="text"/>
    <style:style style:name="T126_584" style:family="text"/>
    <style:style style:name="T126_585" style:family="text"/>
    <style:style style:name="T126_586" style:family="text"/>
    <style:style style:name="T126_587" style:family="text"/>
    <style:style style:name="T126_588" style:family="text"/>
    <style:style style:name="T126_589" style:family="text"/>
    <style:style style:name="T126_590" style:family="text"/>
    <style:style style:name="T126_591" style:family="text"/>
    <style:style style:name="T126_592" style:family="text"/>
    <style:style style:name="T126_593" style:family="text"/>
    <style:style style:name="T126_594" style:family="text"/>
    <style:style style:name="T126_595" style:family="text"/>
    <style:style style:name="T126_596" style:family="text"/>
    <style:style style:name="T126_597" style:family="text"/>
    <style:style style:name="T126_598" style:family="text"/>
    <style:style style:name="T126_599" style:family="text"/>
    <style:style style:name="T126_600" style:family="text"/>
    <style:style style:name="T126_601" style:family="text"/>
    <style:style style:name="T126_602" style:family="text"/>
    <style:style style:name="T126_603" style:family="text"/>
    <style:style style:name="T126_604" style:family="text"/>
    <style:style style:name="T126_605" style:family="text"/>
    <style:style style:name="T126_606" style:family="text"/>
    <style:style style:name="T126_607" style:family="text"/>
    <style:style style:name="T126_608" style:family="text"/>
    <style:style style:name="T126_609" style:family="text"/>
    <style:style style:name="T126_610" style:family="text"/>
    <style:style style:name="T126_611" style:family="text"/>
    <style:style style:name="T126_612" style:family="text"/>
    <style:style style:name="T126_613" style:family="text"/>
    <style:style style:name="T126_614" style:family="text"/>
    <style:style style:name="T126_615" style:family="text"/>
    <style:style style:name="T126_616" style:family="text"/>
    <style:style style:name="T126_617" style:family="text"/>
    <style:style style:name="T126_618" style:family="text"/>
    <style:style style:name="T126_619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T128_167" style:family="text"/>
    <style:style style:name="T128_168" style:family="text"/>
    <style:style style:name="T128_169" style:family="text"/>
    <style:style style:name="T128_170" style:family="text"/>
    <style:style style:name="T128_171" style:family="text"/>
    <style:style style:name="T128_172" style:family="text"/>
    <style:style style:name="T128_173" style:family="text"/>
    <style:style style:name="T128_174" style:family="text"/>
    <style:style style:name="T128_175" style:family="text"/>
    <style:style style:name="T128_176" style:family="text"/>
    <style:style style:name="T128_177" style:family="text"/>
    <style:style style:name="T128_178" style:family="text"/>
    <style:style style:name="T128_179" style:family="text"/>
    <style:style style:name="T128_180" style:family="text"/>
    <style:style style:name="T128_181" style:family="text"/>
    <style:style style:name="T128_182" style:family="text"/>
    <style:style style:name="T128_183" style:family="text"/>
    <style:style style:name="T128_184" style:family="text"/>
    <style:style style:name="T128_185" style:family="text"/>
    <style:style style:name="T128_186" style:family="text"/>
    <style:style style:name="T128_187" style:family="text"/>
    <style:style style:name="T128_188" style:family="text"/>
    <style:style style:name="T128_189" style:family="text"/>
    <style:style style:name="T128_190" style:family="text"/>
    <style:style style:name="T128_191" style:family="text"/>
    <style:style style:name="T128_192" style:family="text"/>
    <style:style style:name="T128_193" style:family="text"/>
    <style:style style:name="T128_194" style:family="text"/>
    <style:style style:name="T128_195" style:family="text"/>
    <style:style style:name="T128_196" style:family="text"/>
    <style:style style:name="T128_197" style:family="text"/>
    <style:style style:name="T128_198" style:family="text"/>
    <style:style style:name="T128_199" style:family="text"/>
    <style:style style:name="T128_200" style:family="text"/>
    <style:style style:name="T128_201" style:family="text"/>
    <style:style style:name="T128_202" style:family="text"/>
    <style:style style:name="T128_203" style:family="text"/>
    <style:style style:name="T128_204" style:family="text"/>
    <style:style style:name="T128_205" style:family="text"/>
    <style:style style:name="T128_206" style:family="text"/>
    <style:style style:name="T128_207" style:family="text"/>
    <style:style style:name="T128_208" style:family="text"/>
    <style:style style:name="T128_209" style:family="text"/>
    <style:style style:name="T128_210" style:family="text"/>
    <style:style style:name="T128_211" style:family="text"/>
    <style:style style:name="T128_212" style:family="text"/>
    <style:style style:name="T128_213" style:family="text"/>
    <style:style style:name="T128_214" style:family="text"/>
    <style:style style:name="T128_215" style:family="text"/>
    <style:style style:name="T128_216" style:family="text"/>
    <style:style style:name="T128_217" style:family="text"/>
    <style:style style:name="T128_218" style:family="text"/>
    <style:style style:name="T128_219" style:family="text"/>
    <style:style style:name="T128_220" style:family="text"/>
    <style:style style:name="T128_221" style:family="text"/>
    <style:style style:name="T128_222" style:family="text"/>
    <style:style style:name="T128_223" style:family="text"/>
    <style:style style:name="T128_224" style:family="text"/>
    <style:style style:name="T128_225" style:family="text"/>
    <style:style style:name="T128_226" style:family="text"/>
    <style:style style:name="T128_227" style:family="text"/>
    <style:style style:name="T128_228" style:family="text"/>
    <style:style style:name="T128_229" style:family="text"/>
    <style:style style:name="T128_230" style:family="text"/>
    <style:style style:name="T128_231" style:family="text"/>
    <style:style style:name="T128_232" style:family="text"/>
    <style:style style:name="T128_233" style:family="text"/>
    <style:style style:name="T128_234" style:family="text"/>
    <style:style style:name="T128_235" style:family="text"/>
    <style:style style:name="T128_236" style:family="text"/>
    <style:style style:name="T128_237" style:family="text"/>
    <style:style style:name="T128_238" style:family="text"/>
    <style:style style:name="T128_239" style:family="text"/>
    <style:style style:name="T128_240" style:family="text"/>
    <style:style style:name="T128_241" style:family="text"/>
    <style:style style:name="T128_242" style:family="text"/>
    <style:style style:name="T128_243" style:family="text"/>
    <style:style style:name="T128_244" style:family="text"/>
    <style:style style:name="T128_245" style:family="text"/>
    <style:style style:name="T128_246" style:family="text"/>
    <style:style style:name="T128_247" style:family="text"/>
    <style:style style:name="T128_248" style:family="text"/>
    <style:style style:name="T128_249" style:family="text"/>
    <style:style style:name="T128_250" style:family="text"/>
    <style:style style:name="T128_251" style:family="text"/>
    <style:style style:name="T128_252" style:family="text"/>
    <style:style style:name="T128_253" style:family="text"/>
    <style:style style:name="T128_254" style:family="text"/>
    <style:style style:name="T128_255" style:family="text"/>
    <style:style style:name="T128_256" style:family="text"/>
    <style:style style:name="T128_257" style:family="text"/>
    <style:style style:name="T128_258" style:family="text"/>
    <style:style style:name="T128_259" style:family="text"/>
    <style:style style:name="T128_260" style:family="text"/>
    <style:style style:name="T128_261" style:family="text"/>
    <style:style style:name="T128_262" style:family="text"/>
    <style:style style:name="T128_263" style:family="text"/>
    <style:style style:name="T128_264" style:family="text"/>
    <style:style style:name="T128_265" style:family="text"/>
    <style:style style:name="T128_266" style:family="text"/>
    <style:style style:name="T128_267" style:family="text"/>
    <style:style style:name="T128_268" style:family="text"/>
    <style:style style:name="T128_269" style:family="text"/>
    <style:style style:name="T128_270" style:family="text"/>
    <style:style style:name="T128_271" style:family="text"/>
    <style:style style:name="T128_272" style:family="text"/>
    <style:style style:name="T128_273" style:family="text"/>
    <style:style style:name="T128_274" style:family="text"/>
    <style:style style:name="T128_275" style:family="text"/>
    <style:style style:name="T128_276" style:family="text"/>
    <style:style style:name="T128_277" style:family="text"/>
    <style:style style:name="T128_278" style:family="text"/>
    <style:style style:name="T128_279" style:family="text"/>
    <style:style style:name="T128_280" style:family="text"/>
    <style:style style:name="T128_281" style:family="text"/>
    <style:style style:name="T128_282" style:family="text"/>
    <style:style style:name="T128_283" style:family="text"/>
    <style:style style:name="T128_284" style:family="text"/>
    <style:style style:name="T128_285" style:family="text"/>
    <style:style style:name="T128_286" style:family="text"/>
    <style:style style:name="T128_287" style:family="text"/>
    <style:style style:name="T128_288" style:family="text"/>
    <style:style style:name="T128_289" style:family="text"/>
    <style:style style:name="T128_290" style:family="text"/>
    <style:style style:name="T128_291" style:family="text"/>
    <style:style style:name="T128_292" style:family="text"/>
    <style:style style:name="T128_293" style:family="text"/>
    <style:style style:name="T128_294" style:family="text"/>
    <style:style style:name="T128_295" style:family="text"/>
    <style:style style:name="T128_296" style:family="text"/>
    <style:style style:name="T128_297" style:family="text"/>
    <style:style style:name="T128_298" style:family="text"/>
    <style:style style:name="T128_299" style:family="text"/>
    <style:style style:name="T128_300" style:family="text"/>
    <style:style style:name="T128_301" style:family="text"/>
    <style:style style:name="T128_302" style:family="text"/>
    <style:style style:name="T128_303" style:family="text"/>
    <style:style style:name="T128_304" style:family="text"/>
    <style:style style:name="T128_305" style:family="text"/>
    <style:style style:name="T128_306" style:family="text"/>
    <style:style style:name="T128_307" style:family="text"/>
    <style:style style:name="T128_308" style:family="text"/>
    <style:style style:name="T128_309" style:family="text"/>
    <style:style style:name="T128_310" style:family="text"/>
    <style:style style:name="T128_311" style:family="text"/>
    <style:style style:name="T128_312" style:family="text"/>
    <style:style style:name="T128_313" style:family="text"/>
    <style:style style:name="T128_314" style:family="text"/>
    <style:style style:name="T128_315" style:family="text"/>
    <style:style style:name="T128_316" style:family="text"/>
    <style:style style:name="T128_317" style:family="text"/>
    <style:style style:name="T128_318" style:family="text"/>
    <style:style style:name="T128_319" style:family="text"/>
    <style:style style:name="T128_320" style:family="text"/>
    <style:style style:name="T128_321" style:family="text"/>
    <style:style style:name="T128_322" style:family="text"/>
    <style:style style:name="T128_323" style:family="text"/>
    <style:style style:name="T128_324" style:family="text"/>
    <style:style style:name="T128_325" style:family="text"/>
    <style:style style:name="T128_326" style:family="text"/>
    <style:style style:name="T128_327" style:family="text"/>
    <style:style style:name="T128_328" style:family="text"/>
    <style:style style:name="T128_329" style:family="text"/>
    <style:style style:name="T128_330" style:family="text"/>
    <style:style style:name="T128_331" style:family="text"/>
    <style:style style:name="T128_332" style:family="text"/>
    <style:style style:name="T128_333" style:family="text"/>
    <style:style style:name="T128_334" style:family="text"/>
    <style:style style:name="T128_335" style:family="text"/>
    <style:style style:name="T128_336" style:family="text"/>
    <style:style style:name="T128_337" style:family="text"/>
    <style:style style:name="T128_338" style:family="text"/>
    <style:style style:name="T128_339" style:family="text"/>
    <style:style style:name="T128_340" style:family="text"/>
    <style:style style:name="T128_341" style:family="text"/>
    <style:style style:name="T128_342" style:family="text"/>
    <style:style style:name="T128_343" style:family="text"/>
    <style:style style:name="T128_344" style:family="text"/>
    <style:style style:name="T128_345" style:family="text"/>
    <style:style style:name="T128_346" style:family="text"/>
    <style:style style:name="T128_347" style:family="text"/>
    <style:style style:name="T128_348" style:family="text"/>
    <style:style style:name="T128_349" style:family="text"/>
    <style:style style:name="T128_350" style:family="text"/>
    <style:style style:name="T128_351" style:family="text"/>
    <style:style style:name="T128_352" style:family="text"/>
    <style:style style:name="T128_353" style:family="text"/>
    <style:style style:name="T128_354" style:family="text"/>
    <style:style style:name="T128_355" style:family="text"/>
    <style:style style:name="T128_356" style:family="text"/>
    <style:style style:name="T128_357" style:family="text"/>
    <style:style style:name="T128_358" style:family="text"/>
    <style:style style:name="T128_359" style:family="text"/>
    <style:style style:name="T128_360" style:family="text"/>
    <style:style style:name="T128_361" style:family="text"/>
    <style:style style:name="T128_362" style:family="text"/>
    <style:style style:name="T128_363" style:family="text"/>
    <style:style style:name="T128_364" style:family="text"/>
    <style:style style:name="T128_365" style:family="text"/>
    <style:style style:name="T128_366" style:family="text"/>
    <style:style style:name="T128_367" style:family="text"/>
    <style:style style:name="T128_368" style:family="text"/>
    <style:style style:name="T128_369" style:family="text"/>
    <style:style style:name="T128_370" style:family="text"/>
    <style:style style:name="T128_371" style:family="text"/>
    <style:style style:name="T128_372" style:family="text"/>
    <style:style style:name="T128_373" style:family="text"/>
    <style:style style:name="T128_374" style:family="text"/>
    <style:style style:name="T128_375" style:family="text"/>
    <style:style style:name="T128_376" style:family="text"/>
    <style:style style:name="T128_377" style:family="text"/>
    <style:style style:name="T128_378" style:family="text"/>
    <style:style style:name="T128_379" style:family="text"/>
    <style:style style:name="T128_380" style:family="text"/>
    <style:style style:name="T128_381" style:family="text"/>
    <style:style style:name="T128_382" style:family="text"/>
    <style:style style:name="T128_383" style:family="text"/>
    <style:style style:name="T128_384" style:family="text"/>
    <style:style style:name="T128_385" style:family="text"/>
    <style:style style:name="T128_386" style:family="text"/>
    <style:style style:name="T128_387" style:family="text"/>
    <style:style style:name="T128_388" style:family="text"/>
    <style:style style:name="T128_389" style:family="text"/>
    <style:style style:name="T128_390" style:family="text"/>
    <style:style style:name="T128_391" style:family="text"/>
    <style:style style:name="T128_392" style:family="text"/>
    <style:style style:name="T128_393" style:family="text"/>
    <style:style style:name="T128_394" style:family="text"/>
    <style:style style:name="T128_395" style:family="text"/>
    <style:style style:name="T128_396" style:family="text"/>
    <style:style style:name="T128_397" style:family="text"/>
    <style:style style:name="T128_398" style:family="text"/>
    <style:style style:name="T128_399" style:family="text"/>
    <style:style style:name="T128_400" style:family="text"/>
    <style:style style:name="T128_401" style:family="text"/>
    <style:style style:name="T128_402" style:family="text"/>
    <style:style style:name="T128_403" style:family="text"/>
    <style:style style:name="T128_404" style:family="text"/>
    <style:style style:name="T128_405" style:family="text"/>
    <style:style style:name="T128_406" style:family="text"/>
    <style:style style:name="T128_407" style:family="text"/>
    <style:style style:name="T128_408" style:family="text"/>
    <style:style style:name="T128_409" style:family="text"/>
    <style:style style:name="T128_410" style:family="text"/>
    <style:style style:name="T128_411" style:family="text"/>
    <style:style style:name="T128_412" style:family="text"/>
    <style:style style:name="T128_413" style:family="text"/>
    <style:style style:name="T128_414" style:family="text"/>
    <style:style style:name="T128_415" style:family="text"/>
    <style:style style:name="T128_416" style:family="text"/>
    <style:style style:name="T128_417" style:family="text"/>
    <style:style style:name="T128_418" style:family="text"/>
    <style:style style:name="T128_419" style:family="text"/>
    <style:style style:name="T128_420" style:family="text"/>
    <style:style style:name="T128_421" style:family="text"/>
    <style:style style:name="T128_422" style:family="text"/>
    <style:style style:name="T128_423" style:family="text"/>
    <style:style style:name="T128_424" style:family="text"/>
    <style:style style:name="T128_425" style:family="text"/>
    <style:style style:name="T128_426" style:family="text"/>
    <style:style style:name="T128_427" style:family="text"/>
    <style:style style:name="T128_428" style:family="text"/>
    <style:style style:name="T128_429" style:family="text"/>
    <style:style style:name="T128_430" style:family="text"/>
    <style:style style:name="T128_431" style:family="text"/>
    <style:style style:name="T128_432" style:family="text"/>
    <style:style style:name="T128_433" style:family="text"/>
    <style:style style:name="T128_434" style:family="text"/>
    <style:style style:name="T128_435" style:family="text"/>
    <style:style style:name="T128_436" style:family="text"/>
    <style:style style:name="T128_437" style:family="text"/>
    <style:style style:name="T128_438" style:family="text"/>
    <style:style style:name="T128_439" style:family="text"/>
    <style:style style:name="T128_440" style:family="text"/>
    <style:style style:name="T128_441" style:family="text"/>
    <style:style style:name="T128_442" style:family="text"/>
    <style:style style:name="T128_443" style:family="text"/>
    <style:style style:name="T128_444" style:family="text"/>
    <style:style style:name="T128_445" style:family="text"/>
    <style:style style:name="T128_446" style:family="text"/>
    <style:style style:name="T128_447" style:family="text"/>
    <style:style style:name="T128_448" style:family="text"/>
    <style:style style:name="T128_449" style:family="text"/>
    <style:style style:name="T128_450" style:family="text"/>
    <style:style style:name="T128_451" style:family="text"/>
    <style:style style:name="T128_452" style:family="text"/>
    <style:style style:name="T128_453" style:family="text"/>
    <style:style style:name="T128_454" style:family="text"/>
    <style:style style:name="T128_455" style:family="text"/>
    <style:style style:name="T128_456" style:family="text"/>
    <style:style style:name="T128_457" style:family="text"/>
    <style:style style:name="T128_458" style:family="text"/>
    <style:style style:name="T128_459" style:family="text"/>
    <style:style style:name="T128_460" style:family="text"/>
    <style:style style:name="T128_461" style:family="text"/>
    <style:style style:name="T128_462" style:family="text"/>
    <style:style style:name="T128_463" style:family="text"/>
    <style:style style:name="T128_464" style:family="text"/>
    <style:style style:name="T128_465" style:family="text"/>
    <style:style style:name="T128_466" style:family="text"/>
    <style:style style:name="T128_467" style:family="text"/>
    <style:style style:name="T128_468" style:family="text"/>
    <style:style style:name="T128_469" style:family="text"/>
    <style:style style:name="T128_470" style:family="text"/>
    <style:style style:name="T128_471" style:family="text"/>
    <style:style style:name="T128_472" style:family="text"/>
    <style:style style:name="T128_473" style:family="text"/>
    <style:style style:name="T128_474" style:family="text"/>
    <style:style style:name="T128_475" style:family="text"/>
    <style:style style:name="T128_476" style:family="text"/>
    <style:style style:name="T128_477" style:family="text"/>
    <style:style style:name="T128_478" style:family="text"/>
    <style:style style:name="T128_479" style:family="text"/>
    <style:style style:name="T128_480" style:family="text"/>
    <style:style style:name="T128_481" style:family="text"/>
    <style:style style:name="T128_482" style:family="text"/>
    <style:style style:name="T128_483" style:family="text"/>
    <style:style style:name="T128_484" style:family="text"/>
    <style:style style:name="T128_485" style:family="text"/>
    <style:style style:name="T128_486" style:family="text"/>
    <style:style style:name="T128_487" style:family="text"/>
    <style:style style:name="T128_488" style:family="text"/>
    <style:style style:name="T128_489" style:family="text"/>
    <style:style style:name="T128_490" style:family="text"/>
    <style:style style:name="T128_491" style:family="text"/>
    <style:style style:name="T128_492" style:family="text"/>
    <style:style style:name="T128_493" style:family="text"/>
    <style:style style:name="T128_494" style:family="text"/>
    <style:style style:name="T128_495" style:family="text"/>
    <style:style style:name="T128_496" style:family="text"/>
    <style:style style:name="T128_497" style:family="text"/>
    <style:style style:name="T128_498" style:family="text"/>
    <style:style style:name="T128_499" style:family="text"/>
    <style:style style:name="T128_500" style:family="text"/>
    <style:style style:name="T128_501" style:family="text"/>
    <style:style style:name="T128_502" style:family="text"/>
    <style:style style:name="T128_503" style:family="text"/>
    <style:style style:name="T128_504" style:family="text"/>
    <style:style style:name="T128_505" style:family="text"/>
    <style:style style:name="T128_506" style:family="text"/>
    <style:style style:name="T128_507" style:family="text"/>
    <style:style style:name="T128_508" style:family="text"/>
    <style:style style:name="T128_509" style:family="text"/>
    <style:style style:name="T128_510" style:family="text"/>
    <style:style style:name="T128_511" style:family="text"/>
    <style:style style:name="T128_512" style:family="text"/>
    <style:style style:name="T128_513" style:family="text"/>
    <style:style style:name="T128_514" style:family="text"/>
    <style:style style:name="T128_515" style:family="text"/>
    <style:style style:name="T128_516" style:family="text"/>
    <style:style style:name="T128_517" style:family="text"/>
    <style:style style:name="T128_518" style:family="text"/>
    <style:style style:name="T128_519" style:family="text"/>
    <style:style style:name="T128_520" style:family="text"/>
    <style:style style:name="T128_521" style:family="text"/>
    <style:style style:name="T128_522" style:family="text"/>
    <style:style style:name="T128_523" style:family="text"/>
    <style:style style:name="T128_524" style:family="text"/>
    <style:style style:name="T128_525" style:family="text"/>
    <style:style style:name="T128_526" style:family="text"/>
    <style:style style:name="T128_527" style:family="text"/>
    <style:style style:name="T128_528" style:family="text"/>
    <style:style style:name="T128_529" style:family="text"/>
    <style:style style:name="T128_530" style:family="text"/>
    <style:style style:name="T128_531" style:family="text"/>
    <style:style style:name="T128_532" style:family="text"/>
    <style:style style:name="T128_533" style:family="text"/>
    <style:style style:name="T128_534" style:family="text"/>
    <style:style style:name="T128_535" style:family="text"/>
    <style:style style:name="T128_536" style:family="text"/>
    <style:style style:name="T128_537" style:family="text"/>
    <style:style style:name="T128_538" style:family="text"/>
    <style:style style:name="T128_539" style:family="text"/>
    <style:style style:name="T128_540" style:family="text"/>
    <style:style style:name="T128_541" style:family="text"/>
    <style:style style:name="T128_542" style:family="text"/>
    <style:style style:name="T128_543" style:family="text"/>
    <style:style style:name="T128_544" style:family="text"/>
    <style:style style:name="T128_545" style:family="text"/>
    <style:style style:name="T128_546" style:family="text"/>
    <style:style style:name="P129" style:family="paragraph" style:parent-style-name="Heading_20_1">
      <style:paragraph-properties fo:break-before="page" fo:line-height="115%" style:writing-mode="lr-tb"/>
    </style:style>
    <style:style style:name="T129_1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tyle="italic" style:font-style-asian="italic" style:font-style-complex="italic" fo:color="#b7b7b7"/>
    </style:style>
    <style:style style:name="T130_2" style:family="text">
      <style:text-properties fo:font-style="italic" style:font-style-asian="italic" style:font-style-complex="italic" fo:color="#b7b7b7"/>
    </style:style>
    <style:style style:name="T130_3" style:family="text">
      <style:text-properties fo:font-style="italic" style:font-style-asian="italic" style:font-style-complex="italic" fo:color="#b7b7b7"/>
    </style:style>
    <style:style style:name="T130_4" style:family="text">
      <style:text-properties fo:color="#b7b7b7"/>
    </style:style>
    <style:style style:name="T130_5" style:family="text"/>
    <style:style style:name="T130_6" style:family="text">
      <style:text-properties fo:color="#b7b7b7" style:text-underline-style="solid" style:text-underline-color="font-color"/>
    </style:style>
    <style:style style:name="T130_7" style:family="text"/>
    <style:style style:name="T130_8" style:family="text">
      <style:text-properties fo:color="#b7b7b7" style:text-underline-style="solid" style:text-underline-color="font-color"/>
    </style:style>
    <style:style style:name="T130_9" style:family="text"/>
    <style:style style:name="T130_10" style:family="text">
      <style:text-properties fo:color="#b7b7b7" style:text-underline-style="solid" style:text-underline-color="font-color"/>
    </style:style>
    <style:style style:name="T130_11" style:family="text"/>
    <style:style style:name="T130_12" style:family="text">
      <style:text-properties fo:color="#b7b7b7" style:text-underline-style="solid" style:text-underline-color="font-color"/>
    </style:style>
    <style:style style:name="T130_13" style:family="text"/>
    <style:style style:name="T130_14" style:family="text">
      <style:text-properties fo:color="#b7b7b7" style:text-underline-style="solid" style:text-underline-color="font-color"/>
    </style:style>
    <style:style style:name="T130_15" style:family="text"/>
    <style:style style:name="T130_16" style:family="text">
      <style:text-properties fo:color="#b7b7b7" style:text-underline-style="solid" style:text-underline-color="font-color"/>
    </style:style>
    <style:style style:name="T130_17" style:family="text"/>
    <style:style style:name="T130_18" style:family="text">
      <style:text-properties fo:color="#b7b7b7" style:text-underline-style="solid" style:text-underline-color="font-color"/>
    </style:style>
    <style:style style:name="T130_19" style:family="text"/>
    <style:style style:name="T130_20" style:family="text">
      <style:text-properties fo:color="#b7b7b7" style:text-underline-style="solid" style:text-underline-color="font-color"/>
    </style:style>
    <style:style style:name="T130_21" style:family="text"/>
    <style:style style:name="T130_22" style:family="text">
      <style:text-properties fo:color="#b7b7b7" style:text-underline-style="solid" style:text-underline-color="font-color"/>
    </style:style>
    <style:style style:name="T130_23" style:family="text"/>
    <style:style style:name="T130_24" style:family="text">
      <style:text-properties fo:color="#b7b7b7" style:text-underline-style="solid" style:text-underline-color="font-color"/>
    </style:style>
    <style:style style:name="T130_25" style:family="text"/>
    <style:style style:name="T130_26" style:family="text">
      <style:text-properties fo:color="#b7b7b7" style:text-underline-style="solid" style:text-underline-color="font-color"/>
    </style:style>
    <style:style style:name="T130_27" style:family="text"/>
    <style:style style:name="T130_28" style:family="text">
      <style:text-properties fo:color="#b7b7b7" style:text-underline-style="solid" style:text-underline-color="font-color"/>
    </style:style>
    <style:style style:name="T130_29" style:family="text">
      <style:text-properties fo:color="#b7b7b7"/>
    </style:style>
    <style:style style:name="T130_30" style:family="text">
      <style:text-properties fo:font-style="italic" style:font-style-asian="italic" style:font-style-complex="italic" fo:color="#b7b7b7"/>
    </style:style>
    <style:style style:name="T130_31" style:family="text">
      <style:text-properties fo:font-style="italic" style:font-style-asian="italic" style:font-style-complex="italic" fo:color="#b7b7b7"/>
    </style:style>
    <style:style style:name="T130_32" style:family="text">
      <style:text-properties fo:font-style="italic" style:font-style-asian="italic" style:font-style-complex="italic" fo:color="#b7b7b7"/>
    </style:style>
    <style:style style:name="T130_33" style:family="text">
      <style:text-properties fo:font-style="italic" style:font-style-asian="italic" style:font-style-complex="italic" fo:color="#b7b7b7"/>
    </style:style>
    <style:style style:name="T130_34" style:family="text">
      <style:text-properties fo:font-style="italic" style:font-style-asian="italic" style:font-style-complex="italic" fo:color="#b7b7b7"/>
    </style:style>
    <style:style style:name="T130_35" style:family="text">
      <style:text-properties fo:font-style="italic" style:font-style-asian="italic" style:font-style-complex="italic" fo:color="#b7b7b7"/>
    </style:style>
    <style:style style:name="T130_36" style:family="text">
      <style:text-properties fo:font-style="italic" style:font-style-asian="italic" style:font-style-complex="italic" fo:color="#b7b7b7"/>
    </style:style>
    <style:style style:name="T130_37" style:family="text">
      <style:text-properties fo:font-style="italic" style:font-style-asian="italic" style:font-style-complex="italic" fo:color="#b7b7b7"/>
    </style:style>
    <style:style style:name="T130_38" style:family="text">
      <style:text-properties fo:font-style="italic" style:font-style-asian="italic" style:font-style-complex="italic" fo:color="#b7b7b7"/>
    </style:style>
    <style:style style:name="T130_39" style:family="text">
      <style:text-properties fo:font-style="italic" style:font-style-asian="italic" style:font-style-complex="italic" fo:color="#b7b7b7"/>
    </style:style>
    <style:style style:name="T130_40" style:family="text">
      <style:text-properties fo:font-style="italic" style:font-style-asian="italic" style:font-style-complex="italic" fo:color="#b7b7b7"/>
    </style:style>
    <style:style style:name="T130_41" style:family="text">
      <style:text-properties fo:font-style="italic" style:font-style-asian="italic" style:font-style-complex="italic" fo:color="#b7b7b7"/>
    </style:style>
    <style:style style:name="T130_42" style:family="text">
      <style:text-properties fo:font-style="italic" style:font-style-asian="italic" style:font-style-complex="italic" fo:color="#b7b7b7"/>
    </style:style>
    <style:style style:name="T130_43" style:family="text">
      <style:text-properties fo:font-style="italic" style:font-style-asian="italic" style:font-style-complex="italic" fo:color="#b7b7b7"/>
    </style:style>
    <style:style style:name="T130_44" style:family="text">
      <style:text-properties fo:font-style="italic" style:font-style-asian="italic" style:font-style-complex="italic" fo:color="#b7b7b7"/>
    </style:style>
    <style:style style:name="T130_45" style:family="text">
      <style:text-properties fo:font-style="italic" style:font-style-asian="italic" style:font-style-complex="italic" fo:color="#b7b7b7"/>
    </style:style>
    <style:style style:name="T130_46" style:family="text">
      <style:text-properties fo:font-style="italic" style:font-style-asian="italic" style:font-style-complex="italic" fo:color="#b7b7b7"/>
    </style:style>
    <style:style style:name="T130_47" style:family="text">
      <style:text-properties fo:font-style="italic" style:font-style-asian="italic" style:font-style-complex="italic" fo:color="#b7b7b7"/>
    </style:style>
    <style:style style:name="T130_48" style:family="text">
      <style:text-properties fo:font-style="italic" style:font-style-asian="italic" style:font-style-complex="italic" fo:color="#b7b7b7"/>
    </style:style>
    <style:style style:name="T130_49" style:family="text">
      <style:text-properties fo:font-style="italic" style:font-style-asian="italic" style:font-style-complex="italic" fo:color="#b7b7b7"/>
    </style:style>
    <style:style style:name="T130_50" style:family="text">
      <style:text-properties fo:font-style="italic" style:font-style-asian="italic" style:font-style-complex="italic" fo:color="#b7b7b7"/>
    </style:style>
    <style:style style:name="T130_51" style:family="text">
      <style:text-properties fo:font-style="italic" style:font-style-asian="italic" style:font-style-complex="italic" fo:color="#b7b7b7"/>
    </style:style>
    <style:style style:name="T130_52" style:family="text">
      <style:text-properties fo:font-style="italic" style:font-style-asian="italic" style:font-style-complex="italic" fo:color="#b7b7b7"/>
    </style:style>
    <style:style style:name="T130_53" style:family="text">
      <style:text-properties fo:font-style="italic" style:font-style-asian="italic" style:font-style-complex="italic" fo:color="#b7b7b7"/>
    </style:style>
    <style:style style:name="T130_54" style:family="text">
      <style:text-properties fo:font-style="italic" style:font-style-asian="italic" style:font-style-complex="italic" fo:color="#b7b7b7"/>
    </style:style>
    <style:style style:name="T130_55" style:family="text">
      <style:text-properties fo:font-style="italic" style:font-style-asian="italic" style:font-style-complex="italic" fo:color="#b7b7b7"/>
    </style:style>
    <style:style style:name="T130_56" style:family="text">
      <style:text-properties fo:font-style="italic" style:font-style-asian="italic" style:font-style-complex="italic" fo:color="#b7b7b7"/>
    </style:style>
    <style:style style:name="T130_57" style:family="text">
      <style:text-properties fo:font-style="italic" style:font-style-asian="italic" style:font-style-complex="italic" fo:color="#b7b7b7"/>
    </style:style>
    <style:style style:name="T130_58" style:family="text">
      <style:text-properties fo:font-style="italic" style:font-style-asian="italic" style:font-style-complex="italic" fo:color="#b7b7b7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 style:parent-style-name="Standard"/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_192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text-indent="0cm" fo:line-height="115%" fo:margin-left="1.27cm" style:writing-mode="lr-tb"/>
    </style:style>
    <style:style style:name="T136_1" style:family="text">
      <style:text-properties fo:font-style="italic" style:font-style-asian="italic" style:font-style-complex="italic"/>
    </style:style>
    <style:style style:name="T136_2" style:family="text">
      <style:text-properties fo:font-style="italic" style:font-style-asian="italic" style:font-style-complex="italic"/>
    </style:style>
    <style:style style:name="T136_3" style:family="text">
      <style:text-properties fo:font-style="italic" style:font-style-asian="italic" style:font-style-complex="italic"/>
    </style:style>
    <style:style style:name="T136_4" style:family="text">
      <style:text-properties fo:font-style="italic" style:font-style-asian="italic" style:font-style-complex="italic"/>
    </style:style>
    <style:style style:name="T136_5" style:family="text">
      <style:text-properties fo:font-style="italic" style:font-style-asian="italic" style:font-style-complex="italic"/>
    </style:style>
    <style:style style:name="T136_6" style:family="text">
      <style:text-properties fo:font-style="italic" style:font-style-asian="italic" style:font-style-complex="italic"/>
    </style:style>
    <style:style style:name="T136_7" style:family="text">
      <style:text-properties fo:font-style="italic" style:font-style-asian="italic" style:font-style-complex="italic"/>
    </style:style>
    <style:style style:name="T136_8" style:family="text">
      <style:text-properties fo:font-style="italic" style:font-style-asian="italic" style:font-style-complex="italic"/>
    </style:style>
    <style:style style:name="T136_9" style:family="text">
      <style:text-properties fo:font-style="italic" style:font-style-asian="italic" style:font-style-complex="italic"/>
    </style:style>
    <style:style style:name="T136_10" style:family="text">
      <style:text-properties fo:font-style="italic" style:font-style-asian="italic" style:font-style-complex="italic"/>
    </style:style>
    <style:style style:name="T136_11" style:family="text">
      <style:text-properties fo:font-style="italic" style:font-style-asian="italic" style:font-style-complex="italic"/>
    </style:style>
    <style:style style:name="T136_12" style:family="text">
      <style:text-properties fo:font-style="italic" style:font-style-asian="italic" style:font-style-complex="italic"/>
    </style:style>
    <style:style style:name="T136_13" style:family="text">
      <style:text-properties fo:font-style="italic" style:font-style-asian="italic" style:font-style-complex="italic"/>
    </style:style>
    <style:style style:name="T136_14" style:family="text">
      <style:text-properties fo:font-style="italic" style:font-style-asian="italic" style:font-style-complex="italic"/>
    </style:style>
    <style:style style:name="T136_15" style:family="text">
      <style:text-properties fo:font-style="italic" style:font-style-asian="italic" style:font-style-complex="italic"/>
    </style:style>
    <style:style style:name="T136_16" style:family="text">
      <style:text-properties fo:font-style="italic" style:font-style-asian="italic" style:font-style-complex="italic"/>
    </style:style>
    <style:style style:name="T136_17" style:family="text">
      <style:text-properties fo:font-style="italic" style:font-style-asian="italic" style:font-style-complex="italic"/>
    </style:style>
    <style:style style:name="T136_18" style:family="text">
      <style:text-properties fo:font-style="italic" style:font-style-asian="italic" style:font-style-complex="italic"/>
    </style:style>
    <style:style style:name="T136_19" style:family="text">
      <style:text-properties fo:font-style="italic" style:font-style-asian="italic" style:font-style-complex="italic"/>
    </style:style>
    <style:style style:name="T136_20" style:family="text">
      <style:text-properties fo:font-style="italic" style:font-style-asian="italic" style:font-style-complex="italic"/>
    </style:style>
    <style:style style:name="T136_21" style:family="text">
      <style:text-properties fo:font-style="italic" style:font-style-asian="italic" style:font-style-complex="italic"/>
    </style:style>
    <style:style style:name="T136_22" style:family="text">
      <style:text-properties fo:font-style="italic" style:font-style-asian="italic" style:font-style-complex="italic"/>
    </style:style>
    <style:style style:name="T136_23" style:family="text">
      <style:text-properties fo:font-style="italic" style:font-style-asian="italic" style:font-style-complex="italic"/>
    </style:style>
    <style:style style:name="T136_24" style:family="text">
      <style:text-properties fo:font-style="italic" style:font-style-asian="italic" style:font-style-complex="italic"/>
    </style:style>
    <style:style style:name="T136_25" style:family="text">
      <style:text-properties fo:font-style="italic" style:font-style-asian="italic" style:font-style-complex="italic"/>
    </style:style>
    <style:style style:name="T136_26" style:family="text">
      <style:text-properties fo:font-style="italic" style:font-style-asian="italic" style:font-style-complex="italic"/>
    </style:style>
    <style:style style:name="T136_27" style:family="text">
      <style:text-properties fo:font-style="italic" style:font-style-asian="italic" style:font-style-complex="italic"/>
    </style:style>
    <style:style style:name="T136_28" style:family="text">
      <style:text-properties fo:font-style="italic" style:font-style-asian="italic" style:font-style-complex="italic"/>
    </style:style>
    <style:style style:name="T136_29" style:family="text">
      <style:text-properties fo:font-style="italic" style:font-style-asian="italic" style:font-style-complex="italic"/>
    </style:style>
    <style:style style:name="T136_30" style:family="text">
      <style:text-properties fo:font-style="italic" style:font-style-asian="italic" style:font-style-complex="italic"/>
    </style:style>
    <style:style style:name="T136_31" style:family="text">
      <style:text-properties fo:font-style="italic" style:font-style-asian="italic" style:font-style-complex="italic"/>
    </style:style>
    <style:style style:name="T136_32" style:family="text">
      <style:text-properties fo:font-style="italic" style:font-style-asian="italic" style:font-style-complex="italic"/>
    </style:style>
    <style:style style:name="T136_33" style:family="text">
      <style:text-properties fo:font-style="italic" style:font-style-asian="italic" style:font-style-complex="italic"/>
    </style:style>
    <style:style style:name="T136_34" style:family="text">
      <style:text-properties fo:font-style="italic" style:font-style-asian="italic" style:font-style-complex="italic"/>
    </style:style>
    <style:style style:name="T136_35" style:family="text">
      <style:text-properties fo:font-style="italic" style:font-style-asian="italic" style:font-style-complex="italic"/>
    </style:style>
    <style:style style:name="T136_36" style:family="text">
      <style:text-properties fo:font-style="italic" style:font-style-asian="italic" style:font-style-complex="italic"/>
    </style:style>
    <style:style style:name="T136_37" style:family="text">
      <style:text-properties fo:font-style="italic" style:font-style-asian="italic" style:font-style-complex="italic"/>
    </style:style>
    <style:style style:name="T136_38" style:family="text">
      <style:text-properties fo:font-style="italic" style:font-style-asian="italic" style:font-style-complex="italic"/>
    </style:style>
    <style:style style:name="T136_39" style:family="text">
      <style:text-properties fo:font-style="italic" style:font-style-asian="italic" style:font-style-complex="italic"/>
    </style:style>
    <style:style style:name="T136_40" style:family="text">
      <style:text-properties fo:font-style="italic" style:font-style-asian="italic" style:font-style-complex="italic"/>
    </style:style>
    <style:style style:name="T136_41" style:family="text">
      <style:text-properties fo:font-style="italic" style:font-style-asian="italic" style:font-style-complex="italic"/>
    </style:style>
    <style:style style:name="T136_42" style:family="text">
      <style:text-properties fo:font-style="italic" style:font-style-asian="italic" style:font-style-complex="italic"/>
    </style:style>
    <style:style style:name="T136_43" style:family="text">
      <style:text-properties fo:font-style="italic" style:font-style-asian="italic" style:font-style-complex="italic"/>
    </style:style>
    <style:style style:name="T136_44" style:family="text">
      <style:text-properties fo:font-style="italic" style:font-style-asian="italic" style:font-style-complex="italic"/>
    </style:style>
    <style:style style:name="T136_45" style:family="text">
      <style:text-properties fo:font-style="italic" style:font-style-asian="italic" style:font-style-complex="italic"/>
    </style:style>
    <style:style style:name="T136_46" style:family="text">
      <style:text-properties fo:font-style="italic" style:font-style-asian="italic" style:font-style-complex="italic"/>
    </style:style>
    <style:style style:name="T136_47" style:family="text">
      <style:text-properties fo:font-style="italic" style:font-style-asian="italic" style:font-style-complex="italic"/>
    </style:style>
    <style:style style:name="T136_48" style:family="text">
      <style:text-properties fo:font-style="italic" style:font-style-asian="italic" style:font-style-complex="italic"/>
    </style:style>
    <style:style style:name="T136_49" style:family="text">
      <style:text-properties fo:font-style="italic" style:font-style-asian="italic" style:font-style-complex="italic"/>
    </style:style>
    <style:style style:name="T136_50" style:family="text">
      <style:text-properties fo:font-style="italic" style:font-style-asian="italic" style:font-style-complex="italic"/>
    </style:style>
    <style:style style:name="T136_51" style:family="text">
      <style:text-properties fo:font-style="italic" style:font-style-asian="italic" style:font-style-complex="italic"/>
    </style:style>
    <style:style style:name="T136_52" style:family="text">
      <style:text-properties fo:font-style="italic" style:font-style-asian="italic" style:font-style-complex="italic"/>
    </style:style>
    <style:style style:name="T136_53" style:family="text">
      <style:text-properties fo:font-style="italic" style:font-style-asian="italic" style:font-style-complex="italic"/>
    </style:style>
    <style:style style:name="T136_54" style:family="text">
      <style:text-properties fo:font-style="italic" style:font-style-asian="italic" style:font-style-complex="italic"/>
    </style:style>
    <style:style style:name="T136_55" style:family="text">
      <style:text-properties fo:font-style="italic" style:font-style-asian="italic" style:font-style-complex="italic"/>
    </style:style>
    <style:style style:name="T136_56" style:family="text">
      <style:text-properties fo:font-style="italic" style:font-style-asian="italic" style:font-style-complex="italic"/>
    </style:style>
    <style:style style:name="T136_57" style:family="text">
      <style:text-properties fo:font-style="italic" style:font-style-asian="italic" style:font-style-complex="italic"/>
    </style:style>
    <style:style style:name="T136_58" style:family="text">
      <style:text-properties fo:font-style="italic" style:font-style-asian="italic" style:font-style-complex="italic"/>
    </style:style>
    <style:style style:name="T136_59" style:family="text">
      <style:text-properties fo:font-style="italic" style:font-style-asian="italic" style:font-style-complex="italic"/>
    </style:style>
    <style:style style:name="T136_60" style:family="text">
      <style:text-properties fo:font-style="italic" style:font-style-asian="italic" style:font-style-complex="italic"/>
    </style:style>
    <style:style style:name="T136_61" style:family="text">
      <style:text-properties fo:font-style="italic" style:font-style-asian="italic" style:font-style-complex="italic"/>
    </style:style>
    <style:style style:name="T136_62" style:family="text">
      <style:text-properties fo:font-style="italic" style:font-style-asian="italic" style:font-style-complex="italic"/>
    </style:style>
    <style:style style:name="T136_63" style:family="text"/>
    <style:style style:name="T136_64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 style:parent-style-name="Standard"/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underline-style="solid" style:text-underline-color="font-color"/>
    </style:style>
    <style:style style:name="T141_10" style:family="text">
      <style:text-properties style:text-underline-style="solid" style:text-underline-color="font-color"/>
    </style:style>
    <style:style style:name="T141_11" style:family="text">
      <style:text-properties style:text-underline-style="solid" style:text-underline-color="font-color"/>
    </style:style>
    <style:style style:name="P142" style:family="paragraph" style:parent-style-name="Standard">
      <style:paragraph-properties fo:break-before="auto" fo:line-height="115%" fo:margin-top="0cm" fo:margin-bottom="0cm" style:writing-mode="lr-tb"/>
    </style:style>
    <style:style style:name="T142_1" style:family="text"/>
    <style:style style:name="T142_2" style:family="text"/>
    <style:style style:name="T142_3" style:family="text">
      <style:text-properties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 style:parent-style-name="Standard"/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>
      <style:text-properties fo:color="#1155cc" style:text-underline-style="solid" style:text-underline-color="font-color"/>
    </style:style>
    <style:style style:name="T155_17" style:family="text"/>
    <style:style style:name="T155_18" style:family="text">
      <style:text-properties fo:color="#1155cc" style:text-underline-style="solid" style:text-underline-color="font-color"/>
    </style:style>
    <style:style style:name="T155_19" style:family="text"/>
    <style:style style:name="T155_20" style:family="text">
      <style:text-properties fo:color="#1155cc" style:text-underline-style="solid" style:text-underline-color="font-color"/>
    </style:style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P157" style:family="paragraph" style:parent-style-name="Standard">
      <style:paragraph-properties fo:break-before="auto" fo:line-height="115%" fo:margin-top="0cm" fo:margin-bottom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Heading_20_1">
      <style:paragraph-properties fo:break-before="auto" fo:line-height="115%" fo:margin-top="0.847cm" fo:margin-bottom="0.212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color="#cc4125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tyle="italic" style:font-style-asian="italic" style:font-style-complex="italic" fo:color="#b7b7b7"/>
    </style:style>
    <style:style style:name="T161_2" style:family="text">
      <style:text-properties fo:font-style="italic" style:font-style-asian="italic" style:font-style-complex="italic" fo:color="#b7b7b7"/>
    </style:style>
    <style:style style:name="T161_3" style:family="text">
      <style:text-properties fo:font-style="italic" style:font-style-asian="italic" style:font-style-complex="italic" fo:color="#b7b7b7"/>
    </style:style>
    <style:style style:name="T161_4" style:family="text">
      <style:text-properties fo:font-style="italic" style:font-style-asian="italic" style:font-style-complex="italic" fo:color="#b7b7b7"/>
    </style:style>
    <style:style style:name="T161_5" style:family="text">
      <style:text-properties fo:font-style="italic" style:font-style-asian="italic" style:font-style-complex="italic" fo:color="#b7b7b7"/>
    </style:style>
    <style:style style:name="T161_6" style:family="text">
      <style:text-properties fo:font-style="italic" style:font-style-asian="italic" style:font-style-complex="italic" fo:color="#b7b7b7"/>
    </style:style>
    <style:style style:name="T161_7" style:family="text">
      <style:text-properties fo:font-style="italic" style:font-style-asian="italic" style:font-style-complex="italic" fo:color="#b7b7b7"/>
    </style:style>
    <style:style style:name="T161_8" style:family="text">
      <style:text-properties fo:font-style="italic" style:font-style-asian="italic" style:font-style-complex="italic" fo:color="#b7b7b7"/>
    </style:style>
    <style:style style:name="T161_9" style:family="text">
      <style:text-properties fo:font-style="italic" style:font-style-asian="italic" style:font-style-complex="italic" fo:color="#b7b7b7"/>
    </style:style>
    <style:style style:name="T161_10" style:family="text">
      <style:text-properties fo:font-style="italic" style:font-style-asian="italic" style:font-style-complex="italic" fo:color="#b7b7b7"/>
    </style:style>
    <style:style style:name="T161_11" style:family="text">
      <style:text-properties fo:font-style="italic" style:font-style-asian="italic" style:font-style-complex="italic" fo:color="#b7b7b7"/>
    </style:style>
    <style:style style:name="T161_12" style:family="text">
      <style:text-properties fo:font-style="italic" style:font-style-asian="italic" style:font-style-complex="italic" fo:color="#b7b7b7"/>
    </style:style>
    <style:style style:name="T161_13" style:family="text" style:parent-style-name="Standard"/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6" style:family="text"/>
    <style:style style:name="T165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68" style:family="text"/>
    <style:style style:name="T165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0" style:family="text"/>
    <style:style style:name="T165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2" style:family="text"/>
    <style:style style:name="T165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4" style:family="text"/>
    <style:style style:name="T165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6" style:family="text"/>
    <style:style style:name="T165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8" style:family="text"/>
    <style:style style:name="T165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0" style:family="text"/>
    <style:style style:name="T165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2" style:family="text"/>
    <style:style style:name="T165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4" style:family="text"/>
    <style:style style:name="T165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6" style:family="text"/>
    <style:style style:name="T165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8" style:family="text"/>
    <style:style style:name="T165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90" style:family="text"/>
    <style:style style:name="T165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color="#ff0000"/>
    </style:style>
    <style:style style:name="T167_2" style:family="text">
      <style:text-properties fo:color="#ff0000"/>
    </style:style>
    <style:style style:name="T167_3" style:family="text">
      <style:text-properties fo:color="#ff0000"/>
    </style:style>
    <style:style style:name="T167_4" style:family="text">
      <style:text-properties fo:color="#ff0000"/>
    </style:style>
    <style:style style:name="T167_5" style:family="text">
      <style:text-properties fo:color="#ff0000"/>
    </style:style>
    <style:style style:name="T167_6" style:family="text">
      <style:text-properties fo:color="#ff0000"/>
    </style:style>
    <style:style style:name="T167_7" style:family="text">
      <style:text-properties fo:color="#ff0000"/>
    </style:style>
    <style:style style:name="T167_8" style:family="text">
      <style:text-properties fo:color="#ff0000"/>
    </style:style>
    <style:style style:name="T167_9" style:family="text">
      <style:text-properties fo:color="#ff0000"/>
    </style:style>
    <style:style style:name="T167_10" style:family="text">
      <style:text-properties fo:color="#ff0000"/>
    </style:style>
    <style:style style:name="T167_11" style:family="text">
      <style:text-properties fo:color="#ff0000"/>
    </style:style>
    <style:style style:name="T167_12" style:family="text">
      <style:text-properties fo:color="#ff0000"/>
    </style:style>
    <style:style style:name="T167_13" style:family="text">
      <style:text-properties fo:color="#ff0000"/>
    </style:style>
    <style:style style:name="T167_14" style:family="text">
      <style:text-properties fo:color="#ff0000"/>
    </style:style>
    <style:style style:name="T167_15" style:family="text">
      <style:text-properties fo:color="#ff0000"/>
    </style:style>
    <style:style style:name="T167_16" style:family="text">
      <style:text-properties fo:color="#ff0000"/>
    </style:style>
    <style:style style:name="T167_17" style:family="text">
      <style:text-properties fo:color="#ff0000"/>
    </style:style>
    <style:style style:name="T167_18" style:family="text">
      <style:text-properties fo:color="#ff0000"/>
    </style:style>
    <style:style style:name="T167_19" style:family="text">
      <style:text-properties fo:color="#ff0000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fo:color="#444444" fo:font-size="10pt" style:font-size-asian="10pt" style:font-size-complex="10pt"/>
    </style:style>
    <style:style style:name="T169_2" style:family="text">
      <style:text-properties fo:color="#444444" fo:font-size="10pt" style:font-size-asian="10pt" style:font-size-complex="10pt"/>
    </style:style>
    <style:style style:name="T169_3" style:family="text">
      <style:text-properties fo:color="#444444" fo:font-size="10pt" style:font-size-asian="10pt" style:font-size-complex="10pt"/>
    </style:style>
    <style:style style:name="T169_4" style:family="text">
      <style:text-properties fo:color="#444444" fo:font-size="10pt" style:font-size-asian="10pt" style:font-size-complex="10pt"/>
    </style:style>
    <style:style style:name="T169_5" style:family="text">
      <style:text-properties fo:color="#444444" fo:font-size="10pt" style:font-size-asian="10pt" style:font-size-complex="10pt"/>
    </style:style>
    <style:style style:name="T169_6" style:family="text">
      <style:text-properties fo:color="#444444" fo:font-size="10pt" style:font-size-asian="10pt" style:font-size-complex="10pt"/>
    </style:style>
    <style:style style:name="T169_7" style:family="text">
      <style:text-properties fo:color="#444444" fo:font-size="10pt" style:font-size-asian="10pt" style:font-size-complex="10pt"/>
    </style:style>
    <style:style style:name="T169_8" style:family="text">
      <style:text-properties fo:color="#444444" fo:font-size="10pt" style:font-size-asian="10pt" style:font-size-complex="10pt"/>
    </style:style>
    <style:style style:name="T169_9" style:family="text">
      <style:text-properties fo:color="#444444" fo:font-size="10pt" style:font-size-asian="10pt" style:font-size-complex="10pt"/>
    </style:style>
    <style:style style:name="T169_10" style:family="text">
      <style:text-properties fo:color="#444444" fo:font-size="10pt" style:font-size-asian="10pt" style:font-size-complex="10pt"/>
    </style:style>
    <style:style style:name="T169_11" style:family="text">
      <style:text-properties fo:color="#444444" fo:font-size="10pt" style:font-size-asian="10pt" style:font-size-complex="10pt"/>
    </style:style>
    <style:style style:name="T169_12" style:family="text">
      <style:text-properties fo:color="#444444" fo:font-size="10pt" style:font-size-asian="10pt" style:font-size-complex="10pt"/>
    </style:style>
    <style:style style:name="T169_13" style:family="text">
      <style:text-properties fo:color="#444444" fo:font-size="10pt" style:font-size-asian="10pt" style:font-size-complex="10pt"/>
    </style:style>
    <style:style style:name="T169_14" style:family="text">
      <style:text-properties fo:color="#444444" fo:font-size="10pt" style:font-size-asian="10pt" style:font-size-complex="10pt"/>
    </style:style>
    <style:style style:name="T169_15" style:family="text">
      <style:text-properties fo:color="#444444" fo:font-size="10pt" style:font-size-asian="10pt" style:font-size-complex="10pt"/>
    </style:style>
    <style:style style:name="T169_16" style:family="text">
      <style:text-properties fo:color="#444444" fo:font-size="10pt" style:font-size-asian="10pt" style:font-size-complex="10pt"/>
    </style:style>
    <style:style style:name="T169_17" style:family="text">
      <style:text-properties fo:color="#444444" fo:font-size="10pt" style:font-size-asian="10pt" style:font-size-complex="10pt"/>
    </style:style>
    <style:style style:name="T169_18" style:family="text">
      <style:text-properties fo:color="#444444" fo:font-size="10pt" style:font-size-asian="10pt" style:font-size-complex="10pt"/>
    </style:style>
    <style:style style:name="T169_19" style:family="text">
      <style:text-properties fo:color="#444444" fo:font-size="10pt" style:font-size-asian="10pt" style:font-size-complex="10pt"/>
    </style:style>
    <style:style style:name="T169_20" style:family="text">
      <style:text-properties fo:color="#444444" fo:font-size="10pt" style:font-size-asian="10pt" style:font-size-complex="10pt"/>
    </style:style>
    <style:style style:name="T169_21" style:family="text">
      <style:text-properties fo:color="#444444" fo:font-size="10pt" style:font-size-asian="10pt" style:font-size-complex="10pt"/>
    </style:style>
    <style:style style:name="T169_22" style:family="text">
      <style:text-properties fo:color="#444444" fo:font-size="10pt" style:font-size-asian="10pt" style:font-size-complex="10pt"/>
    </style:style>
    <style:style style:name="T169_23" style:family="text">
      <style:text-properties fo:color="#444444" fo:font-size="10pt" style:font-size-asian="10pt" style:font-size-complex="10pt"/>
    </style:style>
    <style:style style:name="T169_24" style:family="text">
      <style:text-properties fo:color="#444444" fo:font-size="10pt" style:font-size-asian="10pt" style:font-size-complex="10pt"/>
    </style:style>
    <style:style style:name="T169_25" style:family="text">
      <style:text-properties fo:color="#444444" fo:font-size="10pt" style:font-size-asian="10pt" style:font-size-complex="10pt"/>
    </style:style>
    <style:style style:name="T169_26" style:family="text">
      <style:text-properties fo:color="#444444" fo:font-size="10pt" style:font-size-asian="10pt" style:font-size-complex="10pt"/>
    </style:style>
    <style:style style:name="T169_27" style:family="text">
      <style:text-properties fo:color="#444444" fo:font-size="10pt" style:font-size-asian="10pt" style:font-size-complex="10pt"/>
    </style:style>
    <style:style style:name="T169_28" style:family="text">
      <style:text-properties fo:color="#444444" fo:font-size="10pt" style:font-size-asian="10pt" style:font-size-complex="10pt"/>
    </style:style>
    <style:style style:name="T169_29" style:family="text">
      <style:text-properties fo:color="#444444" fo:font-size="10pt" style:font-size-asian="10pt" style:font-size-complex="10pt"/>
    </style:style>
    <style:style style:name="T169_30" style:family="text">
      <style:text-properties fo:color="#444444" fo:font-size="10pt" style:font-size-asian="10pt" style:font-size-complex="10pt"/>
    </style:style>
    <style:style style:name="T169_31" style:family="text">
      <style:text-properties fo:color="#444444" fo:font-size="10pt" style:font-size-asian="10pt" style:font-size-complex="10pt"/>
    </style:style>
    <style:style style:name="T169_32" style:family="text">
      <style:text-properties fo:color="#444444" fo:font-size="10pt" style:font-size-asian="10pt" style:font-size-complex="10pt"/>
    </style:style>
    <style:style style:name="T169_33" style:family="text">
      <style:text-properties fo:color="#444444" fo:font-size="10pt" style:font-size-asian="10pt" style:font-size-complex="10pt"/>
    </style:style>
    <style:style style:name="T169_34" style:family="text">
      <style:text-properties fo:color="#444444" fo:font-size="10pt" style:font-size-asian="10pt" style:font-size-complex="10pt"/>
    </style:style>
    <style:style style:name="T169_35" style:family="text">
      <style:text-properties fo:color="#444444" fo:font-size="10pt" style:font-size-asian="10pt" style:font-size-complex="10pt"/>
    </style:style>
    <style:style style:name="T169_36" style:family="text">
      <style:text-properties fo:color="#444444" fo:font-size="10pt" style:font-size-asian="10pt" style:font-size-complex="10pt"/>
    </style:style>
    <style:style style:name="T169_37" style:family="text">
      <style:text-properties fo:color="#444444" fo:font-size="10pt" style:font-size-asian="10pt" style:font-size-complex="10pt"/>
    </style:style>
    <style:style style:name="T169_38" style:family="text">
      <style:text-properties fo:color="#444444" fo:font-size="10pt" style:font-size-asian="10pt" style:font-size-complex="10pt"/>
    </style:style>
    <style:style style:name="T169_39" style:family="text">
      <style:text-properties fo:color="#444444" fo:font-size="10pt" style:font-size-asian="10pt" style:font-size-complex="10pt"/>
    </style:style>
    <style:style style:name="T169_40" style:family="text">
      <style:text-properties fo:color="#444444" fo:font-size="10pt" style:font-size-asian="10pt" style:font-size-complex="10pt"/>
    </style:style>
    <style:style style:name="T169_41" style:family="text">
      <style:text-properties fo:color="#444444" fo:font-size="10pt" style:font-size-asian="10pt" style:font-size-complex="10pt"/>
    </style:style>
    <style:style style:name="T169_42" style:family="text">
      <style:text-properties fo:color="#444444" fo:font-size="10pt" style:font-size-asian="10pt" style:font-size-complex="10pt"/>
    </style:style>
    <style:style style:name="T169_43" style:family="text">
      <style:text-properties fo:color="#444444" fo:font-size="10pt" style:font-size-asian="10pt" style:font-size-complex="10pt"/>
    </style:style>
    <style:style style:name="T169_44" style:family="text">
      <style:text-properties fo:color="#444444" fo:font-size="10pt" style:font-size-asian="10pt" style:font-size-complex="10pt"/>
    </style:style>
    <style:style style:name="T169_45" style:family="text">
      <style:text-properties fo:color="#444444" fo:font-size="10pt" style:font-size-asian="10pt" style:font-size-complex="10pt"/>
    </style:style>
    <style:style style:name="T169_46" style:family="text">
      <style:text-properties fo:color="#444444" fo:font-size="10pt" style:font-size-asian="10pt" style:font-size-complex="10pt"/>
    </style:style>
    <style:style style:name="T169_47" style:family="text">
      <style:text-properties fo:color="#444444" fo:font-size="10pt" style:font-size-asian="10pt" style:font-size-complex="10pt"/>
    </style:style>
    <style:style style:name="T169_48" style:family="text">
      <style:text-properties fo:color="#444444" fo:font-size="10pt" style:font-size-asian="10pt" style:font-size-complex="10pt"/>
    </style:style>
    <style:style style:name="T169_49" style:family="text">
      <style:text-properties fo:color="#444444" fo:font-size="10pt" style:font-size-asian="10pt" style:font-size-complex="10pt"/>
    </style:style>
    <style:style style:name="T169_50" style:family="text">
      <style:text-properties fo:color="#444444" fo:font-size="10pt" style:font-size-asian="10pt" style:font-size-complex="10pt"/>
    </style:style>
    <style:style style:name="T169_51" style:family="text">
      <style:text-properties fo:color="#444444" fo:font-size="10pt" style:font-size-asian="10pt" style:font-size-complex="10pt"/>
    </style:style>
    <style:style style:name="T169_52" style:family="text">
      <style:text-properties fo:color="#444444" fo:font-size="10pt" style:font-size-asian="10pt" style:font-size-complex="10pt"/>
    </style:style>
    <style:style style:name="T169_53" style:family="text">
      <style:text-properties fo:color="#444444" fo:font-size="10pt" style:font-size-asian="10pt" style:font-size-complex="10pt"/>
    </style:style>
    <style:style style:name="T169_54" style:family="text">
      <style:text-properties fo:color="#444444" fo:font-size="10pt" style:font-size-asian="10pt" style:font-size-complex="10pt"/>
    </style:style>
    <style:style style:name="T169_55" style:family="text">
      <style:text-properties fo:color="#444444" fo:font-size="10pt" style:font-size-asian="10pt" style:font-size-complex="10pt"/>
    </style:style>
    <style:style style:name="T169_56" style:family="text">
      <style:text-properties fo:color="#444444" fo:font-size="10pt" style:font-size-asian="10pt" style:font-size-complex="10pt"/>
    </style:style>
    <style:style style:name="T169_57" style:family="text">
      <style:text-properties fo:color="#444444" fo:font-size="10pt" style:font-size-asian="10pt" style:font-size-complex="10pt"/>
    </style:style>
    <style:style style:name="T169_58" style:family="text">
      <style:text-properties fo:color="#444444" fo:font-size="10pt" style:font-size-asian="10pt" style:font-size-complex="10pt"/>
    </style:style>
    <style:style style:name="T169_59" style:family="text">
      <style:text-properties fo:color="#444444" fo:font-size="10pt" style:font-size-asian="10pt" style:font-size-complex="10pt"/>
    </style:style>
    <style:style style:name="T169_60" style:family="text">
      <style:text-properties fo:color="#444444" fo:font-size="10pt" style:font-size-asian="10pt" style:font-size-complex="10pt"/>
    </style:style>
    <style:style style:name="T169_61" style:family="text">
      <style:text-properties fo:color="#444444" fo:font-size="10pt" style:font-size-asian="10pt" style:font-size-complex="10pt"/>
    </style:style>
    <style:style style:name="T169_62" style:family="text">
      <style:text-properties fo:color="#444444" fo:font-size="10pt" style:font-size-asian="10pt" style:font-size-complex="10pt"/>
    </style:style>
    <style:style style:name="T169_63" style:family="text">
      <style:text-properties fo:color="#444444" fo:font-size="10pt" style:font-size-asian="10pt" style:font-size-complex="10pt"/>
    </style:style>
    <style:style style:name="T169_64" style:family="text">
      <style:text-properties fo:color="#444444" fo:font-size="10pt" style:font-size-asian="10pt" style:font-size-complex="10pt"/>
    </style:style>
    <style:style style:name="T169_65" style:family="text">
      <style:text-properties fo:color="#444444" fo:font-size="10pt" style:font-size-asian="10pt" style:font-size-complex="10pt"/>
    </style:style>
    <style:style style:name="T169_66" style:family="text">
      <style:text-properties fo:color="#444444" fo:font-size="10pt" style:font-size-asian="10pt" style:font-size-complex="10pt"/>
    </style:style>
    <style:style style:name="T169_67" style:family="text">
      <style:text-properties fo:color="#444444" fo:font-size="10pt" style:font-size-asian="10pt" style:font-size-complex="10pt"/>
    </style:style>
    <style:style style:name="T169_68" style:family="text">
      <style:text-properties fo:color="#444444" fo:font-size="10pt" style:font-size-asian="10pt" style:font-size-complex="10pt"/>
    </style:style>
    <style:style style:name="T169_69" style:family="text">
      <style:text-properties fo:color="#444444" fo:font-size="10pt" style:font-size-asian="10pt" style:font-size-complex="10pt"/>
    </style:style>
    <style:style style:name="T169_70" style:family="text">
      <style:text-properties fo:color="#444444" fo:font-size="10pt" style:font-size-asian="10pt" style:font-size-complex="10pt"/>
    </style:style>
    <style:style style:name="T169_71" style:family="text">
      <style:text-properties fo:color="#444444" fo:font-size="10pt" style:font-size-asian="10pt" style:font-size-complex="10pt"/>
    </style:style>
    <style:style style:name="T169_72" style:family="text">
      <style:text-properties fo:color="#444444" fo:font-size="10pt" style:font-size-asian="10pt" style:font-size-complex="10pt"/>
    </style:style>
    <style:style style:name="T169_73" style:family="text">
      <style:text-properties fo:color="#444444" fo:font-size="10pt" style:font-size-asian="10pt" style:font-size-complex="10pt"/>
    </style:style>
    <style:style style:name="T169_74" style:family="text">
      <style:text-properties fo:color="#444444" fo:font-size="10pt" style:font-size-asian="10pt" style:font-size-complex="10pt"/>
    </style:style>
    <style:style style:name="T169_75" style:family="text">
      <style:text-properties fo:color="#444444" fo:font-size="10pt" style:font-size-asian="10pt" style:font-size-complex="10pt"/>
    </style:style>
    <style:style style:name="T169_76" style:family="text">
      <style:text-properties fo:color="#444444" fo:font-size="10pt" style:font-size-asian="10pt" style:font-size-complex="10pt"/>
    </style:style>
    <style:style style:name="T169_77" style:family="text">
      <style:text-properties fo:color="#444444" fo:font-size="10pt" style:font-size-asian="10pt" style:font-size-complex="10pt"/>
    </style:style>
    <style:style style:name="T169_78" style:family="text">
      <style:text-properties fo:color="#444444" fo:font-size="10pt" style:font-size-asian="10pt" style:font-size-complex="10pt"/>
    </style:style>
    <style:style style:name="T169_79" style:family="text">
      <style:text-properties fo:color="#444444" fo:font-size="10pt" style:font-size-asian="10pt" style:font-size-complex="10pt"/>
    </style:style>
    <style:style style:name="T169_80" style:family="text">
      <style:text-properties fo:color="#444444" fo:font-size="10pt" style:font-size-asian="10pt" style:font-size-complex="10pt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color="#444444" fo:font-size="10pt" style:font-size-asian="10pt" style:font-size-complex="10pt"/>
    </style:style>
    <style:style style:name="T170_2" style:family="text">
      <style:text-properties fo:color="#444444" fo:font-size="10pt" style:font-size-asian="10pt" style:font-size-complex="10pt"/>
    </style:style>
    <style:style style:name="T170_3" style:family="text">
      <style:text-properties fo:color="#444444" fo:font-size="10pt" style:font-size-asian="10pt" style:font-size-complex="10pt"/>
    </style:style>
    <style:style style:name="T170_4" style:family="text">
      <style:text-properties fo:color="#444444" fo:font-size="10pt" style:font-size-asian="10pt" style:font-size-complex="10pt"/>
    </style:style>
    <style:style style:name="T170_5" style:family="text">
      <style:text-properties fo:color="#444444" fo:font-size="10pt" style:font-size-asian="10pt" style:font-size-complex="10pt"/>
    </style:style>
    <style:style style:name="T170_6" style:family="text">
      <style:text-properties fo:color="#444444" fo:font-size="10pt" style:font-size-asian="10pt" style:font-size-complex="10pt"/>
    </style:style>
    <style:style style:name="T170_7" style:family="text">
      <style:text-properties fo:color="#444444" fo:font-size="10pt" style:font-size-asian="10pt" style:font-size-complex="10pt"/>
    </style:style>
    <style:style style:name="T170_8" style:family="text">
      <style:text-properties fo:color="#444444" fo:font-size="10pt" style:font-size-asian="10pt" style:font-size-complex="10pt"/>
    </style:style>
    <style:style style:name="T170_9" style:family="text">
      <style:text-properties fo:color="#444444" fo:font-size="10pt" style:font-size-asian="10pt" style:font-size-complex="10pt"/>
    </style:style>
    <style:style style:name="T170_10" style:family="text">
      <style:text-properties fo:color="#444444" fo:font-size="10pt" style:font-size-asian="10pt" style:font-size-complex="10pt"/>
    </style:style>
    <style:style style:name="T170_11" style:family="text">
      <style:text-properties fo:color="#444444" fo:font-size="10pt" style:font-size-asian="10pt" style:font-size-complex="10pt"/>
    </style:style>
    <style:style style:name="T170_12" style:family="text">
      <style:text-properties fo:color="#444444" fo:font-size="10pt" style:font-size-asian="10pt" style:font-size-complex="10pt"/>
    </style:style>
    <style:style style:name="T170_13" style:family="text">
      <style:text-properties fo:color="#444444" fo:font-size="10pt" style:font-size-asian="10pt" style:font-size-complex="10pt"/>
    </style:style>
    <style:style style:name="T170_14" style:family="text">
      <style:text-properties fo:color="#444444" fo:font-size="10pt" style:font-size-asian="10pt" style:font-size-complex="10pt"/>
    </style:style>
    <style:style style:name="T170_15" style:family="text">
      <style:text-properties fo:color="#444444" fo:font-size="10pt" style:font-size-asian="10pt" style:font-size-complex="10pt"/>
    </style:style>
    <style:style style:name="T170_16" style:family="text">
      <style:text-properties fo:color="#444444" fo:font-size="10pt" style:font-size-asian="10pt" style:font-size-complex="10pt"/>
    </style:style>
    <style:style style:name="T170_17" style:family="text">
      <style:text-properties fo:color="#444444" fo:font-size="10pt" style:font-size-asian="10pt" style:font-size-complex="10pt"/>
    </style:style>
    <style:style style:name="T170_18" style:family="text">
      <style:text-properties fo:color="#444444" fo:font-size="10pt" style:font-size-asian="10pt" style:font-size-complex="10pt"/>
    </style:style>
    <style:style style:name="T170_19" style:family="text">
      <style:text-properties fo:color="#444444" fo:font-size="10pt" style:font-size-asian="10pt" style:font-size-complex="10pt"/>
    </style:style>
    <style:style style:name="T170_20" style:family="text">
      <style:text-properties fo:color="#444444" fo:font-size="10pt" style:font-size-asian="10pt" style:font-size-complex="10pt"/>
    </style:style>
    <style:style style:name="T170_21" style:family="text">
      <style:text-properties fo:color="#444444" fo:font-size="10pt" style:font-size-asian="10pt" style:font-size-complex="10pt"/>
    </style:style>
    <style:style style:name="T170_22" style:family="text">
      <style:text-properties fo:color="#444444" fo:font-size="10pt" style:font-size-asian="10pt" style:font-size-complex="10pt"/>
    </style:style>
    <style:style style:name="T170_23" style:family="text">
      <style:text-properties fo:color="#444444" fo:font-size="10pt" style:font-size-asian="10pt" style:font-size-complex="10pt"/>
    </style:style>
    <style:style style:name="T170_24" style:family="text">
      <style:text-properties fo:color="#444444" fo:font-size="10pt" style:font-size-asian="10pt" style:font-size-complex="10pt"/>
    </style:style>
    <style:style style:name="T170_25" style:family="text">
      <style:text-properties fo:color="#444444" fo:font-size="10pt" style:font-size-asian="10pt" style:font-size-complex="10pt"/>
    </style:style>
    <style:style style:name="T170_26" style:family="text">
      <style:text-properties fo:color="#444444" fo:font-size="10pt" style:font-size-asian="10pt" style:font-size-complex="10pt"/>
    </style:style>
    <style:style style:name="T170_27" style:family="text">
      <style:text-properties fo:color="#444444" fo:font-size="10pt" style:font-size-asian="10pt" style:font-size-complex="10pt"/>
    </style:style>
    <style:style style:name="T170_28" style:family="text">
      <style:text-properties fo:color="#444444" fo:font-size="10pt" style:font-size-asian="10pt" style:font-size-complex="10pt"/>
    </style:style>
    <style:style style:name="T170_29" style:family="text">
      <style:text-properties fo:color="#444444" fo:font-size="10pt" style:font-size-asian="10pt" style:font-size-complex="10pt"/>
    </style:style>
    <style:style style:name="T170_30" style:family="text">
      <style:text-properties fo:color="#444444" fo:font-size="10pt" style:font-size-asian="10pt" style:font-size-complex="10pt"/>
    </style:style>
    <style:style style:name="T170_31" style:family="text">
      <style:text-properties fo:color="#444444" fo:font-size="10pt" style:font-size-asian="10pt" style:font-size-complex="10pt"/>
    </style:style>
    <style:style style:name="T170_32" style:family="text">
      <style:text-properties fo:color="#444444" fo:font-size="10pt" style:font-size-asian="10pt" style:font-size-complex="10pt"/>
    </style:style>
    <style:style style:name="T170_33" style:family="text">
      <style:text-properties fo:color="#444444" fo:font-size="10pt" style:font-size-asian="10pt" style:font-size-complex="10pt"/>
    </style:style>
    <style:style style:name="T170_34" style:family="text">
      <style:text-properties fo:color="#444444" fo:font-size="10pt" style:font-size-asian="10pt" style:font-size-complex="10pt"/>
    </style:style>
    <style:style style:name="T170_35" style:family="text">
      <style:text-properties fo:color="#444444" fo:font-size="10pt" style:font-size-asian="10pt" style:font-size-complex="10pt"/>
    </style:style>
    <style:style style:name="T170_36" style:family="text">
      <style:text-properties fo:color="#444444" fo:font-size="10pt" style:font-size-asian="10pt" style:font-size-complex="10pt"/>
    </style:style>
    <style:style style:name="T170_37" style:family="text">
      <style:text-properties fo:color="#444444" fo:font-size="10pt" style:font-size-asian="10pt" style:font-size-complex="10pt"/>
    </style:style>
    <style:style style:name="T170_38" style:family="text">
      <style:text-properties fo:color="#444444" fo:font-size="10pt" style:font-size-asian="10pt" style:font-size-complex="10pt"/>
    </style:style>
    <style:style style:name="T170_39" style:family="text">
      <style:text-properties fo:color="#444444" fo:font-size="10pt" style:font-size-asian="10pt" style:font-size-complex="10pt"/>
    </style:style>
    <style:style style:name="T170_40" style:family="text">
      <style:text-properties fo:color="#444444" fo:font-size="10pt" style:font-size-asian="10pt" style:font-size-complex="10pt"/>
    </style:style>
    <style:style style:name="T170_41" style:family="text">
      <style:text-properties fo:color="#444444" fo:font-size="10pt" style:font-size-asian="10pt" style:font-size-complex="10pt"/>
    </style:style>
    <style:style style:name="T170_42" style:family="text">
      <style:text-properties fo:color="#444444" fo:font-size="10pt" style:font-size-asian="10pt" style:font-size-complex="10pt"/>
    </style:style>
    <style:style style:name="T170_43" style:family="text">
      <style:text-properties fo:color="#444444" fo:font-size="10pt" style:font-size-asian="10pt" style:font-size-complex="10pt"/>
    </style:style>
    <style:style style:name="T170_44" style:family="text">
      <style:text-properties fo:color="#444444" fo:font-size="10pt" style:font-size-asian="10pt" style:font-size-complex="10pt"/>
    </style:style>
    <style:style style:name="T170_45" style:family="text">
      <style:text-properties fo:color="#444444" fo:font-size="10pt" style:font-size-asian="10pt" style:font-size-complex="10pt"/>
    </style:style>
    <style:style style:name="T170_46" style:family="text">
      <style:text-properties fo:color="#444444" fo:font-size="10pt" style:font-size-asian="10pt" style:font-size-complex="10pt"/>
    </style:style>
    <style:style style:name="T170_47" style:family="text">
      <style:text-properties fo:color="#444444" fo:font-size="10pt" style:font-size-asian="10pt" style:font-size-complex="10pt"/>
    </style:style>
    <style:style style:name="T170_48" style:family="text">
      <style:text-properties fo:color="#444444" fo:font-size="10pt" style:font-size-asian="10pt" style:font-size-complex="10pt"/>
    </style:style>
    <style:style style:name="T170_49" style:family="text">
      <style:text-properties fo:color="#444444" fo:font-size="10pt" style:font-size-asian="10pt" style:font-size-complex="10pt"/>
    </style:style>
    <style:style style:name="T170_50" style:family="text">
      <style:text-properties fo:color="#444444" fo:font-size="10pt" style:font-size-asian="10pt" style:font-size-complex="10pt"/>
    </style:style>
    <style:style style:name="T170_51" style:family="text">
      <style:text-properties fo:color="#444444" fo:font-size="10pt" style:font-size-asian="10pt" style:font-size-complex="10pt"/>
    </style:style>
    <style:style style:name="T170_52" style:family="text">
      <style:text-properties fo:color="#444444" fo:font-size="10pt" style:font-size-asian="10pt" style:font-size-complex="10pt"/>
    </style:style>
    <style:style style:name="T170_53" style:family="text">
      <style:text-properties fo:color="#444444" fo:font-size="10pt" style:font-size-asian="10pt" style:font-size-complex="10pt"/>
    </style:style>
    <style:style style:name="T170_54" style:family="text">
      <style:text-properties fo:color="#444444" fo:font-size="10pt" style:font-size-asian="10pt" style:font-size-complex="10pt"/>
    </style:style>
    <style:style style:name="T170_55" style:family="text">
      <style:text-properties fo:color="#444444" fo:font-size="10pt" style:font-size-asian="10pt" style:font-size-complex="10pt"/>
    </style:style>
    <style:style style:name="T170_56" style:family="text">
      <style:text-properties fo:color="#444444" fo:font-size="10pt" style:font-size-asian="10pt" style:font-size-complex="10pt"/>
    </style:style>
    <style:style style:name="T170_57" style:family="text">
      <style:text-properties fo:color="#444444" fo:font-size="10pt" style:font-size-asian="10pt" style:font-size-complex="10pt"/>
    </style:style>
    <style:style style:name="T170_58" style:family="text">
      <style:text-properties fo:color="#444444" fo:font-size="10pt" style:font-size-asian="10pt" style:font-size-complex="10pt"/>
    </style:style>
    <style:style style:name="T170_59" style:family="text">
      <style:text-properties fo:color="#444444" fo:font-size="10pt" style:font-size-asian="10pt" style:font-size-complex="10pt"/>
    </style:style>
    <style:style style:name="T170_60" style:family="text">
      <style:text-properties fo:color="#444444" fo:font-size="10pt" style:font-size-asian="10pt" style:font-size-complex="10pt"/>
    </style:style>
    <style:style style:name="T170_61" style:family="text">
      <style:text-properties fo:color="#444444" fo:font-size="10pt" style:font-size-asian="10pt" style:font-size-complex="10pt"/>
    </style:style>
    <style:style style:name="T170_62" style:family="text">
      <style:text-properties fo:color="#444444" fo:font-size="10pt" style:font-size-asian="10pt" style:font-size-complex="10pt"/>
    </style:style>
    <style:style style:name="T170_63" style:family="text">
      <style:text-properties fo:color="#444444" fo:font-size="10pt" style:font-size-asian="10pt" style:font-size-complex="10pt"/>
    </style:style>
    <style:style style:name="T170_64" style:family="text">
      <style:text-properties fo:color="#444444" fo:font-size="10pt" style:font-size-asian="10pt" style:font-size-complex="10pt"/>
    </style:style>
    <style:style style:name="T170_65" style:family="text">
      <style:text-properties fo:color="#444444" fo:font-size="10pt" style:font-size-asian="10pt" style:font-size-complex="10pt"/>
    </style:style>
    <style:style style:name="T170_66" style:family="text">
      <style:text-properties fo:color="#444444" fo:font-size="10pt" style:font-size-asian="10pt" style:font-size-complex="10pt"/>
    </style:style>
    <style:style style:name="T170_67" style:family="text">
      <style:text-properties fo:color="#444444" fo:font-size="10pt" style:font-size-asian="10pt" style:font-size-complex="10pt"/>
    </style:style>
    <style:style style:name="T170_68" style:family="text">
      <style:text-properties fo:color="#444444" fo:font-size="10pt" style:font-size-asian="10pt" style:font-size-complex="10pt"/>
    </style:style>
    <style:style style:name="T170_69" style:family="text">
      <style:text-properties fo:color="#444444" fo:font-size="10pt" style:font-size-asian="10pt" style:font-size-complex="10pt"/>
    </style:style>
    <style:style style:name="T170_70" style:family="text">
      <style:text-properties fo:color="#444444" fo:font-size="10pt" style:font-size-asian="10pt" style:font-size-complex="10pt"/>
    </style:style>
    <style:style style:name="T170_71" style:family="text">
      <style:text-properties fo:color="#444444" fo:font-size="10pt" style:font-size-asian="10pt" style:font-size-complex="10pt"/>
    </style:style>
    <style:style style:name="T170_72" style:family="text">
      <style:text-properties fo:color="#444444" fo:font-size="10pt" style:font-size-asian="10pt" style:font-size-complex="10pt"/>
    </style:style>
    <style:style style:name="T170_73" style:family="text">
      <style:text-properties fo:color="#444444" fo:font-size="10pt" style:font-size-asian="10pt" style:font-size-complex="10pt"/>
    </style:style>
    <style:style style:name="T170_74" style:family="text">
      <style:text-properties fo:color="#444444" fo:font-size="10pt" style:font-size-asian="10pt" style:font-size-complex="10pt"/>
    </style:style>
    <style:style style:name="T170_75" style:family="text">
      <style:text-properties fo:color="#444444" fo:font-size="10pt" style:font-size-asian="10pt" style:font-size-complex="10pt"/>
    </style:style>
    <style:style style:name="T170_76" style:family="text">
      <style:text-properties fo:color="#444444" fo:font-size="10pt" style:font-size-asian="10pt" style:font-size-complex="10pt"/>
    </style:style>
    <style:style style:name="T170_77" style:family="text">
      <style:text-properties fo:color="#444444" fo:font-size="10pt" style:font-size-asian="10pt" style:font-size-complex="10pt"/>
    </style:style>
    <style:style style:name="T170_78" style:family="text">
      <style:text-properties fo:color="#444444" fo:font-size="10pt" style:font-size-asian="10pt" style:font-size-complex="10pt"/>
    </style:style>
    <style:style style:name="T170_79" style:family="text">
      <style:text-properties fo:color="#444444" fo:font-size="10pt" style:font-size-asian="10pt" style:font-size-complex="10pt"/>
    </style:style>
    <style:style style:name="T170_80" style:family="text">
      <style:text-properties fo:color="#444444" fo:font-size="10pt" style:font-size-asian="10pt" style:font-size-complex="10pt"/>
    </style:style>
    <style:style style:name="T170_81" style:family="text">
      <style:text-properties fo:color="#444444" fo:font-size="10pt" style:font-size-asian="10pt" style:font-size-complex="10pt"/>
    </style:style>
    <style:style style:name="T170_82" style:family="text">
      <style:text-properties fo:color="#444444" fo:font-size="10pt" style:font-size-asian="10pt" style:font-size-complex="10pt"/>
    </style:style>
    <style:style style:name="T170_83" style:family="text">
      <style:text-properties fo:color="#444444" fo:font-size="10pt" style:font-size-asian="10pt" style:font-size-complex="10pt"/>
    </style:style>
    <style:style style:name="T170_84" style:family="text">
      <style:text-properties fo:color="#444444" fo:font-size="10pt" style:font-size-asian="10pt" style:font-size-complex="10pt"/>
    </style:style>
    <style:style style:name="T170_85" style:family="text">
      <style:text-properties fo:color="#444444" fo:font-size="10pt" style:font-size-asian="10pt" style:font-size-complex="10pt"/>
    </style:style>
    <style:style style:name="T170_86" style:family="text">
      <style:text-properties fo:color="#444444" fo:font-size="10pt" style:font-size-asian="10pt" style:font-size-complex="10pt"/>
    </style:style>
    <style:style style:name="T170_87" style:family="text">
      <style:text-properties fo:color="#444444" fo:font-size="10pt" style:font-size-asian="10pt" style:font-size-complex="10pt"/>
    </style:style>
    <style:style style:name="T170_88" style:family="text">
      <style:text-properties fo:color="#444444" fo:font-size="10pt" style:font-size-asian="10pt" style:font-size-complex="10pt"/>
    </style:style>
    <style:style style:name="T170_89" style:family="text">
      <style:text-properties fo:color="#444444" fo:font-size="10pt" style:font-size-asian="10pt" style:font-size-complex="10pt"/>
    </style:style>
    <style:style style:name="T170_90" style:family="text">
      <style:text-properties fo:color="#444444" fo:font-size="10pt" style:font-size-asian="10pt" style:font-size-complex="10pt"/>
    </style:style>
    <style:style style:name="T170_91" style:family="text">
      <style:text-properties fo:color="#444444" fo:font-size="10pt" style:font-size-asian="10pt" style:font-size-complex="10pt"/>
    </style:style>
    <style:style style:name="T170_92" style:family="text">
      <style:text-properties fo:color="#444444" fo:font-size="10pt" style:font-size-asian="10pt" style:font-size-complex="10pt"/>
    </style:style>
    <style:style style:name="T170_93" style:family="text">
      <style:text-properties fo:color="#444444" fo:font-size="10pt" style:font-size-asian="10pt" style:font-size-complex="10pt"/>
    </style:style>
    <style:style style:name="T170_94" style:family="text">
      <style:text-properties fo:color="#444444" fo:font-size="10pt" style:font-size-asian="10pt" style:font-size-complex="10pt"/>
    </style:style>
    <style:style style:name="T170_95" style:family="text">
      <style:text-properties fo:color="#444444" fo:font-size="10pt" style:font-size-asian="10pt" style:font-size-complex="10pt"/>
    </style:style>
    <style:style style:name="T170_96" style:family="text">
      <style:text-properties fo:color="#444444" fo:font-size="10pt" style:font-size-asian="10pt" style:font-size-complex="10pt"/>
    </style:style>
    <style:style style:name="T170_97" style:family="text">
      <style:text-properties fo:color="#444444" fo:font-size="10pt" style:font-size-asian="10pt" style:font-size-complex="10pt"/>
    </style:style>
    <style:style style:name="T170_98" style:family="text">
      <style:text-properties fo:color="#444444" fo:font-size="10pt" style:font-size-asian="10pt" style:font-size-complex="10pt"/>
    </style:style>
    <style:style style:name="T170_99" style:family="text">
      <style:text-properties fo:color="#444444" fo:font-size="10pt" style:font-size-asian="10pt" style:font-size-complex="10pt"/>
    </style:style>
    <style:style style:name="T170_100" style:family="text">
      <style:text-properties fo:color="#444444" fo:font-size="10pt" style:font-size-asian="10pt" style:font-size-complex="10pt"/>
    </style:style>
    <style:style style:name="T170_101" style:family="text">
      <style:text-properties fo:color="#444444" fo:font-size="10pt" style:font-size-asian="10pt" style:font-size-complex="10pt"/>
    </style:style>
    <style:style style:name="T170_102" style:family="text">
      <style:text-properties fo:color="#444444" fo:font-size="10pt" style:font-size-asian="10pt" style:font-size-complex="10pt"/>
    </style:style>
    <style:style style:name="T170_103" style:family="text">
      <style:text-properties fo:color="#444444" fo:font-size="10pt" style:font-size-asian="10pt" style:font-size-complex="10pt"/>
    </style:style>
    <style:style style:name="T170_104" style:family="text">
      <style:text-properties fo:color="#444444" fo:font-size="10pt" style:font-size-asian="10pt" style:font-size-complex="10pt"/>
    </style:style>
    <style:style style:name="T170_105" style:family="text">
      <style:text-properties fo:color="#444444" fo:font-size="10pt" style:font-size-asian="10pt" style:font-size-complex="10pt"/>
    </style:style>
    <style:style style:name="T170_106" style:family="text">
      <style:text-properties fo:color="#444444" fo:font-size="10pt" style:font-size-asian="10pt" style:font-size-complex="10pt"/>
    </style:style>
    <style:style style:name="T170_107" style:family="text">
      <style:text-properties fo:color="#444444" fo:font-size="10pt" style:font-size-asian="10pt" style:font-size-complex="10pt"/>
    </style:style>
    <style:style style:name="T170_108" style:family="text">
      <style:text-properties fo:color="#444444" fo:font-size="10pt" style:font-size-asian="10pt" style:font-size-complex="10pt"/>
    </style:style>
    <style:style style:name="T170_109" style:family="text">
      <style:text-properties fo:color="#444444" fo:font-size="10pt" style:font-size-asian="10pt" style:font-size-complex="10pt"/>
    </style:style>
    <style:style style:name="T170_110" style:family="text">
      <style:text-properties fo:color="#444444" fo:font-size="10pt" style:font-size-asian="10pt" style:font-size-complex="10pt"/>
    </style:style>
    <style:style style:name="T170_111" style:family="text">
      <style:text-properties fo:color="#444444" fo:font-size="10pt" style:font-size-asian="10pt" style:font-size-complex="10pt"/>
    </style:style>
    <style:style style:name="T170_112" style:family="text">
      <style:text-properties fo:color="#444444" fo:font-size="10pt" style:font-size-asian="10pt" style:font-size-complex="10pt"/>
    </style:style>
    <style:style style:name="T170_113" style:family="text">
      <style:text-properties fo:color="#444444" fo:font-size="10pt" style:font-size-asian="10pt" style:font-size-complex="10pt"/>
    </style:style>
    <style:style style:name="T170_114" style:family="text">
      <style:text-properties fo:color="#444444" fo:font-size="10pt" style:font-size-asian="10pt" style:font-size-complex="10pt"/>
    </style:style>
    <style:style style:name="T170_115" style:family="text">
      <style:text-properties fo:color="#444444" fo:font-size="10pt" style:font-size-asian="10pt" style:font-size-complex="10pt"/>
    </style:style>
    <style:style style:name="T170_116" style:family="text">
      <style:text-properties fo:color="#444444" fo:font-size="10pt" style:font-size-asian="10pt" style:font-size-complex="10pt"/>
    </style:style>
    <style:style style:name="T170_117" style:family="text">
      <style:text-properties fo:color="#444444" fo:font-size="10pt" style:font-size-asian="10pt" style:font-size-complex="10pt"/>
    </style:style>
    <style:style style:name="T170_118" style:family="text">
      <style:text-properties fo:color="#444444" fo:font-size="10pt" style:font-size-asian="10pt" style:font-size-complex="10pt"/>
    </style:style>
    <style:style style:name="T170_119" style:family="text">
      <style:text-properties fo:color="#444444" fo:font-size="10pt" style:font-size-asian="10pt" style:font-size-complex="10pt"/>
    </style:style>
    <style:style style:name="T170_120" style:family="text">
      <style:text-properties fo:color="#444444" fo:font-size="10pt" style:font-size-asian="10pt" style:font-size-complex="10pt"/>
    </style:style>
    <style:style style:name="T170_121" style:family="text">
      <style:text-properties fo:color="#444444" fo:font-size="10pt" style:font-size-asian="10pt" style:font-size-complex="10pt"/>
    </style:style>
    <style:style style:name="T170_122" style:family="text">
      <style:text-properties fo:color="#444444" fo:font-size="10pt" style:font-size-asian="10pt" style:font-size-complex="10pt"/>
    </style:style>
    <style:style style:name="T170_123" style:family="text">
      <style:text-properties fo:color="#444444" fo:font-size="10pt" style:font-size-asian="10pt" style:font-size-complex="10pt"/>
    </style:style>
    <style:style style:name="T170_124" style:family="text">
      <style:text-properties fo:color="#444444" fo:font-size="10pt" style:font-size-asian="10pt" style:font-size-complex="10pt"/>
    </style:style>
    <style:style style:name="T170_125" style:family="text">
      <style:text-properties fo:color="#444444" fo:font-size="10pt" style:font-size-asian="10pt" style:font-size-complex="10pt"/>
    </style:style>
    <style:style style:name="T170_126" style:family="text">
      <style:text-properties fo:color="#444444" fo:font-size="10pt" style:font-size-asian="10pt" style:font-size-complex="10pt"/>
    </style:style>
    <style:style style:name="T170_127" style:family="text">
      <style:text-properties fo:color="#444444" fo:font-size="10pt" style:font-size-asian="10pt" style:font-size-complex="10pt"/>
    </style:style>
    <style:style style:name="T170_128" style:family="text">
      <style:text-properties fo:color="#444444" fo:font-size="10pt" style:font-size-asian="10pt" style:font-size-complex="10pt"/>
    </style:style>
    <style:style style:name="T170_129" style:family="text">
      <style:text-properties fo:color="#444444" fo:font-size="10pt" style:font-size-asian="10pt" style:font-size-complex="10pt"/>
    </style:style>
    <style:style style:name="T170_130" style:family="text">
      <style:text-properties fo:color="#444444" fo:font-size="10pt" style:font-size-asian="10pt" style:font-size-complex="10pt"/>
    </style:style>
    <style:style style:name="T170_131" style:family="text">
      <style:text-properties fo:color="#444444" fo:font-size="10pt" style:font-size-asian="10pt" style:font-size-complex="10pt"/>
    </style:style>
    <style:style style:name="T170_132" style:family="text">
      <style:text-properties fo:color="#444444" fo:font-size="10pt" style:font-size-asian="10pt" style:font-size-complex="10pt"/>
    </style:style>
    <style:style style:name="T170_133" style:family="text">
      <style:text-properties fo:color="#444444" fo:font-size="10pt" style:font-size-asian="10pt" style:font-size-complex="10pt"/>
    </style:style>
    <style:style style:name="T170_134" style:family="text">
      <style:text-properties fo:color="#444444" fo:font-size="10pt" style:font-size-asian="10pt" style:font-size-complex="10pt"/>
    </style:style>
    <style:style style:name="T170_135" style:family="text">
      <style:text-properties fo:color="#444444" fo:font-size="10pt" style:font-size-asian="10pt" style:font-size-complex="10pt"/>
    </style:style>
    <style:style style:name="T170_136" style:family="text">
      <style:text-properties fo:color="#444444" fo:font-size="10pt" style:font-size-asian="10pt" style:font-size-complex="10pt"/>
    </style:style>
    <style:style style:name="T170_137" style:family="text">
      <style:text-properties fo:color="#444444" fo:font-size="10pt" style:font-size-asian="10pt" style:font-size-complex="10pt"/>
    </style:style>
    <style:style style:name="T170_138" style:family="text">
      <style:text-properties fo:color="#444444" fo:font-size="10pt" style:font-size-asian="10pt" style:font-size-complex="10pt"/>
    </style:style>
    <style:style style:name="T170_139" style:family="text">
      <style:text-properties fo:color="#444444" fo:font-size="10pt" style:font-size-asian="10pt" style:font-size-complex="10pt"/>
    </style:style>
    <style:style style:name="T170_140" style:family="text">
      <style:text-properties fo:color="#444444" fo:font-size="10pt" style:font-size-asian="10pt" style:font-size-complex="10pt"/>
    </style:style>
    <style:style style:name="T170_141" style:family="text">
      <style:text-properties fo:color="#444444" fo:font-size="10pt" style:font-size-asian="10pt" style:font-size-complex="10pt"/>
    </style:style>
    <style:style style:name="T170_142" style:family="text">
      <style:text-properties fo:color="#444444" fo:font-size="10pt" style:font-size-asian="10pt" style:font-size-complex="10pt"/>
    </style:style>
    <style:style style:name="T170_143" style:family="text">
      <style:text-properties fo:color="#444444" fo:font-size="10pt" style:font-size-asian="10pt" style:font-size-complex="10pt"/>
    </style:style>
    <style:style style:name="T170_144" style:family="text">
      <style:text-properties fo:color="#444444" fo:font-size="10pt" style:font-size-asian="10pt" style:font-size-complex="10pt"/>
    </style:style>
    <style:style style:name="T170_145" style:family="text">
      <style:text-properties fo:color="#444444" fo:font-size="10pt" style:font-size-asian="10pt" style:font-size-complex="10pt"/>
    </style:style>
    <style:style style:name="T170_146" style:family="text">
      <style:text-properties fo:color="#444444" fo:font-size="10pt" style:font-size-asian="10pt" style:font-size-complex="10pt"/>
    </style:style>
    <style:style style:name="T170_147" style:family="text">
      <style:text-properties fo:color="#444444" fo:font-size="10pt" style:font-size-asian="10pt" style:font-size-complex="10pt"/>
    </style:style>
    <style:style style:name="T170_148" style:family="text">
      <style:text-properties fo:color="#444444" fo:font-size="10pt" style:font-size-asian="10pt" style:font-size-complex="10pt"/>
    </style:style>
    <style:style style:name="T170_149" style:family="text">
      <style:text-properties fo:color="#444444" fo:font-size="10pt" style:font-size-asian="10pt" style:font-size-complex="10pt"/>
    </style:style>
    <style:style style:name="T170_150" style:family="text">
      <style:text-properties fo:color="#444444" fo:font-size="10pt" style:font-size-asian="10pt" style:font-size-complex="10pt"/>
    </style:style>
    <style:style style:name="T170_151" style:family="text">
      <style:text-properties fo:color="#444444" fo:font-size="10pt" style:font-size-asian="10pt" style:font-size-complex="10pt"/>
    </style:style>
    <style:style style:name="T170_152" style:family="text">
      <style:text-properties fo:color="#444444" fo:font-size="10pt" style:font-size-asian="10pt" style:font-size-complex="10pt"/>
    </style:style>
    <style:style style:name="T170_153" style:family="text">
      <style:text-properties fo:color="#444444" fo:font-size="10pt" style:font-size-asian="10pt" style:font-size-complex="10pt"/>
    </style:style>
    <style:style style:name="T170_154" style:family="text">
      <style:text-properties fo:color="#444444" fo:font-size="10pt" style:font-size-asian="10pt" style:font-size-complex="10pt"/>
    </style:style>
    <style:style style:name="T170_155" style:family="text">
      <style:text-properties fo:color="#444444" fo:font-size="10pt" style:font-size-asian="10pt" style:font-size-complex="10pt"/>
    </style:style>
    <style:style style:name="T170_156" style:family="text">
      <style:text-properties fo:color="#444444" fo:font-size="10pt" style:font-size-asian="10pt" style:font-size-complex="10pt"/>
    </style:style>
    <style:style style:name="T170_157" style:family="text">
      <style:text-properties fo:color="#444444" fo:font-size="10pt" style:font-size-asian="10pt" style:font-size-complex="10pt"/>
    </style:style>
    <style:style style:name="T170_158" style:family="text">
      <style:text-properties fo:color="#444444" fo:font-size="10pt" style:font-size-asian="10pt" style:font-size-complex="10pt"/>
    </style:style>
    <style:style style:name="T170_159" style:family="text">
      <style:text-properties fo:color="#444444" fo:font-size="10pt" style:font-size-asian="10pt" style:font-size-complex="10pt"/>
    </style:style>
    <style:style style:name="T170_160" style:family="text">
      <style:text-properties fo:color="#444444" fo:font-size="10pt" style:font-size-asian="10pt" style:font-size-complex="10pt"/>
    </style:style>
    <style:style style:name="T170_161" style:family="text">
      <style:text-properties fo:color="#444444" fo:font-size="10pt" style:font-size-asian="10pt" style:font-size-complex="10pt"/>
    </style:style>
    <style:style style:name="T170_162" style:family="text">
      <style:text-properties fo:color="#444444" fo:font-size="10pt" style:font-size-asian="10pt" style:font-size-complex="10pt"/>
    </style:style>
    <style:style style:name="T170_163" style:family="text">
      <style:text-properties fo:color="#444444" fo:font-size="10pt" style:font-size-asian="10pt" style:font-size-complex="10pt"/>
    </style:style>
    <style:style style:name="T170_164" style:family="text">
      <style:text-properties fo:color="#444444" fo:font-size="10pt" style:font-size-asian="10pt" style:font-size-complex="10pt"/>
    </style:style>
    <style:style style:name="T170_165" style:family="text">
      <style:text-properties fo:color="#444444" fo:font-size="10pt" style:font-size-asian="10pt" style:font-size-complex="10pt"/>
    </style:style>
    <style:style style:name="T170_166" style:family="text">
      <style:text-properties fo:color="#444444" fo:font-size="10pt" style:font-size-asian="10pt" style:font-size-complex="10pt"/>
    </style:style>
    <style:style style:name="T170_167" style:family="text">
      <style:text-properties fo:color="#444444" fo:font-size="10pt" style:font-size-asian="10pt" style:font-size-complex="10pt"/>
    </style:style>
    <style:style style:name="T170_168" style:family="text">
      <style:text-properties fo:color="#444444" fo:font-size="10pt" style:font-size-asian="10pt" style:font-size-complex="10pt"/>
    </style:style>
    <style:style style:name="T170_169" style:family="text">
      <style:text-properties fo:color="#444444" fo:font-size="10pt" style:font-size-asian="10pt" style:font-size-complex="10pt"/>
    </style:style>
    <style:style style:name="T170_170" style:family="text">
      <style:text-properties fo:color="#444444" fo:font-size="10pt" style:font-size-asian="10pt" style:font-size-complex="10pt"/>
    </style:style>
    <style:style style:name="T170_171" style:family="text">
      <style:text-properties fo:color="#444444" fo:font-size="10pt" style:font-size-asian="10pt" style:font-size-complex="10pt"/>
    </style:style>
    <style:style style:name="T170_172" style:family="text">
      <style:text-properties fo:color="#444444" fo:font-size="10pt" style:font-size-asian="10pt" style:font-size-complex="10pt"/>
    </style:style>
    <style:style style:name="T170_173" style:family="text">
      <style:text-properties fo:color="#444444" fo:font-size="10pt" style:font-size-asian="10pt" style:font-size-complex="10pt"/>
    </style:style>
    <style:style style:name="T170_174" style:family="text">
      <style:text-properties fo:color="#444444" fo:font-size="10pt" style:font-size-asian="10pt" style:font-size-complex="10pt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fo:color="#444444" fo:font-size="10pt" style:font-size-asian="10pt" style:font-size-complex="10pt"/>
    </style:style>
    <style:style style:name="T171_2" style:family="text">
      <style:text-properties fo:color="#444444" fo:font-size="10pt" style:font-size-asian="10pt" style:font-size-complex="10pt"/>
    </style:style>
    <style:style style:name="T171_3" style:family="text">
      <style:text-properties fo:color="#444444" fo:font-size="10pt" style:font-size-asian="10pt" style:font-size-complex="10pt"/>
    </style:style>
    <style:style style:name="T171_4" style:family="text">
      <style:text-properties fo:color="#444444" fo:font-size="10pt" style:font-size-asian="10pt" style:font-size-complex="10pt"/>
    </style:style>
    <style:style style:name="T171_5" style:family="text">
      <style:text-properties fo:color="#444444" fo:font-size="10pt" style:font-size-asian="10pt" style:font-size-complex="10pt"/>
    </style:style>
    <style:style style:name="T171_6" style:family="text">
      <style:text-properties fo:color="#444444" fo:font-size="10pt" style:font-size-asian="10pt" style:font-size-complex="10pt"/>
    </style:style>
    <style:style style:name="T171_7" style:family="text">
      <style:text-properties fo:color="#444444" fo:font-size="10pt" style:font-size-asian="10pt" style:font-size-complex="10pt"/>
    </style:style>
    <style:style style:name="T171_8" style:family="text">
      <style:text-properties fo:color="#444444" fo:font-size="10pt" style:font-size-asian="10pt" style:font-size-complex="10pt"/>
    </style:style>
    <style:style style:name="T171_9" style:family="text">
      <style:text-properties fo:color="#444444" fo:font-size="10pt" style:font-size-asian="10pt" style:font-size-complex="10pt"/>
    </style:style>
    <style:style style:name="T171_10" style:family="text">
      <style:text-properties fo:color="#444444" fo:font-size="10pt" style:font-size-asian="10pt" style:font-size-complex="10pt"/>
    </style:style>
    <style:style style:name="T171_11" style:family="text">
      <style:text-properties fo:color="#444444" fo:font-size="10pt" style:font-size-asian="10pt" style:font-size-complex="10pt"/>
    </style:style>
    <style:style style:name="T171_12" style:family="text">
      <style:text-properties fo:color="#444444" fo:font-size="10pt" style:font-size-asian="10pt" style:font-size-complex="10pt"/>
    </style:style>
    <style:style style:name="T171_13" style:family="text">
      <style:text-properties fo:color="#444444" fo:font-size="10pt" style:font-size-asian="10pt" style:font-size-complex="10pt"/>
    </style:style>
    <style:style style:name="T171_14" style:family="text">
      <style:text-properties fo:color="#444444" fo:font-size="10pt" style:font-size-asian="10pt" style:font-size-complex="10pt"/>
    </style:style>
    <style:style style:name="T171_15" style:family="text">
      <style:text-properties fo:color="#444444" fo:font-size="10pt" style:font-size-asian="10pt" style:font-size-complex="10pt"/>
    </style:style>
    <style:style style:name="T171_16" style:family="text">
      <style:text-properties fo:color="#444444" fo:font-size="10pt" style:font-size-asian="10pt" style:font-size-complex="10pt"/>
    </style:style>
    <style:style style:name="T171_17" style:family="text">
      <style:text-properties fo:color="#444444" fo:font-size="10pt" style:font-size-asian="10pt" style:font-size-complex="10pt"/>
    </style:style>
    <style:style style:name="T171_18" style:family="text">
      <style:text-properties fo:color="#444444" fo:font-size="10pt" style:font-size-asian="10pt" style:font-size-complex="10pt"/>
    </style:style>
    <style:style style:name="T171_19" style:family="text">
      <style:text-properties fo:color="#444444" fo:font-size="10pt" style:font-size-asian="10pt" style:font-size-complex="10pt"/>
    </style:style>
    <style:style style:name="T171_20" style:family="text">
      <style:text-properties fo:color="#444444" fo:font-size="10pt" style:font-size-asian="10pt" style:font-size-complex="10pt"/>
    </style:style>
    <style:style style:name="T171_21" style:family="text">
      <style:text-properties fo:color="#444444" fo:font-size="10pt" style:font-size-asian="10pt" style:font-size-complex="10pt"/>
    </style:style>
    <style:style style:name="T171_22" style:family="text">
      <style:text-properties fo:color="#444444" fo:font-size="10pt" style:font-size-asian="10pt" style:font-size-complex="10pt"/>
    </style:style>
    <style:style style:name="T171_23" style:family="text">
      <style:text-properties fo:color="#444444" fo:font-size="10pt" style:font-size-asian="10pt" style:font-size-complex="10pt"/>
    </style:style>
    <style:style style:name="T171_24" style:family="text">
      <style:text-properties fo:color="#444444" fo:font-size="10pt" style:font-size-asian="10pt" style:font-size-complex="10pt"/>
    </style:style>
    <style:style style:name="T171_25" style:family="text">
      <style:text-properties fo:color="#444444" fo:font-size="10pt" style:font-size-asian="10pt" style:font-size-complex="10pt"/>
    </style:style>
    <style:style style:name="T171_26" style:family="text">
      <style:text-properties fo:color="#444444" fo:font-size="10pt" style:font-size-asian="10pt" style:font-size-complex="10pt"/>
    </style:style>
    <style:style style:name="T171_27" style:family="text">
      <style:text-properties fo:color="#444444" fo:font-size="10pt" style:font-size-asian="10pt" style:font-size-complex="10pt"/>
    </style:style>
    <style:style style:name="T171_28" style:family="text">
      <style:text-properties fo:color="#444444" fo:font-size="10pt" style:font-size-asian="10pt" style:font-size-complex="10pt"/>
    </style:style>
    <style:style style:name="T171_29" style:family="text">
      <style:text-properties fo:color="#444444" fo:font-size="10pt" style:font-size-asian="10pt" style:font-size-complex="10pt"/>
    </style:style>
    <style:style style:name="T171_30" style:family="text">
      <style:text-properties fo:color="#444444" fo:font-size="10pt" style:font-size-asian="10pt" style:font-size-complex="10pt"/>
    </style:style>
    <style:style style:name="T171_31" style:family="text">
      <style:text-properties fo:color="#444444" fo:font-size="10pt" style:font-size-asian="10pt" style:font-size-complex="10pt"/>
    </style:style>
    <style:style style:name="T171_32" style:family="text">
      <style:text-properties fo:color="#444444" fo:font-size="10pt" style:font-size-asian="10pt" style:font-size-complex="10pt"/>
    </style:style>
    <style:style style:name="T171_33" style:family="text">
      <style:text-properties fo:color="#444444" fo:font-size="10pt" style:font-size-asian="10pt" style:font-size-complex="10pt"/>
    </style:style>
    <style:style style:name="T171_34" style:family="text">
      <style:text-properties fo:color="#444444" fo:font-size="10pt" style:font-size-asian="10pt" style:font-size-complex="10pt"/>
    </style:style>
    <style:style style:name="T171_35" style:family="text">
      <style:text-properties fo:color="#444444" fo:font-size="10pt" style:font-size-asian="10pt" style:font-size-complex="10pt"/>
    </style:style>
    <style:style style:name="T171_36" style:family="text">
      <style:text-properties fo:color="#444444" fo:font-size="10pt" style:font-size-asian="10pt" style:font-size-complex="10pt"/>
    </style:style>
    <style:style style:name="T171_37" style:family="text">
      <style:text-properties fo:color="#444444" fo:font-size="10pt" style:font-size-asian="10pt" style:font-size-complex="10pt"/>
    </style:style>
    <style:style style:name="T171_38" style:family="text">
      <style:text-properties fo:color="#444444" fo:font-size="10pt" style:font-size-asian="10pt" style:font-size-complex="10pt"/>
    </style:style>
    <style:style style:name="T171_39" style:family="text">
      <style:text-properties fo:color="#444444" fo:font-size="10pt" style:font-size-asian="10pt" style:font-size-complex="10pt"/>
    </style:style>
    <style:style style:name="T171_40" style:family="text">
      <style:text-properties fo:color="#444444" fo:font-size="10pt" style:font-size-asian="10pt" style:font-size-complex="10pt"/>
    </style:style>
    <style:style style:name="T171_41" style:family="text">
      <style:text-properties fo:color="#444444" fo:font-size="10pt" style:font-size-asian="10pt" style:font-size-complex="10pt"/>
    </style:style>
    <style:style style:name="T171_42" style:family="text">
      <style:text-properties fo:color="#444444" fo:font-size="10pt" style:font-size-asian="10pt" style:font-size-complex="10pt"/>
    </style:style>
    <style:style style:name="T171_43" style:family="text">
      <style:text-properties fo:color="#444444" fo:font-size="10pt" style:font-size-asian="10pt" style:font-size-complex="10pt"/>
    </style:style>
    <style:style style:name="T171_44" style:family="text">
      <style:text-properties fo:color="#444444" fo:font-size="10pt" style:font-size-asian="10pt" style:font-size-complex="10pt"/>
    </style:style>
    <style:style style:name="T171_45" style:family="text">
      <style:text-properties fo:color="#444444" fo:font-size="10pt" style:font-size-asian="10pt" style:font-size-complex="10pt"/>
    </style:style>
    <style:style style:name="T171_46" style:family="text">
      <style:text-properties fo:color="#444444" fo:font-size="10pt" style:font-size-asian="10pt" style:font-size-complex="10pt"/>
    </style:style>
    <style:style style:name="T171_47" style:family="text">
      <style:text-properties fo:color="#444444" fo:font-size="10pt" style:font-size-asian="10pt" style:font-size-complex="10pt"/>
    </style:style>
    <style:style style:name="T171_48" style:family="text">
      <style:text-properties fo:color="#444444" fo:font-size="10pt" style:font-size-asian="10pt" style:font-size-complex="10pt"/>
    </style:style>
    <style:style style:name="T171_49" style:family="text">
      <style:text-properties fo:color="#444444" fo:font-size="10pt" style:font-size-asian="10pt" style:font-size-complex="10pt"/>
    </style:style>
    <style:style style:name="T171_50" style:family="text">
      <style:text-properties fo:color="#444444" fo:font-size="10pt" style:font-size-asian="10pt" style:font-size-complex="10pt"/>
    </style:style>
    <style:style style:name="T171_51" style:family="text">
      <style:text-properties fo:color="#444444" fo:font-size="10pt" style:font-size-asian="10pt" style:font-size-complex="10pt"/>
    </style:style>
    <style:style style:name="T171_52" style:family="text">
      <style:text-properties fo:color="#444444" fo:font-size="10pt" style:font-size-asian="10pt" style:font-size-complex="10pt"/>
    </style:style>
    <style:style style:name="T171_53" style:family="text">
      <style:text-properties fo:color="#444444" fo:font-size="10pt" style:font-size-asian="10pt" style:font-size-complex="10pt"/>
    </style:style>
    <style:style style:name="T171_54" style:family="text">
      <style:text-properties fo:color="#444444" fo:font-size="10pt" style:font-size-asian="10pt" style:font-size-complex="10pt"/>
    </style:style>
    <style:style style:name="T171_55" style:family="text">
      <style:text-properties fo:color="#444444" fo:font-size="10pt" style:font-size-asian="10pt" style:font-size-complex="10pt"/>
    </style:style>
    <style:style style:name="T171_56" style:family="text">
      <style:text-properties fo:color="#444444" fo:font-size="10pt" style:font-size-asian="10pt" style:font-size-complex="10pt"/>
    </style:style>
    <style:style style:name="T171_57" style:family="text">
      <style:text-properties fo:color="#444444" fo:font-size="10pt" style:font-size-asian="10pt" style:font-size-complex="10pt"/>
    </style:style>
    <style:style style:name="T171_58" style:family="text">
      <style:text-properties fo:color="#444444" fo:font-size="10pt" style:font-size-asian="10pt" style:font-size-complex="10pt"/>
    </style:style>
    <style:style style:name="T171_59" style:family="text">
      <style:text-properties fo:color="#444444" fo:font-size="10pt" style:font-size-asian="10pt" style:font-size-complex="10pt"/>
    </style:style>
    <style:style style:name="T171_60" style:family="text">
      <style:text-properties fo:color="#444444" fo:font-size="10pt" style:font-size-asian="10pt" style:font-size-complex="10pt"/>
    </style:style>
    <style:style style:name="T171_61" style:family="text">
      <style:text-properties fo:color="#444444" fo:font-size="10pt" style:font-size-asian="10pt" style:font-size-complex="10pt"/>
    </style:style>
    <style:style style:name="T171_62" style:family="text">
      <style:text-properties fo:color="#444444" fo:font-size="10pt" style:font-size-asian="10pt" style:font-size-complex="10pt"/>
    </style:style>
    <style:style style:name="T171_63" style:family="text">
      <style:text-properties fo:color="#444444" fo:font-size="10pt" style:font-size-asian="10pt" style:font-size-complex="10pt"/>
    </style:style>
    <style:style style:name="T171_64" style:family="text">
      <style:text-properties fo:color="#444444" fo:font-size="10pt" style:font-size-asian="10pt" style:font-size-complex="10pt"/>
    </style:style>
    <style:style style:name="T171_65" style:family="text">
      <style:text-properties fo:color="#444444" fo:font-size="10pt" style:font-size-asian="10pt" style:font-size-complex="10pt"/>
    </style:style>
    <style:style style:name="T171_66" style:family="text">
      <style:text-properties fo:color="#444444" fo:font-size="10pt" style:font-size-asian="10pt" style:font-size-complex="10pt"/>
    </style:style>
    <style:style style:name="T171_67" style:family="text">
      <style:text-properties fo:color="#444444" fo:font-size="10pt" style:font-size-asian="10pt" style:font-size-complex="10pt"/>
    </style:style>
    <style:style style:name="T171_68" style:family="text">
      <style:text-properties fo:color="#444444" fo:font-size="10pt" style:font-size-asian="10pt" style:font-size-complex="10pt"/>
    </style:style>
    <style:style style:name="T171_69" style:family="text">
      <style:text-properties fo:color="#444444" fo:font-size="10pt" style:font-size-asian="10pt" style:font-size-complex="10pt"/>
    </style:style>
    <style:style style:name="T171_70" style:family="text">
      <style:text-properties fo:color="#444444" fo:font-size="10pt" style:font-size-asian="10pt" style:font-size-complex="10pt"/>
    </style:style>
    <style:style style:name="T171_71" style:family="text">
      <style:text-properties fo:color="#444444" fo:font-size="10pt" style:font-size-asian="10pt" style:font-size-complex="10pt"/>
    </style:style>
    <style:style style:name="T171_72" style:family="text">
      <style:text-properties fo:color="#444444" fo:font-size="10pt" style:font-size-asian="10pt" style:font-size-complex="10pt"/>
    </style:style>
    <style:style style:name="T171_73" style:family="text">
      <style:text-properties fo:color="#444444" fo:font-size="10pt" style:font-size-asian="10pt" style:font-size-complex="10pt"/>
    </style:style>
    <style:style style:name="T171_74" style:family="text">
      <style:text-properties fo:color="#444444" fo:font-size="10pt" style:font-size-asian="10pt" style:font-size-complex="10pt"/>
    </style:style>
    <style:style style:name="T171_75" style:family="text">
      <style:text-properties fo:color="#444444" fo:font-size="10pt" style:font-size-asian="10pt" style:font-size-complex="10pt"/>
    </style:style>
    <style:style style:name="T171_76" style:family="text">
      <style:text-properties fo:color="#444444" fo:font-size="10pt" style:font-size-asian="10pt" style:font-size-complex="10pt"/>
    </style:style>
    <style:style style:name="T171_77" style:family="text">
      <style:text-properties fo:color="#444444" fo:font-size="10pt" style:font-size-asian="10pt" style:font-size-complex="10pt"/>
    </style:style>
    <style:style style:name="T171_78" style:family="text">
      <style:text-properties fo:color="#444444" fo:font-size="10pt" style:font-size-asian="10pt" style:font-size-complex="10pt"/>
    </style:style>
    <style:style style:name="T171_79" style:family="text">
      <style:text-properties fo:color="#444444" fo:font-size="10pt" style:font-size-asian="10pt" style:font-size-complex="10pt"/>
    </style:style>
    <style:style style:name="T171_80" style:family="text">
      <style:text-properties fo:color="#444444" fo:font-size="10pt" style:font-size-asian="10pt" style:font-size-complex="10pt"/>
    </style:style>
    <style:style style:name="T171_81" style:family="text">
      <style:text-properties fo:color="#444444" fo:font-size="10pt" style:font-size-asian="10pt" style:font-size-complex="10pt"/>
    </style:style>
    <style:style style:name="T171_82" style:family="text">
      <style:text-properties fo:color="#444444" fo:font-size="10pt" style:font-size-asian="10pt" style:font-size-complex="10pt"/>
    </style:style>
    <style:style style:name="T171_83" style:family="text">
      <style:text-properties fo:color="#444444" fo:font-size="10pt" style:font-size-asian="10pt" style:font-size-complex="10pt"/>
    </style:style>
    <style:style style:name="T171_84" style:family="text">
      <style:text-properties fo:color="#444444" fo:font-size="10pt" style:font-size-asian="10pt" style:font-size-complex="10pt"/>
    </style:style>
    <style:style style:name="T171_85" style:family="text">
      <style:text-properties fo:color="#444444" fo:font-size="10pt" style:font-size-asian="10pt" style:font-size-complex="10pt"/>
    </style:style>
    <style:style style:name="T171_86" style:family="text">
      <style:text-properties fo:color="#444444" fo:font-size="10pt" style:font-size-asian="10pt" style:font-size-complex="10pt"/>
    </style:style>
    <style:style style:name="T171_87" style:family="text">
      <style:text-properties fo:color="#444444" fo:font-size="10pt" style:font-size-asian="10pt" style:font-size-complex="10pt"/>
    </style:style>
    <style:style style:name="T171_88" style:family="text">
      <style:text-properties fo:color="#444444" fo:font-size="10pt" style:font-size-asian="10pt" style:font-size-complex="10pt"/>
    </style:style>
    <style:style style:name="T171_89" style:family="text">
      <style:text-properties fo:color="#444444" fo:font-size="10pt" style:font-size-asian="10pt" style:font-size-complex="10pt"/>
    </style:style>
    <style:style style:name="T171_90" style:family="text">
      <style:text-properties fo:color="#444444" fo:font-size="10pt" style:font-size-asian="10pt" style:font-size-complex="10pt"/>
    </style:style>
    <style:style style:name="T171_91" style:family="text">
      <style:text-properties fo:color="#444444" fo:font-size="10pt" style:font-size-asian="10pt" style:font-size-complex="10pt"/>
    </style:style>
    <style:style style:name="T171_92" style:family="text">
      <style:text-properties fo:color="#444444" fo:font-size="10pt" style:font-size-asian="10pt" style:font-size-complex="10pt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fo:color="#444444" fo:font-size="10pt" style:font-size-asian="10pt" style:font-size-complex="10pt"/>
    </style:style>
    <style:style style:name="T172_2" style:family="text">
      <style:text-properties fo:color="#444444" fo:font-size="10pt" style:font-size-asian="10pt" style:font-size-complex="10pt"/>
    </style:style>
    <style:style style:name="T172_3" style:family="text">
      <style:text-properties fo:color="#444444" fo:font-size="10pt" style:font-size-asian="10pt" style:font-size-complex="10pt"/>
    </style:style>
    <style:style style:name="T172_4" style:family="text">
      <style:text-properties fo:color="#444444" fo:font-size="10pt" style:font-size-asian="10pt" style:font-size-complex="10pt"/>
    </style:style>
    <style:style style:name="T172_5" style:family="text">
      <style:text-properties fo:color="#444444" fo:font-size="10pt" style:font-size-asian="10pt" style:font-size-complex="10pt"/>
    </style:style>
    <style:style style:name="T172_6" style:family="text">
      <style:text-properties fo:color="#444444" fo:font-size="10pt" style:font-size-asian="10pt" style:font-size-complex="10pt"/>
    </style:style>
    <style:style style:name="T172_7" style:family="text">
      <style:text-properties fo:color="#444444" fo:font-size="10pt" style:font-size-asian="10pt" style:font-size-complex="10pt"/>
    </style:style>
    <style:style style:name="T172_8" style:family="text">
      <style:text-properties fo:color="#444444" fo:font-size="10pt" style:font-size-asian="10pt" style:font-size-complex="10pt"/>
    </style:style>
    <style:style style:name="T172_9" style:family="text">
      <style:text-properties fo:color="#444444" fo:font-size="10pt" style:font-size-asian="10pt" style:font-size-complex="10pt"/>
    </style:style>
    <style:style style:name="T172_10" style:family="text">
      <style:text-properties fo:color="#444444" fo:font-size="10pt" style:font-size-asian="10pt" style:font-size-complex="10pt"/>
    </style:style>
    <style:style style:name="T172_11" style:family="text">
      <style:text-properties fo:color="#444444" fo:font-size="10pt" style:font-size-asian="10pt" style:font-size-complex="10pt"/>
    </style:style>
    <style:style style:name="T172_12" style:family="text">
      <style:text-properties fo:color="#444444" fo:font-size="10pt" style:font-size-asian="10pt" style:font-size-complex="10pt"/>
    </style:style>
    <style:style style:name="T172_13" style:family="text">
      <style:text-properties fo:color="#444444" fo:font-size="10pt" style:font-size-asian="10pt" style:font-size-complex="10pt"/>
    </style:style>
    <style:style style:name="T172_14" style:family="text">
      <style:text-properties fo:color="#444444" fo:font-size="10pt" style:font-size-asian="10pt" style:font-size-complex="10pt"/>
    </style:style>
    <style:style style:name="T172_15" style:family="text">
      <style:text-properties fo:color="#444444" fo:font-size="10pt" style:font-size-asian="10pt" style:font-size-complex="10pt"/>
    </style:style>
    <style:style style:name="T172_16" style:family="text">
      <style:text-properties fo:color="#444444" fo:font-size="10pt" style:font-size-asian="10pt" style:font-size-complex="10pt"/>
    </style:style>
    <style:style style:name="T172_17" style:family="text">
      <style:text-properties fo:color="#444444" fo:font-size="10pt" style:font-size-asian="10pt" style:font-size-complex="10pt"/>
    </style:style>
    <style:style style:name="T172_18" style:family="text">
      <style:text-properties fo:color="#444444" fo:font-size="10pt" style:font-size-asian="10pt" style:font-size-complex="10pt"/>
    </style:style>
    <style:style style:name="T172_19" style:family="text">
      <style:text-properties fo:color="#444444" fo:font-size="10pt" style:font-size-asian="10pt" style:font-size-complex="10pt"/>
    </style:style>
    <style:style style:name="T172_20" style:family="text">
      <style:text-properties fo:color="#444444" fo:font-size="10pt" style:font-size-asian="10pt" style:font-size-complex="10pt"/>
    </style:style>
    <style:style style:name="T172_21" style:family="text">
      <style:text-properties fo:color="#444444" fo:font-size="10pt" style:font-size-asian="10pt" style:font-size-complex="10pt"/>
    </style:style>
    <style:style style:name="T172_22" style:family="text">
      <style:text-properties fo:color="#444444" fo:font-size="10pt" style:font-size-asian="10pt" style:font-size-complex="10pt"/>
    </style:style>
    <style:style style:name="T172_23" style:family="text">
      <style:text-properties fo:color="#444444" fo:font-size="10pt" style:font-size-asian="10pt" style:font-size-complex="10pt"/>
    </style:style>
    <style:style style:name="T172_24" style:family="text">
      <style:text-properties fo:color="#444444" fo:font-size="10pt" style:font-size-asian="10pt" style:font-size-complex="10pt"/>
    </style:style>
    <style:style style:name="T172_25" style:family="text">
      <style:text-properties fo:color="#444444" fo:font-size="10pt" style:font-size-asian="10pt" style:font-size-complex="10pt"/>
    </style:style>
    <style:style style:name="T172_26" style:family="text">
      <style:text-properties fo:color="#444444" fo:font-size="10pt" style:font-size-asian="10pt" style:font-size-complex="10pt"/>
    </style:style>
    <style:style style:name="T172_27" style:family="text">
      <style:text-properties fo:color="#444444" fo:font-size="10pt" style:font-size-asian="10pt" style:font-size-complex="10pt"/>
    </style:style>
    <style:style style:name="T172_28" style:family="text">
      <style:text-properties fo:color="#444444" fo:font-size="10pt" style:font-size-asian="10pt" style:font-size-complex="10pt"/>
    </style:style>
    <style:style style:name="T172_29" style:family="text">
      <style:text-properties fo:color="#444444" fo:font-size="10pt" style:font-size-asian="10pt" style:font-size-complex="10pt"/>
    </style:style>
    <style:style style:name="T172_30" style:family="text">
      <style:text-properties fo:color="#444444" fo:font-size="10pt" style:font-size-asian="10pt" style:font-size-complex="10pt"/>
    </style:style>
    <style:style style:name="T172_31" style:family="text">
      <style:text-properties fo:color="#444444" fo:font-size="10pt" style:font-size-asian="10pt" style:font-size-complex="10pt"/>
    </style:style>
    <style:style style:name="T172_32" style:family="text">
      <style:text-properties fo:color="#444444" fo:font-size="10pt" style:font-size-asian="10pt" style:font-size-complex="10pt"/>
    </style:style>
    <style:style style:name="T172_33" style:family="text">
      <style:text-properties fo:color="#444444" fo:font-size="10pt" style:font-size-asian="10pt" style:font-size-complex="10pt"/>
    </style:style>
    <style:style style:name="T172_34" style:family="text">
      <style:text-properties fo:color="#444444" fo:font-size="10pt" style:font-size-asian="10pt" style:font-size-complex="10pt"/>
    </style:style>
    <style:style style:name="T172_35" style:family="text">
      <style:text-properties fo:color="#444444" fo:font-size="10pt" style:font-size-asian="10pt" style:font-size-complex="10pt"/>
    </style:style>
    <style:style style:name="T172_36" style:family="text">
      <style:text-properties fo:color="#444444" fo:font-size="10pt" style:font-size-asian="10pt" style:font-size-complex="10pt"/>
    </style:style>
    <style:style style:name="T172_37" style:family="text">
      <style:text-properties fo:color="#444444" fo:font-size="10pt" style:font-size-asian="10pt" style:font-size-complex="10pt"/>
    </style:style>
    <style:style style:name="T172_38" style:family="text">
      <style:text-properties fo:color="#444444" fo:font-size="10pt" style:font-size-asian="10pt" style:font-size-complex="10pt"/>
    </style:style>
    <style:style style:name="T172_39" style:family="text">
      <style:text-properties fo:color="#444444" fo:font-size="10pt" style:font-size-asian="10pt" style:font-size-complex="10pt"/>
    </style:style>
    <style:style style:name="T172_40" style:family="text">
      <style:text-properties fo:color="#444444" fo:font-size="10pt" style:font-size-asian="10pt" style:font-size-complex="10pt"/>
    </style:style>
    <style:style style:name="T172_41" style:family="text">
      <style:text-properties fo:color="#444444" fo:font-size="10pt" style:font-size-asian="10pt" style:font-size-complex="10pt"/>
    </style:style>
    <style:style style:name="T172_42" style:family="text">
      <style:text-properties fo:color="#444444" fo:font-size="10pt" style:font-size-asian="10pt" style:font-size-complex="10pt"/>
    </style:style>
    <style:style style:name="T172_43" style:family="text">
      <style:text-properties fo:color="#444444" fo:font-size="10pt" style:font-size-asian="10pt" style:font-size-complex="10pt"/>
    </style:style>
    <style:style style:name="T172_44" style:family="text">
      <style:text-properties fo:color="#444444" fo:font-size="10pt" style:font-size-asian="10pt" style:font-size-complex="10pt"/>
    </style:style>
    <style:style style:name="T172_45" style:family="text">
      <style:text-properties fo:color="#444444" fo:font-size="10pt" style:font-size-asian="10pt" style:font-size-complex="10pt"/>
    </style:style>
    <style:style style:name="T172_46" style:family="text">
      <style:text-properties fo:color="#444444" fo:font-size="10pt" style:font-size-asian="10pt" style:font-size-complex="10pt"/>
    </style:style>
    <style:style style:name="T172_47" style:family="text">
      <style:text-properties fo:color="#444444" fo:font-size="10pt" style:font-size-asian="10pt" style:font-size-complex="10pt"/>
    </style:style>
    <style:style style:name="T172_48" style:family="text">
      <style:text-properties fo:color="#444444" fo:font-size="10pt" style:font-size-asian="10pt" style:font-size-complex="10pt"/>
    </style:style>
    <style:style style:name="T172_49" style:family="text">
      <style:text-properties fo:color="#444444" fo:font-size="10pt" style:font-size-asian="10pt" style:font-size-complex="10pt"/>
    </style:style>
    <style:style style:name="T172_50" style:family="text">
      <style:text-properties fo:color="#444444" fo:font-size="10pt" style:font-size-asian="10pt" style:font-size-complex="10pt"/>
    </style:style>
    <style:style style:name="T172_51" style:family="text">
      <style:text-properties fo:color="#444444" fo:font-size="10pt" style:font-size-asian="10pt" style:font-size-complex="10pt"/>
    </style:style>
    <style:style style:name="T172_52" style:family="text">
      <style:text-properties fo:color="#444444" fo:font-size="10pt" style:font-size-asian="10pt" style:font-size-complex="10pt"/>
    </style:style>
    <style:style style:name="T172_53" style:family="text">
      <style:text-properties fo:color="#444444" fo:font-size="10pt" style:font-size-asian="10pt" style:font-size-complex="10pt"/>
    </style:style>
    <style:style style:name="T172_54" style:family="text">
      <style:text-properties fo:color="#444444" fo:font-size="10pt" style:font-size-asian="10pt" style:font-size-complex="10pt"/>
    </style:style>
    <style:style style:name="T172_55" style:family="text">
      <style:text-properties fo:color="#444444" fo:font-size="10pt" style:font-size-asian="10pt" style:font-size-complex="10pt"/>
    </style:style>
    <style:style style:name="T172_56" style:family="text">
      <style:text-properties fo:color="#444444" fo:font-size="10pt" style:font-size-asian="10pt" style:font-size-complex="10pt"/>
    </style:style>
    <style:style style:name="T172_57" style:family="text">
      <style:text-properties fo:color="#444444" fo:font-size="10pt" style:font-size-asian="10pt" style:font-size-complex="10pt"/>
    </style:style>
    <style:style style:name="T172_58" style:family="text">
      <style:text-properties fo:color="#444444" fo:font-size="10pt" style:font-size-asian="10pt" style:font-size-complex="10pt"/>
    </style:style>
    <style:style style:name="T172_59" style:family="text">
      <style:text-properties fo:color="#444444" fo:font-size="10pt" style:font-size-asian="10pt" style:font-size-complex="10pt"/>
    </style:style>
    <style:style style:name="T172_60" style:family="text">
      <style:text-properties fo:color="#444444" fo:font-size="10pt" style:font-size-asian="10pt" style:font-size-complex="10pt"/>
    </style:style>
    <style:style style:name="T172_61" style:family="text">
      <style:text-properties fo:color="#444444" fo:font-size="10pt" style:font-size-asian="10pt" style:font-size-complex="10pt"/>
    </style:style>
    <style:style style:name="T172_62" style:family="text">
      <style:text-properties fo:color="#444444" fo:font-size="10pt" style:font-size-asian="10pt" style:font-size-complex="10pt"/>
    </style:style>
    <style:style style:name="T172_63" style:family="text">
      <style:text-properties fo:color="#444444" fo:font-size="10pt" style:font-size-asian="10pt" style:font-size-complex="10pt"/>
    </style:style>
    <style:style style:name="T172_64" style:family="text">
      <style:text-properties fo:color="#444444" fo:font-size="10pt" style:font-size-asian="10pt" style:font-size-complex="10pt"/>
    </style:style>
    <style:style style:name="T172_65" style:family="text">
      <style:text-properties fo:color="#444444" fo:font-size="10pt" style:font-size-asian="10pt" style:font-size-complex="10pt"/>
    </style:style>
    <style:style style:name="T172_66" style:family="text">
      <style:text-properties fo:color="#444444" fo:font-size="10pt" style:font-size-asian="10pt" style:font-size-complex="10pt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fo:color="#444444" fo:font-size="10pt" style:font-size-asian="10pt" style:font-size-complex="10pt"/>
    </style:style>
    <style:style style:name="T173_2" style:family="text">
      <style:text-properties fo:color="#444444" fo:font-size="10pt" style:font-size-asian="10pt" style:font-size-complex="10pt"/>
    </style:style>
    <style:style style:name="T173_3" style:family="text">
      <style:text-properties fo:color="#444444" fo:font-size="10pt" style:font-size-asian="10pt" style:font-size-complex="10pt"/>
    </style:style>
    <style:style style:name="T173_4" style:family="text">
      <style:text-properties fo:color="#444444" fo:font-size="10pt" style:font-size-asian="10pt" style:font-size-complex="10pt"/>
    </style:style>
    <style:style style:name="T173_5" style:family="text">
      <style:text-properties fo:color="#444444" fo:font-size="10pt" style:font-size-asian="10pt" style:font-size-complex="10pt"/>
    </style:style>
    <style:style style:name="T173_6" style:family="text">
      <style:text-properties fo:color="#444444" fo:font-size="10pt" style:font-size-asian="10pt" style:font-size-complex="10pt"/>
    </style:style>
    <style:style style:name="T173_7" style:family="text">
      <style:text-properties fo:color="#444444" fo:font-size="10pt" style:font-size-asian="10pt" style:font-size-complex="10pt"/>
    </style:style>
    <style:style style:name="T173_8" style:family="text">
      <style:text-properties fo:color="#444444" fo:font-size="10pt" style:font-size-asian="10pt" style:font-size-complex="10pt"/>
    </style:style>
    <style:style style:name="T173_9" style:family="text">
      <style:text-properties fo:color="#444444" fo:font-size="10pt" style:font-size-asian="10pt" style:font-size-complex="10pt"/>
    </style:style>
    <style:style style:name="T173_10" style:family="text">
      <style:text-properties fo:color="#444444" fo:font-size="10pt" style:font-size-asian="10pt" style:font-size-complex="10pt"/>
    </style:style>
    <style:style style:name="T173_11" style:family="text">
      <style:text-properties fo:color="#444444" fo:font-size="10pt" style:font-size-asian="10pt" style:font-size-complex="10pt"/>
    </style:style>
    <style:style style:name="T173_12" style:family="text">
      <style:text-properties fo:color="#444444" fo:font-size="10pt" style:font-size-asian="10pt" style:font-size-complex="10pt"/>
    </style:style>
    <style:style style:name="T173_13" style:family="text">
      <style:text-properties fo:color="#444444" fo:font-size="10pt" style:font-size-asian="10pt" style:font-size-complex="10pt"/>
    </style:style>
    <style:style style:name="T173_14" style:family="text">
      <style:text-properties fo:color="#444444" fo:font-size="10pt" style:font-size-asian="10pt" style:font-size-complex="10pt"/>
    </style:style>
    <style:style style:name="T173_15" style:family="text">
      <style:text-properties fo:color="#444444" fo:font-size="10pt" style:font-size-asian="10pt" style:font-size-complex="10pt"/>
    </style:style>
    <style:style style:name="T173_16" style:family="text">
      <style:text-properties fo:color="#444444" fo:font-size="10pt" style:font-size-asian="10pt" style:font-size-complex="10pt"/>
    </style:style>
    <style:style style:name="T173_17" style:family="text">
      <style:text-properties fo:color="#444444" fo:font-size="10pt" style:font-size-asian="10pt" style:font-size-complex="10pt"/>
    </style:style>
    <style:style style:name="T173_18" style:family="text">
      <style:text-properties fo:color="#444444" fo:font-size="10pt" style:font-size-asian="10pt" style:font-size-complex="10pt"/>
    </style:style>
    <style:style style:name="T173_19" style:family="text">
      <style:text-properties fo:color="#444444" fo:font-size="10pt" style:font-size-asian="10pt" style:font-size-complex="10pt"/>
    </style:style>
    <style:style style:name="T173_20" style:family="text">
      <style:text-properties fo:color="#444444" fo:font-size="10pt" style:font-size-asian="10pt" style:font-size-complex="10pt"/>
    </style:style>
    <style:style style:name="T173_21" style:family="text">
      <style:text-properties fo:color="#444444" fo:font-size="10pt" style:font-size-asian="10pt" style:font-size-complex="10pt"/>
    </style:style>
    <style:style style:name="T173_22" style:family="text">
      <style:text-properties fo:color="#444444" fo:font-size="10pt" style:font-size-asian="10pt" style:font-size-complex="10pt"/>
    </style:style>
    <style:style style:name="T173_23" style:family="text">
      <style:text-properties fo:color="#444444" fo:font-size="10pt" style:font-size-asian="10pt" style:font-size-complex="10pt"/>
    </style:style>
    <style:style style:name="T173_24" style:family="text">
      <style:text-properties fo:color="#444444" fo:font-size="10pt" style:font-size-asian="10pt" style:font-size-complex="10pt"/>
    </style:style>
    <style:style style:name="T173_25" style:family="text">
      <style:text-properties fo:color="#444444" fo:font-size="10pt" style:font-size-asian="10pt" style:font-size-complex="10pt"/>
    </style:style>
    <style:style style:name="T173_26" style:family="text">
      <style:text-properties fo:color="#444444" fo:font-size="10pt" style:font-size-asian="10pt" style:font-size-complex="10pt"/>
    </style:style>
    <style:style style:name="T173_27" style:family="text">
      <style:text-properties fo:color="#444444" fo:font-size="10pt" style:font-size-asian="10pt" style:font-size-complex="10pt"/>
    </style:style>
    <style:style style:name="T173_28" style:family="text">
      <style:text-properties fo:color="#444444" fo:font-size="10pt" style:font-size-asian="10pt" style:font-size-complex="10pt"/>
    </style:style>
    <style:style style:name="T173_29" style:family="text">
      <style:text-properties fo:color="#444444" fo:font-size="10pt" style:font-size-asian="10pt" style:font-size-complex="10pt"/>
    </style:style>
    <style:style style:name="T173_30" style:family="text">
      <style:text-properties fo:color="#444444" fo:font-size="10pt" style:font-size-asian="10pt" style:font-size-complex="10pt"/>
    </style:style>
    <style:style style:name="T173_31" style:family="text">
      <style:text-properties fo:color="#444444" fo:font-size="10pt" style:font-size-asian="10pt" style:font-size-complex="10pt"/>
    </style:style>
    <style:style style:name="T173_32" style:family="text">
      <style:text-properties fo:color="#444444" fo:font-size="10pt" style:font-size-asian="10pt" style:font-size-complex="10pt"/>
    </style:style>
    <style:style style:name="T173_33" style:family="text">
      <style:text-properties fo:color="#444444" fo:font-size="10pt" style:font-size-asian="10pt" style:font-size-complex="10pt"/>
    </style:style>
    <style:style style:name="T173_34" style:family="text">
      <style:text-properties fo:color="#444444"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4_3" style:family="text">
      <style:text-properties fo:color="#444444" fo:font-size="10pt" style:font-size-asian="10pt" style:font-size-complex="10pt"/>
    </style:style>
    <style:style style:name="T174_4" style:family="text">
      <style:text-properties fo:color="#444444" fo:font-size="10pt" style:font-size-asian="10pt" style:font-size-complex="10pt"/>
    </style:style>
    <style:style style:name="T174_5" style:family="text">
      <style:text-properties fo:color="#444444" fo:font-size="10pt" style:font-size-asian="10pt" style:font-size-complex="10pt"/>
    </style:style>
    <style:style style:name="T174_6" style:family="text">
      <style:text-properties fo:color="#444444" fo:font-size="10pt" style:font-size-asian="10pt" style:font-size-complex="10pt"/>
    </style:style>
    <style:style style:name="T174_7" style:family="text">
      <style:text-properties fo:color="#444444" fo:font-size="10pt" style:font-size-asian="10pt" style:font-size-complex="10pt"/>
    </style:style>
    <style:style style:name="T174_8" style:family="text">
      <style:text-properties fo:color="#444444" fo:font-size="10pt" style:font-size-asian="10pt" style:font-size-complex="10pt"/>
    </style:style>
    <style:style style:name="T174_9" style:family="text">
      <style:text-properties fo:color="#444444" fo:font-size="10pt" style:font-size-asian="10pt" style:font-size-complex="10pt"/>
    </style:style>
    <style:style style:name="T174_10" style:family="text">
      <style:text-properties fo:color="#444444" fo:font-size="10pt" style:font-size-asian="10pt" style:font-size-complex="10pt"/>
    </style:style>
    <style:style style:name="T174_11" style:family="text">
      <style:text-properties fo:color="#444444" fo:font-size="10pt" style:font-size-asian="10pt" style:font-size-complex="10pt"/>
    </style:style>
    <style:style style:name="T174_12" style:family="text">
      <style:text-properties fo:color="#444444" fo:font-size="10pt" style:font-size-asian="10pt" style:font-size-complex="10pt"/>
    </style:style>
    <style:style style:name="T174_13" style:family="text">
      <style:text-properties fo:color="#444444" fo:font-size="10pt" style:font-size-asian="10pt" style:font-size-complex="10pt"/>
    </style:style>
    <style:style style:name="T174_14" style:family="text">
      <style:text-properties fo:color="#444444" fo:font-size="10pt" style:font-size-asian="10pt" style:font-size-complex="10pt"/>
    </style:style>
    <style:style style:name="T174_15" style:family="text">
      <style:text-properties fo:color="#444444" fo:font-size="10pt" style:font-size-asian="10pt" style:font-size-complex="10pt"/>
    </style:style>
    <style:style style:name="T174_16" style:family="text">
      <style:text-properties fo:color="#444444" fo:font-size="10pt" style:font-size-asian="10pt" style:font-size-complex="10pt"/>
    </style:style>
    <style:style style:name="T174_17" style:family="text">
      <style:text-properties fo:color="#444444" fo:font-size="10pt" style:font-size-asian="10pt" style:font-size-complex="10pt"/>
    </style:style>
    <style:style style:name="T174_18" style:family="text">
      <style:text-properties fo:color="#444444" fo:font-size="10pt" style:font-size-asian="10pt" style:font-size-complex="10pt"/>
    </style:style>
    <style:style style:name="T174_19" style:family="text">
      <style:text-properties fo:color="#444444" fo:font-size="10pt" style:font-size-asian="10pt" style:font-size-complex="10pt"/>
    </style:style>
    <style:style style:name="T174_20" style:family="text">
      <style:text-properties fo:color="#444444" fo:font-size="10pt" style:font-size-asian="10pt" style:font-size-complex="10pt"/>
    </style:style>
    <style:style style:name="T174_21" style:family="text">
      <style:text-properties fo:color="#444444" fo:font-size="10pt" style:font-size-asian="10pt" style:font-size-complex="10pt"/>
    </style:style>
    <style:style style:name="T174_22" style:family="text">
      <style:text-properties fo:color="#444444" fo:font-size="10pt" style:font-size-asian="10pt" style:font-size-complex="10pt"/>
    </style:style>
    <style:style style:name="T174_23" style:family="text">
      <style:text-properties fo:color="#444444" fo:font-size="10pt" style:font-size-asian="10pt" style:font-size-complex="10pt"/>
    </style:style>
    <style:style style:name="T174_24" style:family="text">
      <style:text-properties fo:color="#444444" fo:font-size="10pt" style:font-size-asian="10pt" style:font-size-complex="10pt"/>
    </style:style>
    <style:style style:name="T174_25" style:family="text">
      <style:text-properties fo:color="#444444" fo:font-size="10pt" style:font-size-asian="10pt" style:font-size-complex="10pt"/>
    </style:style>
    <style:style style:name="T174_26" style:family="text">
      <style:text-properties fo:color="#444444" fo:font-size="10pt" style:font-size-asian="10pt" style:font-size-complex="10pt"/>
    </style:style>
    <style:style style:name="T174_27" style:family="text">
      <style:text-properties fo:color="#444444" fo:font-size="10pt" style:font-size-asian="10pt" style:font-size-complex="10pt"/>
    </style:style>
    <style:style style:name="T174_28" style:family="text">
      <style:text-properties fo:color="#444444" fo:font-size="10pt" style:font-size-asian="10pt" style:font-size-complex="10pt"/>
    </style:style>
    <style:style style:name="T174_29" style:family="text">
      <style:text-properties fo:color="#444444" fo:font-size="10pt" style:font-size-asian="10pt" style:font-size-complex="10pt"/>
    </style:style>
    <style:style style:name="T174_30" style:family="text">
      <style:text-properties fo:color="#444444" fo:font-size="10pt" style:font-size-asian="10pt" style:font-size-complex="10pt"/>
    </style:style>
    <style:style style:name="T174_31" style:family="text">
      <style:text-properties fo:color="#444444" fo:font-size="10pt" style:font-size-asian="10pt" style:font-size-complex="10pt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 style:parent-style-name="Standard"/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fo:color="#444444" fo:font-size="10pt" style:font-size-asian="10pt" style:font-size-complex="10pt"/>
    </style:style>
    <style:style style:name="T179_13" style:family="text">
      <style:text-properties fo:color="#444444" fo:font-size="10pt" style:font-size-asian="10pt" style:font-size-complex="10pt"/>
    </style:style>
    <style:style style:name="T179_14" style:family="text">
      <style:text-properties fo:color="#444444" fo:font-size="10pt" style:font-size-asian="10pt" style:font-size-complex="10pt"/>
    </style:style>
    <style:style style:name="T179_15" style:family="text">
      <style:text-properties fo:color="#444444" fo:font-size="10pt" style:font-size-asian="10pt" style:font-size-complex="10pt"/>
    </style:style>
    <style:style style:name="T179_16" style:family="text">
      <style:text-properties fo:color="#444444" fo:font-size="10pt" style:font-size-asian="10pt" style:font-size-complex="10pt"/>
    </style:style>
    <style:style style:name="T179_17" style:family="text">
      <style:text-properties fo:color="#444444" fo:font-size="10pt" style:font-size-asian="10pt" style:font-size-complex="10pt"/>
    </style:style>
    <style:style style:name="T179_18" style:family="text">
      <style:text-properties fo:color="#444444" fo:font-size="10pt" style:font-size-asian="10pt" style:font-size-complex="10pt"/>
    </style:style>
    <style:style style:name="T179_19" style:family="text">
      <style:text-properties fo:color="#444444" fo:font-size="10pt" style:font-size-asian="10pt" style:font-size-complex="10pt"/>
    </style:style>
    <style:style style:name="T179_20" style:family="text">
      <style:text-properties fo:color="#444444" fo:font-size="10pt" style:font-size-asian="10pt" style:font-size-complex="10pt"/>
    </style:style>
    <style:style style:name="T179_21" style:family="text">
      <style:text-properties fo:color="#444444" fo:font-size="10pt" style:font-size-asian="10pt" style:font-size-complex="10pt"/>
    </style:style>
    <style:style style:name="T179_22" style:family="text">
      <style:text-properties fo:color="#444444" fo:font-size="10pt" style:font-size-asian="10pt" style:font-size-complex="10pt"/>
    </style:style>
    <style:style style:name="T179_23" style:family="text">
      <style:text-properties fo:color="#444444" fo:font-size="10pt" style:font-size-asian="10pt" style:font-size-complex="10pt"/>
    </style:style>
    <style:style style:name="T179_24" style:family="text">
      <style:text-properties fo:color="#444444" fo:font-size="10pt" style:font-size-asian="10pt" style:font-size-complex="10pt"/>
    </style:style>
    <style:style style:name="T179_25" style:family="text">
      <style:text-properties fo:color="#444444" fo:font-size="10pt" style:font-size-asian="10pt" style:font-size-complex="10pt"/>
    </style:style>
    <style:style style:name="T179_26" style:family="text">
      <style:text-properties fo:color="#444444" fo:font-size="10pt" style:font-size-asian="10pt" style:font-size-complex="10pt"/>
    </style:style>
    <style:style style:name="T179_27" style:family="text">
      <style:text-properties fo:color="#444444" fo:font-size="10pt" style:font-size-asian="10pt" style:font-size-complex="10pt"/>
    </style:style>
    <style:style style:name="T179_28" style:family="text">
      <style:text-properties fo:color="#444444" fo:font-size="10pt" style:font-size-asian="10pt" style:font-size-complex="10pt"/>
    </style:style>
    <style:style style:name="T179_29" style:family="text">
      <style:text-properties fo:color="#444444" fo:font-size="10pt" style:font-size-asian="10pt" style:font-size-complex="10pt"/>
    </style:style>
    <style:style style:name="T179_30" style:family="text">
      <style:text-properties fo:color="#444444" fo:font-size="10pt" style:font-size-asian="10pt" style:font-size-complex="10pt"/>
    </style:style>
    <style:style style:name="T179_31" style:family="text">
      <style:text-properties fo:color="#444444" fo:font-size="10pt" style:font-size-asian="10pt" style:font-size-complex="10pt"/>
    </style:style>
    <style:style style:name="T179_32" style:family="text">
      <style:text-properties fo:color="#444444" fo:font-size="10pt" style:font-size-asian="10pt" style:font-size-complex="10pt"/>
    </style:style>
    <style:style style:name="T179_33" style:family="text">
      <style:text-properties fo:color="#444444" fo:font-size="10pt" style:font-size-asian="10pt" style:font-size-complex="10pt"/>
    </style:style>
    <style:style style:name="T179_34" style:family="text">
      <style:text-properties fo:color="#444444" fo:font-size="10pt" style:font-size-asian="10pt" style:font-size-complex="10pt"/>
    </style:style>
    <style:style style:name="T179_35" style:family="text">
      <style:text-properties fo:color="#444444" fo:font-size="10pt" style:font-size-asian="10pt" style:font-size-complex="10pt"/>
    </style:style>
    <style:style style:name="T179_36" style:family="text">
      <style:text-properties fo:color="#444444" fo:font-size="10pt" style:font-size-asian="10pt" style:font-size-complex="10pt"/>
    </style:style>
    <style:style style:name="T179_37" style:family="text">
      <style:text-properties fo:color="#444444" fo:font-size="10pt" style:font-size-asian="10pt" style:font-size-complex="10pt"/>
    </style:style>
    <style:style style:name="T179_38" style:family="text">
      <style:text-properties fo:color="#444444" fo:font-size="10pt" style:font-size-asian="10pt" style:font-size-complex="10pt"/>
    </style:style>
    <style:style style:name="T179_39" style:family="text">
      <style:text-properties fo:color="#444444" fo:font-size="10pt" style:font-size-asian="10pt" style:font-size-complex="10pt"/>
    </style:style>
    <style:style style:name="T179_40" style:family="text">
      <style:text-properties fo:color="#444444" fo:font-size="10pt" style:font-size-asian="10pt" style:font-size-complex="10pt"/>
    </style:style>
    <style:style style:name="T179_41" style:family="text">
      <style:text-properties fo:color="#444444" fo:font-size="10pt" style:font-size-asian="10pt" style:font-size-complex="10pt"/>
    </style:style>
    <style:style style:name="T179_42" style:family="text">
      <style:text-properties fo:color="#444444" fo:font-size="10pt" style:font-size-asian="10pt" style:font-size-complex="10pt"/>
    </style:style>
    <style:style style:name="T179_43" style:family="text">
      <style:text-properties fo:color="#444444" fo:font-size="10pt" style:font-size-asian="10pt" style:font-size-complex="10pt"/>
    </style:style>
    <style:style style:name="T179_44" style:family="text">
      <style:text-properties fo:color="#444444" fo:font-size="10pt" style:font-size-asian="10pt" style:font-size-complex="10pt"/>
    </style:style>
    <style:style style:name="T179_45" style:family="text">
      <style:text-properties fo:color="#444444" fo:font-size="10pt" style:font-size-asian="10pt" style:font-size-complex="10pt"/>
    </style:style>
    <style:style style:name="T179_46" style:family="text">
      <style:text-properties fo:color="#444444" fo:font-size="10pt" style:font-size-asian="10pt" style:font-size-complex="10pt"/>
    </style:style>
    <style:style style:name="T179_47" style:family="text">
      <style:text-properties fo:color="#444444" fo:font-size="10pt" style:font-size-asian="10pt" style:font-size-complex="10pt"/>
    </style:style>
    <style:style style:name="T179_48" style:family="text">
      <style:text-properties fo:color="#444444" fo:font-size="10pt" style:font-size-asian="10pt" style:font-size-complex="10pt"/>
    </style:style>
    <style:style style:name="T179_49" style:family="text">
      <style:text-properties fo:color="#444444" fo:font-size="10pt" style:font-size-asian="10pt" style:font-size-complex="10pt"/>
    </style:style>
    <style:style style:name="T179_50" style:family="text">
      <style:text-properties fo:color="#444444" fo:font-size="10pt" style:font-size-asian="10pt" style:font-size-complex="10pt"/>
    </style:style>
    <style:style style:name="T179_51" style:family="text">
      <style:text-properties fo:color="#444444" fo:font-size="10pt" style:font-size-asian="10pt" style:font-size-complex="10pt"/>
    </style:style>
    <style:style style:name="T179_52" style:family="text">
      <style:text-properties fo:color="#444444" fo:font-size="10pt" style:font-size-asian="10pt" style:font-size-complex="10pt"/>
    </style:style>
    <style:style style:name="T179_53" style:family="text">
      <style:text-properties fo:color="#444444" fo:font-size="10pt" style:font-size-asian="10pt" style:font-size-complex="10pt"/>
    </style:style>
    <style:style style:name="T179_54" style:family="text">
      <style:text-properties fo:color="#444444" fo:font-size="10pt" style:font-size-asian="10pt" style:font-size-complex="10pt"/>
    </style:style>
    <style:style style:name="T179_55" style:family="text">
      <style:text-properties fo:color="#444444" fo:font-size="10pt" style:font-size-asian="10pt" style:font-size-complex="10pt"/>
    </style:style>
    <style:style style:name="T179_56" style:family="text">
      <style:text-properties fo:color="#444444" fo:font-size="10pt" style:font-size-asian="10pt" style:font-size-complex="10pt"/>
    </style:style>
    <style:style style:name="T179_57" style:family="text">
      <style:text-properties fo:color="#444444" fo:font-size="10pt" style:font-size-asian="10pt" style:font-size-complex="10pt"/>
    </style:style>
    <style:style style:name="T179_58" style:family="text">
      <style:text-properties fo:color="#444444" fo:font-size="10pt" style:font-size-asian="10pt" style:font-size-complex="10pt"/>
    </style:style>
    <style:style style:name="T179_59" style:family="text">
      <style:text-properties fo:color="#444444" fo:font-size="10pt" style:font-size-asian="10pt" style:font-size-complex="10pt"/>
    </style:style>
    <style:style style:name="T179_60" style:family="text">
      <style:text-properties fo:color="#444444" fo:font-size="10pt" style:font-size-asian="10pt" style:font-size-complex="10pt"/>
    </style:style>
    <style:style style:name="T179_61" style:family="text">
      <style:text-properties fo:color="#444444" fo:font-size="10pt" style:font-size-asian="10pt" style:font-size-complex="10pt"/>
    </style:style>
    <style:style style:name="T179_62" style:family="text">
      <style:text-properties fo:color="#444444" fo:font-size="10pt" style:font-size-asian="10pt" style:font-size-complex="10pt"/>
    </style:style>
    <style:style style:name="T179_63" style:family="text">
      <style:text-properties fo:color="#444444" fo:font-size="10pt" style:font-size-asian="10pt" style:font-size-complex="10pt"/>
    </style:style>
    <style:style style:name="T179_64" style:family="text">
      <style:text-properties fo:color="#444444" fo:font-size="10pt" style:font-size-asian="10pt" style:font-size-complex="10pt"/>
    </style:style>
    <style:style style:name="T179_65" style:family="text">
      <style:text-properties fo:color="#444444" fo:font-size="10pt" style:font-size-asian="10pt" style:font-size-complex="10pt"/>
    </style:style>
    <style:style style:name="T179_66" style:family="text">
      <style:text-properties fo:color="#444444" fo:font-size="10pt" style:font-size-asian="10pt" style:font-size-complex="10pt"/>
    </style:style>
    <style:style style:name="T179_67" style:family="text">
      <style:text-properties fo:color="#444444" fo:font-size="10pt" style:font-size-asian="10pt" style:font-size-complex="10pt"/>
    </style:style>
    <style:style style:name="T179_68" style:family="text">
      <style:text-properties fo:color="#444444" fo:font-size="10pt" style:font-size-asian="10pt" style:font-size-complex="10pt"/>
    </style:style>
    <style:style style:name="T179_69" style:family="text">
      <style:text-properties fo:color="#444444" fo:font-size="10pt" style:font-size-asian="10pt" style:font-size-complex="10pt"/>
    </style:style>
    <style:style style:name="T179_70" style:family="text">
      <style:text-properties fo:color="#444444" fo:font-size="10pt" style:font-size-asian="10pt" style:font-size-complex="10pt"/>
    </style:style>
    <style:style style:name="T179_71" style:family="text">
      <style:text-properties fo:color="#444444" fo:font-size="10pt" style:font-size-asian="10pt" style:font-size-complex="10pt"/>
    </style:style>
    <style:style style:name="T179_72" style:family="text">
      <style:text-properties fo:color="#444444" fo:font-size="10pt" style:font-size-asian="10pt" style:font-size-complex="10pt"/>
    </style:style>
    <style:style style:name="T179_73" style:family="text">
      <style:text-properties fo:color="#444444" fo:font-size="10pt" style:font-size-asian="10pt" style:font-size-complex="10pt"/>
    </style:style>
    <style:style style:name="T179_74" style:family="text">
      <style:text-properties fo:color="#444444" fo:font-size="10pt" style:font-size-asian="10pt" style:font-size-complex="10pt"/>
    </style:style>
    <style:style style:name="T179_75" style:family="text">
      <style:text-properties fo:color="#444444" fo:font-size="10pt" style:font-size-asian="10pt" style:font-size-complex="10pt"/>
    </style:style>
    <style:style style:name="T179_76" style:family="text">
      <style:text-properties fo:color="#444444" fo:font-size="10pt" style:font-size-asian="10pt" style:font-size-complex="10pt"/>
    </style:style>
    <style:style style:name="T179_77" style:family="text">
      <style:text-properties fo:color="#444444" fo:font-size="10pt" style:font-size-asian="10pt" style:font-size-complex="10pt"/>
    </style:style>
    <style:style style:name="T179_78" style:family="text">
      <style:text-properties fo:color="#444444" fo:font-size="10pt" style:font-size-asian="10pt" style:font-size-complex="10pt"/>
    </style:style>
    <style:style style:name="T179_79" style:family="text">
      <style:text-properties fo:color="#444444" fo:font-size="10pt" style:font-size-asian="10pt" style:font-size-complex="10pt"/>
    </style:style>
    <style:style style:name="T179_80" style:family="text">
      <style:text-properties fo:color="#444444" fo:font-size="10pt" style:font-size-asian="10pt" style:font-size-complex="10pt"/>
    </style:style>
    <style:style style:name="T179_81" style:family="text">
      <style:text-properties fo:color="#444444" fo:font-size="10pt" style:font-size-asian="10pt" style:font-size-complex="10pt"/>
    </style:style>
    <style:style style:name="T179_82" style:family="text">
      <style:text-properties fo:color="#444444" fo:font-size="10pt" style:font-size-asian="10pt" style:font-size-complex="10pt"/>
    </style:style>
    <style:style style:name="T179_83" style:family="text">
      <style:text-properties fo:color="#444444" fo:font-size="10pt" style:font-size-asian="10pt" style:font-size-complex="10pt"/>
    </style:style>
    <style:style style:name="T179_84" style:family="text">
      <style:text-properties fo:color="#444444" fo:font-size="10pt" style:font-size-asian="10pt" style:font-size-complex="10pt"/>
    </style:style>
    <style:style style:name="T179_85" style:family="text">
      <style:text-properties fo:color="#444444" fo:font-size="10pt" style:font-size-asian="10pt" style:font-size-complex="10pt"/>
    </style:style>
    <style:style style:name="T179_86" style:family="text">
      <style:text-properties fo:color="#444444" fo:font-size="10pt" style:font-size-asian="10pt" style:font-size-complex="10pt"/>
    </style:style>
    <style:style style:name="T179_87" style:family="text">
      <style:text-properties fo:color="#444444" fo:font-size="10pt" style:font-size-asian="10pt" style:font-size-complex="10pt"/>
    </style:style>
    <style:style style:name="T179_88" style:family="text">
      <style:text-properties fo:color="#444444" fo:font-size="10pt" style:font-size-asian="10pt" style:font-size-complex="10pt"/>
    </style:style>
    <style:style style:name="T179_89" style:family="text">
      <style:text-properties fo:color="#444444" fo:font-size="10pt" style:font-size-asian="10pt" style:font-size-complex="10pt"/>
    </style:style>
    <style:style style:name="T179_90" style:family="text">
      <style:text-properties fo:color="#444444" fo:font-size="10pt" style:font-size-asian="10pt" style:font-size-complex="10pt"/>
    </style:style>
    <style:style style:name="T179_91" style:family="text">
      <style:text-properties fo:color="#444444" fo:font-size="10pt" style:font-size-asian="10pt" style:font-size-complex="10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fo:color="#444444" fo:font-size="10pt" style:font-size-asian="10pt" style:font-size-complex="10pt"/>
    </style:style>
    <style:style style:name="T180_2" style:family="text">
      <style:text-properties fo:color="#444444" fo:font-size="10pt" style:font-size-asian="10pt" style:font-size-complex="10pt"/>
    </style:style>
    <style:style style:name="T180_3" style:family="text">
      <style:text-properties fo:color="#444444" fo:font-size="10pt" style:font-size-asian="10pt" style:font-size-complex="10pt"/>
    </style:style>
    <style:style style:name="T180_4" style:family="text">
      <style:text-properties fo:color="#444444" fo:font-size="10pt" style:font-size-asian="10pt" style:font-size-complex="10pt"/>
    </style:style>
    <style:style style:name="T180_5" style:family="text">
      <style:text-properties fo:color="#444444" fo:font-size="10pt" style:font-size-asian="10pt" style:font-size-complex="10pt"/>
    </style:style>
    <style:style style:name="T180_6" style:family="text">
      <style:text-properties fo:color="#444444" fo:font-size="10pt" style:font-size-asian="10pt" style:font-size-complex="10pt"/>
    </style:style>
    <style:style style:name="T180_7" style:family="text">
      <style:text-properties fo:color="#444444" fo:font-size="10pt" style:font-size-asian="10pt" style:font-size-complex="10pt"/>
    </style:style>
    <style:style style:name="T180_8" style:family="text">
      <style:text-properties fo:color="#444444" fo:font-size="10pt" style:font-size-asian="10pt" style:font-size-complex="10pt"/>
    </style:style>
    <style:style style:name="T180_9" style:family="text">
      <style:text-properties fo:color="#444444" fo:font-size="10pt" style:font-size-asian="10pt" style:font-size-complex="10pt"/>
    </style:style>
    <style:style style:name="T180_10" style:family="text">
      <style:text-properties fo:color="#444444" fo:font-size="10pt" style:font-size-asian="10pt" style:font-size-complex="10pt"/>
    </style:style>
    <style:style style:name="T180_11" style:family="text">
      <style:text-properties fo:color="#444444" fo:font-size="10pt" style:font-size-asian="10pt" style:font-size-complex="10pt"/>
    </style:style>
    <style:style style:name="T180_12" style:family="text">
      <style:text-properties fo:color="#444444" fo:font-size="10pt" style:font-size-asian="10pt" style:font-size-complex="10pt"/>
    </style:style>
    <style:style style:name="T180_13" style:family="text">
      <style:text-properties fo:color="#444444" fo:font-size="10pt" style:font-size-asian="10pt" style:font-size-complex="10pt"/>
    </style:style>
    <style:style style:name="T180_14" style:family="text">
      <style:text-properties fo:color="#444444" fo:font-size="10pt" style:font-size-asian="10pt" style:font-size-complex="10pt"/>
    </style:style>
    <style:style style:name="T180_15" style:family="text">
      <style:text-properties fo:color="#444444" fo:font-size="10pt" style:font-size-asian="10pt" style:font-size-complex="10pt"/>
    </style:style>
    <style:style style:name="T180_16" style:family="text">
      <style:text-properties fo:color="#444444" fo:font-size="10pt" style:font-size-asian="10pt" style:font-size-complex="10pt"/>
    </style:style>
    <style:style style:name="T180_17" style:family="text">
      <style:text-properties fo:color="#444444" fo:font-size="10pt" style:font-size-asian="10pt" style:font-size-complex="10pt"/>
    </style:style>
    <style:style style:name="T180_18" style:family="text">
      <style:text-properties fo:color="#444444" fo:font-size="10pt" style:font-size-asian="10pt" style:font-size-complex="10pt"/>
    </style:style>
    <style:style style:name="T180_19" style:family="text">
      <style:text-properties fo:color="#444444" fo:font-size="10pt" style:font-size-asian="10pt" style:font-size-complex="10pt"/>
    </style:style>
    <style:style style:name="T180_20" style:family="text">
      <style:text-properties fo:color="#444444" fo:font-size="10pt" style:font-size-asian="10pt" style:font-size-complex="10pt"/>
    </style:style>
    <style:style style:name="T180_21" style:family="text">
      <style:text-properties fo:color="#444444" fo:font-size="10pt" style:font-size-asian="10pt" style:font-size-complex="10pt"/>
    </style:style>
    <style:style style:name="T180_22" style:family="text">
      <style:text-properties fo:color="#444444" fo:font-size="10pt" style:font-size-asian="10pt" style:font-size-complex="10pt"/>
    </style:style>
    <style:style style:name="T180_23" style:family="text">
      <style:text-properties fo:color="#444444" fo:font-size="10pt" style:font-size-asian="10pt" style:font-size-complex="10pt"/>
    </style:style>
    <style:style style:name="T180_24" style:family="text">
      <style:text-properties fo:color="#444444" fo:font-size="10pt" style:font-size-asian="10pt" style:font-size-complex="10pt"/>
    </style:style>
    <style:style style:name="T180_25" style:family="text">
      <style:text-properties fo:color="#444444" fo:font-size="10pt" style:font-size-asian="10pt" style:font-size-complex="10pt"/>
    </style:style>
    <style:style style:name="T180_26" style:family="text">
      <style:text-properties fo:color="#444444" fo:font-size="10pt" style:font-size-asian="10pt" style:font-size-complex="10pt"/>
    </style:style>
    <style:style style:name="T180_27" style:family="text">
      <style:text-properties fo:color="#444444" fo:font-size="10pt" style:font-size-asian="10pt" style:font-size-complex="10pt"/>
    </style:style>
    <style:style style:name="T180_28" style:family="text">
      <style:text-properties fo:color="#444444" fo:font-size="10pt" style:font-size-asian="10pt" style:font-size-complex="10pt"/>
    </style:style>
    <style:style style:name="T180_29" style:family="text">
      <style:text-properties fo:color="#444444" fo:font-size="10pt" style:font-size-asian="10pt" style:font-size-complex="10pt"/>
    </style:style>
    <style:style style:name="T180_30" style:family="text">
      <style:text-properties fo:color="#444444" fo:font-size="10pt" style:font-size-asian="10pt" style:font-size-complex="10pt"/>
    </style:style>
    <style:style style:name="T180_31" style:family="text">
      <style:text-properties fo:color="#444444" fo:font-size="10pt" style:font-size-asian="10pt" style:font-size-complex="10pt"/>
    </style:style>
    <style:style style:name="T180_32" style:family="text">
      <style:text-properties fo:color="#444444" fo:font-size="10pt" style:font-size-asian="10pt" style:font-size-complex="10pt"/>
    </style:style>
    <style:style style:name="T180_33" style:family="text">
      <style:text-properties fo:color="#444444" fo:font-size="10pt" style:font-size-asian="10pt" style:font-size-complex="10pt"/>
    </style:style>
    <style:style style:name="T180_34" style:family="text">
      <style:text-properties fo:color="#444444" fo:font-size="10pt" style:font-size-asian="10pt" style:font-size-complex="10pt"/>
    </style:style>
    <style:style style:name="T180_35" style:family="text">
      <style:text-properties fo:color="#444444" fo:font-size="10pt" style:font-size-asian="10pt" style:font-size-complex="10pt"/>
    </style:style>
    <style:style style:name="T180_36" style:family="text">
      <style:text-properties fo:color="#444444" fo:font-size="10pt" style:font-size-asian="10pt" style:font-size-complex="10pt"/>
    </style:style>
    <style:style style:name="T180_37" style:family="text">
      <style:text-properties fo:color="#444444" fo:font-size="10pt" style:font-size-asian="10pt" style:font-size-complex="10pt"/>
    </style:style>
    <style:style style:name="T180_38" style:family="text">
      <style:text-properties fo:color="#444444" fo:font-size="10pt" style:font-size-asian="10pt" style:font-size-complex="10pt"/>
    </style:style>
    <style:style style:name="T180_39" style:family="text">
      <style:text-properties fo:color="#444444" fo:font-size="10pt" style:font-size-asian="10pt" style:font-size-complex="10pt"/>
    </style:style>
    <style:style style:name="T180_40" style:family="text">
      <style:text-properties fo:color="#444444" fo:font-size="10pt" style:font-size-asian="10pt" style:font-size-complex="10pt"/>
    </style:style>
    <style:style style:name="T180_41" style:family="text">
      <style:text-properties fo:color="#444444" fo:font-size="10pt" style:font-size-asian="10pt" style:font-size-complex="10pt"/>
    </style:style>
    <style:style style:name="T180_42" style:family="text">
      <style:text-properties fo:color="#444444" fo:font-size="10pt" style:font-size-asian="10pt" style:font-size-complex="10pt"/>
    </style:style>
    <style:style style:name="T180_43" style:family="text">
      <style:text-properties fo:color="#444444" fo:font-size="10pt" style:font-size-asian="10pt" style:font-size-complex="10pt"/>
    </style:style>
    <style:style style:name="T180_44" style:family="text">
      <style:text-properties fo:color="#444444" fo:font-size="10pt" style:font-size-asian="10pt" style:font-size-complex="10pt"/>
    </style:style>
    <style:style style:name="T180_45" style:family="text">
      <style:text-properties fo:color="#444444" fo:font-size="10pt" style:font-size-asian="10pt" style:font-size-complex="10pt"/>
    </style:style>
    <style:style style:name="T180_46" style:family="text">
      <style:text-properties fo:color="#444444" fo:font-size="10pt" style:font-size-asian="10pt" style:font-size-complex="10pt"/>
    </style:style>
    <style:style style:name="T180_47" style:family="text">
      <style:text-properties fo:color="#444444" fo:font-size="10pt" style:font-size-asian="10pt" style:font-size-complex="10pt"/>
    </style:style>
    <style:style style:name="T180_48" style:family="text">
      <style:text-properties fo:color="#444444"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fo:margin-bottom="0cm" style:writing-mode="lr-tb"/>
    </style:style>
    <style:style style:name="T181_1" style:family="text">
      <style:text-properties fo:color="#444444" fo:font-size="10pt" style:font-size-asian="10pt" style:font-size-complex="10pt"/>
    </style:style>
    <style:style style:name="T181_2" style:family="text">
      <style:text-properties fo:color="#444444" fo:font-size="10pt" style:font-size-asian="10pt" style:font-size-complex="10pt"/>
    </style:style>
    <style:style style:name="T181_3" style:family="text">
      <style:text-properties fo:color="#444444" fo:font-size="10pt" style:font-size-asian="10pt" style:font-size-complex="10pt"/>
    </style:style>
    <style:style style:name="T181_4" style:family="text">
      <style:text-properties fo:color="#444444" fo:font-size="10pt" style:font-size-asian="10pt" style:font-size-complex="10pt"/>
    </style:style>
    <style:style style:name="T181_5" style:family="text">
      <style:text-properties fo:color="#444444" fo:font-size="10pt" style:font-size-asian="10pt" style:font-size-complex="10pt"/>
    </style:style>
    <style:style style:name="T181_6" style:family="text">
      <style:text-properties fo:color="#444444" fo:font-size="10pt" style:font-size-asian="10pt" style:font-size-complex="10pt"/>
    </style:style>
    <style:style style:name="T181_7" style:family="text">
      <style:text-properties fo:color="#444444" fo:font-size="10pt" style:font-size-asian="10pt" style:font-size-complex="10pt"/>
    </style:style>
    <style:style style:name="T181_8" style:family="text">
      <style:text-properties fo:color="#444444" fo:font-size="10pt" style:font-size-asian="10pt" style:font-size-complex="10pt"/>
    </style:style>
    <style:style style:name="T181_9" style:family="text">
      <style:text-properties fo:color="#444444" fo:font-size="10pt" style:font-size-asian="10pt" style:font-size-complex="10pt"/>
    </style:style>
    <style:style style:name="T181_10" style:family="text">
      <style:text-properties fo:color="#444444" fo:font-size="10pt" style:font-size-asian="10pt" style:font-size-complex="10pt"/>
    </style:style>
    <style:style style:name="T181_11" style:family="text">
      <style:text-properties fo:color="#444444" fo:font-size="10pt" style:font-size-asian="10pt" style:font-size-complex="10pt"/>
    </style:style>
    <style:style style:name="T181_12" style:family="text">
      <style:text-properties fo:color="#444444" fo:font-size="10pt" style:font-size-asian="10pt" style:font-size-complex="10pt"/>
    </style:style>
    <style:style style:name="T181_13" style:family="text">
      <style:text-properties fo:color="#444444" fo:font-size="10pt" style:font-size-asian="10pt" style:font-size-complex="10pt"/>
    </style:style>
    <style:style style:name="T181_14" style:family="text">
      <style:text-properties fo:color="#444444" fo:font-size="10pt" style:font-size-asian="10pt" style:font-size-complex="10pt"/>
    </style:style>
    <style:style style:name="T181_15" style:family="text">
      <style:text-properties fo:color="#444444" fo:font-size="10pt" style:font-size-asian="10pt" style:font-size-complex="10pt"/>
    </style:style>
    <style:style style:name="T181_16" style:family="text">
      <style:text-properties fo:color="#444444" fo:font-size="10pt" style:font-size-asian="10pt" style:font-size-complex="10pt"/>
    </style:style>
    <style:style style:name="T181_17" style:family="text">
      <style:text-properties fo:color="#444444" fo:font-size="10pt" style:font-size-asian="10pt" style:font-size-complex="10pt"/>
    </style:style>
    <style:style style:name="T181_18" style:family="text">
      <style:text-properties fo:color="#444444" fo:font-size="10pt" style:font-size-asian="10pt" style:font-size-complex="10pt"/>
    </style:style>
    <style:style style:name="T181_19" style:family="text">
      <style:text-properties fo:color="#444444" fo:font-size="10pt" style:font-size-asian="10pt" style:font-size-complex="10pt"/>
    </style:style>
    <style:style style:name="T181_20" style:family="text">
      <style:text-properties fo:color="#444444" fo:font-size="10pt" style:font-size-asian="10pt" style:font-size-complex="10pt"/>
    </style:style>
    <style:style style:name="T181_21" style:family="text">
      <style:text-properties fo:color="#444444" fo:font-size="10pt" style:font-size-asian="10pt" style:font-size-complex="10pt"/>
    </style:style>
    <style:style style:name="T181_22" style:family="text">
      <style:text-properties fo:color="#444444" fo:font-size="10pt" style:font-size-asian="10pt" style:font-size-complex="10pt"/>
    </style:style>
    <style:style style:name="T181_23" style:family="text">
      <style:text-properties fo:color="#444444" fo:font-size="10pt" style:font-size-asian="10pt" style:font-size-complex="10pt"/>
    </style:style>
    <style:style style:name="T181_24" style:family="text">
      <style:text-properties fo:color="#444444" fo:font-size="10pt" style:font-size-asian="10pt" style:font-size-complex="10pt"/>
    </style:style>
    <style:style style:name="T181_25" style:family="text">
      <style:text-properties fo:color="#444444" fo:font-size="10pt" style:font-size-asian="10pt" style:font-size-complex="10pt"/>
    </style:style>
    <style:style style:name="T181_26" style:family="text">
      <style:text-properties fo:color="#444444" fo:font-size="10pt" style:font-size-asian="10pt" style:font-size-complex="10pt"/>
    </style:style>
    <style:style style:name="T181_27" style:family="text">
      <style:text-properties fo:color="#444444" fo:font-size="10pt" style:font-size-asian="10pt" style:font-size-complex="10pt"/>
    </style:style>
    <style:style style:name="T181_28" style:family="text">
      <style:text-properties fo:color="#444444" fo:font-size="10pt" style:font-size-asian="10pt" style:font-size-complex="10pt"/>
    </style:style>
    <style:style style:name="T181_29" style:family="text">
      <style:text-properties fo:color="#444444" fo:font-size="10pt" style:font-size-asian="10pt" style:font-size-complex="10pt"/>
    </style:style>
    <style:style style:name="T181_30" style:family="text">
      <style:text-properties fo:color="#444444" fo:font-size="10pt" style:font-size-asian="10pt" style:font-size-complex="10pt"/>
    </style:style>
    <style:style style:name="T181_31" style:family="text">
      <style:text-properties fo:color="#444444" fo:font-size="10pt" style:font-size-asian="10pt" style:font-size-complex="10pt"/>
    </style:style>
    <style:style style:name="T181_32" style:family="text">
      <style:text-properties fo:color="#444444" fo:font-size="10pt" style:font-size-asian="10pt" style:font-size-complex="10pt"/>
    </style:style>
    <style:style style:name="T181_33" style:family="text">
      <style:text-properties fo:color="#444444" fo:font-size="10pt" style:font-size-asian="10pt" style:font-size-complex="10pt"/>
    </style:style>
    <style:style style:name="T181_34" style:family="text">
      <style:text-properties fo:color="#444444" fo:font-size="10pt" style:font-size-asian="10pt" style:font-size-complex="10pt"/>
    </style:style>
    <style:style style:name="T181_35" style:family="text">
      <style:text-properties fo:color="#444444" fo:font-size="10pt" style:font-size-asian="10pt" style:font-size-complex="10pt"/>
    </style:style>
    <style:style style:name="T181_36" style:family="text">
      <style:text-properties fo:color="#444444" fo:font-size="10pt" style:font-size-asian="10pt" style:font-size-complex="10pt"/>
    </style:style>
    <style:style style:name="T181_37" style:family="text">
      <style:text-properties fo:color="#444444" fo:font-size="10pt" style:font-size-asian="10pt" style:font-size-complex="10pt"/>
    </style:style>
    <style:style style:name="T181_38" style:family="text">
      <style:text-properties fo:color="#444444" fo:font-size="10pt" style:font-size-asian="10pt" style:font-size-complex="10pt"/>
    </style:style>
    <style:style style:name="T181_39" style:family="text">
      <style:text-properties fo:color="#444444" fo:font-size="10pt" style:font-size-asian="10pt" style:font-size-complex="10pt"/>
    </style:style>
    <style:style style:name="T181_40" style:family="text">
      <style:text-properties fo:color="#444444" fo:font-size="10pt" style:font-size-asian="10pt" style:font-size-complex="10pt"/>
    </style:style>
    <style:style style:name="T181_41" style:family="text">
      <style:text-properties fo:color="#444444" fo:font-size="10pt" style:font-size-asian="10pt" style:font-size-complex="10pt"/>
    </style:style>
    <style:style style:name="T181_42" style:family="text">
      <style:text-properties fo:color="#444444" fo:font-size="10pt" style:font-size-asian="10pt" style:font-size-complex="10pt"/>
    </style:style>
    <style:style style:name="T181_43" style:family="text">
      <style:text-properties fo:color="#444444" fo:font-size="10pt" style:font-size-asian="10pt" style:font-size-complex="10pt"/>
    </style:style>
    <style:style style:name="T181_44" style:family="text">
      <style:text-properties fo:color="#444444" fo:font-size="10pt" style:font-size-asian="10pt" style:font-size-complex="10pt"/>
    </style:style>
    <style:style style:name="T181_45" style:family="text">
      <style:text-properties fo:color="#444444" fo:font-size="10pt" style:font-size-asian="10pt" style:font-size-complex="10pt"/>
    </style:style>
    <style:style style:name="T181_46" style:family="text">
      <style:text-properties fo:color="#444444" fo:font-size="10pt" style:font-size-asian="10pt" style:font-size-complex="10pt"/>
    </style:style>
    <style:style style:name="T181_47" style:family="text">
      <style:text-properties fo:color="#444444" fo:font-size="10pt" style:font-size-asian="10pt" style:font-size-complex="10pt"/>
    </style:style>
    <style:style style:name="T181_48" style:family="text">
      <style:text-properties fo:color="#444444" fo:font-size="10pt" style:font-size-asian="10pt" style:font-size-complex="10pt"/>
    </style:style>
    <style:style style:name="T181_49" style:family="text">
      <style:text-properties fo:color="#444444" fo:font-size="10pt" style:font-size-asian="10pt" style:font-size-complex="10pt"/>
    </style:style>
    <style:style style:name="T181_50" style:family="text">
      <style:text-properties fo:color="#444444" fo:font-size="10pt" style:font-size-asian="10pt" style:font-size-complex="10pt"/>
    </style:style>
    <style:style style:name="T181_51" style:family="text">
      <style:text-properties fo:color="#444444" fo:font-size="10pt" style:font-size-asian="10pt" style:font-size-complex="10pt"/>
    </style:style>
    <style:style style:name="T181_52" style:family="text">
      <style:text-properties fo:color="#444444" fo:font-size="10pt" style:font-size-asian="10pt" style:font-size-complex="10pt"/>
    </style:style>
    <style:style style:name="T181_53" style:family="text">
      <style:text-properties fo:color="#444444" fo:font-size="10pt" style:font-size-asian="10pt" style:font-size-complex="10pt"/>
    </style:style>
    <style:style style:name="T181_54" style:family="text">
      <style:text-properties fo:color="#444444" fo:font-size="10pt" style:font-size-asian="10pt" style:font-size-complex="10pt"/>
    </style:style>
    <style:style style:name="T181_55" style:family="text">
      <style:text-properties fo:color="#444444" fo:font-size="10pt" style:font-size-asian="10pt" style:font-size-complex="10pt"/>
    </style:style>
    <style:style style:name="T181_56" style:family="text">
      <style:text-properties fo:color="#444444" fo:font-size="10pt" style:font-size-asian="10pt" style:font-size-complex="10pt"/>
    </style:style>
    <style:style style:name="P182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fo:color="#444444" fo:font-size="10pt" style:font-size-asian="10pt" style:font-size-complex="10pt"/>
    </style:style>
    <style:style style:name="T184_2" style:family="text">
      <style:text-properties fo:color="#444444" fo:font-size="10pt" style:font-size-asian="10pt" style:font-size-complex="10pt"/>
    </style:style>
    <style:style style:name="T184_3" style:family="text">
      <style:text-properties fo:color="#444444" fo:font-size="10pt" style:font-size-asian="10pt" style:font-size-complex="10pt"/>
    </style:style>
    <style:style style:name="T184_4" style:family="text">
      <style:text-properties fo:color="#444444" fo:font-size="10pt" style:font-size-asian="10pt" style:font-size-complex="10pt"/>
    </style:style>
    <style:style style:name="T184_5" style:family="text">
      <style:text-properties fo:color="#444444" fo:font-size="10pt" style:font-size-asian="10pt" style:font-size-complex="10pt"/>
    </style:style>
    <style:style style:name="T184_6" style:family="text">
      <style:text-properties fo:color="#444444" fo:font-size="10pt" style:font-size-asian="10pt" style:font-size-complex="10pt"/>
    </style:style>
    <style:style style:name="T184_7" style:family="text">
      <style:text-properties fo:color="#444444" fo:font-size="10pt" style:font-size-asian="10pt" style:font-size-complex="10pt"/>
    </style:style>
    <style:style style:name="T184_8" style:family="text">
      <style:text-properties fo:color="#444444" fo:font-size="10pt" style:font-size-asian="10pt" style:font-size-complex="10pt"/>
    </style:style>
    <style:style style:name="T184_9" style:family="text">
      <style:text-properties fo:color="#444444" fo:font-size="10pt" style:font-size-asian="10pt" style:font-size-complex="10pt"/>
    </style:style>
    <style:style style:name="T184_10" style:family="text">
      <style:text-properties fo:color="#444444" fo:font-size="10pt" style:font-size-asian="10pt" style:font-size-complex="10pt"/>
    </style:style>
    <style:style style:name="T184_11" style:family="text">
      <style:text-properties fo:color="#444444" fo:font-size="10pt" style:font-size-asian="10pt" style:font-size-complex="10pt"/>
    </style:style>
    <style:style style:name="T184_12" style:family="text">
      <style:text-properties fo:color="#444444" fo:font-size="10pt" style:font-size-asian="10pt" style:font-size-complex="10pt"/>
    </style:style>
    <style:style style:name="T184_13" style:family="text">
      <style:text-properties fo:color="#444444" fo:font-size="10pt" style:font-size-asian="10pt" style:font-size-complex="10pt"/>
    </style:style>
    <style:style style:name="T184_14" style:family="text">
      <style:text-properties fo:color="#444444" fo:font-size="10pt" style:font-size-asian="10pt" style:font-size-complex="10pt"/>
    </style:style>
    <style:style style:name="T184_15" style:family="text">
      <style:text-properties fo:color="#444444" fo:font-size="10pt" style:font-size-asian="10pt" style:font-size-complex="10pt"/>
    </style:style>
    <style:style style:name="T184_16" style:family="text">
      <style:text-properties fo:color="#444444" fo:font-size="10pt" style:font-size-asian="10pt" style:font-size-complex="10pt"/>
    </style:style>
    <style:style style:name="T184_17" style:family="text">
      <style:text-properties fo:color="#444444" fo:font-size="10pt" style:font-size-asian="10pt" style:font-size-complex="10pt"/>
    </style:style>
    <style:style style:name="T184_18" style:family="text">
      <style:text-properties fo:color="#444444" fo:font-size="10pt" style:font-size-asian="10pt" style:font-size-complex="10pt"/>
    </style:style>
    <style:style style:name="T184_19" style:family="text">
      <style:text-properties fo:color="#444444" fo:font-size="10pt" style:font-size-asian="10pt" style:font-size-complex="10pt"/>
    </style:style>
    <style:style style:name="T184_20" style:family="text">
      <style:text-properties fo:color="#444444" fo:font-size="10pt" style:font-size-asian="10pt" style:font-size-complex="10pt"/>
    </style:style>
    <style:style style:name="T184_21" style:family="text">
      <style:text-properties fo:color="#444444" fo:font-size="10pt" style:font-size-asian="10pt" style:font-size-complex="10pt"/>
    </style:style>
    <style:style style:name="T184_22" style:family="text">
      <style:text-properties fo:color="#444444" fo:font-size="10pt" style:font-size-asian="10pt" style:font-size-complex="10pt"/>
    </style:style>
    <style:style style:name="T184_23" style:family="text">
      <style:text-properties fo:color="#444444" fo:font-size="10pt" style:font-size-asian="10pt" style:font-size-complex="10pt"/>
    </style:style>
    <style:style style:name="T184_24" style:family="text">
      <style:text-properties fo:color="#444444" fo:font-size="10pt" style:font-size-asian="10pt" style:font-size-complex="10pt"/>
    </style:style>
    <style:style style:name="T184_25" style:family="text">
      <style:text-properties fo:color="#444444" fo:font-size="10pt" style:font-size-asian="10pt" style:font-size-complex="10pt"/>
    </style:style>
    <style:style style:name="T184_26" style:family="text">
      <style:text-properties fo:color="#444444" fo:font-size="10pt" style:font-size-asian="10pt" style:font-size-complex="10pt"/>
    </style:style>
    <style:style style:name="T184_27" style:family="text">
      <style:text-properties fo:color="#444444" fo:font-size="10pt" style:font-size-asian="10pt" style:font-size-complex="10pt"/>
    </style:style>
    <style:style style:name="T184_28" style:family="text">
      <style:text-properties fo:color="#444444" fo:font-size="10pt" style:font-size-asian="10pt" style:font-size-complex="10pt"/>
    </style:style>
    <style:style style:name="T184_29" style:family="text">
      <style:text-properties fo:color="#444444" fo:font-size="10pt" style:font-size-asian="10pt" style:font-size-complex="10pt"/>
    </style:style>
    <style:style style:name="T184_30" style:family="text">
      <style:text-properties fo:color="#444444" fo:font-size="10pt" style:font-size-asian="10pt" style:font-size-complex="10pt"/>
    </style:style>
    <style:style style:name="T184_31" style:family="text">
      <style:text-properties fo:color="#444444" fo:font-size="10pt" style:font-size-asian="10pt" style:font-size-complex="10pt"/>
    </style:style>
    <style:style style:name="T184_32" style:family="text">
      <style:text-properties fo:color="#444444" fo:font-size="10pt" style:font-size-asian="10pt" style:font-size-complex="10pt"/>
    </style:style>
    <style:style style:name="T184_33" style:family="text">
      <style:text-properties fo:color="#444444" fo:font-size="10pt" style:font-size-asian="10pt" style:font-size-complex="10pt"/>
    </style:style>
    <style:style style:name="T184_34" style:family="text">
      <style:text-properties fo:color="#444444" fo:font-size="10pt" style:font-size-asian="10pt" style:font-size-complex="10pt"/>
    </style:style>
    <style:style style:name="T184_35" style:family="text">
      <style:text-properties fo:color="#444444" fo:font-size="10pt" style:font-size-asian="10pt" style:font-size-complex="10pt"/>
    </style:style>
    <style:style style:name="T184_36" style:family="text">
      <style:text-properties fo:color="#444444" fo:font-size="10pt" style:font-size-asian="10pt" style:font-size-complex="10pt"/>
    </style:style>
    <style:style style:name="T184_37" style:family="text">
      <style:text-properties fo:color="#444444" fo:font-size="10pt" style:font-size-asian="10pt" style:font-size-complex="10pt"/>
    </style:style>
    <style:style style:name="T184_38" style:family="text">
      <style:text-properties fo:color="#444444" fo:font-size="10pt" style:font-size-asian="10pt" style:font-size-complex="10pt"/>
    </style:style>
    <style:style style:name="T184_39" style:family="text">
      <style:text-properties fo:color="#444444" fo:font-size="10pt" style:font-size-asian="10pt" style:font-size-complex="10pt"/>
    </style:style>
    <style:style style:name="T184_40" style:family="text">
      <style:text-properties fo:color="#444444" fo:font-size="10pt" style:font-size-asian="10pt" style:font-size-complex="10pt"/>
    </style:style>
    <style:style style:name="T184_41" style:family="text">
      <style:text-properties fo:color="#444444" fo:font-size="10pt" style:font-size-asian="10pt" style:font-size-complex="10pt"/>
    </style:style>
    <style:style style:name="T184_42" style:family="text">
      <style:text-properties fo:color="#444444" fo:font-size="10pt" style:font-size-asian="10pt" style:font-size-complex="10pt"/>
    </style:style>
    <style:style style:name="T184_43" style:family="text">
      <style:text-properties fo:color="#444444" fo:font-size="10pt" style:font-size-asian="10pt" style:font-size-complex="10pt"/>
    </style:style>
    <style:style style:name="T184_44" style:family="text">
      <style:text-properties fo:color="#444444" fo:font-size="10pt" style:font-size-asian="10pt" style:font-size-complex="10pt"/>
    </style:style>
    <style:style style:name="T184_45" style:family="text">
      <style:text-properties fo:color="#444444" fo:font-size="10pt" style:font-size-asian="10pt" style:font-size-complex="10pt"/>
    </style:style>
    <style:style style:name="T184_46" style:family="text">
      <style:text-properties fo:color="#444444" fo:font-size="10pt" style:font-size-asian="10pt" style:font-size-complex="10pt"/>
    </style:style>
    <style:style style:name="T184_47" style:family="text">
      <style:text-properties fo:color="#444444" fo:font-size="10pt" style:font-size-asian="10pt" style:font-size-complex="10pt"/>
    </style:style>
    <style:style style:name="T184_48" style:family="text">
      <style:text-properties fo:color="#444444" fo:font-size="10pt" style:font-size-asian="10pt" style:font-size-complex="10pt"/>
    </style:style>
    <style:style style:name="T184_49" style:family="text">
      <style:text-properties fo:color="#444444" fo:font-size="10pt" style:font-size-asian="10pt" style:font-size-complex="10pt"/>
    </style:style>
    <style:style style:name="T184_50" style:family="text">
      <style:text-properties fo:color="#444444" fo:font-size="10pt" style:font-size-asian="10pt" style:font-size-complex="10pt"/>
    </style:style>
    <style:style style:name="T184_51" style:family="text">
      <style:text-properties fo:color="#444444" fo:font-size="10pt" style:font-size-asian="10pt" style:font-size-complex="10pt"/>
    </style:style>
    <style:style style:name="T184_52" style:family="text">
      <style:text-properties fo:color="#444444" fo:font-size="10pt" style:font-size-asian="10pt" style:font-size-complex="10pt"/>
    </style:style>
    <style:style style:name="T184_53" style:family="text">
      <style:text-properties fo:color="#444444" fo:font-size="10pt" style:font-size-asian="10pt" style:font-size-complex="10pt"/>
    </style:style>
    <style:style style:name="T184_54" style:family="text">
      <style:text-properties fo:color="#444444" fo:font-size="10pt" style:font-size-asian="10pt" style:font-size-complex="10pt"/>
    </style:style>
    <style:style style:name="T184_55" style:family="text">
      <style:text-properties fo:color="#444444" fo:font-size="10pt" style:font-size-asian="10pt" style:font-size-complex="10pt"/>
    </style:style>
    <style:style style:name="T184_56" style:family="text">
      <style:text-properties fo:color="#444444" fo:font-size="10pt" style:font-size-asian="10pt" style:font-size-complex="10pt"/>
    </style:style>
    <style:style style:name="T184_57" style:family="text">
      <style:text-properties fo:color="#444444" fo:font-size="10pt" style:font-size-asian="10pt" style:font-size-complex="10pt"/>
    </style:style>
    <style:style style:name="T184_58" style:family="text">
      <style:text-properties fo:color="#444444" fo:font-size="10pt" style:font-size-asian="10pt" style:font-size-complex="10pt"/>
    </style:style>
    <style:style style:name="T184_59" style:family="text">
      <style:text-properties fo:color="#444444" fo:font-size="10pt" style:font-size-asian="10pt" style:font-size-complex="10pt"/>
    </style:style>
    <style:style style:name="T184_60" style:family="text">
      <style:text-properties fo:color="#444444" fo:font-size="10pt" style:font-size-asian="10pt" style:font-size-complex="10pt"/>
    </style:style>
    <style:style style:name="T184_61" style:family="text">
      <style:text-properties fo:color="#444444" fo:font-size="10pt" style:font-size-asian="10pt" style:font-size-complex="10pt"/>
    </style:style>
    <style:style style:name="T184_62" style:family="text">
      <style:text-properties fo:color="#444444" fo:font-size="10pt" style:font-size-asian="10pt" style:font-size-complex="10pt"/>
    </style:style>
    <style:style style:name="T184_63" style:family="text">
      <style:text-properties fo:color="#444444" fo:font-size="10pt" style:font-size-asian="10pt" style:font-size-complex="10pt"/>
    </style:style>
    <style:style style:name="T184_64" style:family="text">
      <style:text-properties fo:color="#444444" fo:font-size="10pt" style:font-size-asian="10pt" style:font-size-complex="10pt"/>
    </style:style>
    <style:style style:name="T184_65" style:family="text">
      <style:text-properties fo:color="#444444" fo:font-size="10pt" style:font-size-asian="10pt" style:font-size-complex="10pt"/>
    </style:style>
    <style:style style:name="T184_66" style:family="text">
      <style:text-properties fo:color="#444444" fo:font-size="10pt" style:font-size-asian="10pt" style:font-size-complex="10pt"/>
    </style:style>
    <style:style style:name="T184_67" style:family="text">
      <style:text-properties fo:color="#444444" fo:font-size="10pt" style:font-size-asian="10pt" style:font-size-complex="10pt"/>
    </style:style>
    <style:style style:name="T184_68" style:family="text">
      <style:text-properties fo:color="#444444" fo:font-size="10pt" style:font-size-asian="10pt" style:font-size-complex="10pt"/>
    </style:style>
    <style:style style:name="T184_69" style:family="text">
      <style:text-properties fo:color="#444444" fo:font-size="10pt" style:font-size-asian="10pt" style:font-size-complex="10pt"/>
    </style:style>
    <style:style style:name="T184_70" style:family="text">
      <style:text-properties fo:color="#444444" fo:font-size="10pt" style:font-size-asian="10pt" style:font-size-complex="10pt"/>
    </style:style>
    <style:style style:name="T184_71" style:family="text">
      <style:text-properties fo:color="#444444" fo:font-size="10pt" style:font-size-asian="10pt" style:font-size-complex="10pt"/>
    </style:style>
    <style:style style:name="T184_72" style:family="text">
      <style:text-properties fo:color="#444444" fo:font-size="10pt" style:font-size-asian="10pt" style:font-size-complex="10pt"/>
    </style:style>
    <style:style style:name="T184_73" style:family="text">
      <style:text-properties fo:color="#444444" fo:font-size="10pt" style:font-size-asian="10pt" style:font-size-complex="10pt"/>
    </style:style>
    <style:style style:name="T184_74" style:family="text">
      <style:text-properties fo:color="#444444" fo:font-size="10pt" style:font-size-asian="10pt" style:font-size-complex="10pt"/>
    </style:style>
    <style:style style:name="T184_75" style:family="text">
      <style:text-properties fo:color="#444444" fo:font-size="10pt" style:font-size-asian="10pt" style:font-size-complex="10pt"/>
    </style:style>
    <style:style style:name="T184_76" style:family="text">
      <style:text-properties fo:color="#444444" fo:font-size="10pt" style:font-size-asian="10pt" style:font-size-complex="10pt"/>
    </style:style>
    <style:style style:name="T184_77" style:family="text">
      <style:text-properties fo:color="#444444" fo:font-size="10pt" style:font-size-asian="10pt" style:font-size-complex="10pt"/>
    </style:style>
    <style:style style:name="T184_78" style:family="text">
      <style:text-properties fo:color="#444444" fo:font-size="10pt" style:font-size-asian="10pt" style:font-size-complex="10pt"/>
    </style:style>
    <style:style style:name="T184_79" style:family="text">
      <style:text-properties fo:color="#444444" fo:font-size="10pt" style:font-size-asian="10pt" style:font-size-complex="10pt"/>
    </style:style>
    <style:style style:name="T184_80" style:family="text">
      <style:text-properties fo:color="#444444" fo:font-size="10pt" style:font-size-asian="10pt" style:font-size-complex="10pt"/>
    </style:style>
    <style:style style:name="T184_81" style:family="text">
      <style:text-properties fo:color="#444444" fo:font-size="10pt" style:font-size-asian="10pt" style:font-size-complex="10pt"/>
    </style:style>
    <style:style style:name="T184_82" style:family="text">
      <style:text-properties fo:color="#444444" fo:font-size="10pt" style:font-size-asian="10pt" style:font-size-complex="10pt"/>
    </style:style>
    <style:style style:name="T184_83" style:family="text">
      <style:text-properties fo:color="#444444" fo:font-size="10pt" style:font-size-asian="10pt" style:font-size-complex="10pt"/>
    </style:style>
    <style:style style:name="T184_84" style:family="text">
      <style:text-properties fo:color="#444444" fo:font-size="10pt" style:font-size-asian="10pt" style:font-size-complex="10pt"/>
    </style:style>
    <style:style style:name="T184_85" style:family="text">
      <style:text-properties fo:color="#444444" fo:font-size="10pt" style:font-size-asian="10pt" style:font-size-complex="10pt"/>
    </style:style>
    <style:style style:name="T184_86" style:family="text">
      <style:text-properties fo:color="#444444" fo:font-size="10pt" style:font-size-asian="10pt" style:font-size-complex="10pt"/>
    </style:style>
    <style:style style:name="T184_87" style:family="text">
      <style:text-properties fo:color="#444444" fo:font-size="10pt" style:font-size-asian="10pt" style:font-size-complex="10pt"/>
    </style:style>
    <style:style style:name="T184_88" style:family="text">
      <style:text-properties fo:color="#444444" fo:font-size="10pt" style:font-size-asian="10pt" style:font-size-complex="10pt"/>
    </style:style>
    <style:style style:name="T184_89" style:family="text">
      <style:text-properties fo:color="#444444" fo:font-size="10pt" style:font-size-asian="10pt" style:font-size-complex="10pt"/>
    </style:style>
    <style:style style:name="T184_90" style:family="text">
      <style:text-properties fo:color="#444444" fo:font-size="10pt" style:font-size-asian="10pt" style:font-size-complex="10pt"/>
    </style:style>
    <style:style style:name="T184_91" style:family="text">
      <style:text-properties fo:color="#444444" fo:font-size="10pt" style:font-size-asian="10pt" style:font-size-complex="10pt"/>
    </style:style>
    <style:style style:name="T184_92" style:family="text">
      <style:text-properties fo:color="#444444" fo:font-size="10pt" style:font-size-asian="10pt" style:font-size-complex="10pt"/>
    </style:style>
    <style:style style:name="T184_93" style:family="text">
      <style:text-properties fo:color="#444444" fo:font-size="10pt" style:font-size-asian="10pt" style:font-size-complex="10pt"/>
    </style:style>
    <style:style style:name="T184_94" style:family="text">
      <style:text-properties fo:color="#444444" fo:font-size="10pt" style:font-size-asian="10pt" style:font-size-complex="10pt"/>
    </style:style>
    <style:style style:name="T184_95" style:family="text">
      <style:text-properties fo:color="#444444" fo:font-size="10pt" style:font-size-asian="10pt" style:font-size-complex="10pt"/>
    </style:style>
    <style:style style:name="T184_96" style:family="text">
      <style:text-properties fo:color="#444444" fo:font-size="10pt" style:font-size-asian="10pt" style:font-size-complex="10pt"/>
    </style:style>
    <style:style style:name="T184_97" style:family="text">
      <style:text-properties fo:color="#444444" fo:font-size="10pt" style:font-size-asian="10pt" style:font-size-complex="10pt"/>
    </style:style>
    <style:style style:name="T184_98" style:family="text">
      <style:text-properties fo:color="#444444" fo:font-size="10pt" style:font-size-asian="10pt" style:font-size-complex="10pt"/>
    </style:style>
    <style:style style:name="T184_99" style:family="text">
      <style:text-properties fo:color="#444444" fo:font-size="10pt" style:font-size-asian="10pt" style:font-size-complex="10pt"/>
    </style:style>
    <style:style style:name="T184_100" style:family="text">
      <style:text-properties fo:color="#444444" fo:font-size="10pt" style:font-size-asian="10pt" style:font-size-complex="10pt"/>
    </style:style>
    <style:style style:name="T184_101" style:family="text">
      <style:text-properties fo:color="#444444" fo:font-size="10pt" style:font-size-asian="10pt" style:font-size-complex="10pt"/>
    </style:style>
    <style:style style:name="T184_102" style:family="text">
      <style:text-properties fo:color="#444444" fo:font-size="10pt" style:font-size-asian="10pt" style:font-size-complex="10pt"/>
    </style:style>
    <style:style style:name="T184_103" style:family="text">
      <style:text-properties fo:color="#444444" fo:font-size="10pt" style:font-size-asian="10pt" style:font-size-complex="10pt"/>
    </style:style>
    <style:style style:name="T184_104" style:family="text">
      <style:text-properties fo:color="#444444" fo:font-size="10pt" style:font-size-asian="10pt" style:font-size-complex="10pt"/>
    </style:style>
    <style:style style:name="T184_105" style:family="text">
      <style:text-properties fo:color="#444444" fo:font-size="10pt" style:font-size-asian="10pt" style:font-size-complex="10pt"/>
    </style:style>
    <style:style style:name="T184_106" style:family="text">
      <style:text-properties fo:color="#444444" fo:font-size="10pt" style:font-size-asian="10pt" style:font-size-complex="10pt"/>
    </style:style>
    <style:style style:name="T184_107" style:family="text">
      <style:text-properties fo:color="#444444" fo:font-size="10pt" style:font-size-asian="10pt" style:font-size-complex="10pt"/>
    </style:style>
    <style:style style:name="T184_108" style:family="text">
      <style:text-properties fo:color="#444444" fo:font-size="10pt" style:font-size-asian="10pt" style:font-size-complex="10pt"/>
    </style:style>
    <style:style style:name="T184_109" style:family="text">
      <style:text-properties fo:color="#444444" fo:font-size="10pt" style:font-size-asian="10pt" style:font-size-complex="10pt"/>
    </style:style>
    <style:style style:name="T184_110" style:family="text">
      <style:text-properties fo:color="#444444" fo:font-size="10pt" style:font-size-asian="10pt" style:font-size-complex="10pt"/>
    </style:style>
    <style:style style:name="T184_111" style:family="text">
      <style:text-properties fo:color="#444444" fo:font-size="10pt" style:font-size-asian="10pt" style:font-size-complex="10pt"/>
    </style:style>
    <style:style style:name="T184_112" style:family="text">
      <style:text-properties fo:color="#444444" fo:font-size="10pt" style:font-size-asian="10pt" style:font-size-complex="10pt"/>
    </style:style>
    <style:style style:name="T184_113" style:family="text">
      <style:text-properties fo:color="#444444" fo:font-size="10pt" style:font-size-asian="10pt" style:font-size-complex="10pt"/>
    </style:style>
    <style:style style:name="T184_114" style:family="text">
      <style:text-properties fo:color="#444444" fo:font-size="10pt" style:font-size-asian="10pt" style:font-size-complex="10pt"/>
    </style:style>
    <style:style style:name="T184_115" style:family="text">
      <style:text-properties fo:color="#444444" fo:font-size="10pt" style:font-size-asian="10pt" style:font-size-complex="10pt"/>
    </style:style>
    <style:style style:name="T184_116" style:family="text">
      <style:text-properties fo:color="#444444" fo:font-size="10pt" style:font-size-asian="10pt" style:font-size-complex="10pt"/>
    </style:style>
    <style:style style:name="T184_117" style:family="text">
      <style:text-properties fo:color="#444444" fo:font-size="10pt" style:font-size-asian="10pt" style:font-size-complex="10pt"/>
    </style:style>
    <style:style style:name="T184_118" style:family="text">
      <style:text-properties fo:color="#444444" fo:font-size="10pt" style:font-size-asian="10pt" style:font-size-complex="10pt"/>
    </style:style>
    <style:style style:name="T184_119" style:family="text">
      <style:text-properties fo:color="#444444" fo:font-size="10pt" style:font-size-asian="10pt" style:font-size-complex="10pt"/>
    </style:style>
    <style:style style:name="T184_120" style:family="text">
      <style:text-properties fo:color="#444444" fo:font-size="10pt" style:font-size-asian="10pt" style:font-size-complex="10pt"/>
    </style:style>
    <style:style style:name="T184_121" style:family="text">
      <style:text-properties fo:color="#444444" fo:font-size="10pt" style:font-size-asian="10pt" style:font-size-complex="10pt"/>
    </style:style>
    <style:style style:name="T184_122" style:family="text">
      <style:text-properties fo:color="#444444" fo:font-size="10pt" style:font-size-asian="10pt" style:font-size-complex="10pt"/>
    </style:style>
    <style:style style:name="T184_123" style:family="text">
      <style:text-properties fo:color="#444444" fo:font-size="10pt" style:font-size-asian="10pt" style:font-size-complex="10pt"/>
    </style:style>
    <style:style style:name="T184_124" style:family="text">
      <style:text-properties fo:color="#444444" fo:font-size="10pt" style:font-size-asian="10pt" style:font-size-complex="10pt"/>
    </style:style>
    <style:style style:name="T184_125" style:family="text">
      <style:text-properties fo:color="#444444" fo:font-size="10pt" style:font-size-asian="10pt" style:font-size-complex="10pt"/>
    </style:style>
    <style:style style:name="T184_126" style:family="text">
      <style:text-properties fo:color="#444444" fo:font-size="10pt" style:font-size-asian="10pt" style:font-size-complex="10pt"/>
    </style:style>
    <style:style style:name="T184_127" style:family="text">
      <style:text-properties fo:color="#444444" fo:font-size="10pt" style:font-size-asian="10pt" style:font-size-complex="10pt"/>
    </style:style>
    <style:style style:name="T184_128" style:family="text">
      <style:text-properties fo:color="#444444" fo:font-size="10pt" style:font-size-asian="10pt" style:font-size-complex="10pt"/>
    </style:style>
    <style:style style:name="T184_129" style:family="text">
      <style:text-properties fo:color="#444444" fo:font-size="10pt" style:font-size-asian="10pt" style:font-size-complex="10pt"/>
    </style:style>
    <style:style style:name="T184_130" style:family="text">
      <style:text-properties fo:color="#444444" fo:font-size="10pt" style:font-size-asian="10pt" style:font-size-complex="10pt"/>
    </style:style>
    <style:style style:name="T184_131" style:family="text">
      <style:text-properties fo:color="#444444" fo:font-size="10pt" style:font-size-asian="10pt" style:font-size-complex="10pt"/>
    </style:style>
    <style:style style:name="T184_132" style:family="text">
      <style:text-properties fo:color="#444444" fo:font-size="10pt" style:font-size-asian="10pt" style:font-size-complex="10pt"/>
    </style:style>
    <style:style style:name="T184_133" style:family="text">
      <style:text-properties fo:color="#444444" fo:font-size="10pt" style:font-size-asian="10pt" style:font-size-complex="10pt"/>
    </style:style>
    <style:style style:name="T184_134" style:family="text">
      <style:text-properties fo:color="#444444" fo:font-size="10pt" style:font-size-asian="10pt" style:font-size-complex="10pt"/>
    </style:style>
    <style:style style:name="T184_135" style:family="text">
      <style:text-properties fo:color="#444444" fo:font-size="10pt" style:font-size-asian="10pt" style:font-size-complex="10pt"/>
    </style:style>
    <style:style style:name="T184_136" style:family="text">
      <style:text-properties fo:color="#444444" fo:font-size="10pt" style:font-size-asian="10pt" style:font-size-complex="10pt"/>
    </style:style>
    <style:style style:name="T184_137" style:family="text">
      <style:text-properties fo:color="#444444" fo:font-size="10pt" style:font-size-asian="10pt" style:font-size-complex="10pt"/>
    </style:style>
    <style:style style:name="T184_138" style:family="text">
      <style:text-properties fo:color="#444444" fo:font-size="10pt" style:font-size-asian="10pt" style:font-size-complex="10pt"/>
    </style:style>
    <style:style style:name="T184_139" style:family="text">
      <style:text-properties fo:color="#444444" fo:font-size="10pt" style:font-size-asian="10pt" style:font-size-complex="10pt"/>
    </style:style>
    <style:style style:name="T184_140" style:family="text">
      <style:text-properties fo:color="#444444" fo:font-size="10pt" style:font-size-asian="10pt" style:font-size-complex="10pt"/>
    </style:style>
    <style:style style:name="T184_141" style:family="text">
      <style:text-properties fo:color="#444444" fo:font-size="10pt" style:font-size-asian="10pt" style:font-size-complex="10pt"/>
    </style:style>
    <style:style style:name="T184_142" style:family="text">
      <style:text-properties fo:color="#444444" fo:font-size="10pt" style:font-size-asian="10pt" style:font-size-complex="10pt"/>
    </style:style>
    <style:style style:name="T184_143" style:family="text">
      <style:text-properties fo:color="#444444" fo:font-size="10pt" style:font-size-asian="10pt" style:font-size-complex="10pt"/>
    </style:style>
    <style:style style:name="T184_144" style:family="text">
      <style:text-properties fo:color="#444444" fo:font-size="10pt" style:font-size-asian="10pt" style:font-size-complex="10pt"/>
    </style:style>
    <style:style style:name="T184_145" style:family="text">
      <style:text-properties fo:color="#444444" fo:font-size="10pt" style:font-size-asian="10pt" style:font-size-complex="10pt"/>
    </style:style>
    <style:style style:name="T184_146" style:family="text">
      <style:text-properties fo:color="#444444" fo:font-size="10pt" style:font-size-asian="10pt" style:font-size-complex="10pt"/>
    </style:style>
    <style:style style:name="T184_147" style:family="text">
      <style:text-properties fo:color="#444444" fo:font-size="10pt" style:font-size-asian="10pt" style:font-size-complex="10pt"/>
    </style:style>
    <style:style style:name="T184_148" style:family="text">
      <style:text-properties fo:color="#444444" fo:font-size="10pt" style:font-size-asian="10pt" style:font-size-complex="10pt"/>
    </style:style>
    <style:style style:name="T184_149" style:family="text">
      <style:text-properties fo:color="#444444" fo:font-size="10pt" style:font-size-asian="10pt" style:font-size-complex="10pt"/>
    </style:style>
    <style:style style:name="T184_150" style:family="text">
      <style:text-properties fo:color="#444444" fo:font-size="10pt" style:font-size-asian="10pt" style:font-size-complex="10pt"/>
    </style:style>
    <style:style style:name="T184_151" style:family="text">
      <style:text-properties fo:color="#444444" fo:font-size="10pt" style:font-size-asian="10pt" style:font-size-complex="10pt"/>
    </style:style>
    <style:style style:name="T184_152" style:family="text">
      <style:text-properties fo:color="#444444" fo:font-size="10pt" style:font-size-asian="10pt" style:font-size-complex="10pt"/>
    </style:style>
    <style:style style:name="T184_153" style:family="text">
      <style:text-properties fo:color="#444444" fo:font-size="10pt" style:font-size-asian="10pt" style:font-size-complex="10pt"/>
    </style:style>
    <style:style style:name="T184_154" style:family="text">
      <style:text-properties fo:color="#444444" fo:font-size="10pt" style:font-size-asian="10pt" style:font-size-complex="10pt"/>
    </style:style>
    <style:style style:name="T184_155" style:family="text">
      <style:text-properties fo:color="#444444" fo:font-size="10pt" style:font-size-asian="10pt" style:font-size-complex="10pt"/>
    </style:style>
    <style:style style:name="T184_156" style:family="text">
      <style:text-properties fo:color="#444444" fo:font-size="10pt" style:font-size-asian="10pt" style:font-size-complex="10pt"/>
    </style:style>
    <style:style style:name="T184_157" style:family="text">
      <style:text-properties fo:color="#444444" fo:font-size="10pt" style:font-size-asian="10pt" style:font-size-complex="10pt"/>
    </style:style>
    <style:style style:name="T184_158" style:family="text">
      <style:text-properties fo:color="#444444" fo:font-size="10pt" style:font-size-asian="10pt" style:font-size-complex="10pt"/>
    </style:style>
    <style:style style:name="T184_159" style:family="text">
      <style:text-properties fo:color="#444444" fo:font-size="10pt" style:font-size-asian="10pt" style:font-size-complex="10pt"/>
    </style:style>
    <style:style style:name="T184_160" style:family="text">
      <style:text-properties fo:color="#444444" fo:font-size="10pt" style:font-size-asian="10pt" style:font-size-complex="10pt"/>
    </style:style>
    <style:style style:name="T184_161" style:family="text">
      <style:text-properties fo:color="#444444" fo:font-size="10pt" style:font-size-asian="10pt" style:font-size-complex="10pt"/>
    </style:style>
    <style:style style:name="T184_162" style:family="text">
      <style:text-properties fo:color="#444444" fo:font-size="10pt" style:font-size-asian="10pt" style:font-size-complex="10pt"/>
    </style:style>
    <style:style style:name="T184_163" style:family="text">
      <style:text-properties fo:color="#444444" fo:font-size="10pt" style:font-size-asian="10pt" style:font-size-complex="10pt"/>
    </style:style>
    <style:style style:name="T184_164" style:family="text">
      <style:text-properties fo:color="#444444" fo:font-size="10pt" style:font-size-asian="10pt" style:font-size-complex="10pt"/>
    </style:style>
    <style:style style:name="T184_165" style:family="text">
      <style:text-properties fo:color="#444444" fo:font-size="10pt" style:font-size-asian="10pt" style:font-size-complex="10pt"/>
    </style:style>
    <style:style style:name="T184_166" style:family="text">
      <style:text-properties fo:color="#444444" fo:font-size="10pt" style:font-size-asian="10pt" style:font-size-complex="10pt"/>
    </style:style>
    <style:style style:name="T184_167" style:family="text">
      <style:text-properties fo:color="#444444" fo:font-size="10pt" style:font-size-asian="10pt" style:font-size-complex="10pt"/>
    </style:style>
    <style:style style:name="T184_168" style:family="text">
      <style:text-properties fo:color="#444444" fo:font-size="10pt" style:font-size-asian="10pt" style:font-size-complex="10pt"/>
    </style:style>
    <style:style style:name="T184_169" style:family="text">
      <style:text-properties fo:color="#444444" fo:font-size="10pt" style:font-size-asian="10pt" style:font-size-complex="10pt"/>
    </style:style>
    <style:style style:name="T184_170" style:family="text">
      <style:text-properties fo:color="#444444" fo:font-size="10pt" style:font-size-asian="10pt" style:font-size-complex="10pt"/>
    </style:style>
    <style:style style:name="T184_171" style:family="text">
      <style:text-properties fo:color="#444444" fo:font-size="10pt" style:font-size-asian="10pt" style:font-size-complex="10pt"/>
    </style:style>
    <style:style style:name="T184_172" style:family="text">
      <style:text-properties fo:color="#444444" fo:font-size="10pt" style:font-size-asian="10pt" style:font-size-complex="10pt"/>
    </style:style>
    <style:style style:name="T184_173" style:family="text">
      <style:text-properties fo:color="#444444" fo:font-size="10pt" style:font-size-asian="10pt" style:font-size-complex="10pt"/>
    </style:style>
    <style:style style:name="T184_174" style:family="text">
      <style:text-properties fo:color="#444444" fo:font-size="10pt" style:font-size-asian="10pt" style:font-size-complex="10pt"/>
    </style:style>
    <style:style style:name="T184_175" style:family="text">
      <style:text-properties fo:color="#444444" fo:font-size="10pt" style:font-size-asian="10pt" style:font-size-complex="10pt"/>
    </style:style>
    <style:style style:name="T184_176" style:family="text">
      <style:text-properties fo:color="#444444" fo:font-size="10pt" style:font-size-asian="10pt" style:font-size-complex="10pt"/>
    </style:style>
    <style:style style:name="T184_177" style:family="text">
      <style:text-properties fo:color="#444444" fo:font-size="10pt" style:font-size-asian="10pt" style:font-size-complex="10pt"/>
    </style:style>
    <style:style style:name="T184_178" style:family="text">
      <style:text-properties fo:color="#444444" fo:font-size="10pt" style:font-size-asian="10pt" style:font-size-complex="10pt"/>
    </style:style>
    <style:style style:name="T184_179" style:family="text">
      <style:text-properties fo:color="#444444" fo:font-size="10pt" style:font-size-asian="10pt" style:font-size-complex="10pt"/>
    </style:style>
    <style:style style:name="T184_180" style:family="text">
      <style:text-properties fo:color="#444444" fo:font-size="10pt" style:font-size-asian="10pt" style:font-size-complex="10pt"/>
    </style:style>
    <style:style style:name="T184_181" style:family="text">
      <style:text-properties fo:color="#444444" fo:font-size="10pt" style:font-size-asian="10pt" style:font-size-complex="10pt"/>
    </style:style>
    <style:style style:name="T184_182" style:family="text">
      <style:text-properties fo:color="#444444" fo:font-size="10pt" style:font-size-asian="10pt" style:font-size-complex="10pt"/>
    </style:style>
    <style:style style:name="T184_183" style:family="text">
      <style:text-properties fo:color="#444444" fo:font-size="10pt" style:font-size-asian="10pt" style:font-size-complex="10pt"/>
    </style:style>
    <style:style style:name="T184_184" style:family="text">
      <style:text-properties fo:color="#444444" fo:font-size="10pt" style:font-size-asian="10pt" style:font-size-complex="10pt"/>
    </style:style>
    <style:style style:name="T184_185" style:family="text">
      <style:text-properties fo:color="#444444" fo:font-size="10pt" style:font-size-asian="10pt" style:font-size-complex="10pt"/>
    </style:style>
    <style:style style:name="T184_186" style:family="text">
      <style:text-properties fo:color="#444444" fo:font-size="10pt" style:font-size-asian="10pt" style:font-size-complex="10pt"/>
    </style:style>
    <style:style style:name="T184_187" style:family="text">
      <style:text-properties fo:color="#444444" fo:font-size="10pt" style:font-size-asian="10pt" style:font-size-complex="10pt"/>
    </style:style>
    <style:style style:name="T184_188" style:family="text">
      <style:text-properties fo:color="#444444" fo:font-size="10pt" style:font-size-asian="10pt" style:font-size-complex="10pt"/>
    </style:style>
    <style:style style:name="T184_189" style:family="text">
      <style:text-properties fo:color="#444444" fo:font-size="10pt" style:font-size-asian="10pt" style:font-size-complex="10pt"/>
    </style:style>
    <style:style style:name="T184_190" style:family="text">
      <style:text-properties fo:color="#444444" fo:font-size="10pt" style:font-size-asian="10pt" style:font-size-complex="10pt"/>
    </style:style>
    <style:style style:name="T184_191" style:family="text">
      <style:text-properties fo:color="#444444" fo:font-size="10pt" style:font-size-asian="10pt" style:font-size-complex="10pt"/>
    </style:style>
    <style:style style:name="T184_192" style:family="text">
      <style:text-properties fo:color="#444444" fo:font-size="10pt" style:font-size-asian="10pt" style:font-size-complex="10pt"/>
    </style:style>
    <style:style style:name="T184_193" style:family="text">
      <style:text-properties fo:color="#444444" fo:font-size="10pt" style:font-size-asian="10pt" style:font-size-complex="10pt"/>
    </style:style>
    <style:style style:name="T184_194" style:family="text">
      <style:text-properties fo:color="#444444" fo:font-size="10pt" style:font-size-asian="10pt" style:font-size-complex="10pt"/>
    </style:style>
    <style:style style:name="T184_195" style:family="text">
      <style:text-properties fo:color="#444444" fo:font-size="10pt" style:font-size-asian="10pt" style:font-size-complex="10pt"/>
    </style:style>
    <style:style style:name="T184_196" style:family="text">
      <style:text-properties fo:color="#444444" fo:font-size="10pt" style:font-size-asian="10pt" style:font-size-complex="10pt"/>
    </style:style>
    <style:style style:name="T184_197" style:family="text">
      <style:text-properties fo:color="#444444" fo:font-size="10pt" style:font-size-asian="10pt" style:font-size-complex="10pt"/>
    </style:style>
    <style:style style:name="T184_198" style:family="text">
      <style:text-properties fo:color="#444444" fo:font-size="10pt" style:font-size-asian="10pt" style:font-size-complex="10pt"/>
    </style:style>
    <style:style style:name="T184_199" style:family="text">
      <style:text-properties fo:color="#444444" fo:font-size="10pt" style:font-size-asian="10pt" style:font-size-complex="10pt"/>
    </style:style>
    <style:style style:name="T184_200" style:family="text">
      <style:text-properties fo:color="#444444" fo:font-size="10pt" style:font-size-asian="10pt" style:font-size-complex="10pt"/>
    </style:style>
    <style:style style:name="T184_201" style:family="text">
      <style:text-properties fo:color="#444444" fo:font-size="10pt" style:font-size-asian="10pt" style:font-size-complex="10pt"/>
    </style:style>
    <style:style style:name="T184_202" style:family="text">
      <style:text-properties fo:color="#444444" fo:font-size="10pt" style:font-size-asian="10pt" style:font-size-complex="10pt"/>
    </style:style>
    <style:style style:name="T184_203" style:family="text">
      <style:text-properties fo:color="#444444" fo:font-size="10pt" style:font-size-asian="10pt" style:font-size-complex="10pt"/>
    </style:style>
    <style:style style:name="T184_204" style:family="text">
      <style:text-properties fo:color="#444444" fo:font-size="10pt" style:font-size-asian="10pt" style:font-size-complex="10pt"/>
    </style:style>
    <style:style style:name="T184_205" style:family="text">
      <style:text-properties fo:color="#444444" fo:font-size="10pt" style:font-size-asian="10pt" style:font-size-complex="10pt"/>
    </style:style>
    <style:style style:name="T184_206" style:family="text">
      <style:text-properties fo:color="#444444" fo:font-size="10pt" style:font-size-asian="10pt" style:font-size-complex="10pt"/>
    </style:style>
    <style:style style:name="T184_207" style:family="text">
      <style:text-properties fo:color="#444444" fo:font-size="10pt" style:font-size-asian="10pt" style:font-size-complex="10pt"/>
    </style:style>
    <style:style style:name="T184_208" style:family="text">
      <style:text-properties fo:color="#444444" fo:font-size="10pt" style:font-size-asian="10pt" style:font-size-complex="10pt"/>
    </style:style>
    <style:style style:name="T184_209" style:family="text">
      <style:text-properties fo:color="#444444" fo:font-size="10pt" style:font-size-asian="10pt" style:font-size-complex="10pt"/>
    </style:style>
    <style:style style:name="T184_210" style:family="text">
      <style:text-properties fo:color="#444444" fo:font-size="10pt" style:font-size-asian="10pt" style:font-size-complex="10pt"/>
    </style:style>
    <style:style style:name="T184_211" style:family="text">
      <style:text-properties fo:color="#444444" fo:font-size="10pt" style:font-size-asian="10pt" style:font-size-complex="10pt"/>
    </style:style>
    <style:style style:name="T184_212" style:family="text">
      <style:text-properties fo:color="#444444" fo:font-size="10pt" style:font-size-asian="10pt" style:font-size-complex="10pt"/>
    </style:style>
    <style:style style:name="T184_213" style:family="text">
      <style:text-properties fo:color="#444444" fo:font-size="10pt" style:font-size-asian="10pt" style:font-size-complex="10pt"/>
    </style:style>
    <style:style style:name="T184_214" style:family="text">
      <style:text-properties fo:color="#444444" fo:font-size="10pt" style:font-size-asian="10pt" style:font-size-complex="10pt"/>
    </style:style>
    <style:style style:name="T184_215" style:family="text">
      <style:text-properties fo:color="#444444" fo:font-size="10pt" style:font-size-asian="10pt" style:font-size-complex="10pt"/>
    </style:style>
    <style:style style:name="T184_216" style:family="text">
      <style:text-properties fo:color="#444444" fo:font-size="10pt" style:font-size-asian="10pt" style:font-size-complex="10pt"/>
    </style:style>
    <style:style style:name="T184_217" style:family="text">
      <style:text-properties fo:color="#444444" fo:font-size="10pt" style:font-size-asian="10pt" style:font-size-complex="10pt"/>
    </style:style>
    <style:style style:name="T184_218" style:family="text">
      <style:text-properties fo:color="#444444" fo:font-size="10pt" style:font-size-asian="10pt" style:font-size-complex="10pt"/>
    </style:style>
    <style:style style:name="T184_219" style:family="text">
      <style:text-properties fo:color="#444444" fo:font-size="10pt" style:font-size-asian="10pt" style:font-size-complex="10pt"/>
    </style:style>
    <style:style style:name="T184_220" style:family="text">
      <style:text-properties fo:color="#444444" fo:font-size="10pt" style:font-size-asian="10pt" style:font-size-complex="10pt"/>
    </style:style>
    <style:style style:name="T184_221" style:family="text">
      <style:text-properties fo:color="#444444" fo:font-size="10pt" style:font-size-asian="10pt" style:font-size-complex="10pt"/>
    </style:style>
    <style:style style:name="T184_222" style:family="text">
      <style:text-properties fo:color="#444444" fo:font-size="10pt" style:font-size-asian="10pt" style:font-size-complex="10pt"/>
    </style:style>
    <style:style style:name="T184_223" style:family="text">
      <style:text-properties fo:color="#444444" fo:font-size="10pt" style:font-size-asian="10pt" style:font-size-complex="10pt"/>
    </style:style>
    <style:style style:name="T184_224" style:family="text">
      <style:text-properties fo:color="#444444" fo:font-size="10pt" style:font-size-asian="10pt" style:font-size-complex="10pt"/>
    </style:style>
    <style:style style:name="T184_225" style:family="text">
      <style:text-properties fo:color="#444444" fo:font-size="10pt" style:font-size-asian="10pt" style:font-size-complex="10pt"/>
    </style:style>
    <style:style style:name="T184_226" style:family="text">
      <style:text-properties fo:color="#444444" fo:font-size="10pt" style:font-size-asian="10pt" style:font-size-complex="10pt"/>
    </style:style>
    <style:style style:name="T184_227" style:family="text">
      <style:text-properties fo:color="#444444" fo:font-size="10pt" style:font-size-asian="10pt" style:font-size-complex="10pt"/>
    </style:style>
    <style:style style:name="T184_228" style:family="text">
      <style:text-properties fo:color="#444444" fo:font-size="10pt" style:font-size-asian="10pt" style:font-size-complex="10pt"/>
    </style:style>
    <style:style style:name="T184_229" style:family="text">
      <style:text-properties fo:color="#444444" fo:font-size="10pt" style:font-size-asian="10pt" style:font-size-complex="10pt"/>
    </style:style>
    <style:style style:name="T184_230" style:family="text">
      <style:text-properties fo:color="#444444" fo:font-size="10pt" style:font-size-asian="10pt" style:font-size-complex="10pt"/>
    </style:style>
    <style:style style:name="T184_231" style:family="text">
      <style:text-properties fo:color="#444444" fo:font-size="10pt" style:font-size-asian="10pt" style:font-size-complex="10pt"/>
    </style:style>
    <style:style style:name="T184_232" style:family="text">
      <style:text-properties fo:color="#444444" fo:font-size="10pt" style:font-size-asian="10pt" style:font-size-complex="10pt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fo:color="#444444" fo:font-size="10pt" style:font-size-asian="10pt" style:font-size-complex="10pt"/>
    </style:style>
    <style:style style:name="T185_2" style:family="text">
      <style:text-properties fo:color="#444444" fo:font-size="10pt" style:font-size-asian="10pt" style:font-size-complex="10pt"/>
    </style:style>
    <style:style style:name="T185_3" style:family="text">
      <style:text-properties fo:color="#444444" fo:font-size="10pt" style:font-size-asian="10pt" style:font-size-complex="10pt"/>
    </style:style>
    <style:style style:name="T185_4" style:family="text">
      <style:text-properties fo:color="#444444" fo:font-size="10pt" style:font-size-asian="10pt" style:font-size-complex="10pt"/>
    </style:style>
    <style:style style:name="T185_5" style:family="text">
      <style:text-properties fo:color="#444444" fo:font-size="10pt" style:font-size-asian="10pt" style:font-size-complex="10pt"/>
    </style:style>
    <style:style style:name="T185_6" style:family="text">
      <style:text-properties fo:color="#444444" fo:font-size="10pt" style:font-size-asian="10pt" style:font-size-complex="10pt"/>
    </style:style>
    <style:style style:name="T185_7" style:family="text">
      <style:text-properties fo:color="#444444" fo:font-size="10pt" style:font-size-asian="10pt" style:font-size-complex="10pt"/>
    </style:style>
    <style:style style:name="T185_8" style:family="text">
      <style:text-properties fo:color="#444444" fo:font-size="10pt" style:font-size-asian="10pt" style:font-size-complex="10pt"/>
    </style:style>
    <style:style style:name="T185_9" style:family="text">
      <style:text-properties fo:color="#444444" fo:font-size="10pt" style:font-size-asian="10pt" style:font-size-complex="10pt"/>
    </style:style>
    <style:style style:name="T185_10" style:family="text">
      <style:text-properties fo:color="#444444" fo:font-size="10pt" style:font-size-asian="10pt" style:font-size-complex="10pt"/>
    </style:style>
    <style:style style:name="T185_11" style:family="text">
      <style:text-properties fo:color="#444444" fo:font-size="10pt" style:font-size-asian="10pt" style:font-size-complex="10pt"/>
    </style:style>
    <style:style style:name="T185_12" style:family="text">
      <style:text-properties fo:color="#444444" fo:font-size="10pt" style:font-size-asian="10pt" style:font-size-complex="10pt"/>
    </style:style>
    <style:style style:name="T185_13" style:family="text">
      <style:text-properties fo:color="#444444" fo:font-size="10pt" style:font-size-asian="10pt" style:font-size-complex="10pt"/>
    </style:style>
    <style:style style:name="T185_14" style:family="text">
      <style:text-properties fo:color="#444444" fo:font-size="10pt" style:font-size-asian="10pt" style:font-size-complex="10pt"/>
    </style:style>
    <style:style style:name="T185_15" style:family="text">
      <style:text-properties fo:color="#444444" fo:font-size="10pt" style:font-size-asian="10pt" style:font-size-complex="10pt"/>
    </style:style>
    <style:style style:name="T185_16" style:family="text">
      <style:text-properties fo:color="#444444" fo:font-size="10pt" style:font-size-asian="10pt" style:font-size-complex="10pt"/>
    </style:style>
    <style:style style:name="T185_17" style:family="text">
      <style:text-properties fo:color="#444444" fo:font-size="10pt" style:font-size-asian="10pt" style:font-size-complex="10pt"/>
    </style:style>
    <style:style style:name="T185_18" style:family="text">
      <style:text-properties fo:color="#444444" fo:font-size="10pt" style:font-size-asian="10pt" style:font-size-complex="10pt"/>
    </style:style>
    <style:style style:name="T185_19" style:family="text">
      <style:text-properties fo:color="#444444" fo:font-size="10pt" style:font-size-asian="10pt" style:font-size-complex="10pt"/>
    </style:style>
    <style:style style:name="T185_20" style:family="text">
      <style:text-properties fo:color="#444444" fo:font-size="10pt" style:font-size-asian="10pt" style:font-size-complex="10pt"/>
    </style:style>
    <style:style style:name="T185_21" style:family="text">
      <style:text-properties fo:color="#444444" fo:font-size="10pt" style:font-size-asian="10pt" style:font-size-complex="10pt"/>
    </style:style>
    <style:style style:name="T185_22" style:family="text">
      <style:text-properties fo:color="#444444" fo:font-size="10pt" style:font-size-asian="10pt" style:font-size-complex="10pt"/>
    </style:style>
    <style:style style:name="T185_23" style:family="text">
      <style:text-properties fo:color="#444444" fo:font-size="10pt" style:font-size-asian="10pt" style:font-size-complex="10pt"/>
    </style:style>
    <style:style style:name="T185_24" style:family="text">
      <style:text-properties fo:color="#444444" fo:font-size="10pt" style:font-size-asian="10pt" style:font-size-complex="10pt"/>
    </style:style>
    <style:style style:name="T185_25" style:family="text">
      <style:text-properties fo:color="#444444" fo:font-size="10pt" style:font-size-asian="10pt" style:font-size-complex="10pt"/>
    </style:style>
    <style:style style:name="T185_26" style:family="text">
      <style:text-properties fo:color="#444444" fo:font-size="10pt" style:font-size-asian="10pt" style:font-size-complex="10pt"/>
    </style:style>
    <style:style style:name="T185_27" style:family="text">
      <style:text-properties fo:color="#444444" fo:font-size="10pt" style:font-size-asian="10pt" style:font-size-complex="10pt"/>
    </style:style>
    <style:style style:name="T185_28" style:family="text">
      <style:text-properties fo:color="#444444" fo:font-size="10pt" style:font-size-asian="10pt" style:font-size-complex="10pt"/>
    </style:style>
    <style:style style:name="T185_29" style:family="text">
      <style:text-properties fo:color="#444444" fo:font-size="10pt" style:font-size-asian="10pt" style:font-size-complex="10pt"/>
    </style:style>
    <style:style style:name="T185_30" style:family="text">
      <style:text-properties fo:color="#444444" fo:font-size="10pt" style:font-size-asian="10pt" style:font-size-complex="10pt"/>
    </style:style>
    <style:style style:name="T185_31" style:family="text">
      <style:text-properties fo:color="#444444" fo:font-size="10pt" style:font-size-asian="10pt" style:font-size-complex="10pt"/>
    </style:style>
    <style:style style:name="T185_32" style:family="text">
      <style:text-properties fo:color="#444444" fo:font-size="10pt" style:font-size-asian="10pt" style:font-size-complex="10pt"/>
    </style:style>
    <style:style style:name="T185_33" style:family="text">
      <style:text-properties fo:color="#444444" fo:font-size="10pt" style:font-size-asian="10pt" style:font-size-complex="10pt"/>
    </style:style>
    <style:style style:name="T185_34" style:family="text">
      <style:text-properties fo:color="#444444" fo:font-size="10pt" style:font-size-asian="10pt" style:font-size-complex="10pt"/>
    </style:style>
    <style:style style:name="T185_35" style:family="text">
      <style:text-properties fo:color="#444444" fo:font-size="10pt" style:font-size-asian="10pt" style:font-size-complex="10pt"/>
    </style:style>
    <style:style style:name="T185_36" style:family="text">
      <style:text-properties fo:color="#444444" fo:font-size="10pt" style:font-size-asian="10pt" style:font-size-complex="10pt"/>
    </style:style>
    <style:style style:name="T185_37" style:family="text">
      <style:text-properties fo:color="#444444" fo:font-size="10pt" style:font-size-asian="10pt" style:font-size-complex="10pt"/>
    </style:style>
    <style:style style:name="T185_38" style:family="text">
      <style:text-properties fo:color="#444444" fo:font-size="10pt" style:font-size-asian="10pt" style:font-size-complex="10pt"/>
    </style:style>
    <style:style style:name="T185_39" style:family="text">
      <style:text-properties fo:color="#444444" fo:font-size="10pt" style:font-size-asian="10pt" style:font-size-complex="10pt"/>
    </style:style>
    <style:style style:name="T185_40" style:family="text">
      <style:text-properties fo:color="#444444" fo:font-size="10pt" style:font-size-asian="10pt" style:font-size-complex="10pt"/>
    </style:style>
    <style:style style:name="T185_41" style:family="text">
      <style:text-properties fo:color="#444444" fo:font-size="10pt" style:font-size-asian="10pt" style:font-size-complex="10pt"/>
    </style:style>
    <style:style style:name="T185_42" style:family="text">
      <style:text-properties fo:color="#444444" fo:font-size="10pt" style:font-size-asian="10pt" style:font-size-complex="10pt"/>
    </style:style>
    <style:style style:name="T185_43" style:family="text">
      <style:text-properties fo:color="#444444" fo:font-size="10pt" style:font-size-asian="10pt" style:font-size-complex="10pt"/>
    </style:style>
    <style:style style:name="T185_44" style:family="text">
      <style:text-properties fo:color="#444444" fo:font-size="10pt" style:font-size-asian="10pt" style:font-size-complex="10pt"/>
    </style:style>
    <style:style style:name="T185_45" style:family="text">
      <style:text-properties fo:color="#444444" fo:font-size="10pt" style:font-size-asian="10pt" style:font-size-complex="10pt"/>
    </style:style>
    <style:style style:name="T185_46" style:family="text">
      <style:text-properties fo:color="#444444" fo:font-size="10pt" style:font-size-asian="10pt" style:font-size-complex="10pt"/>
    </style:style>
    <style:style style:name="T185_47" style:family="text">
      <style:text-properties fo:color="#444444" fo:font-size="10pt" style:font-size-asian="10pt" style:font-size-complex="10pt"/>
    </style:style>
    <style:style style:name="T185_48" style:family="text">
      <style:text-properties fo:color="#444444" fo:font-size="10pt" style:font-size-asian="10pt" style:font-size-complex="10pt"/>
    </style:style>
    <style:style style:name="T185_49" style:family="text">
      <style:text-properties fo:color="#444444" fo:font-size="10pt" style:font-size-asian="10pt" style:font-size-complex="10pt"/>
    </style:style>
    <style:style style:name="T185_50" style:family="text">
      <style:text-properties fo:color="#444444" fo:font-size="10pt" style:font-size-asian="10pt" style:font-size-complex="10pt"/>
    </style:style>
    <style:style style:name="T185_51" style:family="text">
      <style:text-properties fo:color="#444444" fo:font-size="10pt" style:font-size-asian="10pt" style:font-size-complex="10pt"/>
    </style:style>
    <style:style style:name="T185_52" style:family="text">
      <style:text-properties fo:color="#444444" fo:font-size="10pt" style:font-size-asian="10pt" style:font-size-complex="10pt"/>
    </style:style>
    <style:style style:name="T185_53" style:family="text">
      <style:text-properties fo:color="#444444" fo:font-size="10pt" style:font-size-asian="10pt" style:font-size-complex="10pt"/>
    </style:style>
    <style:style style:name="T185_54" style:family="text">
      <style:text-properties fo:color="#444444" fo:font-size="10pt" style:font-size-asian="10pt" style:font-size-complex="10pt"/>
    </style:style>
    <style:style style:name="T185_55" style:family="text">
      <style:text-properties fo:color="#444444" fo:font-size="10pt" style:font-size-asian="10pt" style:font-size-complex="10pt"/>
    </style:style>
    <style:style style:name="T185_56" style:family="text">
      <style:text-properties fo:color="#444444" fo:font-size="10pt" style:font-size-asian="10pt" style:font-size-complex="10pt"/>
    </style:style>
    <style:style style:name="T185_57" style:family="text">
      <style:text-properties fo:color="#444444" fo:font-size="10pt" style:font-size-asian="10pt" style:font-size-complex="10pt"/>
    </style:style>
    <style:style style:name="T185_58" style:family="text">
      <style:text-properties fo:color="#444444" fo:font-size="10pt" style:font-size-asian="10pt" style:font-size-complex="10pt"/>
    </style:style>
    <style:style style:name="T185_59" style:family="text">
      <style:text-properties fo:color="#444444" fo:font-size="10pt" style:font-size-asian="10pt" style:font-size-complex="10pt"/>
    </style:style>
    <style:style style:name="T185_60" style:family="text">
      <style:text-properties fo:color="#444444" fo:font-size="10pt" style:font-size-asian="10pt" style:font-size-complex="10pt"/>
    </style:style>
    <style:style style:name="T185_61" style:family="text">
      <style:text-properties fo:color="#444444" fo:font-size="10pt" style:font-size-asian="10pt" style:font-size-complex="10pt"/>
    </style:style>
    <style:style style:name="T185_62" style:family="text">
      <style:text-properties fo:color="#444444" fo:font-size="10pt" style:font-size-asian="10pt" style:font-size-complex="10pt"/>
    </style:style>
    <style:style style:name="T185_63" style:family="text">
      <style:text-properties fo:color="#444444" fo:font-size="10pt" style:font-size-asian="10pt" style:font-size-complex="10pt"/>
    </style:style>
    <style:style style:name="T185_64" style:family="text">
      <style:text-properties fo:color="#444444" fo:font-size="10pt" style:font-size-asian="10pt" style:font-size-complex="10pt"/>
    </style:style>
    <style:style style:name="T185_65" style:family="text">
      <style:text-properties fo:color="#444444" fo:font-size="10pt" style:font-size-asian="10pt" style:font-size-complex="10pt"/>
    </style:style>
    <style:style style:name="T185_66" style:family="text">
      <style:text-properties fo:color="#444444" fo:font-size="10pt" style:font-size-asian="10pt" style:font-size-complex="10pt"/>
    </style:style>
    <style:style style:name="T185_67" style:family="text">
      <style:text-properties fo:color="#444444" fo:font-size="10pt" style:font-size-asian="10pt" style:font-size-complex="10pt"/>
    </style:style>
    <style:style style:name="T185_68" style:family="text">
      <style:text-properties fo:color="#444444" fo:font-size="10pt" style:font-size-asian="10pt" style:font-size-complex="10pt"/>
    </style:style>
    <style:style style:name="T185_69" style:family="text">
      <style:text-properties fo:color="#444444" fo:font-size="10pt" style:font-size-asian="10pt" style:font-size-complex="10pt"/>
    </style:style>
    <style:style style:name="T185_70" style:family="text">
      <style:text-properties fo:color="#444444" fo:font-size="10pt" style:font-size-asian="10pt" style:font-size-complex="10pt"/>
    </style:style>
    <style:style style:name="T185_71" style:family="text">
      <style:text-properties fo:color="#444444" fo:font-size="10pt" style:font-size-asian="10pt" style:font-size-complex="10pt"/>
    </style:style>
    <style:style style:name="T185_72" style:family="text">
      <style:text-properties fo:color="#444444" fo:font-size="10pt" style:font-size-asian="10pt" style:font-size-complex="10pt"/>
    </style:style>
    <style:style style:name="T185_73" style:family="text">
      <style:text-properties fo:color="#444444" fo:font-size="10pt" style:font-size-asian="10pt" style:font-size-complex="10pt"/>
    </style:style>
    <style:style style:name="T185_74" style:family="text">
      <style:text-properties fo:color="#444444" fo:font-size="10pt" style:font-size-asian="10pt" style:font-size-complex="10pt"/>
    </style:style>
    <style:style style:name="T185_75" style:family="text">
      <style:text-properties fo:color="#444444" fo:font-size="10pt" style:font-size-asian="10pt" style:font-size-complex="10pt"/>
    </style:style>
    <style:style style:name="T185_76" style:family="text">
      <style:text-properties fo:color="#444444" fo:font-size="10pt" style:font-size-asian="10pt" style:font-size-complex="10pt"/>
    </style:style>
    <style:style style:name="T185_77" style:family="text">
      <style:text-properties fo:color="#444444" fo:font-size="10pt" style:font-size-asian="10pt" style:font-size-complex="10pt"/>
    </style:style>
    <style:style style:name="T185_78" style:family="text">
      <style:text-properties fo:color="#444444" fo:font-size="10pt" style:font-size-asian="10pt" style:font-size-complex="10pt"/>
    </style:style>
    <style:style style:name="T185_79" style:family="text">
      <style:text-properties fo:color="#444444" fo:font-size="10pt" style:font-size-asian="10pt" style:font-size-complex="10pt"/>
    </style:style>
    <style:style style:name="T185_80" style:family="text">
      <style:text-properties fo:color="#444444" fo:font-size="10pt" style:font-size-asian="10pt" style:font-size-complex="10pt"/>
    </style:style>
    <style:style style:name="T185_81" style:family="text">
      <style:text-properties fo:color="#444444" fo:font-size="10pt" style:font-size-asian="10pt" style:font-size-complex="10pt"/>
    </style:style>
    <style:style style:name="T185_82" style:family="text">
      <style:text-properties fo:color="#444444" fo:font-size="10pt" style:font-size-asian="10pt" style:font-size-complex="10pt"/>
    </style:style>
    <style:style style:name="T185_83" style:family="text">
      <style:text-properties fo:color="#444444" fo:font-size="10pt" style:font-size-asian="10pt" style:font-size-complex="10pt"/>
    </style:style>
    <style:style style:name="T185_84" style:family="text">
      <style:text-properties fo:color="#444444" fo:font-size="10pt" style:font-size-asian="10pt" style:font-size-complex="10pt"/>
    </style:style>
    <style:style style:name="T185_85" style:family="text">
      <style:text-properties fo:color="#444444" fo:font-size="10pt" style:font-size-asian="10pt" style:font-size-complex="10pt"/>
    </style:style>
    <style:style style:name="T185_86" style:family="text">
      <style:text-properties fo:color="#444444" fo:font-size="10pt" style:font-size-asian="10pt" style:font-size-complex="10pt"/>
    </style:style>
    <style:style style:name="T185_87" style:family="text">
      <style:text-properties fo:color="#444444" fo:font-size="10pt" style:font-size-asian="10pt" style:font-size-complex="10pt"/>
    </style:style>
    <style:style style:name="T185_88" style:family="text">
      <style:text-properties fo:color="#444444" fo:font-size="10pt" style:font-size-asian="10pt" style:font-size-complex="10pt"/>
    </style:style>
    <style:style style:name="T185_89" style:family="text">
      <style:text-properties fo:color="#444444" fo:font-size="10pt" style:font-size-asian="10pt" style:font-size-complex="10pt"/>
    </style:style>
    <style:style style:name="T185_90" style:family="text">
      <style:text-properties fo:color="#444444" fo:font-size="10pt" style:font-size-asian="10pt" style:font-size-complex="10pt"/>
    </style:style>
    <style:style style:name="T185_91" style:family="text">
      <style:text-properties fo:color="#444444" fo:font-size="10pt" style:font-size-asian="10pt" style:font-size-complex="10pt"/>
    </style:style>
    <style:style style:name="T185_92" style:family="text">
      <style:text-properties fo:color="#444444" fo:font-size="10pt" style:font-size-asian="10pt" style:font-size-complex="10pt"/>
    </style:style>
    <style:style style:name="T185_93" style:family="text">
      <style:text-properties fo:color="#444444" fo:font-size="10pt" style:font-size-asian="10pt" style:font-size-complex="10pt"/>
    </style:style>
    <style:style style:name="T185_94" style:family="text">
      <style:text-properties fo:color="#444444" fo:font-size="10pt" style:font-size-asian="10pt" style:font-size-complex="10pt"/>
    </style:style>
    <style:style style:name="T185_95" style:family="text">
      <style:text-properties fo:color="#444444" fo:font-size="10pt" style:font-size-asian="10pt" style:font-size-complex="10pt"/>
    </style:style>
    <style:style style:name="T185_96" style:family="text">
      <style:text-properties fo:color="#444444" fo:font-size="10pt" style:font-size-asian="10pt" style:font-size-complex="10pt"/>
    </style:style>
    <style:style style:name="T185_97" style:family="text">
      <style:text-properties fo:color="#444444" fo:font-size="10pt" style:font-size-asian="10pt" style:font-size-complex="10pt"/>
    </style:style>
    <style:style style:name="T185_98" style:family="text">
      <style:text-properties fo:color="#444444" fo:font-size="10pt" style:font-size-asian="10pt" style:font-size-complex="10pt"/>
    </style:style>
    <style:style style:name="T185_99" style:family="text">
      <style:text-properties fo:color="#444444" fo:font-size="10pt" style:font-size-asian="10pt" style:font-size-complex="10pt"/>
    </style:style>
    <style:style style:name="T185_100" style:family="text">
      <style:text-properties fo:color="#444444" fo:font-size="10pt" style:font-size-asian="10pt" style:font-size-complex="10pt"/>
    </style:style>
    <style:style style:name="T185_101" style:family="text">
      <style:text-properties fo:color="#444444" fo:font-size="10pt" style:font-size-asian="10pt" style:font-size-complex="10pt"/>
    </style:style>
    <style:style style:name="T185_102" style:family="text">
      <style:text-properties fo:color="#444444" fo:font-size="10pt" style:font-size-asian="10pt" style:font-size-complex="10pt"/>
    </style:style>
    <style:style style:name="T185_103" style:family="text">
      <style:text-properties fo:color="#444444" fo:font-size="10pt" style:font-size-asian="10pt" style:font-size-complex="10pt"/>
    </style:style>
    <style:style style:name="T185_104" style:family="text">
      <style:text-properties fo:color="#444444" fo:font-size="10pt" style:font-size-asian="10pt" style:font-size-complex="10pt"/>
    </style:style>
    <style:style style:name="T185_105" style:family="text">
      <style:text-properties fo:color="#444444" fo:font-size="10pt" style:font-size-asian="10pt" style:font-size-complex="10pt"/>
    </style:style>
    <style:style style:name="T185_106" style:family="text">
      <style:text-properties fo:color="#444444" fo:font-size="10pt" style:font-size-asian="10pt" style:font-size-complex="10pt"/>
    </style:style>
    <style:style style:name="T185_107" style:family="text">
      <style:text-properties fo:color="#444444" fo:font-size="10pt" style:font-size-asian="10pt" style:font-size-complex="10pt"/>
    </style:style>
    <style:style style:name="T185_108" style:family="text">
      <style:text-properties fo:color="#444444" fo:font-size="10pt" style:font-size-asian="10pt" style:font-size-complex="10pt"/>
    </style:style>
    <style:style style:name="T185_109" style:family="text">
      <style:text-properties fo:color="#444444" fo:font-size="10pt" style:font-size-asian="10pt" style:font-size-complex="10pt"/>
    </style:style>
    <style:style style:name="T185_110" style:family="text">
      <style:text-properties fo:color="#444444" fo:font-size="10pt" style:font-size-asian="10pt" style:font-size-complex="10pt"/>
    </style:style>
    <style:style style:name="T185_111" style:family="text">
      <style:text-properties fo:color="#444444" fo:font-size="10pt" style:font-size-asian="10pt" style:font-size-complex="10pt"/>
    </style:style>
    <style:style style:name="T185_112" style:family="text">
      <style:text-properties fo:color="#444444" fo:font-size="10pt" style:font-size-asian="10pt" style:font-size-complex="10pt"/>
    </style:style>
    <style:style style:name="T185_113" style:family="text">
      <style:text-properties fo:color="#444444" fo:font-size="10pt" style:font-size-asian="10pt" style:font-size-complex="10pt"/>
    </style:style>
    <style:style style:name="T185_114" style:family="text">
      <style:text-properties fo:color="#444444" fo:font-size="10pt" style:font-size-asian="10pt" style:font-size-complex="10pt"/>
    </style:style>
    <style:style style:name="T185_115" style:family="text">
      <style:text-properties fo:color="#444444" fo:font-size="10pt" style:font-size-asian="10pt" style:font-size-complex="10pt"/>
    </style:style>
    <style:style style:name="T185_116" style:family="text">
      <style:text-properties fo:color="#444444" fo:font-size="10pt" style:font-size-asian="10pt" style:font-size-complex="10pt"/>
    </style:style>
    <style:style style:name="T185_117" style:family="text">
      <style:text-properties fo:color="#444444" fo:font-size="10pt" style:font-size-asian="10pt" style:font-size-complex="10pt"/>
    </style:style>
    <style:style style:name="T185_118" style:family="text">
      <style:text-properties fo:color="#444444" fo:font-size="10pt" style:font-size-asian="10pt" style:font-size-complex="10pt"/>
    </style:style>
    <style:style style:name="T185_119" style:family="text">
      <style:text-properties fo:color="#444444" fo:font-size="10pt" style:font-size-asian="10pt" style:font-size-complex="10pt"/>
    </style:style>
    <style:style style:name="T185_120" style:family="text">
      <style:text-properties fo:color="#444444" fo:font-size="10pt" style:font-size-asian="10pt" style:font-size-complex="10pt"/>
    </style:style>
    <style:style style:name="T185_121" style:family="text">
      <style:text-properties fo:color="#444444" fo:font-size="10pt" style:font-size-asian="10pt" style:font-size-complex="10pt"/>
    </style:style>
    <style:style style:name="T185_122" style:family="text">
      <style:text-properties fo:color="#444444" fo:font-size="10pt" style:font-size-asian="10pt" style:font-size-complex="10pt"/>
    </style:style>
    <style:style style:name="T185_123" style:family="text">
      <style:text-properties fo:color="#444444" fo:font-size="10pt" style:font-size-asian="10pt" style:font-size-complex="10pt"/>
    </style:style>
    <style:style style:name="T185_124" style:family="text">
      <style:text-properties fo:color="#444444" fo:font-size="10pt" style:font-size-asian="10pt" style:font-size-complex="10pt"/>
    </style:style>
    <style:style style:name="T185_125" style:family="text">
      <style:text-properties fo:color="#444444" fo:font-size="10pt" style:font-size-asian="10pt" style:font-size-complex="10pt"/>
    </style:style>
    <style:style style:name="T185_126" style:family="text">
      <style:text-properties fo:color="#444444" fo:font-size="10pt" style:font-size-asian="10pt" style:font-size-complex="10pt"/>
    </style:style>
    <style:style style:name="T185_127" style:family="text">
      <style:text-properties fo:color="#444444" fo:font-size="10pt" style:font-size-asian="10pt" style:font-size-complex="10pt"/>
    </style:style>
    <style:style style:name="T185_128" style:family="text">
      <style:text-properties fo:color="#444444" fo:font-size="10pt" style:font-size-asian="10pt" style:font-size-complex="10pt"/>
    </style:style>
    <style:style style:name="T185_129" style:family="text">
      <style:text-properties fo:color="#444444" fo:font-size="10pt" style:font-size-asian="10pt" style:font-size-complex="10pt"/>
    </style:style>
    <style:style style:name="T185_130" style:family="text">
      <style:text-properties fo:color="#444444" fo:font-size="10pt" style:font-size-asian="10pt" style:font-size-complex="10pt"/>
    </style:style>
    <style:style style:name="T185_131" style:family="text">
      <style:text-properties fo:color="#444444" fo:font-size="10pt" style:font-size-asian="10pt" style:font-size-complex="10pt"/>
    </style:style>
    <style:style style:name="T185_132" style:family="text">
      <style:text-properties fo:color="#444444" fo:font-size="10pt" style:font-size-asian="10pt" style:font-size-complex="10pt"/>
    </style:style>
    <style:style style:name="T185_133" style:family="text">
      <style:text-properties fo:color="#444444" fo:font-size="10pt" style:font-size-asian="10pt" style:font-size-complex="10pt"/>
    </style:style>
    <style:style style:name="T185_134" style:family="text">
      <style:text-properties fo:color="#444444" fo:font-size="10pt" style:font-size-asian="10pt" style:font-size-complex="10pt"/>
    </style:style>
    <style:style style:name="T185_135" style:family="text">
      <style:text-properties fo:color="#444444" fo:font-size="10pt" style:font-size-asian="10pt" style:font-size-complex="10pt"/>
    </style:style>
    <style:style style:name="T185_136" style:family="text">
      <style:text-properties fo:color="#444444" fo:font-size="10pt" style:font-size-asian="10pt" style:font-size-complex="10pt"/>
    </style:style>
    <style:style style:name="T185_137" style:family="text">
      <style:text-properties fo:color="#444444" fo:font-size="10pt" style:font-size-asian="10pt" style:font-size-complex="10pt"/>
    </style:style>
    <style:style style:name="T185_138" style:family="text">
      <style:text-properties fo:color="#444444" fo:font-size="10pt" style:font-size-asian="10pt" style:font-size-complex="10pt"/>
    </style:style>
    <style:style style:name="T185_139" style:family="text">
      <style:text-properties fo:color="#444444" fo:font-size="10pt" style:font-size-asian="10pt" style:font-size-complex="10pt"/>
    </style:style>
    <style:style style:name="T185_140" style:family="text">
      <style:text-properties fo:color="#444444" fo:font-size="10pt" style:font-size-asian="10pt" style:font-size-complex="10pt"/>
    </style:style>
    <style:style style:name="T185_141" style:family="text">
      <style:text-properties fo:color="#444444" fo:font-size="10pt" style:font-size-asian="10pt" style:font-size-complex="10pt"/>
    </style:style>
    <style:style style:name="T185_142" style:family="text">
      <style:text-properties fo:color="#444444" fo:font-size="10pt" style:font-size-asian="10pt" style:font-size-complex="10pt"/>
    </style:style>
    <style:style style:name="T185_143" style:family="text">
      <style:text-properties fo:color="#444444" fo:font-size="10pt" style:font-size-asian="10pt" style:font-size-complex="10pt"/>
    </style:style>
    <style:style style:name="T185_144" style:family="text">
      <style:text-properties fo:color="#444444" fo:font-size="10pt" style:font-size-asian="10pt" style:font-size-complex="10pt"/>
    </style:style>
    <style:style style:name="T185_145" style:family="text">
      <style:text-properties fo:color="#444444" fo:font-size="10pt" style:font-size-asian="10pt" style:font-size-complex="10pt"/>
    </style:style>
    <style:style style:name="T185_146" style:family="text">
      <style:text-properties fo:color="#444444" fo:font-size="10pt" style:font-size-asian="10pt" style:font-size-complex="10pt"/>
    </style:style>
    <style:style style:name="T185_147" style:family="text">
      <style:text-properties fo:color="#444444" fo:font-size="10pt" style:font-size-asian="10pt" style:font-size-complex="10pt"/>
    </style:style>
    <style:style style:name="T185_148" style:family="text">
      <style:text-properties fo:color="#444444" fo:font-size="10pt" style:font-size-asian="10pt" style:font-size-complex="10pt"/>
    </style:style>
    <style:style style:name="T185_149" style:family="text">
      <style:text-properties fo:color="#444444" fo:font-size="10pt" style:font-size-asian="10pt" style:font-size-complex="10pt"/>
    </style:style>
    <style:style style:name="T185_150" style:family="text">
      <style:text-properties fo:color="#444444" fo:font-size="10pt" style:font-size-asian="10pt" style:font-size-complex="10pt"/>
    </style:style>
    <style:style style:name="T185_151" style:family="text">
      <style:text-properties fo:color="#444444" fo:font-size="10pt" style:font-size-asian="10pt" style:font-size-complex="10pt"/>
    </style:style>
    <style:style style:name="T185_152" style:family="text">
      <style:text-properties fo:color="#444444" fo:font-size="10pt" style:font-size-asian="10pt" style:font-size-complex="10pt"/>
    </style:style>
    <style:style style:name="T185_153" style:family="text">
      <style:text-properties fo:color="#444444" fo:font-size="10pt" style:font-size-asian="10pt" style:font-size-complex="10pt"/>
    </style:style>
    <style:style style:name="T185_154" style:family="text">
      <style:text-properties fo:color="#444444" fo:font-size="10pt" style:font-size-asian="10pt" style:font-size-complex="10pt"/>
    </style:style>
    <style:style style:name="T185_155" style:family="text">
      <style:text-properties fo:color="#444444" fo:font-size="10pt" style:font-size-asian="10pt" style:font-size-complex="10pt"/>
    </style:style>
    <style:style style:name="T185_156" style:family="text">
      <style:text-properties fo:color="#444444" fo:font-size="10pt" style:font-size-asian="10pt" style:font-size-complex="10pt"/>
    </style:style>
    <style:style style:name="T185_157" style:family="text">
      <style:text-properties fo:color="#444444" fo:font-size="10pt" style:font-size-asian="10pt" style:font-size-complex="10pt"/>
    </style:style>
    <style:style style:name="T185_158" style:family="text">
      <style:text-properties fo:color="#444444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T186_49" style:family="text">
      <style:text-properties fo:color="#444444" fo:font-size="10pt" style:font-size-asian="10pt" style:font-size-complex="10pt"/>
    </style:style>
    <style:style style:name="T186_50" style:family="text">
      <style:text-properties fo:color="#444444" fo:font-size="10pt" style:font-size-asian="10pt" style:font-size-complex="10pt"/>
    </style:style>
    <style:style style:name="T186_51" style:family="text">
      <style:text-properties fo:color="#444444" fo:font-size="10pt" style:font-size-asian="10pt" style:font-size-complex="10pt"/>
    </style:style>
    <style:style style:name="T186_52" style:family="text">
      <style:text-properties fo:color="#444444" fo:font-size="10pt" style:font-size-asian="10pt" style:font-size-complex="10pt"/>
    </style:style>
    <style:style style:name="T186_53" style:family="text">
      <style:text-properties fo:color="#444444" fo:font-size="10pt" style:font-size-asian="10pt" style:font-size-complex="10pt"/>
    </style:style>
    <style:style style:name="T186_54" style:family="text">
      <style:text-properties fo:color="#444444" fo:font-size="10pt" style:font-size-asian="10pt" style:font-size-complex="10pt"/>
    </style:style>
    <style:style style:name="T186_55" style:family="text">
      <style:text-properties fo:color="#444444" fo:font-size="10pt" style:font-size-asian="10pt" style:font-size-complex="10pt"/>
    </style:style>
    <style:style style:name="T186_56" style:family="text">
      <style:text-properties fo:color="#444444" fo:font-size="10pt" style:font-size-asian="10pt" style:font-size-complex="10pt"/>
    </style:style>
    <style:style style:name="T186_57" style:family="text">
      <style:text-properties fo:color="#444444" fo:font-size="10pt" style:font-size-asian="10pt" style:font-size-complex="10pt"/>
    </style:style>
    <style:style style:name="T186_58" style:family="text">
      <style:text-properties fo:color="#444444" fo:font-size="10pt" style:font-size-asian="10pt" style:font-size-complex="10pt"/>
    </style:style>
    <style:style style:name="T186_59" style:family="text">
      <style:text-properties fo:color="#444444" fo:font-size="10pt" style:font-size-asian="10pt" style:font-size-complex="10pt"/>
    </style:style>
    <style:style style:name="T186_60" style:family="text">
      <style:text-properties fo:color="#444444" fo:font-size="10pt" style:font-size-asian="10pt" style:font-size-complex="10pt"/>
    </style:style>
    <style:style style:name="T186_61" style:family="text">
      <style:text-properties fo:color="#444444" fo:font-size="10pt" style:font-size-asian="10pt" style:font-size-complex="10pt"/>
    </style:style>
    <style:style style:name="T186_62" style:family="text">
      <style:text-properties fo:color="#444444" fo:font-size="10pt" style:font-size-asian="10pt" style:font-size-complex="10pt"/>
    </style:style>
    <style:style style:name="T186_63" style:family="text">
      <style:text-properties fo:color="#444444" fo:font-size="10pt" style:font-size-asian="10pt" style:font-size-complex="10pt"/>
    </style:style>
    <style:style style:name="T186_64" style:family="text">
      <style:text-properties fo:color="#444444" fo:font-size="10pt" style:font-size-asian="10pt" style:font-size-complex="10pt"/>
    </style:style>
    <style:style style:name="T186_65" style:family="text">
      <style:text-properties fo:color="#444444" fo:font-size="10pt" style:font-size-asian="10pt" style:font-size-complex="10pt"/>
    </style:style>
    <style:style style:name="T186_66" style:family="text">
      <style:text-properties fo:color="#444444" fo:font-size="10pt" style:font-size-asian="10pt" style:font-size-complex="10pt"/>
    </style:style>
    <style:style style:name="T186_67" style:family="text">
      <style:text-properties fo:color="#444444" fo:font-size="10pt" style:font-size-asian="10pt" style:font-size-complex="10pt"/>
    </style:style>
    <style:style style:name="T186_68" style:family="text">
      <style:text-properties fo:color="#444444" fo:font-size="10pt" style:font-size-asian="10pt" style:font-size-complex="10pt"/>
    </style:style>
    <style:style style:name="T186_69" style:family="text">
      <style:text-properties fo:color="#444444" fo:font-size="10pt" style:font-size-asian="10pt" style:font-size-complex="10pt"/>
    </style:style>
    <style:style style:name="T186_70" style:family="text">
      <style:text-properties fo:color="#444444" fo:font-size="10pt" style:font-size-asian="10pt" style:font-size-complex="10pt"/>
    </style:style>
    <style:style style:name="T186_71" style:family="text">
      <style:text-properties fo:color="#444444" fo:font-size="10pt" style:font-size-asian="10pt" style:font-size-complex="10pt"/>
    </style:style>
    <style:style style:name="T186_72" style:family="text">
      <style:text-properties fo:color="#444444" fo:font-size="10pt" style:font-size-asian="10pt" style:font-size-complex="10pt"/>
    </style:style>
    <style:style style:name="T186_73" style:family="text">
      <style:text-properties fo:color="#444444" fo:font-size="10pt" style:font-size-asian="10pt" style:font-size-complex="10pt"/>
    </style:style>
    <style:style style:name="T186_74" style:family="text">
      <style:text-properties fo:color="#444444" fo:font-size="10pt" style:font-size-asian="10pt" style:font-size-complex="10pt"/>
    </style:style>
    <style:style style:name="T186_75" style:family="text">
      <style:text-properties fo:color="#444444" fo:font-size="10pt" style:font-size-asian="10pt" style:font-size-complex="10pt"/>
    </style:style>
    <style:style style:name="T186_76" style:family="text">
      <style:text-properties fo:color="#444444" fo:font-size="10pt" style:font-size-asian="10pt" style:font-size-complex="10pt"/>
    </style:style>
    <style:style style:name="T186_77" style:family="text">
      <style:text-properties fo:color="#444444" fo:font-size="10pt" style:font-size-asian="10pt" style:font-size-complex="10pt"/>
    </style:style>
    <style:style style:name="T186_78" style:family="text">
      <style:text-properties fo:color="#444444" fo:font-size="10pt" style:font-size-asian="10pt" style:font-size-complex="10pt"/>
    </style:style>
    <style:style style:name="T186_79" style:family="text">
      <style:text-properties fo:color="#444444" fo:font-size="10pt" style:font-size-asian="10pt" style:font-size-complex="10pt"/>
    </style:style>
    <style:style style:name="T186_80" style:family="text">
      <style:text-properties fo:color="#444444" fo:font-size="10pt" style:font-size-asian="10pt" style:font-size-complex="10pt"/>
    </style:style>
    <style:style style:name="T186_81" style:family="text">
      <style:text-properties fo:color="#444444" fo:font-size="10pt" style:font-size-asian="10pt" style:font-size-complex="10pt"/>
    </style:style>
    <style:style style:name="T186_82" style:family="text">
      <style:text-properties fo:color="#444444" fo:font-size="10pt" style:font-size-asian="10pt" style:font-size-complex="10pt"/>
    </style:style>
    <style:style style:name="T186_83" style:family="text">
      <style:text-properties fo:color="#444444" fo:font-size="10pt" style:font-size-asian="10pt" style:font-size-complex="10pt"/>
    </style:style>
    <style:style style:name="T186_84" style:family="text">
      <style:text-properties fo:color="#444444" fo:font-size="10pt" style:font-size-asian="10pt" style:font-size-complex="10pt"/>
    </style:style>
    <style:style style:name="T186_85" style:family="text">
      <style:text-properties fo:color="#444444" fo:font-size="10pt" style:font-size-asian="10pt" style:font-size-complex="10pt"/>
    </style:style>
    <style:style style:name="T186_86" style:family="text">
      <style:text-properties fo:color="#444444" fo:font-size="10pt" style:font-size-asian="10pt" style:font-size-complex="10pt"/>
    </style:style>
    <style:style style:name="T186_87" style:family="text">
      <style:text-properties fo:color="#444444" fo:font-size="10pt" style:font-size-asian="10pt" style:font-size-complex="10pt"/>
    </style:style>
    <style:style style:name="T186_88" style:family="text">
      <style:text-properties fo:color="#444444" fo:font-size="10pt" style:font-size-asian="10pt" style:font-size-complex="10pt"/>
    </style:style>
    <style:style style:name="T186_89" style:family="text">
      <style:text-properties fo:color="#444444" fo:font-size="10pt" style:font-size-asian="10pt" style:font-size-complex="10pt"/>
    </style:style>
    <style:style style:name="T186_90" style:family="text">
      <style:text-properties fo:color="#444444" fo:font-size="10pt" style:font-size-asian="10pt" style:font-size-complex="10pt"/>
    </style:style>
    <style:style style:name="T186_91" style:family="text">
      <style:text-properties fo:color="#444444" fo:font-size="10pt" style:font-size-asian="10pt" style:font-size-complex="10pt"/>
    </style:style>
    <style:style style:name="T186_92" style:family="text">
      <style:text-properties fo:color="#444444" fo:font-size="10pt" style:font-size-asian="10pt" style:font-size-complex="10pt"/>
    </style:style>
    <style:style style:name="T186_93" style:family="text">
      <style:text-properties fo:color="#444444" fo:font-size="10pt" style:font-size-asian="10pt" style:font-size-complex="10pt"/>
    </style:style>
    <style:style style:name="T186_94" style:family="text">
      <style:text-properties fo:color="#444444" fo:font-size="10pt" style:font-size-asian="10pt" style:font-size-complex="10pt"/>
    </style:style>
    <style:style style:name="T186_95" style:family="text">
      <style:text-properties fo:color="#444444" fo:font-size="10pt" style:font-size-asian="10pt" style:font-size-complex="10pt"/>
    </style:style>
    <style:style style:name="T186_96" style:family="text">
      <style:text-properties fo:color="#444444" fo:font-size="10pt" style:font-size-asian="10pt" style:font-size-complex="10pt"/>
    </style:style>
    <style:style style:name="T186_97" style:family="text">
      <style:text-properties fo:color="#444444" fo:font-size="10pt" style:font-size-asian="10pt" style:font-size-complex="10pt"/>
    </style:style>
    <style:style style:name="T186_98" style:family="text">
      <style:text-properties fo:color="#444444" fo:font-size="10pt" style:font-size-asian="10pt" style:font-size-complex="10pt"/>
    </style:style>
    <style:style style:name="T186_99" style:family="text">
      <style:text-properties fo:color="#444444" fo:font-size="10pt" style:font-size-asian="10pt" style:font-size-complex="10pt"/>
    </style:style>
    <style:style style:name="T186_100" style:family="text">
      <style:text-properties fo:color="#444444" fo:font-size="10pt" style:font-size-asian="10pt" style:font-size-complex="10pt"/>
    </style:style>
    <style:style style:name="T186_101" style:family="text">
      <style:text-properties fo:color="#444444" fo:font-size="10pt" style:font-size-asian="10pt" style:font-size-complex="10pt"/>
    </style:style>
    <style:style style:name="T186_102" style:family="text">
      <style:text-properties fo:color="#444444" fo:font-size="10pt" style:font-size-asian="10pt" style:font-size-complex="10pt"/>
    </style:style>
    <style:style style:name="T186_103" style:family="text">
      <style:text-properties fo:color="#444444" fo:font-size="10pt" style:font-size-asian="10pt" style:font-size-complex="10pt"/>
    </style:style>
    <style:style style:name="T186_104" style:family="text">
      <style:text-properties fo:color="#444444" fo:font-size="10pt" style:font-size-asian="10pt" style:font-size-complex="10pt"/>
    </style:style>
    <style:style style:name="T186_105" style:family="text">
      <style:text-properties fo:color="#444444" fo:font-size="10pt" style:font-size-asian="10pt" style:font-size-complex="10pt"/>
    </style:style>
    <style:style style:name="T186_106" style:family="text">
      <style:text-properties fo:color="#444444" fo:font-size="10pt" style:font-size-asian="10pt" style:font-size-complex="10pt"/>
    </style:style>
    <style:style style:name="T186_107" style:family="text">
      <style:text-properties fo:color="#444444" fo:font-size="10pt" style:font-size-asian="10pt" style:font-size-complex="10pt"/>
    </style:style>
    <style:style style:name="T186_108" style:family="text">
      <style:text-properties fo:color="#444444" fo:font-size="10pt" style:font-size-asian="10pt" style:font-size-complex="10pt"/>
    </style:style>
    <style:style style:name="T186_109" style:family="text">
      <style:text-properties fo:color="#444444" fo:font-size="10pt" style:font-size-asian="10pt" style:font-size-complex="10pt"/>
    </style:style>
    <style:style style:name="T186_110" style:family="text">
      <style:text-properties fo:color="#444444" fo:font-size="10pt" style:font-size-asian="10pt" style:font-size-complex="10pt"/>
    </style:style>
    <style:style style:name="T186_111" style:family="text">
      <style:text-properties fo:color="#444444" fo:font-size="10pt" style:font-size-asian="10pt" style:font-size-complex="10pt"/>
    </style:style>
    <style:style style:name="T186_112" style:family="text">
      <style:text-properties fo:color="#444444" fo:font-size="10pt" style:font-size-asian="10pt" style:font-size-complex="10pt"/>
    </style:style>
    <style:style style:name="T186_113" style:family="text">
      <style:text-properties fo:color="#444444" fo:font-size="10pt" style:font-size-asian="10pt" style:font-size-complex="10pt"/>
    </style:style>
    <style:style style:name="T186_114" style:family="text">
      <style:text-properties fo:color="#444444" fo:font-size="10pt" style:font-size-asian="10pt" style:font-size-complex="10pt"/>
    </style:style>
    <style:style style:name="T186_115" style:family="text">
      <style:text-properties fo:color="#444444" fo:font-size="10pt" style:font-size-asian="10pt" style:font-size-complex="10pt"/>
    </style:style>
    <style:style style:name="T186_116" style:family="text">
      <style:text-properties fo:color="#444444" fo:font-size="10pt" style:font-size-asian="10pt" style:font-size-complex="10pt"/>
    </style:style>
    <style:style style:name="T186_117" style:family="text">
      <style:text-properties fo:color="#444444" fo:font-size="10pt" style:font-size-asian="10pt" style:font-size-complex="10pt"/>
    </style:style>
    <style:style style:name="T186_118" style:family="text">
      <style:text-properties fo:color="#444444" fo:font-size="10pt" style:font-size-asian="10pt" style:font-size-complex="10pt"/>
    </style:style>
    <style:style style:name="T186_119" style:family="text">
      <style:text-properties fo:color="#444444" fo:font-size="10pt" style:font-size-asian="10pt" style:font-size-complex="10pt"/>
    </style:style>
    <style:style style:name="T186_120" style:family="text">
      <style:text-properties fo:color="#444444" fo:font-size="10pt" style:font-size-asian="10pt" style:font-size-complex="10pt"/>
    </style:style>
    <style:style style:name="T186_121" style:family="text">
      <style:text-properties fo:color="#444444" fo:font-size="10pt" style:font-size-asian="10pt" style:font-size-complex="10pt"/>
    </style:style>
    <style:style style:name="T186_122" style:family="text">
      <style:text-properties fo:color="#444444" fo:font-size="10pt" style:font-size-asian="10pt" style:font-size-complex="10pt"/>
    </style:style>
    <style:style style:name="T186_123" style:family="text">
      <style:text-properties fo:color="#444444" fo:font-size="10pt" style:font-size-asian="10pt" style:font-size-complex="10pt"/>
    </style:style>
    <style:style style:name="T186_124" style:family="text">
      <style:text-properties fo:color="#444444" fo:font-size="10pt" style:font-size-asian="10pt" style:font-size-complex="10pt"/>
    </style:style>
    <style:style style:name="T186_125" style:family="text">
      <style:text-properties fo:color="#444444" fo:font-size="10pt" style:font-size-asian="10pt" style:font-size-complex="10pt"/>
    </style:style>
    <style:style style:name="T186_126" style:family="text">
      <style:text-properties fo:color="#444444" fo:font-size="10pt" style:font-size-asian="10pt" style:font-size-complex="10pt"/>
    </style:style>
    <style:style style:name="T186_127" style:family="text">
      <style:text-properties fo:color="#444444" fo:font-size="10pt" style:font-size-asian="10pt" style:font-size-complex="10pt"/>
    </style:style>
    <style:style style:name="T186_128" style:family="text">
      <style:text-properties fo:color="#444444" fo:font-size="10pt" style:font-size-asian="10pt" style:font-size-complex="10pt"/>
    </style:style>
    <style:style style:name="T186_129" style:family="text">
      <style:text-properties fo:color="#444444" fo:font-size="10pt" style:font-size-asian="10pt" style:font-size-complex="10pt"/>
    </style:style>
    <style:style style:name="T186_130" style:family="text">
      <style:text-properties fo:color="#444444" fo:font-size="10pt" style:font-size-asian="10pt" style:font-size-complex="10pt"/>
    </style:style>
    <style:style style:name="T186_131" style:family="text">
      <style:text-properties fo:color="#444444" fo:font-size="10pt" style:font-size-asian="10pt" style:font-size-complex="10pt"/>
    </style:style>
    <style:style style:name="T186_132" style:family="text">
      <style:text-properties fo:color="#444444" fo:font-size="10pt" style:font-size-asian="10pt" style:font-size-complex="10pt"/>
    </style:style>
    <style:style style:name="T186_133" style:family="text">
      <style:text-properties fo:color="#444444" fo:font-size="10pt" style:font-size-asian="10pt" style:font-size-complex="10pt"/>
    </style:style>
    <style:style style:name="T186_134" style:family="text">
      <style:text-properties fo:color="#444444" fo:font-size="10pt" style:font-size-asian="10pt" style:font-size-complex="10pt"/>
    </style:style>
    <style:style style:name="T186_135" style:family="text">
      <style:text-properties fo:color="#444444" fo:font-size="10pt" style:font-size-asian="10pt" style:font-size-complex="10pt"/>
    </style:style>
    <style:style style:name="T186_136" style:family="text">
      <style:text-properties fo:color="#444444" fo:font-size="10pt" style:font-size-asian="10pt" style:font-size-complex="10pt"/>
    </style:style>
    <style:style style:name="T186_137" style:family="text">
      <style:text-properties fo:color="#444444" fo:font-size="10pt" style:font-size-asian="10pt" style:font-size-complex="10pt"/>
    </style:style>
    <style:style style:name="T186_138" style:family="text">
      <style:text-properties fo:color="#444444" fo:font-size="10pt" style:font-size-asian="10pt" style:font-size-complex="10pt"/>
    </style:style>
    <style:style style:name="T186_139" style:family="text">
      <style:text-properties fo:color="#444444" fo:font-size="10pt" style:font-size-asian="10pt" style:font-size-complex="10pt"/>
    </style:style>
    <style:style style:name="T186_140" style:family="text">
      <style:text-properties fo:color="#444444" fo:font-size="10pt" style:font-size-asian="10pt" style:font-size-complex="10pt"/>
    </style:style>
    <style:style style:name="T186_141" style:family="text">
      <style:text-properties fo:color="#444444" fo:font-size="10pt" style:font-size-asian="10pt" style:font-size-complex="10pt"/>
    </style:style>
    <style:style style:name="T186_142" style:family="text">
      <style:text-properties fo:color="#444444" fo:font-size="10pt" style:font-size-asian="10pt" style:font-size-complex="10pt"/>
    </style:style>
    <style:style style:name="T186_143" style:family="text">
      <style:text-properties fo:color="#444444" fo:font-size="10pt" style:font-size-asian="10pt" style:font-size-complex="10pt"/>
    </style:style>
    <style:style style:name="T186_144" style:family="text">
      <style:text-properties fo:color="#444444" fo:font-size="10pt" style:font-size-asian="10pt" style:font-size-complex="10pt"/>
    </style:style>
    <style:style style:name="T186_145" style:family="text">
      <style:text-properties fo:color="#444444" fo:font-size="10pt" style:font-size-asian="10pt" style:font-size-complex="10pt"/>
    </style:style>
    <style:style style:name="T186_146" style:family="text">
      <style:text-properties fo:color="#444444" fo:font-size="10pt" style:font-size-asian="10pt" style:font-size-complex="10pt"/>
    </style:style>
    <style:style style:name="T186_147" style:family="text">
      <style:text-properties fo:color="#444444" fo:font-size="10pt" style:font-size-asian="10pt" style:font-size-complex="10pt"/>
    </style:style>
    <style:style style:name="T186_148" style:family="text">
      <style:text-properties fo:color="#444444" fo:font-size="10pt" style:font-size-asian="10pt" style:font-size-complex="10pt"/>
    </style:style>
    <style:style style:name="T186_149" style:family="text">
      <style:text-properties fo:color="#444444" fo:font-size="10pt" style:font-size-asian="10pt" style:font-size-complex="10pt"/>
    </style:style>
    <style:style style:name="T186_150" style:family="text">
      <style:text-properties fo:color="#444444" fo:font-size="10pt" style:font-size-asian="10pt" style:font-size-complex="10pt"/>
    </style:style>
    <style:style style:name="T186_151" style:family="text">
      <style:text-properties fo:color="#444444" fo:font-size="10pt" style:font-size-asian="10pt" style:font-size-complex="10pt"/>
    </style:style>
    <style:style style:name="T186_152" style:family="text">
      <style:text-properties fo:color="#444444" fo:font-size="10pt" style:font-size-asian="10pt" style:font-size-complex="10pt"/>
    </style:style>
    <style:style style:name="T186_153" style:family="text">
      <style:text-properties fo:color="#444444" fo:font-size="10pt" style:font-size-asian="10pt" style:font-size-complex="10pt"/>
    </style:style>
    <style:style style:name="T186_154" style:family="text">
      <style:text-properties fo:color="#444444" fo:font-size="10pt" style:font-size-asian="10pt" style:font-size-complex="10pt"/>
    </style:style>
    <style:style style:name="T186_155" style:family="text">
      <style:text-properties fo:color="#444444" fo:font-size="10pt" style:font-size-asian="10pt" style:font-size-complex="10pt"/>
    </style:style>
    <style:style style:name="T186_156" style:family="text">
      <style:text-properties fo:color="#444444" fo:font-size="10pt" style:font-size-asian="10pt" style:font-size-complex="10pt"/>
    </style:style>
    <style:style style:name="T186_157" style:family="text">
      <style:text-properties fo:color="#444444" fo:font-size="10pt" style:font-size-asian="10pt" style:font-size-complex="10pt"/>
    </style:style>
    <style:style style:name="T186_158" style:family="text">
      <style:text-properties fo:color="#444444" fo:font-size="10pt" style:font-size-asian="10pt" style:font-size-complex="10pt"/>
    </style:style>
    <style:style style:name="T186_159" style:family="text">
      <style:text-properties fo:color="#444444" fo:font-size="10pt" style:font-size-asian="10pt" style:font-size-complex="10pt"/>
    </style:style>
    <style:style style:name="T186_160" style:family="text">
      <style:text-properties fo:color="#444444" fo:font-size="10pt" style:font-size-asian="10pt" style:font-size-complex="10pt"/>
    </style:style>
    <style:style style:name="T186_161" style:family="text">
      <style:text-properties fo:color="#444444" fo:font-size="10pt" style:font-size-asian="10pt" style:font-size-complex="10pt"/>
    </style:style>
    <style:style style:name="T186_162" style:family="text">
      <style:text-properties fo:color="#444444" fo:font-size="10pt" style:font-size-asian="10pt" style:font-size-complex="10pt"/>
    </style:style>
    <style:style style:name="T186_163" style:family="text">
      <style:text-properties fo:color="#444444" fo:font-size="10pt" style:font-size-asian="10pt" style:font-size-complex="10pt"/>
    </style:style>
    <style:style style:name="T186_164" style:family="text">
      <style:text-properties fo:color="#444444" fo:font-size="10pt" style:font-size-asian="10pt" style:font-size-complex="10pt"/>
    </style:style>
    <style:style style:name="T186_165" style:family="text">
      <style:text-properties fo:color="#444444" fo:font-size="10pt" style:font-size-asian="10pt" style:font-size-complex="10pt"/>
    </style:style>
    <style:style style:name="T186_166" style:family="text">
      <style:text-properties fo:color="#444444" fo:font-size="10pt" style:font-size-asian="10pt" style:font-size-complex="10pt"/>
    </style:style>
    <style:style style:name="T186_167" style:family="text">
      <style:text-properties fo:color="#444444" fo:font-size="10pt" style:font-size-asian="10pt" style:font-size-complex="10pt"/>
    </style:style>
    <style:style style:name="T186_168" style:family="text">
      <style:text-properties fo:color="#444444" fo:font-size="10pt" style:font-size-asian="10pt" style:font-size-complex="10pt"/>
    </style:style>
    <style:style style:name="T186_169" style:family="text">
      <style:text-properties fo:color="#444444" fo:font-size="10pt" style:font-size-asian="10pt" style:font-size-complex="10pt"/>
    </style:style>
    <style:style style:name="T186_170" style:family="text">
      <style:text-properties fo:color="#444444" fo:font-size="10pt" style:font-size-asian="10pt" style:font-size-complex="10pt"/>
    </style:style>
    <style:style style:name="T186_171" style:family="text">
      <style:text-properties fo:color="#444444" fo:font-size="10pt" style:font-size-asian="10pt" style:font-size-complex="10pt"/>
    </style:style>
    <style:style style:name="T186_172" style:family="text">
      <style:text-properties fo:color="#444444" fo:font-size="10pt" style:font-size-asian="10pt" style:font-size-complex="10pt"/>
    </style:style>
    <style:style style:name="T186_173" style:family="text">
      <style:text-properties fo:color="#444444" fo:font-size="10pt" style:font-size-asian="10pt" style:font-size-complex="10pt"/>
    </style:style>
    <style:style style:name="T186_174" style:family="text">
      <style:text-properties fo:color="#444444" fo:font-size="10pt" style:font-size-asian="10pt" style:font-size-complex="10pt"/>
    </style:style>
    <style:style style:name="T186_175" style:family="text">
      <style:text-properties fo:color="#444444" fo:font-size="10pt" style:font-size-asian="10pt" style:font-size-complex="10pt"/>
    </style:style>
    <style:style style:name="T186_176" style:family="text">
      <style:text-properties fo:color="#444444" fo:font-size="10pt" style:font-size-asian="10pt" style:font-size-complex="10pt"/>
    </style:style>
    <style:style style:name="T186_177" style:family="text">
      <style:text-properties fo:color="#444444" fo:font-size="10pt" style:font-size-asian="10pt" style:font-size-complex="10pt"/>
    </style:style>
    <style:style style:name="T186_178" style:family="text">
      <style:text-properties fo:color="#444444" fo:font-size="10pt" style:font-size-asian="10pt" style:font-size-complex="10pt"/>
    </style:style>
    <style:style style:name="T186_179" style:family="text">
      <style:text-properties fo:color="#444444" fo:font-size="10pt" style:font-size-asian="10pt" style:font-size-complex="10pt"/>
    </style:style>
    <style:style style:name="T186_180" style:family="text">
      <style:text-properties fo:color="#444444" fo:font-size="10pt" style:font-size-asian="10pt" style:font-size-complex="10pt"/>
    </style:style>
    <style:style style:name="T186_181" style:family="text">
      <style:text-properties fo:color="#444444" fo:font-size="10pt" style:font-size-asian="10pt" style:font-size-complex="10pt"/>
    </style:style>
    <style:style style:name="T186_182" style:family="text">
      <style:text-properties fo:color="#444444" fo:font-size="10pt" style:font-size-asian="10pt" style:font-size-complex="10pt"/>
    </style:style>
    <style:style style:name="T186_183" style:family="text">
      <style:text-properties fo:color="#444444" fo:font-size="10pt" style:font-size-asian="10pt" style:font-size-complex="10pt"/>
    </style:style>
    <style:style style:name="T186_184" style:family="text">
      <style:text-properties fo:color="#444444" fo:font-size="10pt" style:font-size-asian="10pt" style:font-size-complex="10pt"/>
    </style:style>
    <style:style style:name="T186_185" style:family="text">
      <style:text-properties fo:color="#444444" fo:font-size="10pt" style:font-size-asian="10pt" style:font-size-complex="10pt"/>
    </style:style>
    <style:style style:name="T186_186" style:family="text">
      <style:text-properties fo:color="#444444" fo:font-size="10pt" style:font-size-asian="10pt" style:font-size-complex="10pt"/>
    </style:style>
    <style:style style:name="T186_187" style:family="text">
      <style:text-properties fo:color="#444444" fo:font-size="10pt" style:font-size-asian="10pt" style:font-size-complex="10pt"/>
    </style:style>
    <style:style style:name="T186_188" style:family="text">
      <style:text-properties fo:color="#444444" fo:font-size="10pt" style:font-size-asian="10pt" style:font-size-complex="10pt"/>
    </style:style>
    <style:style style:name="T186_189" style:family="text">
      <style:text-properties fo:color="#444444" fo:font-size="10pt" style:font-size-asian="10pt" style:font-size-complex="10pt"/>
    </style:style>
    <style:style style:name="T186_190" style:family="text">
      <style:text-properties fo:color="#444444" fo:font-size="10pt" style:font-size-asian="10pt" style:font-size-complex="10pt"/>
    </style:style>
    <style:style style:name="T186_191" style:family="text">
      <style:text-properties fo:color="#444444" fo:font-size="10pt" style:font-size-asian="10pt" style:font-size-complex="10pt"/>
    </style:style>
    <style:style style:name="T186_192" style:family="text">
      <style:text-properties fo:color="#444444" fo:font-size="10pt" style:font-size-asian="10pt" style:font-size-complex="10pt"/>
    </style:style>
    <style:style style:name="T186_193" style:family="text">
      <style:text-properties fo:color="#444444" fo:font-size="10pt" style:font-size-asian="10pt" style:font-size-complex="10pt"/>
    </style:style>
    <style:style style:name="T186_194" style:family="text">
      <style:text-properties fo:color="#444444" fo:font-size="10pt" style:font-size-asian="10pt" style:font-size-complex="10pt"/>
    </style:style>
    <style:style style:name="T186_195" style:family="text">
      <style:text-properties fo:color="#444444" fo:font-size="10pt" style:font-size-asian="10pt" style:font-size-complex="10pt"/>
    </style:style>
    <style:style style:name="T186_196" style:family="text">
      <style:text-properties fo:color="#444444" fo:font-size="10pt" style:font-size-asian="10pt" style:font-size-complex="10pt"/>
    </style:style>
    <style:style style:name="T186_197" style:family="text">
      <style:text-properties fo:color="#444444" fo:font-size="10pt" style:font-size-asian="10pt" style:font-size-complex="10pt"/>
    </style:style>
    <style:style style:name="T186_198" style:family="text">
      <style:text-properties fo:color="#444444" fo:font-size="10pt" style:font-size-asian="10pt" style:font-size-complex="10pt"/>
    </style:style>
    <style:style style:name="T186_199" style:family="text">
      <style:text-properties fo:color="#444444" fo:font-size="10pt" style:font-size-asian="10pt" style:font-size-complex="10pt"/>
    </style:style>
    <style:style style:name="T186_200" style:family="text">
      <style:text-properties fo:color="#444444" fo:font-size="10pt" style:font-size-asian="10pt" style:font-size-complex="10pt"/>
    </style:style>
    <style:style style:name="T186_201" style:family="text">
      <style:text-properties fo:color="#444444" fo:font-size="10pt" style:font-size-asian="10pt" style:font-size-complex="10pt"/>
    </style:style>
    <style:style style:name="T186_202" style:family="text">
      <style:text-properties fo:color="#444444" fo:font-size="10pt" style:font-size-asian="10pt" style:font-size-complex="10pt"/>
    </style:style>
    <style:style style:name="T186_203" style:family="text">
      <style:text-properties fo:color="#444444" fo:font-size="10pt" style:font-size-asian="10pt" style:font-size-complex="10pt"/>
    </style:style>
    <style:style style:name="T186_204" style:family="text">
      <style:text-properties fo:color="#444444" fo:font-size="10pt" style:font-size-asian="10pt" style:font-size-complex="10pt"/>
    </style:style>
    <style:style style:name="T186_205" style:family="text">
      <style:text-properties fo:color="#444444" fo:font-size="10pt" style:font-size-asian="10pt" style:font-size-complex="10pt"/>
    </style:style>
    <style:style style:name="T186_206" style:family="text">
      <style:text-properties fo:color="#444444" fo:font-size="10pt" style:font-size-asian="10pt" style:font-size-complex="10pt"/>
    </style:style>
    <style:style style:name="T186_207" style:family="text">
      <style:text-properties fo:color="#444444" fo:font-size="10pt" style:font-size-asian="10pt" style:font-size-complex="10pt"/>
    </style:style>
    <style:style style:name="T186_208" style:family="text">
      <style:text-properties fo:color="#444444" fo:font-size="10pt" style:font-size-asian="10pt" style:font-size-complex="10pt"/>
    </style:style>
    <style:style style:name="T186_209" style:family="text">
      <style:text-properties fo:color="#444444" fo:font-size="10pt" style:font-size-asian="10pt" style:font-size-complex="10pt"/>
    </style:style>
    <style:style style:name="T186_210" style:family="text">
      <style:text-properties fo:color="#444444" fo:font-size="10pt" style:font-size-asian="10pt" style:font-size-complex="10pt"/>
    </style:style>
    <style:style style:name="T186_211" style:family="text">
      <style:text-properties fo:color="#444444" fo:font-size="10pt" style:font-size-asian="10pt" style:font-size-complex="10pt"/>
    </style:style>
    <style:style style:name="T186_212" style:family="text">
      <style:text-properties fo:color="#444444" fo:font-size="10pt" style:font-size-asian="10pt" style:font-size-complex="10pt"/>
    </style:style>
    <style:style style:name="T186_213" style:family="text">
      <style:text-properties fo:color="#444444" fo:font-size="10pt" style:font-size-asian="10pt" style:font-size-complex="10pt"/>
    </style:style>
    <style:style style:name="T186_214" style:family="text">
      <style:text-properties fo:color="#444444" fo:font-size="10pt" style:font-size-asian="10pt" style:font-size-complex="10pt"/>
    </style:style>
    <style:style style:name="T186_215" style:family="text">
      <style:text-properties fo:color="#444444" fo:font-size="10pt" style:font-size-asian="10pt" style:font-size-complex="10pt"/>
    </style:style>
    <style:style style:name="T186_216" style:family="text">
      <style:text-properties fo:color="#444444" fo:font-size="10pt" style:font-size-asian="10pt" style:font-size-complex="10pt"/>
    </style:style>
    <style:style style:name="T186_217" style:family="text">
      <style:text-properties fo:color="#444444" fo:font-size="10pt" style:font-size-asian="10pt" style:font-size-complex="10pt"/>
    </style:style>
    <style:style style:name="T186_218" style:family="text">
      <style:text-properties fo:color="#444444" fo:font-size="10pt" style:font-size-asian="10pt" style:font-size-complex="10pt"/>
    </style:style>
    <style:style style:name="T186_219" style:family="text">
      <style:text-properties fo:color="#444444" fo:font-size="10pt" style:font-size-asian="10pt" style:font-size-complex="10pt"/>
    </style:style>
    <style:style style:name="T186_220" style:family="text">
      <style:text-properties fo:color="#444444" fo:font-size="10pt" style:font-size-asian="10pt" style:font-size-complex="10pt"/>
    </style:style>
    <style:style style:name="T186_221" style:family="text">
      <style:text-properties fo:color="#444444" fo:font-size="10pt" style:font-size-asian="10pt" style:font-size-complex="10pt"/>
    </style:style>
    <style:style style:name="T186_222" style:family="text">
      <style:text-properties fo:color="#444444" fo:font-size="10pt" style:font-size-asian="10pt" style:font-size-complex="10pt"/>
    </style:style>
    <style:style style:name="T186_223" style:family="text">
      <style:text-properties fo:color="#444444" fo:font-size="10pt" style:font-size-asian="10pt" style:font-size-complex="10pt"/>
    </style:style>
    <style:style style:name="T186_224" style:family="text">
      <style:text-properties fo:color="#444444" fo:font-size="10pt" style:font-size-asian="10pt" style:font-size-complex="10pt"/>
    </style:style>
    <style:style style:name="T186_225" style:family="text">
      <style:text-properties fo:color="#444444" fo:font-size="10pt" style:font-size-asian="10pt" style:font-size-complex="10pt"/>
    </style:style>
    <style:style style:name="T186_226" style:family="text">
      <style:text-properties fo:color="#444444" fo:font-size="10pt" style:font-size-asian="10pt" style:font-size-complex="10pt"/>
    </style:style>
    <style:style style:name="T186_227" style:family="text">
      <style:text-properties fo:color="#444444" fo:font-size="10pt" style:font-size-asian="10pt" style:font-size-complex="10pt"/>
    </style:style>
    <style:style style:name="T186_228" style:family="text">
      <style:text-properties fo:color="#444444" fo:font-size="10pt" style:font-size-asian="10pt" style:font-size-complex="10pt"/>
    </style:style>
    <style:style style:name="T186_229" style:family="text">
      <style:text-properties fo:color="#444444" fo:font-size="10pt" style:font-size-asian="10pt" style:font-size-complex="10pt"/>
    </style:style>
    <style:style style:name="T186_230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T187_57" style:family="text">
      <style:text-properties fo:color="#444444" fo:font-size="10pt" style:font-size-asian="10pt" style:font-size-complex="10pt"/>
    </style:style>
    <style:style style:name="T187_58" style:family="text">
      <style:text-properties fo:color="#444444" fo:font-size="10pt" style:font-size-asian="10pt" style:font-size-complex="10pt"/>
    </style:style>
    <style:style style:name="T187_59" style:family="text">
      <style:text-properties fo:color="#444444" fo:font-size="10pt" style:font-size-asian="10pt" style:font-size-complex="10pt"/>
    </style:style>
    <style:style style:name="T187_60" style:family="text">
      <style:text-properties fo:color="#444444" fo:font-size="10pt" style:font-size-asian="10pt" style:font-size-complex="10pt"/>
    </style:style>
    <style:style style:name="T187_61" style:family="text">
      <style:text-properties fo:color="#444444" fo:font-size="10pt" style:font-size-asian="10pt" style:font-size-complex="10pt"/>
    </style:style>
    <style:style style:name="T187_62" style:family="text">
      <style:text-properties fo:color="#444444" fo:font-size="10pt" style:font-size-asian="10pt" style:font-size-complex="10pt"/>
    </style:style>
    <style:style style:name="T187_63" style:family="text">
      <style:text-properties fo:color="#444444" fo:font-size="10pt" style:font-size-asian="10pt" style:font-size-complex="10pt"/>
    </style:style>
    <style:style style:name="T187_64" style:family="text">
      <style:text-properties fo:color="#444444" fo:font-size="10pt" style:font-size-asian="10pt" style:font-size-complex="10pt"/>
    </style:style>
    <style:style style:name="T187_65" style:family="text">
      <style:text-properties fo:color="#444444" fo:font-size="10pt" style:font-size-asian="10pt" style:font-size-complex="10pt"/>
    </style:style>
    <style:style style:name="T187_66" style:family="text">
      <style:text-properties fo:color="#444444" fo:font-size="10pt" style:font-size-asian="10pt" style:font-size-complex="10pt"/>
    </style:style>
    <style:style style:name="T187_67" style:family="text">
      <style:text-properties fo:color="#444444" fo:font-size="10pt" style:font-size-asian="10pt" style:font-size-complex="10pt"/>
    </style:style>
    <style:style style:name="T187_68" style:family="text">
      <style:text-properties fo:color="#444444" fo:font-size="10pt" style:font-size-asian="10pt" style:font-size-complex="10pt"/>
    </style:style>
    <style:style style:name="T187_69" style:family="text">
      <style:text-properties fo:color="#444444" fo:font-size="10pt" style:font-size-asian="10pt" style:font-size-complex="10pt"/>
    </style:style>
    <style:style style:name="T187_70" style:family="text">
      <style:text-properties fo:color="#444444" fo:font-size="10pt" style:font-size-asian="10pt" style:font-size-complex="10pt"/>
    </style:style>
    <style:style style:name="T187_71" style:family="text">
      <style:text-properties fo:color="#444444" fo:font-size="10pt" style:font-size-asian="10pt" style:font-size-complex="10pt"/>
    </style:style>
    <style:style style:name="T187_72" style:family="text">
      <style:text-properties fo:color="#444444" fo:font-size="10pt" style:font-size-asian="10pt" style:font-size-complex="10pt"/>
    </style:style>
    <style:style style:name="T187_73" style:family="text">
      <style:text-properties fo:color="#444444" fo:font-size="10pt" style:font-size-asian="10pt" style:font-size-complex="10pt"/>
    </style:style>
    <style:style style:name="T187_74" style:family="text">
      <style:text-properties fo:color="#444444" fo:font-size="10pt" style:font-size-asian="10pt" style:font-size-complex="10pt"/>
    </style:style>
    <style:style style:name="T187_75" style:family="text">
      <style:text-properties fo:color="#444444" fo:font-size="10pt" style:font-size-asian="10pt" style:font-size-complex="10pt"/>
    </style:style>
    <style:style style:name="T187_76" style:family="text">
      <style:text-properties fo:color="#444444" fo:font-size="10pt" style:font-size-asian="10pt" style:font-size-complex="10pt"/>
    </style:style>
    <style:style style:name="T187_77" style:family="text">
      <style:text-properties fo:color="#444444" fo:font-size="10pt" style:font-size-asian="10pt" style:font-size-complex="10pt"/>
    </style:style>
    <style:style style:name="T187_78" style:family="text">
      <style:text-properties fo:color="#444444" fo:font-size="10pt" style:font-size-asian="10pt" style:font-size-complex="10pt"/>
    </style:style>
    <style:style style:name="T187_79" style:family="text">
      <style:text-properties fo:color="#444444" fo:font-size="10pt" style:font-size-asian="10pt" style:font-size-complex="10pt"/>
    </style:style>
    <style:style style:name="T187_80" style:family="text">
      <style:text-properties fo:color="#444444" fo:font-size="10pt" style:font-size-asian="10pt" style:font-size-complex="10pt"/>
    </style:style>
    <style:style style:name="T187_81" style:family="text">
      <style:text-properties fo:color="#444444" fo:font-size="10pt" style:font-size-asian="10pt" style:font-size-complex="10pt"/>
    </style:style>
    <style:style style:name="T187_82" style:family="text">
      <style:text-properties fo:color="#444444" fo:font-size="10pt" style:font-size-asian="10pt" style:font-size-complex="10pt"/>
    </style:style>
    <style:style style:name="T187_83" style:family="text">
      <style:text-properties fo:color="#444444" fo:font-size="10pt" style:font-size-asian="10pt" style:font-size-complex="10pt"/>
    </style:style>
    <style:style style:name="T187_84" style:family="text">
      <style:text-properties fo:color="#444444" fo:font-size="10pt" style:font-size-asian="10pt" style:font-size-complex="10pt"/>
    </style:style>
    <style:style style:name="T187_85" style:family="text">
      <style:text-properties fo:color="#444444" fo:font-size="10pt" style:font-size-asian="10pt" style:font-size-complex="10pt"/>
    </style:style>
    <style:style style:name="T187_86" style:family="text">
      <style:text-properties fo:color="#444444" fo:font-size="10pt" style:font-size-asian="10pt" style:font-size-complex="10pt"/>
    </style:style>
    <style:style style:name="T187_87" style:family="text">
      <style:text-properties fo:color="#444444" fo:font-size="10pt" style:font-size-asian="10pt" style:font-size-complex="10pt"/>
    </style:style>
    <style:style style:name="T187_88" style:family="text">
      <style:text-properties fo:color="#444444" fo:font-size="10pt" style:font-size-asian="10pt" style:font-size-complex="10pt"/>
    </style:style>
    <style:style style:name="T187_89" style:family="text">
      <style:text-properties fo:color="#444444" fo:font-size="10pt" style:font-size-asian="10pt" style:font-size-complex="10pt"/>
    </style:style>
    <style:style style:name="T187_90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>
      <style:text-properties fo:color="#444444" fo:font-size="10pt" style:font-size-asian="10pt" style:font-size-complex="10pt"/>
    </style:style>
    <style:style style:name="T188_2" style:family="text">
      <style:text-properties fo:color="#444444" fo:font-size="10pt" style:font-size-asian="10pt" style:font-size-complex="10pt"/>
    </style:style>
    <style:style style:name="T188_3" style:family="text">
      <style:text-properties fo:color="#444444" fo:font-size="10pt" style:font-size-asian="10pt" style:font-size-complex="10pt"/>
    </style:style>
    <style:style style:name="T188_4" style:family="text">
      <style:text-properties fo:color="#444444" fo:font-size="10pt" style:font-size-asian="10pt" style:font-size-complex="10pt"/>
    </style:style>
    <style:style style:name="T188_5" style:family="text">
      <style:text-properties fo:color="#444444" fo:font-size="10pt" style:font-size-asian="10pt" style:font-size-complex="10pt"/>
    </style:style>
    <style:style style:name="T188_6" style:family="text">
      <style:text-properties fo:color="#444444" fo:font-size="10pt" style:font-size-asian="10pt" style:font-size-complex="10pt"/>
    </style:style>
    <style:style style:name="T188_7" style:family="text">
      <style:text-properties fo:color="#444444" fo:font-size="10pt" style:font-size-asian="10pt" style:font-size-complex="10pt"/>
    </style:style>
    <style:style style:name="T188_8" style:family="text">
      <style:text-properties fo:color="#444444" fo:font-size="10pt" style:font-size-asian="10pt" style:font-size-complex="10pt"/>
    </style:style>
    <style:style style:name="T188_9" style:family="text">
      <style:text-properties fo:color="#444444" fo:font-size="10pt" style:font-size-asian="10pt" style:font-size-complex="10pt"/>
    </style:style>
    <style:style style:name="T188_10" style:family="text">
      <style:text-properties fo:color="#444444" fo:font-size="10pt" style:font-size-asian="10pt" style:font-size-complex="10pt"/>
    </style:style>
    <style:style style:name="T188_11" style:family="text">
      <style:text-properties fo:color="#444444" fo:font-size="10pt" style:font-size-asian="10pt" style:font-size-complex="10pt"/>
    </style:style>
    <style:style style:name="T188_12" style:family="text">
      <style:text-properties fo:color="#444444" fo:font-size="10pt" style:font-size-asian="10pt" style:font-size-complex="10pt"/>
    </style:style>
    <style:style style:name="T188_13" style:family="text">
      <style:text-properties fo:color="#444444" fo:font-size="10pt" style:font-size-asian="10pt" style:font-size-complex="10pt"/>
    </style:style>
    <style:style style:name="T188_14" style:family="text">
      <style:text-properties fo:color="#444444" fo:font-size="10pt" style:font-size-asian="10pt" style:font-size-complex="10pt"/>
    </style:style>
    <style:style style:name="T188_15" style:family="text">
      <style:text-properties fo:color="#444444" fo:font-size="10pt" style:font-size-asian="10pt" style:font-size-complex="10pt"/>
    </style:style>
    <style:style style:name="T188_16" style:family="text">
      <style:text-properties fo:color="#444444" fo:font-size="10pt" style:font-size-asian="10pt" style:font-size-complex="10pt"/>
    </style:style>
    <style:style style:name="T188_17" style:family="text">
      <style:text-properties fo:color="#444444" fo:font-size="10pt" style:font-size-asian="10pt" style:font-size-complex="10pt"/>
    </style:style>
    <style:style style:name="T188_18" style:family="text">
      <style:text-properties fo:color="#444444" fo:font-size="10pt" style:font-size-asian="10pt" style:font-size-complex="10pt"/>
    </style:style>
    <style:style style:name="T188_19" style:family="text">
      <style:text-properties fo:color="#444444" fo:font-size="10pt" style:font-size-asian="10pt" style:font-size-complex="10pt"/>
    </style:style>
    <style:style style:name="T188_20" style:family="text">
      <style:text-properties fo:color="#444444" fo:font-size="10pt" style:font-size-asian="10pt" style:font-size-complex="10pt"/>
    </style:style>
    <style:style style:name="T188_21" style:family="text">
      <style:text-properties fo:color="#444444" fo:font-size="10pt" style:font-size-asian="10pt" style:font-size-complex="10pt"/>
    </style:style>
    <style:style style:name="T188_22" style:family="text">
      <style:text-properties fo:color="#444444" fo:font-size="10pt" style:font-size-asian="10pt" style:font-size-complex="10pt"/>
    </style:style>
    <style:style style:name="T188_23" style:family="text">
      <style:text-properties fo:color="#444444" fo:font-size="10pt" style:font-size-asian="10pt" style:font-size-complex="10pt"/>
    </style:style>
    <style:style style:name="T188_24" style:family="text">
      <style:text-properties fo:color="#444444" fo:font-size="10pt" style:font-size-asian="10pt" style:font-size-complex="10pt"/>
    </style:style>
    <style:style style:name="T188_25" style:family="text">
      <style:text-properties fo:color="#444444" fo:font-size="10pt" style:font-size-asian="10pt" style:font-size-complex="10pt"/>
    </style:style>
    <style:style style:name="T188_26" style:family="text">
      <style:text-properties fo:color="#444444" fo:font-size="10pt" style:font-size-asian="10pt" style:font-size-complex="10pt"/>
    </style:style>
    <style:style style:name="T188_27" style:family="text">
      <style:text-properties fo:color="#444444" fo:font-size="10pt" style:font-size-asian="10pt" style:font-size-complex="10pt"/>
    </style:style>
    <style:style style:name="T188_28" style:family="text">
      <style:text-properties fo:color="#444444" fo:font-size="10pt" style:font-size-asian="10pt" style:font-size-complex="10pt"/>
    </style:style>
    <style:style style:name="T188_29" style:family="text">
      <style:text-properties fo:color="#444444" fo:font-size="10pt" style:font-size-asian="10pt" style:font-size-complex="10pt"/>
    </style:style>
    <style:style style:name="T188_30" style:family="text">
      <style:text-properties fo:color="#444444" fo:font-size="10pt" style:font-size-asian="10pt" style:font-size-complex="10pt"/>
    </style:style>
    <style:style style:name="T188_31" style:family="text">
      <style:text-properties fo:color="#444444" fo:font-size="10pt" style:font-size-asian="10pt" style:font-size-complex="10pt"/>
    </style:style>
    <style:style style:name="T188_32" style:family="text">
      <style:text-properties fo:color="#444444" fo:font-size="10pt" style:font-size-asian="10pt" style:font-size-complex="10pt"/>
    </style:style>
    <style:style style:name="T188_33" style:family="text">
      <style:text-properties fo:color="#444444" fo:font-size="10pt" style:font-size-asian="10pt" style:font-size-complex="10pt"/>
    </style:style>
    <style:style style:name="T188_34" style:family="text">
      <style:text-properties fo:color="#444444" fo:font-size="10pt" style:font-size-asian="10pt" style:font-size-complex="10pt"/>
    </style:style>
    <style:style style:name="T188_35" style:family="text">
      <style:text-properties fo:color="#444444" fo:font-size="10pt" style:font-size-asian="10pt" style:font-size-complex="10pt"/>
    </style:style>
    <style:style style:name="T188_36" style:family="text">
      <style:text-properties fo:color="#444444" fo:font-size="10pt" style:font-size-asian="10pt" style:font-size-complex="10pt"/>
    </style:style>
    <style:style style:name="T188_37" style:family="text">
      <style:text-properties fo:color="#444444" fo:font-size="10pt" style:font-size-asian="10pt" style:font-size-complex="10pt"/>
    </style:style>
    <style:style style:name="T188_38" style:family="text">
      <style:text-properties fo:color="#444444" fo:font-size="10pt" style:font-size-asian="10pt" style:font-size-complex="10pt"/>
    </style:style>
    <style:style style:name="T188_39" style:family="text">
      <style:text-properties fo:color="#444444" fo:font-size="10pt" style:font-size-asian="10pt" style:font-size-complex="10pt"/>
    </style:style>
    <style:style style:name="T188_40" style:family="text">
      <style:text-properties fo:color="#444444" fo:font-size="10pt" style:font-size-asian="10pt" style:font-size-complex="10pt"/>
    </style:style>
    <style:style style:name="T188_41" style:family="text">
      <style:text-properties fo:color="#444444" fo:font-size="10pt" style:font-size-asian="10pt" style:font-size-complex="10pt"/>
    </style:style>
    <style:style style:name="T188_42" style:family="text">
      <style:text-properties fo:color="#444444" fo:font-size="10pt" style:font-size-asian="10pt" style:font-size-complex="10pt"/>
    </style:style>
    <style:style style:name="T188_43" style:family="text">
      <style:text-properties fo:color="#444444" fo:font-size="10pt" style:font-size-asian="10pt" style:font-size-complex="10pt"/>
    </style:style>
    <style:style style:name="T188_44" style:family="text">
      <style:text-properties fo:color="#444444" fo:font-size="10pt" style:font-size-asian="10pt" style:font-size-complex="10pt"/>
    </style:style>
    <style:style style:name="T188_45" style:family="text">
      <style:text-properties fo:color="#444444" fo:font-size="10pt" style:font-size-asian="10pt" style:font-size-complex="10pt"/>
    </style:style>
    <style:style style:name="T188_46" style:family="text">
      <style:text-properties fo:color="#444444" fo:font-size="10pt" style:font-size-asian="10pt" style:font-size-complex="10pt"/>
    </style:style>
    <style:style style:name="T188_47" style:family="text">
      <style:text-properties fo:color="#444444" fo:font-size="10pt" style:font-size-asian="10pt" style:font-size-complex="10pt"/>
    </style:style>
    <style:style style:name="T188_48" style:family="text">
      <style:text-properties fo:color="#444444" fo:font-size="10pt" style:font-size-asian="10pt" style:font-size-complex="10pt"/>
    </style:style>
    <style:style style:name="T188_49" style:family="text">
      <style:text-properties fo:color="#444444" fo:font-size="10pt" style:font-size-asian="10pt" style:font-size-complex="10pt"/>
    </style:style>
    <style:style style:name="T188_50" style:family="text">
      <style:text-properties fo:color="#444444" fo:font-size="10pt" style:font-size-asian="10pt" style:font-size-complex="10pt"/>
    </style:style>
    <style:style style:name="T188_51" style:family="text">
      <style:text-properties fo:color="#444444" fo:font-size="10pt" style:font-size-asian="10pt" style:font-size-complex="10pt"/>
    </style:style>
    <style:style style:name="T188_52" style:family="text">
      <style:text-properties fo:color="#444444" fo:font-size="10pt" style:font-size-asian="10pt" style:font-size-complex="10pt"/>
    </style:style>
    <style:style style:name="T188_53" style:family="text">
      <style:text-properties fo:color="#444444" fo:font-size="10pt" style:font-size-asian="10pt" style:font-size-complex="10pt"/>
    </style:style>
    <style:style style:name="T188_54" style:family="text">
      <style:text-properties fo:color="#444444" fo:font-size="10pt" style:font-size-asian="10pt" style:font-size-complex="10pt"/>
    </style:style>
    <style:style style:name="T188_55" style:family="text">
      <style:text-properties fo:color="#444444" fo:font-size="10pt" style:font-size-asian="10pt" style:font-size-complex="10pt"/>
    </style:style>
    <style:style style:name="T188_56" style:family="text">
      <style:text-properties fo:color="#444444" fo:font-size="10pt" style:font-size-asian="10pt" style:font-size-complex="10pt"/>
    </style:style>
    <style:style style:name="T188_57" style:family="text">
      <style:text-properties fo:color="#444444" fo:font-size="10pt" style:font-size-asian="10pt" style:font-size-complex="10pt"/>
    </style:style>
    <style:style style:name="T188_58" style:family="text">
      <style:text-properties fo:color="#444444" fo:font-size="10pt" style:font-size-asian="10pt" style:font-size-complex="10pt"/>
    </style:style>
    <style:style style:name="T188_59" style:family="text">
      <style:text-properties fo:color="#444444" fo:font-size="10pt" style:font-size-asian="10pt" style:font-size-complex="10pt"/>
    </style:style>
    <style:style style:name="T188_60" style:family="text">
      <style:text-properties fo:color="#444444" fo:font-size="10pt" style:font-size-asian="10pt" style:font-size-complex="10pt"/>
    </style:style>
    <style:style style:name="T188_61" style:family="text">
      <style:text-properties fo:color="#444444" fo:font-size="10pt" style:font-size-asian="10pt" style:font-size-complex="10pt"/>
    </style:style>
    <style:style style:name="T188_62" style:family="text">
      <style:text-properties fo:color="#444444" fo:font-size="10pt" style:font-size-asian="10pt" style:font-size-complex="10pt"/>
    </style:style>
    <style:style style:name="T188_63" style:family="text">
      <style:text-properties fo:color="#444444" fo:font-size="10pt" style:font-size-asian="10pt" style:font-size-complex="10pt"/>
    </style:style>
    <style:style style:name="T188_64" style:family="text"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It</text:span><text:span text:style-name="T19_2"><text:s/></text:span><text:span text:style-name="T19_3">is</text:span><text:span text:style-name="T19_4"><text:s/></text:span><text:span text:style-name="T19_5">foremost</text:span><text:span text:style-name="T19_6"><text:s/></text:span><text:span text:style-name="T19_7">collective</text:span><text:span text:style-name="T19_8">,<text:s/></text:span><text:span text:style-name="T19_9">discernible</text:span><text:span text:style-name="T19_10">,<text:s/></text:span><text:span text:style-name="T19_11">and</text:span><text:span text:style-name="T19_12"><text:s/></text:span><text:span text:style-name="T19_13">intuitive</text:span><text:span text:style-name="T19_14">.</text:span></text:p>
      <text:p text:style-name="P20"/>
      <text:p text:style-name="P21"><text:span text:style-name="T21_1">Detail</text:span><text:span text:style-name="T21_2"><text:s/>-<text:s/></text:span><text:span text:style-name="T21_3">Link</text:span><text:span text:style-name="T21_4"><text:s/>-<text:s/></text:span><text:span text:style-name="T21_5">Network</text:span><text:span text:style-name="T21_6"><text:s/>-<text:s/></text:span><text:span text:style-name="T21_7">User</text:span><text:span text:style-name="T21_8"><text:s/></text:span><text:span text:style-name="T21_9">Interfaces</text:span></text:p>
      <text:p text:style-name="P22"/>
      <text:p text:style-name="P23"><text:span text:style-name="T23_1">Netention</text:span><text:span text:style-name="T23_2"><text:s/></text:span><text:span text:style-name="T23_3">realizes</text:span><text:span text:style-name="T23_4"><text:s/></text:span><text:span text:style-name="T23_5">one</text:span><text:span text:style-name="T23_6">’</text:span><text:span text:style-name="T23_7">s</text:span><text:span text:style-name="T23_8"><text:s/></text:span><text:span text:style-name="T23_9">goals</text:span><text:span text:style-name="T23_10"><text:s/></text:span><text:span text:style-name="T23_11">based</text:span><text:span text:style-name="T23_12"><text:s/></text:span><text:span text:style-name="T23_13">on</text:span><text:span text:style-name="T23_14"><text:s/></text:span><text:span text:style-name="T23_15">their</text:span><text:span text:style-name="T23_16"><text:s/></text:span><text:span text:style-name="T23_17">desires</text:span><text:span text:style-name="T23_18"><text:s/></text:span><text:span text:style-name="T23_19">and</text:span><text:span text:style-name="T23_20"><text:s/></text:span><text:span text:style-name="T23_21">translates</text:span><text:span text:style-name="T23_22"><text:s/></text:span><text:span text:style-name="T23_23">them</text:span><text:span text:style-name="T23_24"><text:s/></text:span><text:span text:style-name="T23_25">into</text:span><text:span text:style-name="T23_26"><text:s/></text:span><text:span text:style-name="T23_27">tangible</text:span><text:span text:style-name="T23_28"><text:s/></text:span><text:span text:style-name="T23_29">outcomes</text:span><text:span text:style-name="T23_30"><text:s/></text:span><text:span text:style-name="T23_31">in</text:span><text:span text:style-name="T23_32"><text:s/></text:span><text:span text:style-name="T23_33">one</text:span><text:span text:style-name="T23_34">’</text:span><text:span text:style-name="T23_35">s</text:span><text:span text:style-name="T23_36"><text:s/></text:span><text:span text:style-name="T23_37">own</text:span><text:span text:style-name="T23_38"><text:s/></text:span><text:span text:style-name="T23_39">network</text:span><text:span text:style-name="T23_40">.</text:span></text:p>
      <text:p text:style-name="P24"/>
      <text:p text:style-name="P25"><text:span text:style-name="T25_1">It</text:span><text:span text:style-name="T25_2"><text:s/></text:span><text:span text:style-name="T25_3">is</text:span><text:span text:style-name="T25_4"><text:s/></text:span><text:span text:style-name="T25_5">predictive</text:span><text:span text:style-name="T25_6"><text:s/></text:span><text:span text:style-name="T25_7">and</text:span><text:span text:style-name="T25_8"><text:s/></text:span><text:span text:style-name="T25_9">intuitive</text:span><text:span text:style-name="T25_10">.</text:span></text:p>
      <text:h text:style-name="P26" text:outline-level="10"><text:span text:style-name="T26_1">The</text:span><text:span text:style-name="T26_2"><text:s/></text:span><text:span text:style-name="T26_3">portrayal</text:span><text:span text:style-name="T26_4"><text:s/></text:span><text:span text:style-name="T26_5">of</text:span><text:span text:style-name="T26_6"><text:s/></text:span><text:span text:style-name="T26_7">one</text:span><text:span text:style-name="T26_8">'</text:span><text:span text:style-name="T26_9">s</text:span><text:span text:style-name="T26_10"><text:s/></text:span><text:span text:style-name="T26_11">life</text:span><text:span text:style-name="T26_12"><text:s/></text:span><text:span text:style-name="T26_13">as</text:span><text:span text:style-name="T26_14"><text:s/></text:span><text:span text:style-name="T26_15">an</text:span><text:span text:style-name="T26_16"><text:s/></text:span><text:span text:style-name="T26_17">open</text:span><text:span text:style-name="T26_18">-</text:span><text:span text:style-name="T26_19">ended</text:span><text:span text:style-name="T26_20">,<text:s/></text:span><text:span text:style-name="T26_21">revisable</text:span><text:span text:style-name="T26_22"><text:s/></text:span><text:span text:style-name="T26_23">story</text:span><text:span text:style-name="T26_24">,<text:s/></text:span><text:span text:style-name="T26_25">interwoven</text:span><text:span text:style-name="T26_26"><text:s/></text:span><text:span text:style-name="T26_27">with</text:span><text:span text:style-name="T26_28"><text:s/></text:span><text:span text:style-name="T26_29">people</text:span><text:span text:style-name="T26_30"><text:s/></text:span><text:span text:style-name="T26_31">that</text:span><text:span text:style-name="T26_32"><text:s/></text:span><text:span text:style-name="T26_33">they</text:span><text:span text:style-name="T26_34"><text:s/></text:span><text:span text:style-name="T26_35">know</text:span><text:span text:style-name="T26_36">,<text:s/></text:span><text:span text:style-name="T26_37">and</text:span><text:span text:style-name="T26_38"><text:s/></text:span><text:span text:style-name="T26_39">the</text:span><text:span text:style-name="T26_40"><text:s/></text:span><text:span text:style-name="T26_41">people</text:span><text:span text:style-name="T26_42"><text:s/></text:span><text:span text:style-name="T26_43">that</text:span><text:span text:style-name="T26_44"><text:s/></text:span><text:span text:style-name="T26_45">they</text:span><text:span text:style-name="T26_46"><text:s/></text:span><text:span text:style-name="T26_47">haven</text:span><text:span text:style-name="T26_48">'</text:span><text:span text:style-name="T26_49">t</text:span><text:span text:style-name="T26_50"><text:s/></text:span><text:span text:style-name="T26_51">met</text:span><text:span text:style-name="T26_52"><text:s/>…<text:s/></text:span><text:span text:style-name="T26_53">yet</text:span><text:span text:style-name="T26_54">.</text:span></text:h>
      <text:p text:style-name="P27"><text:span text:style-name="T27_1">Social</text:span><text:span text:style-name="T27_2"><text:s/></text:span><text:span text:style-name="T27_3">spheres</text:span><text:span text:style-name="T27_4"><text:s/></text:span><text:span text:style-name="T27_5">are</text:span><text:span text:style-name="T27_6"><text:s/></text:span><text:span text:style-name="T27_7">not</text:span><text:span text:style-name="T27_8"><text:s/></text:span><text:span text:style-name="T27_9">mutually</text:span><text:span text:style-name="T27_10"><text:s/></text:span><text:span text:style-name="T27_11">exclusive</text:span><text:span text:style-name="T27_12">.</text:span></text:p>
      <text:p text:style-name="P28"/>
      <text:p text:style-name="P29"><text:span text:style-name="T29_1">Social</text:span><text:span text:style-name="T29_2"><text:s/></text:span><text:span text:style-name="T29_3">media</text:span><text:span text:style-name="T29_4"><text:s/></text:span><text:span text:style-name="T29_5">allows</text:span><text:span text:style-name="T29_6"><text:s/></text:span><text:span text:style-name="T29_7">for</text:span><text:span text:style-name="T29_8"><text:s/></text:span><text:span text:style-name="T29_9">immediate</text:span><text:span text:style-name="T29_10"><text:s/></text:span><text:span text:style-name="T29_11">action</text:span><text:span text:style-name="T29_12">,<text:s/></text:span><text:span text:style-name="T29_13">thus</text:span><text:span text:style-name="T29_14"><text:s/></text:span><text:span text:style-name="T29_15">augmenting</text:span><text:span text:style-name="T29_16"><text:s/></text:span><text:span text:style-name="T29_17">risk</text:span><text:span text:style-name="T29_18">.</text:span></text:p>
      <text:p text:style-name="P30"/>
      <text:p text:style-name="P31"><text:span text:style-name="T31_1">Intuition</text:span><text:span text:style-name="T31_2"><text:s/></text:span><text:span text:style-name="T31_3">is</text:span><text:span text:style-name="T31_4"><text:s/></text:span><text:span text:style-name="T31_5">fragments</text:span><text:span text:style-name="T31_6"><text:s/></text:span><text:span text:style-name="T31_7">of</text:span><text:span text:style-name="T31_8">﻿<text:s/></text:span><text:span text:style-name="T31_9">unprocessed</text:span><text:span text:style-name="T31_10"><text:s/></text:span><text:span text:style-name="T31_11">data</text:span><text:span text:style-name="T31_12"><text:s/></text:span><text:span text:style-name="T31_13">your</text:span><text:span text:style-name="T31_14"><text:s/></text:span><text:span text:style-name="T31_15">brain</text:span><text:span text:style-name="T31_16"><text:s/></text:span><text:span text:style-name="T31_17">calculates</text:span><text:span text:style-name="T31_18">.</text:span></text:p>
      <text:p text:style-name="P32"/>
      <text:p text:style-name="P33"/>
      <text:p text:style-name="P34"><text:span text:style-name="T34_1">Netention</text:span><text:span text:style-name="T34_2"><text:s/></text:span><text:span text:style-name="T34_3">is</text:span><text:span text:style-name="T34_4"><text:s/></text:span><text:span text:style-name="T34_5">a</text:span><text:span text:style-name="T34_6"><text:s/></text:span><text:span text:style-name="T34_7">tool</text:span><text:span text:style-name="T34_8"><text:s/></text:span><text:span text:style-name="T34_9">for</text:span><text:span text:style-name="T34_10"><text:s/></text:span><text:span text:style-name="T34_11">describing</text:span><text:span text:style-name="T34_12"><text:s/></text:span><text:span text:style-name="T34_13">one</text:span><text:span text:style-name="T34_14">'</text:span><text:span text:style-name="T34_15">s</text:span><text:span text:style-name="T34_16"><text:s/></text:span><text:span text:style-name="T34_17">current</text:span><text:span text:style-name="T34_18"><text:s/></text:span><text:span text:style-name="T34_19">life</text:span><text:span text:style-name="T34_20"><text:s/></text:span><text:span text:style-name="T34_21">situation</text:span><text:span text:style-name="T34_22"><text:s/>(“</text:span><text:span text:style-name="T34_23">is</text:span><text:span text:style-name="T34_24">”),<text:s/></text:span><text:span text:style-name="T34_25">and</text:span><text:span text:style-name="T34_26"><text:s/></text:span><text:span text:style-name="T34_27">potential</text:span><text:span text:style-name="T34_28"><text:s/></text:span><text:span text:style-name="T34_29">future</text:span><text:span text:style-name="T34_30"><text:s/></text:span><text:span text:style-name="T34_31">situations</text:span><text:span text:style-name="T34_32"><text:s/>(“</text:span><text:span text:style-name="T34_33">will</text:span><text:span text:style-name="T34_34"><text:s/></text:span><text:span text:style-name="T34_35">be</text:span><text:span text:style-name="T34_36">”)<text:s text:c="2"/>–<text:s/></text:span><text:span text:style-name="T34_37">as</text:span><text:span text:style-name="T34_38"><text:s/></text:span><text:span text:style-name="T34_39">linked</text:span><text:span text:style-name="T34_40"><text:s/></text:span><text:span text:style-name="T34_41">data</text:span><text:span text:style-name="T34_42"><text:s/></text:span><text:span text:style-name="T34_43">objects</text:span><text:span text:style-name="T34_44">.<text:s/></text:span><text:span text:style-name="T34_45">A</text:span><text:span text:style-name="T34_46"><text:s/></text:span><text:span text:style-name="T34_47">semantic</text:span><text:span text:style-name="T34_48"><text:s/></text:span><text:span text:style-name="T34_49">description</text:span><text:span text:style-name="T34_50"><text:s/></text:span><text:span text:style-name="T34_51">of</text:span><text:span text:style-name="T34_52"><text:s/></text:span><text:span text:style-name="T34_53">a</text:span><text:span text:style-name="T34_54"><text:s/></text:span><text:span text:style-name="T34_55">human</text:span><text:span text:style-name="T34_56"><text:s/></text:span><text:span text:style-name="T34_57">life</text:span><text:span text:style-name="T34_58"><text:s/></text:span><text:span text:style-name="T34_59">can</text:span><text:span text:style-name="T34_60"><text:s/></text:span><text:span text:style-name="T34_61">be</text:span><text:span text:style-name="T34_62"><text:s/></text:span><text:span text:style-name="T34_63">considered</text:span><text:span text:style-name="T34_64"><text:s/></text:span><text:span text:style-name="T34_65">to</text:span><text:span text:style-name="T34_66"><text:s/></text:span><text:span text:style-name="T34_67">consist</text:span><text:span text:style-name="T34_68"><text:s/></text:span><text:span text:style-name="T34_69">of</text:span><text:span text:style-name="T34_70"><text:s/></text:span><text:span text:style-name="T34_71">a</text:span><text:span text:style-name="T34_72"><text:s/></text:span><text:span text:style-name="T34_73">set</text:span><text:span text:style-name="T34_74"><text:s/></text:span><text:span text:style-name="T34_75">of</text:span><text:span text:style-name="T34_76"><text:s/></text:span><text:span text:style-name="T34_77">declarations</text:span><text:span text:style-name="T34_78"><text:s/></text:span><text:span text:style-name="T34_79">representing</text:span><text:span text:style-name="T34_80"><text:s/></text:span><text:span text:style-name="T34_81">aspects</text:span><text:span text:style-name="T34_82"><text:s/></text:span><text:span text:style-name="T34_83">about</text:span><text:span text:style-name="T34_84"><text:s/></text:span><text:span text:style-name="T34_85">which</text:span><text:span text:style-name="T34_86"><text:s/></text:span><text:span text:style-name="T34_87">one</text:span><text:span text:style-name="T34_88"><text:s/></text:span><text:span text:style-name="T34_89">is</text:span><text:span text:style-name="T34_90"><text:s/></text:span><text:span text:style-name="T34_91">concerned</text:span><text:span text:style-name="T34_92"><text:s/></text:span><text:span text:style-name="T34_93">or</text:span><text:span text:style-name="T34_94"><text:s/></text:span><text:span text:style-name="T34_95">interested</text:span><text:span text:style-name="T34_96">.<text:s text:c="2"/></text:span><text:span text:style-name="T34_97">Link</text:span><text:span text:style-name="T34_98"><text:s/></text:span><text:span text:style-name="T34_99">the</text:span><text:span text:style-name="T34_100"><text:s/></text:span><text:span text:style-name="T34_101">current</text:span><text:span text:style-name="T34_102"><text:s/></text:span><text:span text:style-name="T34_103">and</text:span><text:span text:style-name="T34_104"><text:s/></text:span><text:span text:style-name="T34_105">desired</text:span><text:span text:style-name="T34_106"><text:s/></text:span><text:span text:style-name="T34_107">states</text:span><text:span text:style-name="T34_108"><text:s/></text:span><text:span text:style-name="T34_109">of</text:span><text:span text:style-name="T34_110"><text:s/></text:span><text:span text:style-name="T34_111">real</text:span><text:span text:style-name="T34_112"><text:s/></text:span><text:span text:style-name="T34_113">and</text:span><text:span text:style-name="T34_114"><text:s/></text:span><text:span text:style-name="T34_115">imaginary</text:span><text:span text:style-name="T34_116"><text:s/></text:span><text:span text:style-name="T34_117">concepts</text:span><text:span text:style-name="T34_118"><text:s/>-<text:s/></text:span><text:span text:style-name="T34_119">including</text:span><text:span text:style-name="T34_120"><text:s/></text:span><text:span text:style-name="T34_121">people</text:span><text:span text:style-name="T34_122">,<text:s/></text:span><text:span text:style-name="T34_123">environments</text:span><text:span text:style-name="T34_124">,<text:s/></text:span><text:span text:style-name="T34_125">objects</text:span><text:span text:style-name="T34_126">,<text:s/></text:span><text:span text:style-name="T34_127">processes</text:span><text:span text:style-name="T34_128">,<text:s/></text:span><text:span text:style-name="T34_129">knowledge</text:span><text:span text:style-name="T34_130">,<text:s/></text:span><text:span text:style-name="T34_131">or</text:span><text:span text:style-name="T34_132"><text:s/></text:span><text:span text:style-name="T34_133">time</text:span><text:span text:style-name="T34_134">.</text:span></text:p>
      <text:p text:style-name="P35"/>
      <text:p text:style-name="P36"><text:span text:style-name="T36_1">A</text:span><text:span text:style-name="T36_2"><text:s/></text:span><text:span text:style-name="T36_3">Network</text:span><text:span text:style-name="T36_4"><text:s/></text:span><text:span text:style-name="T36_5">is</text:span><text:span text:style-name="T36_6"><text:s/></text:span><text:span text:style-name="T36_7">a</text:span><text:span text:style-name="T36_8"><text:s/></text:span><text:span text:style-name="T36_9">community</text:span><text:span text:style-name="T36_10">-</text:span><text:span text:style-name="T36_11">managed</text:span><text:span text:style-name="T36_12"><text:s/></text:span><text:span text:style-name="T36_13">web</text:span><text:span text:style-name="T36_14"><text:s/></text:span><text:span text:style-name="T36_15">service</text:span><text:span text:style-name="T36_16"><text:s/></text:span><text:span text:style-name="T36_17">to</text:span><text:span text:style-name="T36_18"><text:s/></text:span><text:span text:style-name="T36_19">which</text:span><text:span text:style-name="T36_20"><text:s/></text:span><text:span text:style-name="T36_21">clients</text:span><text:span text:style-name="T36_22"><text:s/></text:span><text:span text:style-name="T36_23">connect</text:span><text:span text:style-name="T36_24">.<text:s text:c="2"/></text:span><text:span text:style-name="T36_25">Servers</text:span><text:span text:style-name="T36_26"><text:s/></text:span><text:span text:style-name="T36_27">communicate</text:span><text:span text:style-name="T36_28"><text:s/></text:span><text:span text:style-name="T36_29">with</text:span><text:span text:style-name="T36_30"><text:s/></text:span><text:span text:style-name="T36_31">other</text:span><text:span text:style-name="T36_32"><text:s/></text:span><text:span text:style-name="T36_33">servers</text:span><text:span text:style-name="T36_34"><text:s/></text:span><text:span text:style-name="T36_35">in</text:span><text:span text:style-name="T36_36"><text:s/></text:span><text:span text:style-name="T36_37">a</text:span><text:span text:style-name="T36_38"><text:s/></text:span><text:span text:style-name="T36_39">P</text:span><text:span text:style-name="T36_40">2</text:span><text:span text:style-name="T36_41">P</text:span><text:span text:style-name="T36_42"><text:s/></text:span><text:span text:style-name="T36_43">network</text:span><text:span text:style-name="T36_44">.</text:span></text:p>
      <text:p text:style-name="P37"/>
      <text:p text:style-name="P38"><text:span text:style-name="T38_1">Netention</text:span><text:span text:style-name="T38_2"><text:s/></text:span><text:span text:style-name="T38_3">aims</text:span><text:span text:style-name="T38_4"><text:s/></text:span><text:span text:style-name="T38_5">to</text:span><text:span text:style-name="T38_6"><text:s/></text:span><text:span text:style-name="T38_7">solve</text:span><text:span text:style-name="T38_8">,<text:s/></text:span><text:span text:style-name="T38_9">in</text:span><text:span text:style-name="T38_10"><text:s/></text:span><text:span text:style-name="T38_11">general</text:span><text:span text:style-name="T38_12">,<text:s/></text:span><text:span text:style-name="T38_13">all</text:span><text:span text:style-name="T38_14"><text:s/></text:span><text:span text:style-name="T38_15">resource</text:span><text:span text:style-name="T38_16"><text:s/></text:span><text:span text:style-name="T38_17">management</text:span><text:span text:style-name="T38_18"><text:s/></text:span><text:span text:style-name="T38_19">and</text:span><text:span text:style-name="T38_20"><text:s/></text:span><text:span text:style-name="T38_21">planning</text:span><text:span text:style-name="T38_22"><text:s/></text:span><text:span text:style-name="T38_23">issues</text:span><text:span text:style-name="T38_24"><text:s/></text:span><text:span text:style-name="T38_25">that</text:span><text:span text:style-name="T38_26"><text:s/></text:span><text:span text:style-name="T38_27">occur</text:span><text:span text:style-name="T38_28"><text:s/></text:span><text:span text:style-name="T38_29">among</text:span><text:span text:style-name="T38_30"><text:s/></text:span><text:span text:style-name="T38_31">communities</text:span><text:span text:style-name="T38_32"><text:s/></text:span><text:span text:style-name="T38_33">of</text:span><text:span text:style-name="T38_34"><text:s/></text:span><text:span text:style-name="T38_35">participants</text:span><text:span text:style-name="T38_36">.<text:s text:c="2"/></text:span><text:span text:style-name="T38_37">A</text:span><text:span text:style-name="T38_38"><text:s/></text:span><text:span text:style-name="T38_39">complete</text:span><text:span text:style-name="T38_40"><text:s/></text:span><text:span text:style-name="T38_41">system</text:span><text:span text:style-name="T38_42"><text:s/></text:span><text:span text:style-name="T38_43">could</text:span><text:span text:style-name="T38_44"><text:s/></text:span><text:span text:style-name="T38_45">conceivably</text:span><text:span text:style-name="T38_46"><text:s/></text:span><text:span text:style-name="T38_47">eliminate</text:span><text:span text:style-name="T38_48"><text:s/></text:span><text:span text:style-name="T38_49">the</text:span><text:span text:style-name="T38_50"><text:s/></text:span><text:span text:style-name="T38_51">balkanization</text:span><text:span text:style-name="T38_52"><text:s/></text:span><text:span text:style-name="T38_53">of</text:span><text:span text:style-name="T38_54"><text:s/></text:span><text:span text:style-name="T38_55">various</text:span><text:span text:style-name="T38_56"><text:s/></text:span><text:span text:style-name="T38_57">separate</text:span><text:span text:style-name="T38_58"><text:s/></text:span><text:span text:style-name="T38_59">online</text:span><text:span text:style-name="T38_60"><text:s/></text:span><text:span text:style-name="T38_61">services</text:span><text:span text:style-name="T38_62"><text:s/></text:span><text:span text:style-name="T38_63">that</text:span><text:span text:style-name="T38_64"><text:s/></text:span><text:span text:style-name="T38_65">presently</text:span><text:span text:style-name="T38_66"><text:s/></text:span><text:span text:style-name="T38_67">serve</text:span><text:span text:style-name="T38_68"><text:s/></text:span><text:span text:style-name="T38_69">relatively</text:span><text:span text:style-name="T38_70"><text:s/></text:span><text:span text:style-name="T38_71">narrow</text:span><text:span text:style-name="T38_72"><text:s/></text:span><text:span text:style-name="T38_73">subsets</text:span><text:span text:style-name="T38_74"><text:s/></text:span><text:span text:style-name="T38_75">of</text:span><text:span text:style-name="T38_76"><text:s/></text:span><text:span text:style-name="T38_77">the</text:span><text:span text:style-name="T38_78"><text:s/></text:span><text:span text:style-name="T38_79">more</text:span><text:span text:style-name="T38_80"><text:s/></text:span><text:span text:style-name="T38_81">general</text:span><text:span text:style-name="T38_82"><text:s/></text:span><text:span text:style-name="T38_83">problem</text:span><text:span text:style-name="T38_84">.</text:span></text:p>
      <text:p text:style-name="P39"/>
      <text:p text:style-name="P40"><text:span text:style-name="T40_1">The</text:span><text:span text:style-name="T40_2"><text:s/></text:span><text:span text:style-name="T40_3">term</text:span><text:span text:style-name="T40_4"><text:s/></text:span><text:span text:style-name="T40_5">Netention</text:span><text:span text:style-name="T40_6"><text:s/></text:span><text:span text:style-name="T40_7">is</text:span><text:span text:style-name="T40_8"><text:s/></text:span><text:span text:style-name="T40_9">a</text:span><text:span text:style-name="T40_10"><text:s/></text:span><text:span text:style-name="T40_11">portmanteau</text:span><text:span text:style-name="T40_12"><text:s/></text:span><text:span text:style-name="T40_13">of</text:span><text:span text:style-name="T40_14"><text:s/></text:span><text:span text:style-name="T40_15">the</text:span><text:span text:style-name="T40_16"><text:s/></text:span><text:span text:style-name="T40_17">words</text:span><text:span text:style-name="T40_18"><text:s/></text:span><text:span text:style-name="T40_19">Network</text:span><text:span text:style-name="T40_20">,<text:s/></text:span><text:span text:style-name="T40_21">and</text:span><text:span text:style-name="T40_22"><text:s/></text:span><text:span text:style-name="T40_23">Attention</text:span><text:span text:style-name="T40_24"><text:s/></text:span><text:span text:style-name="T40_25">or</text:span><text:span text:style-name="T40_26"><text:s/></text:span><text:span text:style-name="T40_27">Intention</text:span><text:span text:style-name="T40_28">.<text:s text:c="2"/></text:span><text:span text:style-name="T40_29">It</text:span><text:span text:style-name="T40_30"><text:s/></text:span><text:span text:style-name="T40_31">refers</text:span><text:span text:style-name="T40_32"><text:s/></text:span><text:span text:style-name="T40_33">to</text:span><text:span text:style-name="T40_34"><text:s/></text:span><text:span text:style-name="T40_35">a</text:span><text:span text:style-name="T40_36"><text:s/></text:span><text:span text:style-name="T40_37">community</text:span><text:span text:style-name="T40_38">'</text:span><text:span text:style-name="T40_39">s</text:span><text:span text:style-name="T40_40"><text:s/></text:span><text:span text:style-name="T40_41">collective</text:span><text:span text:style-name="T40_42"><text:s/></text:span><text:span text:style-name="T40_43">abilities</text:span><text:span text:style-name="T40_44">.</text:span></text:p>
      <text:p text:style-name="P41"><text:span text:style-name="T41_1">Don</text:span><text:span text:style-name="T41_2">'</text:span><text:span text:style-name="T41_3">t</text:span><text:span text:style-name="T41_4"><text:s/>“</text:span><text:span text:style-name="T41_5">search</text:span><text:span text:style-name="T41_6">”<text:s/>-<text:s/></text:span><text:span text:style-name="T41_7">describe</text:span><text:span text:style-name="T41_8"><text:s/></text:span><text:span text:style-name="T41_9">what</text:span><text:span text:style-name="T41_10"><text:s/></text:span><text:span text:style-name="T41_11">you</text:span><text:span text:style-name="T41_12"><text:s/></text:span><text:span text:style-name="T41_13">want</text:span><text:span text:style-name="T41_14">.<text:s/></text:span><text:span text:style-name="T41_15">Edit</text:span><text:span text:style-name="T41_16"><text:s/></text:span><text:span text:style-name="T41_17">it</text:span><text:span text:style-name="T41_18"><text:s/></text:span><text:span text:style-name="T41_19">at</text:span><text:span text:style-name="T41_20"><text:s/></text:span><text:span text:style-name="T41_21">any</text:span><text:span text:style-name="T41_22"><text:s/></text:span><text:span text:style-name="T41_23">time</text:span><text:span text:style-name="T41_24"><text:s/></text:span><text:span text:style-name="T41_25">to</text:span><text:span text:style-name="T41_26"><text:s/></text:span><text:span text:style-name="T41_27">adjust</text:span><text:span text:style-name="T41_28"><text:s/></text:span><text:span text:style-name="T41_29">or</text:span><text:span text:style-name="T41_30"><text:s/></text:span><text:span text:style-name="T41_31">improve</text:span><text:span text:style-name="T41_32"><text:s/></text:span><text:span text:style-name="T41_33">the</text:span><text:span text:style-name="T41_34"><text:s/></text:span><text:span text:style-name="T41_35">description</text:span><text:span text:style-name="T41_36">.</text:span></text:p>
      <text:h text:style-name="P42" text:outline-level="10"><text:span text:style-name="T42_1">Semantic</text:span><text:span text:style-name="T42_2"><text:s/></text:span><text:span text:style-name="T42_3">Thought</text:span></text:h>
      <text:p text:style-name="P43"><text:span text:style-name="T43_1">Netention</text:span><text:span text:style-name="T43_2"><text:s/></text:span><text:span text:style-name="T43_3">works</text:span><text:span text:style-name="T43_4"><text:s/></text:span><text:span text:style-name="T43_5">at</text:span><text:span text:style-name="T43_6"><text:s/></text:span><text:span text:style-name="T43_7">the</text:span><text:span text:style-name="T43_8"><text:s/></text:span><text:span text:style-name="T43_9">basic</text:span><text:span text:style-name="T43_10"><text:s/></text:span><text:span text:style-name="T43_11">thought</text:span><text:span text:style-name="T43_12"><text:s/></text:span><text:span text:style-name="T43_13">level</text:span><text:span text:style-name="T43_14">,<text:s/></text:span><text:span text:style-name="T43_15">to</text:span><text:span text:style-name="T43_16"><text:s/></text:span><text:span text:style-name="T43_17">elicit</text:span><text:span text:style-name="T43_18"><text:s/></text:span><text:span text:style-name="T43_19">descriptions</text:span><text:span text:style-name="T43_20"><text:s/></text:span><text:span text:style-name="T43_21">of</text:span><text:span text:style-name="T43_22"><text:s/>"</text:span><text:span text:style-name="T43_23">something</text:span><text:span text:style-name="T43_24">"<text:s/></text:span><text:span text:style-name="T43_25">that</text:span><text:span text:style-name="T43_26"><text:s/></text:span><text:span text:style-name="T43_27">you</text:span><text:span text:style-name="T43_28">'</text:span><text:span text:style-name="T43_29">re</text:span><text:span text:style-name="T43_30"><text:s/></text:span><text:span text:style-name="T43_31">thinking</text:span><text:span text:style-name="T43_32"><text:s/></text:span><text:span text:style-name="T43_33">about</text:span><text:span text:style-name="T43_34">.<text:s text:c="2"/></text:span><text:span text:style-name="T43_35">Whether</text:span><text:span text:style-name="T43_36"><text:s/></text:span><text:span text:style-name="T43_37">it</text:span><text:span text:style-name="T43_38"><text:s/></text:span><text:span text:style-name="T43_39">describes</text:span><text:span text:style-name="T43_40"><text:s/></text:span><text:span text:style-name="T43_41">a</text:span><text:span text:style-name="T43_42"><text:s/></text:span><text:span text:style-name="T43_43">dream</text:span><text:span text:style-name="T43_44"><text:s/>(</text:span><text:span text:style-name="T43_45">something</text:span><text:span text:style-name="T43_46"><text:s/></text:span><text:span text:style-name="T43_47">that</text:span><text:span text:style-name="T43_48"><text:s/></text:span><text:span text:style-name="T43_49">you</text:span><text:span text:style-name="T43_50"><text:s/></text:span><text:span text:style-name="T43_51">would</text:span><text:span text:style-name="T43_52"><text:s/></text:span><text:span text:style-name="T43_53">like</text:span><text:span text:style-name="T43_54"><text:s/></text:span><text:span text:style-name="T43_55">to</text:span><text:span text:style-name="T43_56"><text:s/></text:span><text:span text:style-name="T43_57">happen</text:span><text:span text:style-name="T43_58">),<text:s/></text:span><text:span text:style-name="T43_59">an</text:span><text:span text:style-name="T43_60"><text:s/></text:span><text:span text:style-name="T43_61">object</text:span><text:span text:style-name="T43_62">,<text:s/></text:span><text:span text:style-name="T43_63">or</text:span><text:span text:style-name="T43_64"><text:s/></text:span><text:span text:style-name="T43_65">hypothetical</text:span><text:span text:style-name="T43_66"><text:s/></text:span><text:span text:style-name="T43_67">object</text:span><text:span text:style-name="T43_68"><text:s/>-<text:s/></text:span><text:span text:style-name="T43_69">it</text:span><text:span text:style-name="T43_70"><text:s/></text:span><text:span text:style-name="T43_71">can</text:span><text:span text:style-name="T43_72"><text:s/></text:span><text:span text:style-name="T43_73">be</text:span><text:span text:style-name="T43_74"><text:s/></text:span><text:span text:style-name="T43_75">fully</text:span><text:span text:style-name="T43_76"><text:s/></text:span><text:span text:style-name="T43_77">described</text:span><text:span text:style-name="T43_78"><text:s/></text:span><text:span text:style-name="T43_79">and</text:span><text:span text:style-name="T43_80"><text:s/></text:span><text:span text:style-name="T43_81">re</text:span><text:span text:style-name="T43_82">-</text:span><text:span text:style-name="T43_83">described</text:span><text:span text:style-name="T43_84">.<text:s text:c="2"/></text:span></text:p>
      <text:p text:style-name="P44"/>
      <text:p text:style-name="P45"><text:span text:style-name="T45_1">A</text:span><text:span text:style-name="T45_2"><text:s/></text:span><text:span text:style-name="T45_3">hypothetical</text:span><text:span text:style-name="T45_4"><text:s/>(</text:span><text:span text:style-name="T45_5">desired</text:span><text:span text:style-name="T45_6">)<text:s/></text:span><text:span text:style-name="T45_7">object</text:span><text:span text:style-name="T45_8"><text:s/></text:span><text:span text:style-name="T45_9">can</text:span><text:span text:style-name="T45_10"><text:s/></text:span><text:span text:style-name="T45_11">become</text:span><text:span text:style-name="T45_12"><text:s/></text:span><text:span text:style-name="T45_13">an</text:span><text:span text:style-name="T45_14"><text:s/></text:span><text:span text:style-name="T45_15">actual</text:span><text:span text:style-name="T45_16"><text:s/></text:span><text:span text:style-name="T45_17">object</text:span><text:span text:style-name="T45_18">,<text:s/></text:span><text:span text:style-name="T45_19">or</text:span><text:span text:style-name="T45_20"><text:s/></text:span><text:span text:style-name="T45_21">an</text:span><text:span text:style-name="T45_22"><text:s/></text:span><text:span text:style-name="T45_23">abstract</text:span><text:span text:style-name="T45_24"><text:s/></text:span><text:span text:style-name="T45_25">concept</text:span><text:span text:style-name="T45_26"><text:s/></text:span><text:span text:style-name="T45_27">can</text:span><text:span text:style-name="T45_28"><text:s/></text:span><text:span text:style-name="T45_29">become</text:span><text:span text:style-name="T45_30"><text:s/></text:span><text:span text:style-name="T45_31">an</text:span><text:span text:style-name="T45_32"><text:s/></text:span><text:span text:style-name="T45_33">actual</text:span><text:span text:style-name="T45_34"><text:s/></text:span><text:span text:style-name="T45_35">future</text:span><text:span text:style-name="T45_36"><text:s/></text:span><text:span text:style-name="T45_37">event</text:span><text:span text:style-name="T45_38">,<text:s/></text:span><text:span text:style-name="T45_39">etc</text:span><text:span text:style-name="T45_40">.<text:s text:c="2"/></text:span><text:span text:style-name="T45_41">Fluid</text:span><text:span text:style-name="T45_42"><text:s/></text:span><text:span text:style-name="T45_43">and</text:span><text:span text:style-name="T45_44"><text:s/></text:span><text:span text:style-name="T45_45">flexible</text:span><text:span text:style-name="T45_46">.<text:s text:c="2"/></text:span><text:span text:style-name="T45_47">The</text:span><text:span text:style-name="T45_48"><text:s/></text:span><text:span text:style-name="T45_49">system</text:span><text:span text:style-name="T45_50"><text:s/></text:span><text:span text:style-name="T45_51">can</text:span><text:span text:style-name="T45_52"><text:s/></text:span><text:span text:style-name="T45_53">then</text:span><text:span text:style-name="T45_54"><text:s/></text:span><text:span text:style-name="T45_55">connect</text:span><text:span text:style-name="T45_56"><text:s/></text:span><text:span text:style-name="T45_57">your</text:span><text:span text:style-name="T45_58"><text:s/></text:span><text:span text:style-name="T45_59">descriptions</text:span><text:span text:style-name="T45_60"><text:s/></text:span><text:span text:style-name="T45_61">to</text:span><text:span text:style-name="T45_62"><text:s/></text:span><text:span text:style-name="T45_63">others</text:span><text:span text:style-name="T45_64"><text:s/>-<text:s/></text:span><text:span text:style-name="T45_65">these</text:span><text:span text:style-name="T45_66"><text:s/></text:span><text:span text:style-name="T45_67">are</text:span><text:span text:style-name="T45_68"><text:s/></text:span><text:span text:style-name="T45_69">analogous</text:span><text:span text:style-name="T45_70"><text:s/></text:span><text:span text:style-name="T45_71">to</text:span><text:span text:style-name="T45_72"><text:s/></text:span><text:span text:style-name="T45_73">hyperlinks</text:span><text:span text:style-name="T45_74">.<text:s text:c="2"/></text:span><text:span text:style-name="T45_75">Links</text:span><text:span text:style-name="T45_76"><text:s/></text:span><text:span text:style-name="T45_77">are</text:span><text:span text:style-name="T45_78"><text:s/></text:span><text:span text:style-name="T45_79">useful</text:span><text:span text:style-name="T45_80"><text:s/></text:span><text:span text:style-name="T45_81">because</text:span><text:span text:style-name="T45_82"><text:s/></text:span><text:span text:style-name="T45_83">they</text:span><text:span text:style-name="T45_84"><text:s/></text:span><text:span text:style-name="T45_85">suggest</text:span><text:span text:style-name="T45_86"><text:s/></text:span><text:span text:style-name="T45_87">ways</text:span><text:span text:style-name="T45_88"><text:s/></text:span><text:span text:style-name="T45_89">to</text:span><text:span text:style-name="T45_90"><text:s/></text:span><text:span text:style-name="T45_91">achieve</text:span><text:span text:style-name="T45_92"><text:s/></text:span><text:span text:style-name="T45_93">the</text:span><text:span text:style-name="T45_94"><text:s/></text:span><text:span text:style-name="T45_95">implied</text:span><text:span text:style-name="T45_96"><text:s/></text:span><text:span text:style-name="T45_97">desired</text:span><text:span text:style-name="T45_98"><text:s/></text:span><text:span text:style-name="T45_99">state</text:span><text:span text:style-name="T45_100"><text:s/></text:span><text:span text:style-name="T45_101">of</text:span><text:span text:style-name="T45_102"><text:s/></text:span><text:span text:style-name="T45_103">something</text:span><text:span text:style-name="T45_104"><text:s/>-<text:s/></text:span><text:span text:style-name="T45_105">whether</text:span><text:span text:style-name="T45_106"><text:s/></text:span><text:span text:style-name="T45_107">you</text:span><text:span text:style-name="T45_108"><text:s/></text:span><text:span text:style-name="T45_109">want</text:span><text:span text:style-name="T45_110"><text:s/></text:span><text:span text:style-name="T45_111">to</text:span><text:span text:style-name="T45_112"><text:s/></text:span><text:span text:style-name="T45_113">sell</text:span><text:span text:style-name="T45_114"><text:s/></text:span><text:span text:style-name="T45_115">something</text:span><text:span text:style-name="T45_116">,<text:s/></text:span><text:span text:style-name="T45_117">whether</text:span><text:span text:style-name="T45_118"><text:s/></text:span><text:span text:style-name="T45_119">you</text:span><text:span text:style-name="T45_120"><text:s/></text:span><text:span text:style-name="T45_121">want</text:span><text:span text:style-name="T45_122"><text:s/></text:span><text:span text:style-name="T45_123">to</text:span><text:span text:style-name="T45_124"><text:s/></text:span><text:span text:style-name="T45_125">participate</text:span><text:span text:style-name="T45_126"><text:s/></text:span><text:span text:style-name="T45_127">in</text:span><text:span text:style-name="T45_128"><text:s/></text:span><text:span text:style-name="T45_129">something</text:span><text:span text:style-name="T45_130">,<text:s/></text:span><text:span text:style-name="T45_131">whether</text:span><text:span text:style-name="T45_132"><text:s/></text:span><text:span text:style-name="T45_133">you</text:span><text:span text:style-name="T45_134"><text:s/></text:span><text:span text:style-name="T45_135">want</text:span><text:span text:style-name="T45_136"><text:s/></text:span><text:span text:style-name="T45_137">others</text:span><text:span text:style-name="T45_138"><text:s/></text:span><text:span text:style-name="T45_139">to</text:span><text:span text:style-name="T45_140"><text:s/></text:span><text:span text:style-name="T45_141">participate</text:span><text:span text:style-name="T45_142"><text:s/></text:span><text:span text:style-name="T45_143">in</text:span><text:span text:style-name="T45_144"><text:s/></text:span><text:span text:style-name="T45_145">something</text:span><text:span text:style-name="T45_146">,<text:s/></text:span><text:span text:style-name="T45_147">whether</text:span><text:span text:style-name="T45_148"><text:s/></text:span><text:span text:style-name="T45_149">you</text:span><text:span text:style-name="T45_150"><text:s/></text:span><text:span text:style-name="T45_151">want</text:span><text:span text:style-name="T45_152"><text:s/></text:span><text:span text:style-name="T45_153">someone</text:span><text:span text:style-name="T45_154"><text:s/></text:span><text:span text:style-name="T45_155">to</text:span><text:span text:style-name="T45_156"><text:s/></text:span><text:span text:style-name="T45_157">donate</text:span><text:span text:style-name="T45_158"><text:s/></text:span><text:span text:style-name="T45_159">something</text:span><text:span text:style-name="T45_160"><text:s/></text:span><text:span text:style-name="T45_161">to</text:span><text:span text:style-name="T45_162"><text:s/></text:span><text:span text:style-name="T45_163">you</text:span><text:span text:style-name="T45_164"><text:s/></text:span><text:span text:style-name="T45_165">for</text:span><text:span text:style-name="T45_166"><text:s/></text:span><text:span text:style-name="T45_167">free</text:span><text:span text:style-name="T45_168">,<text:s/></text:span><text:span text:style-name="T45_169">etc</text:span><text:span text:style-name="T45_170">...<text:s text:c="2"/></text:span></text:p>
      <text:h text:style-name="P46" text:outline-level="10"><text:span text:style-name="T46_1">Semantic</text:span><text:span text:style-name="T46_2"><text:s/></text:span><text:span text:style-name="T46_3">Storytelling</text:span></text:h>
      <text:p text:style-name="P47"><text:span text:style-name="T47_1">Netention</text:span><text:span text:style-name="T47_2"><text:s/></text:span><text:span text:style-name="T47_3">is</text:span><text:span text:style-name="T47_4"><text:s/></text:span><text:span text:style-name="T47_5">a</text:span><text:span text:style-name="T47_6"><text:s/></text:span><text:span text:style-name="T47_7">system</text:span><text:span text:style-name="T47_8"><text:s/></text:span><text:span text:style-name="T47_9">for</text:span><text:span text:style-name="T47_10"><text:s/></text:span><text:span text:style-name="T47_11">describing</text:span><text:span text:style-name="T47_12"><text:s/></text:span><text:span text:style-name="T47_13">objects</text:span><text:span text:style-name="T47_14">,<text:s/></text:span><text:span text:style-name="T47_15">thoughts</text:span><text:span text:style-name="T47_16">,<text:s/></text:span><text:span text:style-name="T47_17">places</text:span><text:span text:style-name="T47_18">,<text:s/></text:span><text:span text:style-name="T47_19">concepts</text:span><text:span text:style-name="T47_20">,<text:s/></text:span><text:span text:style-name="T47_21">times</text:span><text:span text:style-name="T47_22">,<text:s/></text:span><text:span text:style-name="T47_23">etc</text:span><text:span text:style-name="T47_24">...<text:s/></text:span><text:span text:style-name="T47_25">Create</text:span><text:span text:style-name="T47_26"><text:s/></text:span><text:span text:style-name="T47_27">descriptions</text:span><text:span text:style-name="T47_28"><text:s/></text:span><text:span text:style-name="T47_29">of</text:span><text:span text:style-name="T47_30"><text:s/></text:span><text:span text:style-name="T47_31">reality</text:span><text:span text:style-name="T47_32"><text:s/></text:span><text:span text:style-name="T47_33">that</text:span><text:span text:style-name="T47_34"><text:s/></text:span><text:span text:style-name="T47_35">consist</text:span><text:span text:style-name="T47_36"><text:s/></text:span><text:span text:style-name="T47_37">of</text:span><text:span text:style-name="T47_38"><text:s/></text:span><text:span text:style-name="T47_39">data</text:span><text:span text:style-name="T47_40"><text:s/></text:span><text:span text:style-name="T47_41">about</text:span><text:span text:style-name="T47_42"><text:s/></text:span><text:span text:style-name="T47_43">the</text:span><text:span text:style-name="T47_44"><text:s/></text:span><text:span text:style-name="T47_45">state</text:span><text:span text:style-name="T47_46"><text:s/></text:span><text:span text:style-name="T47_47">in</text:span><text:span text:style-name="T47_48"><text:s/></text:span><text:span text:style-name="T47_49">which</text:span><text:span text:style-name="T47_50"><text:s/></text:span><text:span text:style-name="T47_51">something</text:span><text:span text:style-name="T47_52"><text:s/></text:span><text:span text:style-name="T47_53">presently</text:span><text:span text:style-name="T47_54"><text:s/>“</text:span><text:span text:style-name="T47_55">is</text:span><text:span text:style-name="T47_56">”,<text:s/></text:span><text:span text:style-name="T47_57">AND</text:span><text:span text:style-name="T47_58"><text:s/></text:span><text:span text:style-name="T47_59">statements</text:span><text:span text:style-name="T47_60"><text:s/></text:span><text:span text:style-name="T47_61">about</text:span><text:span text:style-name="T47_62"><text:s/></text:span><text:span text:style-name="T47_63">your</text:span><text:span text:style-name="T47_64"><text:s/></text:span><text:span text:style-name="T47_65">desired</text:span><text:span text:style-name="T47_66"><text:s/></text:span><text:span text:style-name="T47_67">or</text:span><text:span text:style-name="T47_68"><text:s/></text:span><text:span text:style-name="T47_69">anticipated</text:span><text:span text:style-name="T47_70"><text:s/></text:span><text:span text:style-name="T47_71">state</text:span><text:span text:style-name="T47_72"><text:s/></text:span><text:span text:style-name="T47_73">in</text:span><text:span text:style-name="T47_74"><text:s/></text:span><text:span text:style-name="T47_75">which</text:span><text:span text:style-name="T47_76"><text:s/></text:span><text:span text:style-name="T47_77">it</text:span><text:span text:style-name="T47_78"><text:s/>“</text:span><text:span text:style-name="T47_79">will</text:span><text:span text:style-name="T47_80"><text:s/></text:span><text:span text:style-name="T47_81">be</text:span><text:span text:style-name="T47_82">”<text:s/>-<text:s/></text:span><text:span text:style-name="T47_83">how</text:span><text:span text:style-name="T47_84"><text:s/></text:span><text:span text:style-name="T47_85">you</text:span><text:span text:style-name="T47_86"><text:s/></text:span><text:span text:style-name="T47_87">would</text:span><text:span text:style-name="T47_88"><text:s/></text:span><text:span text:style-name="T47_89">like</text:span><text:span text:style-name="T47_90"><text:s/></text:span><text:span text:style-name="T47_91">it</text:span><text:span text:style-name="T47_92"><text:s/></text:span><text:span text:style-name="T47_93">to</text:span><text:span text:style-name="T47_94"><text:s/></text:span><text:span text:style-name="T47_95">become</text:span><text:span text:style-name="T47_96"><text:s/>-<text:s/></text:span><text:span text:style-name="T47_97">usually</text:span><text:span text:style-name="T47_98"><text:s/></text:span><text:span text:style-name="T47_99">involving</text:span><text:span text:style-name="T47_100"><text:s/></text:span><text:span text:style-name="T47_101">ranges</text:span><text:span text:style-name="T47_102"><text:s/></text:span><text:span text:style-name="T47_103">of</text:span><text:span text:style-name="T47_104"><text:s/></text:span><text:span text:style-name="T47_105">acceptable</text:span><text:span text:style-name="T47_106"><text:s/></text:span><text:span text:style-name="T47_107">indeterminate</text:span><text:span text:style-name="T47_108"><text:s/></text:span><text:span text:style-name="T47_109">values</text:span><text:span text:style-name="T47_110">.</text:span></text:p>
      <text:h text:style-name="P48" text:outline-level="10"><text:span text:style-name="T48_1">Linking</text:span><text:span text:style-name="T48_2"><text:s/></text:span><text:span text:style-name="T48_3">our</text:span><text:span text:style-name="T48_4"><text:s/></text:span><text:span text:style-name="T48_5">Stories</text:span></text:h>
      <text:p text:style-name="P49"><text:span text:style-name="T49_1">Using</text:span><text:span text:style-name="T49_2"><text:s/></text:span><text:span text:style-name="T49_3">these</text:span><text:span text:style-name="T49_4"><text:s/></text:span><text:span text:style-name="T49_5">two</text:span><text:span text:style-name="T49_6"><text:s/></text:span><text:span text:style-name="T49_7">kinds</text:span><text:span text:style-name="T49_8"><text:s/></text:span><text:span text:style-name="T49_9">of</text:span><text:span text:style-name="T49_10"><text:s/></text:span><text:span text:style-name="T49_11">statements</text:span><text:span text:style-name="T49_12">,<text:s/></text:span><text:span text:style-name="T49_13">the</text:span><text:span text:style-name="T49_14"><text:s/></text:span><text:span text:style-name="T49_15">system</text:span><text:span text:style-name="T49_16"><text:s/></text:span><text:span text:style-name="T49_17">can</text:span><text:span text:style-name="T49_18"><text:s/></text:span><text:span text:style-name="T49_19">link</text:span><text:span text:style-name="T49_20"><text:s/></text:span><text:span text:style-name="T49_21">any</text:span><text:span text:style-name="T49_22"><text:s/></text:span><text:span text:style-name="T49_23">set</text:span><text:span text:style-name="T49_24"><text:s/></text:span><text:span text:style-name="T49_25">of</text:span><text:span text:style-name="T49_26"><text:s/></text:span><text:span text:style-name="T49_27">objects</text:span><text:span text:style-name="T49_28"><text:s/></text:span><text:span text:style-name="T49_29">according</text:span><text:span text:style-name="T49_30"><text:s/></text:span><text:span text:style-name="T49_31">to</text:span><text:span text:style-name="T49_32"><text:s/></text:span><text:span text:style-name="T49_33">a</text:span><text:span text:style-name="T49_34"><text:s/></text:span><text:span text:style-name="T49_35">presence</text:span><text:span text:style-name="T49_36"><text:s/></text:span><text:span text:style-name="T49_37">of</text:span><text:span text:style-name="T49_38"><text:s/></text:span><text:span text:style-name="T49_39">mutually</text:span><text:span text:style-name="T49_40"><text:s/></text:span><text:span text:style-name="T49_41">satisfying</text:span><text:span text:style-name="T49_42"><text:s/></text:span><text:span text:style-name="T49_43">statements</text:span><text:span text:style-name="T49_44">,<text:s/></text:span><text:span text:style-name="T49_45">like</text:span><text:span text:style-name="T49_46"><text:s/></text:span><text:span text:style-name="T49_47">a</text:span><text:span text:style-name="T49_48"><text:s/></text:span><text:span text:style-name="T49_49">lock</text:span><text:span text:style-name="T49_50">-</text:span><text:span text:style-name="T49_51">and</text:span><text:span text:style-name="T49_52">-</text:span><text:span text:style-name="T49_53">key</text:span><text:span text:style-name="T49_54">,<text:s/></text:span><text:span text:style-name="T49_55">or</text:span><text:span text:style-name="T49_56"><text:s/></text:span><text:span text:style-name="T49_57">receptor</text:span><text:span text:style-name="T49_58"><text:s/></text:span><text:span text:style-name="T49_59">site</text:span><text:span text:style-name="T49_60"><text:s/></text:span><text:span text:style-name="T49_61">on</text:span><text:span text:style-name="T49_62"><text:s/></text:span><text:span text:style-name="T49_63">a</text:span><text:span text:style-name="T49_64"><text:s/></text:span><text:span text:style-name="T49_65">cell</text:span><text:span text:style-name="T49_66">.<text:s text:c="2"/></text:span><text:span text:style-name="T49_67">It</text:span><text:span text:style-name="T49_68"><text:s/></text:span><text:span text:style-name="T49_69">can</text:span><text:span text:style-name="T49_70"><text:s/></text:span><text:span text:style-name="T49_71">then</text:span><text:span text:style-name="T49_72"><text:s/></text:span><text:span text:style-name="T49_73">suggest</text:span><text:span text:style-name="T49_74"><text:s/></text:span><text:span text:style-name="T49_75">links</text:span><text:span text:style-name="T49_76"><text:s/>(</text:span><text:span text:style-name="T49_77">representing</text:span><text:span text:style-name="T49_78"><text:s/></text:span><text:span text:style-name="T49_79">possibilities</text:span><text:span text:style-name="T49_80"><text:s/></text:span><text:span text:style-name="T49_81">such</text:span><text:span text:style-name="T49_82"><text:s/></text:span><text:span text:style-name="T49_83">as</text:span><text:span text:style-name="T49_84"><text:s/></text:span><text:span text:style-name="T49_85">transactions</text:span><text:span text:style-name="T49_86"><text:s/></text:span><text:span text:style-name="T49_87">or</text:span><text:span text:style-name="T49_88"><text:s/></text:span><text:span text:style-name="T49_89">assignments</text:span><text:span text:style-name="T49_90">),<text:s/></text:span><text:span text:style-name="T49_91">ranked</text:span><text:span text:style-name="T49_92"><text:s/></text:span><text:span text:style-name="T49_93">according</text:span><text:span text:style-name="T49_94"><text:s/></text:span><text:span text:style-name="T49_95">to</text:span><text:span text:style-name="T49_96"><text:s/></text:span><text:span text:style-name="T49_97">the</text:span><text:span text:style-name="T49_98"><text:s/></text:span><text:span text:style-name="T49_99">strength</text:span><text:span text:style-name="T49_100"><text:s/></text:span><text:span text:style-name="T49_101">of</text:span><text:span text:style-name="T49_102"><text:s/></text:span><text:span text:style-name="T49_103">their</text:span><text:span text:style-name="T49_104"><text:s/></text:span><text:span text:style-name="T49_105">correlation</text:span><text:span text:style-name="T49_106">.</text:span></text:p>
      <text:p text:style-name="P50"/>
      <text:p text:style-name="P51"><text:span text:style-name="T51_1">A</text:span><text:span text:style-name="T51_2"><text:s/></text:span><text:span text:style-name="T51_3">general</text:span><text:span text:style-name="T51_4">-</text:span><text:span text:style-name="T51_5">purpose</text:span><text:span text:style-name="T51_6"><text:s/></text:span><text:span text:style-name="T51_7">semantic</text:span><text:span text:style-name="T51_8">-</text:span><text:span text:style-name="T51_9">network</text:span><text:span text:style-name="T51_10"><text:s/></text:span><text:span text:style-name="T51_11">computer</text:span><text:span text:style-name="T51_12"><text:s/></text:span><text:span text:style-name="T51_13">system</text:span><text:span text:style-name="T51_14"><text:s/></text:span><text:span text:style-name="T51_15">simulates</text:span><text:span text:style-name="T51_16"><text:s/>“</text:span><text:span text:style-name="T51_17">described</text:span><text:span text:style-name="T51_18"><text:s/></text:span><text:span text:style-name="T51_19">experience</text:span><text:span text:style-name="T51_20">”<text:s/></text:span><text:span text:style-name="T51_21">and</text:span><text:span text:style-name="T51_22"><text:s/></text:span><text:span text:style-name="T51_23">discovers</text:span><text:span text:style-name="T51_24"><text:s/>“</text:span><text:span text:style-name="T51_25">possible</text:span><text:span text:style-name="T51_26"><text:s/></text:span><text:span text:style-name="T51_27">experiences</text:span><text:span text:style-name="T51_28">”<text:s/></text:span><text:span text:style-name="T51_29">to</text:span><text:span text:style-name="T51_30"><text:s/></text:span><text:span text:style-name="T51_31">function</text:span><text:span text:style-name="T51_32"><text:s/></text:span><text:span text:style-name="T51_33">as</text:span><text:span text:style-name="T51_34"><text:s/></text:span><text:span text:style-name="T51_35">a</text:span><text:span text:style-name="T51_36"><text:s/></text:span><text:span text:style-name="T51_37">tool</text:span><text:span text:style-name="T51_38"><text:s/></text:span><text:span text:style-name="T51_39">for</text:span><text:span text:style-name="T51_40"><text:s/></text:span><text:span text:style-name="T51_41">analyzing</text:span><text:span text:style-name="T51_42"><text:s/></text:span><text:span text:style-name="T51_43">and</text:span><text:span text:style-name="T51_44"><text:s/></text:span><text:span text:style-name="T51_45">optimizing</text:span><text:span text:style-name="T51_46"><text:s/></text:span><text:span text:style-name="T51_47">certain</text:span><text:span text:style-name="T51_48"><text:s/></text:span><text:span text:style-name="T51_49">qualities</text:span><text:span text:style-name="T51_50"><text:s/></text:span><text:span text:style-name="T51_51">of</text:span><text:span text:style-name="T51_52"><text:s/></text:span><text:span text:style-name="T51_53">one</text:span><text:span text:style-name="T51_54">'</text:span><text:span text:style-name="T51_55">s</text:span><text:span text:style-name="T51_56"><text:s/></text:span><text:span text:style-name="T51_57">existence</text:span><text:span text:style-name="T51_58">.</text:span></text:p>
      <text:p text:style-name="P52"/>
      <text:p text:style-name="P53"><text:span text:style-name="T53_1">A</text:span><text:span text:style-name="T53_2"><text:s/></text:span><text:span text:style-name="T53_3">semantic</text:span><text:span text:style-name="T53_4"><text:s/></text:span><text:span text:style-name="T53_5">concept</text:span><text:span text:style-name="T53_6"><text:s/></text:span><text:span text:style-name="T53_7">represents</text:span><text:span text:style-name="T53_8"><text:s/></text:span><text:span text:style-name="T53_9">each</text:span><text:span text:style-name="T53_10"><text:s/></text:span><text:span text:style-name="T53_11">agent</text:span><text:span text:style-name="T53_12"><text:s/>(</text:span><text:span text:style-name="T53_13">ex</text:span><text:span text:style-name="T53_14">:<text:s/></text:span><text:span text:style-name="T53_15">a</text:span><text:span text:style-name="T53_16"><text:s/></text:span><text:span text:style-name="T53_17">human</text:span><text:span text:style-name="T53_18">)<text:s/></text:span><text:span text:style-name="T53_19">participating</text:span><text:span text:style-name="T53_20"><text:s/></text:span><text:span text:style-name="T53_21">in</text:span><text:span text:style-name="T53_22"><text:s/></text:span><text:span text:style-name="T53_23">interaction</text:span><text:span text:style-name="T53_24"><text:s/></text:span><text:span text:style-name="T53_25">processes</text:span><text:span text:style-name="T53_26"><text:s/></text:span><text:span text:style-name="T53_27">that</text:span><text:span text:style-name="T53_28"><text:s/></text:span><text:span text:style-name="T53_29">constitute</text:span><text:span text:style-name="T53_30"><text:s/></text:span><text:span text:style-name="T53_31">awareness</text:span><text:span text:style-name="T53_32"><text:s/></text:span><text:span text:style-name="T53_33">of</text:span><text:span text:style-name="T53_34"><text:s/></text:span><text:span text:style-name="T53_35">and</text:span><text:span text:style-name="T53_36"><text:s/></text:span><text:span text:style-name="T53_37">potential</text:span><text:span text:style-name="T53_38"><text:s/></text:span><text:span text:style-name="T53_39">to</text:span><text:span text:style-name="T53_40"><text:s/></text:span><text:span text:style-name="T53_41">operate</text:span><text:span text:style-name="T53_42"><text:s/></text:span><text:span text:style-name="T53_43">upon</text:span><text:span text:style-name="T53_44"><text:s/></text:span><text:span text:style-name="T53_45">arbitrary</text:span><text:span text:style-name="T53_46"><text:s/></text:span><text:span text:style-name="T53_47">subsets</text:span><text:span text:style-name="T53_48"><text:s/></text:span><text:span text:style-name="T53_49">of</text:span><text:span text:style-name="T53_50"><text:s/></text:span><text:span text:style-name="T53_51">simulation</text:span><text:span text:style-name="T53_52"><text:s/></text:span><text:span text:style-name="T53_53">content</text:span><text:span text:style-name="T53_54">.<text:s/></text:span><text:span text:style-name="T53_55">Choice</text:span><text:span text:style-name="T53_56"><text:s/></text:span><text:span text:style-name="T53_57">and</text:span><text:span text:style-name="T53_58"><text:s/></text:span><text:span text:style-name="T53_59">configuration</text:span><text:span text:style-name="T53_60"><text:s/></text:span><text:span text:style-name="T53_61">of</text:span><text:span text:style-name="T53_62"><text:s/></text:span><text:span text:style-name="T53_63">interaction</text:span><text:span text:style-name="T53_64"><text:s/></text:span><text:span text:style-name="T53_65">modalities</text:span><text:span text:style-name="T53_66"><text:s/></text:span><text:span text:style-name="T53_67">may</text:span><text:span text:style-name="T53_68"><text:s/></text:span><text:span text:style-name="T53_69">be</text:span><text:span text:style-name="T53_70"><text:s/></text:span><text:span text:style-name="T53_71">customized</text:span><text:span text:style-name="T53_72"><text:s/></text:span><text:span text:style-name="T53_73">according</text:span><text:span text:style-name="T53_74"><text:s/></text:span><text:span text:style-name="T53_75">to</text:span><text:span text:style-name="T53_76"><text:s/></text:span><text:span text:style-name="T53_77">a</text:span><text:span text:style-name="T53_78"><text:s/></text:span><text:span text:style-name="T53_79">particular</text:span><text:span text:style-name="T53_80"><text:s/></text:span><text:span text:style-name="T53_81">situation</text:span><text:span text:style-name="T53_82"><text:s/></text:span><text:span text:style-name="T53_83">or</text:span><text:span text:style-name="T53_84"><text:s/></text:span><text:span text:style-name="T53_85">adjusted</text:span><text:span text:style-name="T53_86"><text:s/></text:span><text:span text:style-name="T53_87">to</text:span><text:span text:style-name="T53_88"><text:s/></text:span><text:span text:style-name="T53_89">compensate</text:span><text:span text:style-name="T53_90"><text:s/></text:span><text:span text:style-name="T53_91">for</text:span><text:span text:style-name="T53_92"><text:s/></text:span><text:span text:style-name="T53_93">sensory</text:span><text:span text:style-name="T53_94">,<text:s/></text:span><text:span text:style-name="T53_95">kinesthetic</text:span><text:span text:style-name="T53_96">,<text:s/></text:span><text:span text:style-name="T53_97">or</text:span><text:span text:style-name="T53_98"><text:s/></text:span><text:span text:style-name="T53_99">cognitive</text:span><text:span text:style-name="T53_100"><text:s/></text:span><text:span text:style-name="T53_101">disabilities</text:span><text:span text:style-name="T53_102">.</text:span></text:p>
      <text:p text:style-name="P54"/>
      <text:p text:style-name="P55"><text:span text:style-name="T55_1">Psycho</text:span><text:span text:style-name="T55_2">-</text:span><text:span text:style-name="T55_3">supportive</text:span><text:span text:style-name="T55_4"><text:s/></text:span><text:span text:style-name="T55_5">and</text:span><text:span text:style-name="T55_6"><text:s/></text:span><text:span text:style-name="T55_7">psycho</text:span><text:span text:style-name="T55_8">-</text:span><text:span text:style-name="T55_9">therapeutic</text:span><text:span text:style-name="T55_10"><text:s/></text:span><text:span text:style-name="T55_11">processes</text:span><text:span text:style-name="T55_12"><text:s/></text:span><text:span text:style-name="T55_13">react</text:span><text:span text:style-name="T55_14"><text:s/></text:span><text:span text:style-name="T55_15">to</text:span><text:span text:style-name="T55_16"><text:s/></text:span><text:span text:style-name="T55_17">changing</text:span><text:span text:style-name="T55_18"><text:s/></text:span><text:span text:style-name="T55_19">recognized</text:span><text:span text:style-name="T55_20"><text:s/></text:span><text:span text:style-name="T55_21">patterns</text:span><text:span text:style-name="T55_22"><text:s/></text:span><text:span text:style-name="T55_23">in</text:span><text:span text:style-name="T55_24"><text:s/></text:span><text:span text:style-name="T55_25">data</text:span><text:span text:style-name="T55_26"><text:s/></text:span><text:span text:style-name="T55_27">associated</text:span><text:span text:style-name="T55_28"><text:s/></text:span><text:span text:style-name="T55_29">with</text:span><text:span text:style-name="T55_30"><text:s/></text:span><text:span text:style-name="T55_31">simulated</text:span><text:span text:style-name="T55_32"><text:s/></text:span><text:span text:style-name="T55_33">agents</text:span></text:p>
      <text:list text:style-name="LS1" xml:id="list0">
        <text:list-item>
          <text:p text:style-name="P56"><text:span text:style-name="T56_1">providing</text:span><text:span text:style-name="T56_2"><text:s/></text:span><text:span text:style-name="T56_3">contextual</text:span><text:span text:style-name="T56_4"><text:s/></text:span><text:span text:style-name="T56_5">advice</text:span><text:span text:style-name="T56_6"><text:s/>(</text:span><text:span text:style-name="T56_7">ex</text:span><text:span text:style-name="T56_8">:<text:s/></text:span><text:span text:style-name="T56_9">relevant</text:span><text:span text:style-name="T56_10"><text:s/></text:span><text:span text:style-name="T56_11">information</text:span><text:span text:style-name="T56_12">)</text:span></text:p>
        </text:list-item>
        <text:list-item>
          <text:p text:style-name="P57"><text:span text:style-name="T57_1">offering</text:span><text:span text:style-name="T57_2"><text:s/></text:span><text:span text:style-name="T57_3">to</text:span><text:span text:style-name="T57_4"><text:s/></text:span><text:span text:style-name="T57_5">act</text:span><text:span text:style-name="T57_6"><text:s/>(</text:span><text:span text:style-name="T57_7">ex</text:span><text:span text:style-name="T57_8">:<text:s/></text:span><text:span text:style-name="T57_9">manage</text:span><text:span text:style-name="T57_10"><text:s/></text:span><text:span text:style-name="T57_11">another</text:span><text:span text:style-name="T57_12"><text:s/></text:span><text:span text:style-name="T57_13">process</text:span><text:span text:style-name="T57_14">)</text:span></text:p>
        </text:list-item>
        <text:list-item>
          <text:p text:style-name="P58"><text:span text:style-name="T58_1">requesting</text:span><text:span text:style-name="T58_2"><text:s/></text:span><text:span text:style-name="T58_3">information</text:span><text:span text:style-name="T58_4"><text:s/></text:span><text:span text:style-name="T58_5">from</text:span><text:span text:style-name="T58_6"><text:s/></text:span><text:span text:style-name="T58_7">humans</text:span><text:span text:style-name="T58_8"><text:s/></text:span><text:span text:style-name="T58_9">and</text:span><text:span text:style-name="T58_10"><text:s/></text:span><text:span text:style-name="T58_11">computer</text:span><text:span text:style-name="T58_12"><text:s/></text:span><text:span text:style-name="T58_13">systems</text:span></text:p>
        </text:list-item>
      </text:list>
      <text:p text:style-name="P59"/>
      <text:p text:style-name="P60"><text:span text:style-name="T60_1">Although</text:span><text:span text:style-name="T60_2"><text:s/></text:span><text:span text:style-name="T60_3">the</text:span><text:span text:style-name="T60_4"><text:s/></text:span><text:span text:style-name="T60_5">system</text:span><text:span text:style-name="T60_6"><text:s/></text:span><text:span text:style-name="T60_7">may</text:span><text:span text:style-name="T60_8"><text:s/></text:span><text:span text:style-name="T60_9">seem</text:span><text:span text:style-name="T60_10"><text:s/></text:span><text:span text:style-name="T60_11">to</text:span><text:span text:style-name="T60_12"><text:s/></text:span><text:span text:style-name="T60_13">be</text:span><text:span text:style-name="T60_14"><text:s/></text:span><text:span text:style-name="T60_15">an</text:span><text:span text:style-name="T60_16"><text:s/>“</text:span><text:span text:style-name="T60_17">artificial</text:span><text:span text:style-name="T60_18"><text:s/></text:span><text:span text:style-name="T60_19">intelligence</text:span><text:span text:style-name="T60_20">”<text:s/></text:span><text:span text:style-name="T60_21">application</text:span><text:span text:style-name="T60_22">,<text:s/></text:span><text:span text:style-name="T60_23">it</text:span><text:span text:style-name="T60_24"><text:s/></text:span><text:span text:style-name="T60_25">would</text:span><text:span text:style-name="T60_26"><text:s/></text:span><text:span text:style-name="T60_27">be</text:span><text:span text:style-name="T60_28"><text:s/></text:span><text:span text:style-name="T60_29">more</text:span><text:span text:style-name="T60_30"><text:s/></text:span><text:span text:style-name="T60_31">accurate</text:span><text:span text:style-name="T60_32"><text:s/></text:span><text:span text:style-name="T60_33">to</text:span><text:span text:style-name="T60_34"><text:s/></text:span><text:span text:style-name="T60_35">define</text:span><text:span text:style-name="T60_36"><text:s/></text:span><text:span text:style-name="T60_37">it</text:span><text:span text:style-name="T60_38"><text:s/></text:span><text:span text:style-name="T60_39">as</text:span><text:span text:style-name="T60_40"><text:s/></text:span><text:span text:style-name="T60_41">a</text:span><text:span text:style-name="T60_42"><text:s/></text:span><text:span text:style-name="T60_43">tool</text:span><text:span text:style-name="T60_44"><text:s/></text:span><text:span text:style-name="T60_45">that</text:span><text:span text:style-name="T60_46"><text:s/></text:span><text:span text:style-name="T60_47">exhibits</text:span><text:span text:style-name="T60_48"><text:s/>“</text:span><text:span text:style-name="T60_49">automatic</text:span><text:span text:style-name="T60_50"><text:s/></text:span><text:span text:style-name="T60_51">intelligence</text:span><text:span text:style-name="T60_52">.”<text:s text:c="2"/></text:span><text:span text:style-name="T60_53">Automatic</text:span><text:span text:style-name="T60_54"><text:s/></text:span><text:span text:style-name="T60_55">intelligence</text:span><text:span text:style-name="T60_56"><text:s/></text:span><text:span text:style-name="T60_57">software</text:span><text:span text:style-name="T60_58"><text:s/></text:span><text:span text:style-name="T60_59">guarantees</text:span><text:span text:style-name="T60_60"><text:s/></text:span><text:span text:style-name="T60_61">that</text:span><text:span text:style-name="T60_62"><text:s/></text:span><text:span text:style-name="T60_63">humans</text:span><text:span text:style-name="T60_64"><text:s/></text:span><text:span text:style-name="T60_65">that</text:span><text:span text:style-name="T60_66"><text:s/></text:span><text:span text:style-name="T60_67">operate</text:span><text:span text:style-name="T60_68"><text:s/></text:span><text:span text:style-name="T60_69">it</text:span><text:span text:style-name="T60_70"><text:s/></text:span><text:span text:style-name="T60_71">will</text:span><text:span text:style-name="T60_72"><text:s/></text:span><text:span text:style-name="T60_73">remain</text:span><text:span text:style-name="T60_74"><text:s/></text:span><text:span text:style-name="T60_75">in</text:span><text:span text:style-name="T60_76"><text:s/></text:span><text:span text:style-name="T60_77">complete</text:span><text:span text:style-name="T60_78"><text:s/></text:span><text:span text:style-name="T60_79">control</text:span><text:span text:style-name="T60_80">.<text:s text:c="2"/></text:span><text:span text:style-name="T60_81">This</text:span><text:span text:style-name="T60_82"><text:s/></text:span><text:span text:style-name="T60_83">is</text:span><text:span text:style-name="T60_84"><text:s/></text:span><text:span text:style-name="T60_85">possible</text:span><text:span text:style-name="T60_86"><text:s/></text:span><text:span text:style-name="T60_87">because</text:span><text:span text:style-name="T60_88"><text:s/></text:span><text:span text:style-name="T60_89">all</text:span><text:span text:style-name="T60_90"><text:s/></text:span><text:span text:style-name="T60_91">state</text:span><text:span text:style-name="T60_92"><text:s/></text:span><text:span text:style-name="T60_93">changes</text:span><text:span text:style-name="T60_94"><text:s/></text:span><text:span text:style-name="T60_95">result</text:span><text:span text:style-name="T60_96"><text:s/></text:span><text:span text:style-name="T60_97">from</text:span><text:span text:style-name="T60_98"><text:s/></text:span><text:span text:style-name="T60_99">logically</text:span><text:span text:style-name="T60_100"><text:s/></text:span><text:span text:style-name="T60_101">deduced</text:span><text:span text:style-name="T60_102"><text:s/></text:span><text:span text:style-name="T60_103">conclusions</text:span><text:span text:style-name="T60_104"><text:s/></text:span><text:span text:style-name="T60_105">about</text:span><text:span text:style-name="T60_106"><text:s/></text:span><text:span text:style-name="T60_107">the</text:span><text:span text:style-name="T60_108"><text:s/></text:span><text:span text:style-name="T60_109">changing</text:span><text:span text:style-name="T60_110"><text:s/></text:span><text:span text:style-name="T60_111">conditions</text:span><text:span text:style-name="T60_112"><text:s/></text:span><text:span text:style-name="T60_113">in</text:span><text:span text:style-name="T60_114"><text:s/></text:span><text:span text:style-name="T60_115">the</text:span><text:span text:style-name="T60_116"><text:s/></text:span><text:span text:style-name="T60_117">contents</text:span><text:span text:style-name="T60_118"><text:s/></text:span><text:span text:style-name="T60_119">of</text:span><text:span text:style-name="T60_120"><text:s/></text:span><text:span text:style-name="T60_121">its</text:span><text:span text:style-name="T60_122"><text:s/></text:span><text:span text:style-name="T60_123">attentions</text:span><text:span text:style-name="T60_124"><text:s/>(</text:span><text:span text:style-name="T60_125">such</text:span><text:span text:style-name="T60_126"><text:s/></text:span><text:span text:style-name="T60_127">as</text:span><text:span text:style-name="T60_128"><text:s/></text:span><text:span text:style-name="T60_129">computer</text:span><text:span text:style-name="T60_130"><text:s/></text:span><text:span text:style-name="T60_131">devices</text:span><text:span text:style-name="T60_132"><text:s/></text:span><text:span text:style-name="T60_133">like</text:span><text:span text:style-name="T60_134"><text:s/></text:span><text:span text:style-name="T60_135">keyboards</text:span><text:span text:style-name="T60_136"><text:s/></text:span><text:span text:style-name="T60_137">and</text:span><text:span text:style-name="T60_138"><text:s/></text:span><text:span text:style-name="T60_139">mice</text:span><text:span text:style-name="T60_140">).</text:span></text:p>
      <text:p text:style-name="P61"/>
      <text:list text:style-name="LS2" xml:id="list3">
        <text:list-item>
          <text:p text:style-name="P62"><text:span text:style-name="T62_1">a</text:span><text:span text:style-name="T62_2"><text:s/></text:span><text:span text:style-name="T62_3">human</text:span><text:span text:style-name="T62_4">'</text:span><text:span text:style-name="T62_5">s</text:span><text:span text:style-name="T62_6"><text:s/></text:span><text:span text:style-name="T62_7">observed</text:span><text:span text:style-name="T62_8"><text:s/></text:span><text:span text:style-name="T62_9">past</text:span><text:span text:style-name="T62_10"><text:s/></text:span><text:span text:style-name="T62_11">and</text:span><text:span text:style-name="T62_12"><text:s/></text:span><text:span text:style-name="T62_13">present</text:span><text:span text:style-name="T62_14"><text:s/></text:span><text:span text:style-name="T62_15">qualities</text:span><text:span text:style-name="T62_16"><text:s/>(</text:span><text:span text:style-name="T62_17">measurements</text:span><text:span text:style-name="T62_18"><text:s/></text:span><text:span text:style-name="T62_19">or</text:span><text:span text:style-name="T62_20"><text:s/></text:span><text:span text:style-name="T62_21">annotations</text:span><text:span text:style-name="T62_22">)</text:span></text:p>
        </text:list-item>
        <text:list-item>
          <text:p text:style-name="P63"><text:span text:style-name="T63_1">a</text:span><text:span text:style-name="T63_2"><text:s/></text:span><text:span text:style-name="T63_3">human</text:span><text:span text:style-name="T63_4">'</text:span><text:span text:style-name="T63_5">s</text:span><text:span text:style-name="T63_6"><text:s/></text:span><text:span text:style-name="T63_7">potential</text:span><text:span text:style-name="T63_8"><text:s/></text:span><text:span text:style-name="T63_9">future</text:span><text:span text:style-name="T63_10"><text:s/></text:span><text:span text:style-name="T63_11">qualities</text:span><text:span text:style-name="T63_12"><text:s/></text:span><text:span text:style-name="T63_13">and</text:span><text:span text:style-name="T63_14"><text:s/></text:span><text:span text:style-name="T63_15">opportunities</text:span></text:p>
        </text:list-item>
        <text:list-item>
          <text:p text:style-name="P64"><text:span text:style-name="T64_1">any</text:span><text:span text:style-name="T64_2"><text:s/></text:span><text:span text:style-name="T64_3">quality</text:span><text:span text:style-name="T64_4"><text:s/></text:span><text:span text:style-name="T64_5">about</text:span><text:span text:style-name="T64_6"><text:s/></text:span><text:span text:style-name="T64_7">any</text:span><text:span text:style-name="T64_8"><text:s/></text:span><text:span text:style-name="T64_9">subject</text:span><text:span text:style-name="T64_10">=</text:span><text:span text:style-name="T64_11">object</text:span><text:span text:style-name="T64_12">,<text:s/></text:span><text:span text:style-name="T64_13">including</text:span><text:span text:style-name="T64_14"><text:s/></text:span><text:span text:style-name="T64_15">a</text:span><text:span text:style-name="T64_16"><text:s/></text:span><text:span text:style-name="T64_17">list</text:span><text:span text:style-name="T64_18"><text:s/></text:span><text:span text:style-name="T64_19">of</text:span><text:span text:style-name="T64_20"><text:s/></text:span><text:span text:style-name="T64_21">qualities</text:span><text:span text:style-name="T64_22"><text:s/></text:span><text:span text:style-name="T64_23">that</text:span><text:span text:style-name="T64_24"><text:s/></text:span><text:span text:style-name="T64_25">one</text:span><text:span text:style-name="T64_26"><text:s/></text:span><text:span text:style-name="T64_27">may</text:span><text:span text:style-name="T64_28"><text:s/></text:span><text:span text:style-name="T64_29">potentially</text:span><text:span text:style-name="T64_30"><text:s/></text:span><text:span text:style-name="T64_31">define</text:span><text:span text:style-name="T64_32"><text:s/></text:span><text:span text:style-name="T64_33">next</text:span></text:p>
        </text:list-item>
        <text:list-item>
          <text:p text:style-name="P65"><text:span text:style-name="T65_1">variable</text:span><text:span text:style-name="T65_2">-</text:span><text:span text:style-name="T65_3">strength</text:span><text:span text:style-name="T65_4"><text:s/></text:span><text:span text:style-name="T65_5">associations</text:span><text:span text:style-name="T65_6"><text:s/></text:span><text:span text:style-name="T65_7">between</text:span><text:span text:style-name="T65_8"><text:s/></text:span><text:span text:style-name="T65_9">concepts</text:span><text:span text:style-name="T65_10">,<text:s/></text:span><text:span text:style-name="T65_11">mirroring</text:span><text:span text:style-name="T65_12"><text:s/></text:span><text:span text:style-name="T65_13">mental</text:span><text:span text:style-name="T65_14"><text:s/></text:span><text:span text:style-name="T65_15">associative</text:span><text:span text:style-name="T65_16"><text:s/></text:span><text:span text:style-name="T65_17">memory</text:span></text:p>
        </text:list-item>
      </text:list>
      <text:p text:style-name="P66"/>
      <text:p text:style-name="P67"><text:span text:style-name="T67_1">An</text:span><text:span text:style-name="T67_2"><text:s/></text:span><text:span text:style-name="T67_3">instance</text:span><text:span text:style-name="T67_4"><text:s/></text:span><text:span text:style-name="T67_5">of</text:span><text:span text:style-name="T67_6"><text:s/></text:span><text:span text:style-name="T67_7">the</text:span><text:span text:style-name="T67_8"><text:s/></text:span><text:span text:style-name="T67_9">software</text:span><text:span text:style-name="T67_10"><text:s/></text:span><text:span text:style-name="T67_11">starts</text:span><text:span text:style-name="T67_12"><text:s/></text:span><text:span text:style-name="T67_13">in</text:span><text:span text:style-name="T67_14"><text:s/></text:span><text:span text:style-name="T67_15">an</text:span><text:span text:style-name="T67_16"><text:s/></text:span><text:span text:style-name="T67_17">essentially</text:span><text:span text:style-name="T67_18"><text:s/></text:span><text:span text:style-name="T67_19">blank</text:span><text:span text:style-name="T67_20"><text:s/></text:span><text:span text:style-name="T67_21">state</text:span><text:span text:style-name="T67_22"><text:s/></text:span><text:span text:style-name="T67_23">populated</text:span><text:span text:style-name="T67_24"><text:s/></text:span><text:span text:style-name="T67_25">with</text:span><text:span text:style-name="T67_26"><text:s/></text:span><text:span text:style-name="T67_27">a</text:span><text:span text:style-name="T67_28"><text:s/></text:span><text:span text:style-name="T67_29">default</text:span><text:span text:style-name="T67_30"><text:s/></text:span><text:span text:style-name="T67_31">schema</text:span><text:span text:style-name="T67_32"><text:s/></text:span><text:span text:style-name="T67_33">that</text:span><text:span text:style-name="T67_34"><text:s/></text:span><text:span text:style-name="T67_35">attempts</text:span><text:span text:style-name="T67_36"><text:s/></text:span><text:span text:style-name="T67_37">to</text:span><text:span text:style-name="T67_38"><text:s/></text:span><text:span text:style-name="T67_39">span</text:span><text:span text:style-name="T67_40"><text:s/></text:span><text:span text:style-name="T67_41">the</text:span><text:span text:style-name="T67_42"><text:s/></text:span><text:span text:style-name="T67_43">known</text:span><text:span text:style-name="T67_44"><text:s/></text:span><text:span text:style-name="T67_45">human</text:span><text:span text:style-name="T67_46"><text:s/></text:span><text:span text:style-name="T67_47">experience</text:span><text:span text:style-name="T67_48">.</text:span></text:p>
      <text:list text:style-name="LS3" xml:id="list7">
        <text:list-item>
          <text:p text:style-name="P68"><text:span text:style-name="T68_1">Categories</text:span><text:span text:style-name="T68_2">,<text:s/></text:span><text:span text:style-name="T68_3">Labels</text:span><text:span text:style-name="T68_4">,<text:s/></text:span><text:span text:style-name="T68_5">Tags</text:span></text:p>
        </text:list-item>
        <text:list-item>
          <text:p text:style-name="P69"><text:span text:style-name="T69_1">Icons</text:span></text:p>
        </text:list-item>
        <text:list-item>
          <text:p text:style-name="P70"><text:span text:style-name="T70_1">Qualities</text:span></text:p>
        </text:list-item>
        <text:list-item>
          <text:p text:style-name="P71"><text:span text:style-name="T71_1">judgments</text:span></text:p>
        </text:list-item>
        <text:list-item>
          <text:p text:style-name="P72"><text:span text:style-name="T72_1">emotions</text:span></text:p>
        </text:list-item>
        <text:list-item>
          <text:p text:style-name="P73"><text:span text:style-name="T73_1">behaviors</text:span></text:p>
        </text:list-item>
        <text:list-item>
          <text:p text:style-name="P74"><text:span text:style-name="T74_1">activities</text:span></text:p>
        </text:list-item>
        <text:list-item>
          <text:p text:style-name="P75"><text:span text:style-name="T75_1">goals</text:span></text:p>
        </text:list-item>
        <text:list-item>
          <text:p text:style-name="P76"><text:span text:style-name="T76_1">containers</text:span><text:span text:style-name="T76_2"><text:s/></text:span><text:span text:style-name="T76_3">of</text:span><text:span text:style-name="T76_4"><text:s/></text:span><text:span text:style-name="T76_5">unknown</text:span><text:span text:style-name="T76_6"><text:s/></text:span><text:span text:style-name="T76_7">information</text:span><text:span text:style-name="T76_8"><text:s/></text:span><text:span text:style-name="T76_9">that</text:span><text:span text:style-name="T76_10"><text:s/></text:span><text:span text:style-name="T76_11">may</text:span><text:span text:style-name="T76_12"><text:s/></text:span><text:span text:style-name="T76_13">be</text:span><text:span text:style-name="T76_14"><text:s/></text:span><text:span text:style-name="T76_15">helpful</text:span><text:span text:style-name="T76_16"><text:s/></text:span><text:span text:style-name="T76_17">or</text:span><text:span text:style-name="T76_18"><text:s/></text:span><text:span text:style-name="T76_19">necessary</text:span><text:span text:style-name="T76_20"><text:s/></text:span><text:span text:style-name="T76_21">to</text:span><text:span text:style-name="T76_22"><text:s/></text:span><text:span text:style-name="T76_23">specify</text:span><text:span text:style-name="T76_24"><text:s/></text:span><text:span text:style-name="T76_25">or</text:span><text:span text:style-name="T76_26"><text:s/></text:span><text:span text:style-name="T76_27">determine</text:span><text:span text:style-name="T76_28">)</text:span></text:p>
        </text:list-item>
      </text:list>
      <text:p text:style-name="P77"/>
      <text:p text:style-name="P78"><text:span text:style-name="T78_1">One</text:span><text:span text:style-name="T78_2"><text:s/></text:span><text:span text:style-name="T78_3">goal</text:span><text:span text:style-name="T78_4">,<text:s/></text:span><text:span text:style-name="T78_5">useful</text:span><text:span text:style-name="T78_6"><text:s/></text:span><text:span text:style-name="T78_7">for</text:span><text:span text:style-name="T78_8"><text:s/></text:span><text:span text:style-name="T78_9">beginners</text:span><text:span text:style-name="T78_10">,<text:s/></text:span><text:span text:style-name="T78_11">is</text:span><text:span text:style-name="T78_12"><text:s/>“</text:span><text:span text:style-name="T78_13">to</text:span><text:span text:style-name="T78_14"><text:s/></text:span><text:span text:style-name="T78_15">learn</text:span><text:span text:style-name="T78_16"><text:s/></text:span><text:span text:style-name="T78_17">how</text:span><text:span text:style-name="T78_18"><text:s/></text:span><text:span text:style-name="T78_19">to</text:span><text:span text:style-name="T78_20"><text:s/></text:span><text:span text:style-name="T78_21">operate</text:span><text:span text:style-name="T78_22"><text:s/>[</text:span><text:span text:style-name="T78_23">the</text:span><text:span text:style-name="T78_24"><text:s/></text:span><text:span text:style-name="T78_25">system</text:span><text:span text:style-name="T78_26">]”.<text:s text:c="2"/></text:span><text:span text:style-name="T78_27">Humans</text:span><text:span text:style-name="T78_28"><text:s/></text:span><text:span text:style-name="T78_29">and</text:span><text:span text:style-name="T78_30"><text:s/></text:span><text:span text:style-name="T78_31">the</text:span><text:span text:style-name="T78_32"><text:s/></text:span><text:span text:style-name="T78_33">software</text:span><text:span text:style-name="T78_34"><text:s/></text:span><text:span text:style-name="T78_35">acclimate</text:span><text:span text:style-name="T78_36"><text:s/></text:span><text:span text:style-name="T78_37">to</text:span><text:span text:style-name="T78_38"><text:s/></text:span><text:span text:style-name="T78_39">each</text:span><text:span text:style-name="T78_40"><text:s/></text:span><text:span text:style-name="T78_41">other</text:span><text:span text:style-name="T78_42"><text:s/></text:span><text:span text:style-name="T78_43">in</text:span><text:span text:style-name="T78_44"><text:s/></text:span><text:span text:style-name="T78_45">various</text:span><text:span text:style-name="T78_46"><text:s/></text:span><text:span text:style-name="T78_47">measurable</text:span><text:span text:style-name="T78_48"><text:s/></text:span><text:span text:style-name="T78_49">ways</text:span><text:span text:style-name="T78_50">:</text:span></text:p>
      <text:list text:style-name="LS4" xml:id="list16">
        <text:list-item>
          <text:p text:style-name="P79"><text:span text:style-name="T79_1">amount</text:span><text:span text:style-name="T79_2"><text:s/></text:span><text:span text:style-name="T79_3">and</text:span><text:span text:style-name="T79_4"><text:s/></text:span><text:span text:style-name="T79_5">types</text:span><text:span text:style-name="T79_6"><text:s/></text:span><text:span text:style-name="T79_7">of</text:span><text:span text:style-name="T79_8"><text:s/></text:span><text:span text:style-name="T79_9">data</text:span><text:span text:style-name="T79_10"><text:s/></text:span><text:span text:style-name="T79_11">communicated</text:span><text:span text:style-name="T79_12">:<text:s/></text:span><text:span text:style-name="T79_13">human</text:span><text:span text:style-name="T79_14">-&gt;</text:span><text:span text:style-name="T79_15">software</text:span><text:span text:style-name="T79_16">,<text:s/></text:span><text:span text:style-name="T79_17">software</text:span><text:span text:style-name="T79_18">-&gt;</text:span><text:span text:style-name="T79_19">human</text:span></text:p>
        </text:list-item>
        <text:list-item>
          <text:p text:style-name="P80"><text:span text:style-name="T80_1">activity</text:span><text:span text:style-name="T80_2"><text:s/></text:span><text:span text:style-name="T80_3">frequencies</text:span><text:span text:style-name="T80_4"><text:s/></text:span><text:span text:style-name="T80_5">and</text:span><text:span text:style-name="T80_6"><text:s/></text:span><text:span text:style-name="T80_7">time</text:span><text:span text:style-name="T80_8">-</text:span><text:span text:style-name="T80_9">spans</text:span></text:p>
        </text:list-item>
        <text:list-item>
          <text:p text:style-name="P81"><text:span text:style-name="T81_1">mistake</text:span><text:span text:style-name="T81_2"><text:s/></text:span><text:span text:style-name="T81_3">frequencies</text:span><text:span text:style-name="T81_4"><text:s/>(</text:span><text:span text:style-name="T81_5">as</text:span><text:span text:style-name="T81_6"><text:s/></text:span><text:span text:style-name="T81_7">indicated</text:span><text:span text:style-name="T81_8"><text:s/></text:span><text:span text:style-name="T81_9">by</text:span><text:span text:style-name="T81_10"><text:s/>'</text:span><text:span text:style-name="T81_11">undo</text:span><text:span text:style-name="T81_12">'</text:span><text:span text:style-name="T81_13">s</text:span><text:span text:style-name="T81_14">)</text:span></text:p>
        </text:list-item>
        <text:list-item>
          <text:p text:style-name="P82"><text:span text:style-name="T82_1">coverage</text:span><text:span text:style-name="T82_2"><text:s/></text:span><text:span text:style-name="T82_3">of</text:span><text:span text:style-name="T82_4"><text:s/></text:span><text:span text:style-name="T82_5">employed</text:span><text:span text:style-name="T82_6"><text:s/></text:span><text:span text:style-name="T82_7">features</text:span><text:span text:style-name="T82_8"><text:s/>(</text:span><text:span text:style-name="T82_9">knows</text:span><text:span text:style-name="T82_10"><text:s/></text:span><text:span text:style-name="T82_11">which</text:span><text:span text:style-name="T82_12"><text:s/></text:span><text:span text:style-name="T82_13">features</text:span><text:span text:style-name="T82_14"><text:s/></text:span><text:span text:style-name="T82_15">have</text:span><text:span text:style-name="T82_16"><text:s/></text:span><text:span text:style-name="T82_17">been</text:span><text:span text:style-name="T82_18"><text:s/></text:span><text:span text:style-name="T82_19">unexplored</text:span><text:span text:style-name="T82_20">,<text:s/></text:span><text:span text:style-name="T82_21">and</text:span><text:span text:style-name="T82_22"><text:s/></text:span><text:span text:style-name="T82_23">can</text:span><text:span text:style-name="T82_24"><text:s/></text:span><text:span text:style-name="T82_25">remind</text:span><text:span text:style-name="T82_26"><text:s/></text:span><text:span text:style-name="T82_27">the</text:span><text:span text:style-name="T82_28"><text:s/></text:span><text:span text:style-name="T82_29">operator</text:span><text:span text:style-name="T82_30"><text:s/></text:span><text:span text:style-name="T82_31">of</text:span><text:span text:style-name="T82_32"><text:s/></text:span><text:span text:style-name="T82_33">their</text:span><text:span text:style-name="T82_34"><text:s/></text:span><text:span text:style-name="T82_35">existence</text:span><text:span text:style-name="T82_36">)</text:span></text:p>
        </text:list-item>
      </text:list>
      <text:p text:style-name="P83"/>
      <text:p text:style-name="P84"><text:span text:style-name="T84_1">Preferences</text:span><text:span text:style-name="T84_2"><text:s/></text:span><text:span text:style-name="T84_3">include</text:span><text:span text:style-name="T84_4">:</text:span></text:p>
      <text:list text:style-name="LS5" xml:id="list20">
        <text:list-item>
          <text:p text:style-name="P85"><text:span text:style-name="T85_1">“</text:span><text:span text:style-name="T85_2">access</text:span><text:span text:style-name="T85_3"><text:s/></text:span><text:span text:style-name="T85_4">patterns</text:span><text:span text:style-name="T85_5">”</text:span></text:p>
        </text:list-item>
        <text:list-item>
          <text:p text:style-name="P86"><text:span text:style-name="T86_1">..</text:span></text:p>
        </text:list-item>
      </text:list>
      <text:p text:style-name="P87"/>
      <text:p text:style-name="P88"><text:span text:style-name="T88_1">All</text:span><text:span text:style-name="T88_2"><text:s/></text:span><text:span text:style-name="T88_3">concepts</text:span><text:span text:style-name="T88_4"><text:s/></text:span><text:span text:style-name="T88_5">are</text:span><text:span text:style-name="T88_6"><text:s/></text:span><text:span text:style-name="T88_7">linked</text:span><text:span text:style-name="T88_8"><text:s/></text:span><text:span text:style-name="T88_9">to</text:span><text:span text:style-name="T88_10"><text:s/></text:span><text:span text:style-name="T88_11">all</text:span><text:span text:style-name="T88_12"><text:s/></text:span><text:span text:style-name="T88_13">other</text:span><text:span text:style-name="T88_14"><text:s/></text:span><text:span text:style-name="T88_15">concepts</text:span><text:span text:style-name="T88_16"><text:s/>(</text:span><text:span text:style-name="T88_17">in</text:span><text:span text:style-name="T88_18"><text:s/></text:span><text:span text:style-name="T88_19">at</text:span><text:span text:style-name="T88_20"><text:s/></text:span><text:span text:style-name="T88_21">least</text:span><text:span text:style-name="T88_22"><text:s/></text:span><text:span text:style-name="T88_23">one</text:span><text:span text:style-name="T88_24">,<text:s/></text:span><text:span text:style-name="T88_25">but</text:span><text:span text:style-name="T88_26"><text:s/></text:span><text:span text:style-name="T88_27">often</text:span><text:span text:style-name="T88_28">,<text:s/></text:span><text:span text:style-name="T88_29">several</text:span><text:span text:style-name="T88_30"><text:s/></text:span><text:span text:style-name="T88_31">ways</text:span><text:span text:style-name="T88_32"><text:s/></text:span><text:span text:style-name="T88_33">of</text:span><text:span text:style-name="T88_34"><text:s/></text:span><text:span text:style-name="T88_35">fluctuating</text:span><text:span text:style-name="T88_36"><text:s/></text:span><text:span text:style-name="T88_37">intensity</text:span><text:span text:style-name="T88_38">).<text:s text:c="2"/></text:span><text:span text:style-name="T88_39">For</text:span><text:span text:style-name="T88_40"><text:s/></text:span><text:span text:style-name="T88_41">example</text:span><text:span text:style-name="T88_42">,<text:s/></text:span><text:span text:style-name="T88_43">any</text:span><text:span text:style-name="T88_44"><text:s/></text:span><text:span text:style-name="T88_45">visible</text:span><text:span text:style-name="T88_46"><text:s/></text:span><text:span text:style-name="T88_47">word</text:span><text:span text:style-name="T88_48"><text:s/></text:span><text:span text:style-name="T88_49">may</text:span><text:span text:style-name="T88_50"><text:s/></text:span><text:span text:style-name="T88_51">links</text:span><text:span text:style-name="T88_52"><text:s/></text:span><text:span text:style-name="T88_53">to</text:span><text:span text:style-name="T88_54"><text:s/></text:span><text:span text:style-name="T88_55">its</text:span><text:span text:style-name="T88_56"><text:s/></text:span><text:span text:style-name="T88_57">definition</text:span><text:span text:style-name="T88_58">,<text:s/></text:span><text:span text:style-name="T88_59">synonyms</text:span><text:span text:style-name="T88_60">,<text:s/></text:span><text:span text:style-name="T88_61">and</text:span><text:span text:style-name="T88_62"><text:s/></text:span><text:span text:style-name="T88_63">related</text:span><text:span text:style-name="T88_64"><text:s/></text:span><text:span text:style-name="T88_65">concepts</text:span><text:span text:style-name="T88_66"><text:s/>–<text:s/></text:span><text:span text:style-name="T88_67">accommodating</text:span><text:span text:style-name="T88_68"><text:s/></text:span><text:span text:style-name="T88_69">arbitrary</text:span><text:span text:style-name="T88_70"><text:s/></text:span><text:span text:style-name="T88_71">dialect</text:span><text:span text:style-name="T88_72">,<text:s/></text:span><text:span text:style-name="T88_73">vernacular</text:span><text:span text:style-name="T88_74">,<text:s/></text:span><text:span text:style-name="T88_75">and</text:span><text:span text:style-name="T88_76"><text:s/></text:span><text:span text:style-name="T88_77">colloquial</text:span><text:span text:style-name="T88_78"><text:s/></text:span><text:span text:style-name="T88_79">language</text:span><text:span text:style-name="T88_80">.<text:s text:c="2"/></text:span><text:span text:style-name="T88_81">In</text:span><text:span text:style-name="T88_82"><text:s/></text:span><text:span text:style-name="T88_83">essence</text:span><text:span text:style-name="T88_84">,<text:s/></text:span><text:span text:style-name="T88_85">one</text:span><text:span text:style-name="T88_86"><text:s/></text:span><text:span text:style-name="T88_87">passively</text:span><text:span text:style-name="T88_88"><text:s/></text:span><text:span text:style-name="T88_89">and</text:span><text:span text:style-name="T88_90"><text:s/></text:span><text:span text:style-name="T88_91">actively</text:span><text:span text:style-name="T88_92"><text:s/></text:span><text:span text:style-name="T88_93">evolves</text:span><text:span text:style-name="T88_94"><text:s/></text:span><text:span text:style-name="T88_95">an</text:span><text:span text:style-name="T88_96"><text:s/></text:span><text:span text:style-name="T88_97">arbitrarily</text:span><text:span text:style-name="T88_98"><text:s/></text:span><text:span text:style-name="T88_99">complex</text:span><text:span text:style-name="T88_100"><text:s/>“</text:span><text:span text:style-name="T88_101">dynamic</text:span><text:span text:style-name="T88_102"><text:s/></text:span><text:span text:style-name="T88_103">ontology</text:span><text:span text:style-name="T88_104">”<text:s/></text:span><text:span text:style-name="T88_105">of</text:span><text:span text:style-name="T88_106"><text:s/></text:span><text:span text:style-name="T88_107">their</text:span><text:span text:style-name="T88_108"><text:s/></text:span><text:span text:style-name="T88_109">experience</text:span><text:span text:style-name="T88_110"><text:s/></text:span><text:span text:style-name="T88_111">and</text:span><text:span text:style-name="T88_112"><text:s/></text:span><text:span text:style-name="T88_113">potential</text:span><text:span text:style-name="T88_114"><text:s/></text:span><text:span text:style-name="T88_115">experiences</text:span><text:span text:style-name="T88_116">.</text:span></text:p>
      <text:p text:style-name="P89"/>
      <text:p text:style-name="P90"><text:span text:style-name="T90_1">This</text:span><text:span text:style-name="T90_2"><text:s/></text:span><text:span text:style-name="T90_3">supports</text:span><text:span text:style-name="T90_4"><text:s/></text:span><text:span text:style-name="T90_5">descriptions</text:span><text:span text:style-name="T90_6"><text:s/></text:span><text:span text:style-name="T90_7">about</text:span><text:span text:style-name="T90_8"><text:s/></text:span><text:span text:style-name="T90_9">any</text:span><text:span text:style-name="T90_10"><text:s/></text:span><text:span text:style-name="T90_11">particular</text:span><text:span text:style-name="T90_12"><text:s/></text:span><text:span text:style-name="T90_13">or</text:span><text:span text:style-name="T90_14"><text:s/></text:span><text:span text:style-name="T90_15">combination</text:span><text:span text:style-name="T90_16"><text:s/></text:span><text:span text:style-name="T90_17">of</text:span><text:span text:style-name="T90_18"><text:s/></text:span><text:span text:style-name="T90_19">fields</text:span><text:span text:style-name="T90_20"><text:s/></text:span><text:span text:style-name="T90_21">or</text:span><text:span text:style-name="T90_22"><text:s/></text:span><text:span text:style-name="T90_23">systems</text:span><text:span text:style-name="T90_24">,<text:s/></text:span><text:span text:style-name="T90_25">such</text:span><text:span text:style-name="T90_26"><text:s/></text:span><text:span text:style-name="T90_27">as</text:span><text:span text:style-name="T90_28"><text:s/></text:span><text:span text:style-name="T90_29">medicine</text:span><text:span text:style-name="T90_30">.</text:span></text:p>
      <text:p text:style-name="P91"/>
      <text:h text:style-name="P92" text:outline-level="10"><text:span text:style-name="T92_1">Managing</text:span><text:span text:style-name="T92_2"><text:s/></text:span><text:span text:style-name="T92_3">Reality</text:span></text:h>
      <text:p text:style-name="P93"><text:span text:style-name="T93_1">Because</text:span><text:span text:style-name="T93_2"><text:s/></text:span><text:span text:style-name="T93_3">the</text:span><text:span text:style-name="T93_4"><text:s/></text:span><text:span text:style-name="T93_5">system</text:span><text:span text:style-name="T93_6"><text:s/></text:span><text:span text:style-name="T93_7">maintains</text:span><text:span text:style-name="T93_8"><text:s/></text:span><text:span text:style-name="T93_9">a</text:span><text:span text:style-name="T93_10"><text:s/></text:span><text:span text:style-name="T93_11">neutral</text:span><text:span text:style-name="T93_12"><text:s/>3</text:span><text:span text:style-name="T93_13">rd</text:span><text:span text:style-name="T93_14">-</text:span><text:span text:style-name="T93_15">person</text:span><text:span text:style-name="T93_16"><text:s/></text:span><text:span text:style-name="T93_17">model</text:span><text:span text:style-name="T93_18"><text:s/></text:span><text:span text:style-name="T93_19">of</text:span><text:span text:style-name="T93_20"><text:s/></text:span><text:span text:style-name="T93_21">its</text:span><text:span text:style-name="T93_22"><text:s/></text:span><text:span text:style-name="T93_23">operator</text:span><text:span text:style-name="T93_24">’</text:span><text:span text:style-name="T93_25">s</text:span><text:span text:style-name="T93_26"><text:s/></text:span><text:span text:style-name="T93_27">experience</text:span><text:span text:style-name="T93_28">,<text:s/></text:span><text:span text:style-name="T93_29">one</text:span><text:span text:style-name="T93_30"><text:s/></text:span><text:span text:style-name="T93_31">can</text:span><text:span text:style-name="T93_32"><text:s/></text:span><text:span text:style-name="T93_33">subjectively</text:span><text:span text:style-name="T93_34"><text:s/></text:span><text:span text:style-name="T93_35">model</text:span><text:span text:style-name="T93_36"><text:s/></text:span><text:span text:style-name="T93_37">qualitative</text:span><text:span text:style-name="T93_38"><text:s/></text:span><text:span text:style-name="T93_39">and</text:span><text:span text:style-name="T93_40"><text:s/></text:span><text:span text:style-name="T93_41">quantitative</text:span><text:span text:style-name="T93_42"><text:s/></text:span><text:span text:style-name="T93_43">details</text:span><text:span text:style-name="T93_44"><text:s/></text:span><text:span text:style-name="T93_45">about</text:span><text:span text:style-name="T93_46"><text:s/></text:span><text:span text:style-name="T93_47">anything</text:span><text:span text:style-name="T93_48">,<text:s/></text:span><text:span text:style-name="T93_49">including</text:span><text:span text:style-name="T93_50"><text:s/></text:span><text:span text:style-name="T93_51">other</text:span><text:span text:style-name="T93_52"><text:s/></text:span><text:span text:style-name="T93_53">people</text:span><text:span text:style-name="T93_54"><text:s/>–<text:s/></text:span><text:span text:style-name="T93_55">the</text:span><text:span text:style-name="T93_56"><text:s/></text:span><text:span text:style-name="T93_57">same</text:span><text:span text:style-name="T93_58"><text:s/></text:span><text:span text:style-name="T93_59">system</text:span><text:span text:style-name="T93_60"><text:s/></text:span><text:span text:style-name="T93_61">can</text:span><text:span text:style-name="T93_62"><text:s/></text:span><text:span text:style-name="T93_63">care</text:span><text:span text:style-name="T93_64"><text:s/></text:span><text:span text:style-name="T93_65">for</text:span><text:span text:style-name="T93_66"><text:s/></text:span><text:span text:style-name="T93_67">friends</text:span><text:span text:style-name="T93_68">,<text:s/></text:span><text:span text:style-name="T93_69">track</text:span><text:span text:style-name="T93_70"><text:s/></text:span><text:span text:style-name="T93_71">enemies</text:span><text:span text:style-name="T93_72">,<text:s/></text:span><text:span text:style-name="T93_73">and</text:span><text:span text:style-name="T93_74"><text:s/></text:span><text:span text:style-name="T93_75">maintain</text:span><text:span text:style-name="T93_76"><text:s/></text:span><text:span text:style-name="T93_77">a</text:span><text:span text:style-name="T93_78"><text:s/></text:span><text:span text:style-name="T93_79">corporation</text:span><text:span text:style-name="T93_80">.</text:span></text:p>
      <text:p text:style-name="P94"/>
      <text:h text:style-name="P95" text:outline-level="10"><text:span text:style-name="T95_1">Optimizing</text:span><text:span text:style-name="T95_2"><text:s/></text:span><text:span text:style-name="T95_3">the</text:span><text:span text:style-name="T95_4"><text:s/></text:span><text:span text:style-name="T95_5">Health</text:span><text:span text:style-name="T95_6"><text:s/></text:span><text:span text:style-name="T95_7">of</text:span><text:span text:style-name="T95_8"><text:s/></text:span><text:span text:style-name="T95_9">a</text:span><text:span text:style-name="T95_10"><text:s/></text:span><text:span text:style-name="T95_11">Society</text:span><text:span text:style-name="T95_12"><text:s/></text:span><text:span text:style-name="T95_13">or</text:span><text:span text:style-name="T95_14"><text:s/></text:span><text:span text:style-name="T95_15">Organization</text:span></text:h>
      <text:p text:style-name="P96"><text:span text:style-name="T96_1">A</text:span><text:span text:style-name="T96_2"><text:s/></text:span><text:span text:style-name="T96_3">model</text:span><text:span text:style-name="T96_4"><text:s/></text:span><text:span text:style-name="T96_5">of</text:span><text:span text:style-name="T96_6"><text:s/></text:span><text:span text:style-name="T96_7">a</text:span><text:span text:style-name="T96_8"><text:s/></text:span><text:span text:style-name="T96_9">society</text:span><text:span text:style-name="T96_10"><text:s/></text:span><text:span text:style-name="T96_11">or</text:span><text:span text:style-name="T96_12"><text:s/></text:span><text:span text:style-name="T96_13">organization</text:span><text:span text:style-name="T96_14"><text:s/></text:span><text:span text:style-name="T96_15">emerges</text:span><text:span text:style-name="T96_16"><text:s/></text:span><text:span text:style-name="T96_17">spontaneously</text:span><text:span text:style-name="T96_18"><text:s/></text:span><text:span text:style-name="T96_19">and</text:span><text:span text:style-name="T96_20"><text:s/></text:span><text:span text:style-name="T96_21">naturally</text:span><text:span text:style-name="T96_22"><text:s/></text:span><text:span text:style-name="T96_23">when</text:span><text:span text:style-name="T96_24"><text:s/></text:span><text:span text:style-name="T96_25">its</text:span><text:span text:style-name="T96_26"><text:s/></text:span><text:span text:style-name="T96_27">participants</text:span><text:span text:style-name="T96_28"><text:s/></text:span><text:span text:style-name="T96_29">publicly</text:span><text:span text:style-name="T96_30"><text:s/></text:span><text:span text:style-name="T96_31">refer</text:span><text:span text:style-name="T96_32"><text:s/></text:span><text:span text:style-name="T96_33">to</text:span><text:span text:style-name="T96_34"><text:s/></text:span><text:span text:style-name="T96_35">the</text:span><text:span text:style-name="T96_36"><text:s/></text:span><text:span text:style-name="T96_37">same</text:span><text:span text:style-name="T96_38"><text:s/></text:span><text:span text:style-name="T96_39">concept</text:span><text:span text:style-name="T96_40">.<text:s text:c="2"/>(</text:span><text:span text:style-name="T96_41">For</text:span><text:span text:style-name="T96_42"><text:s/></text:span><text:span text:style-name="T96_43">example</text:span><text:span text:style-name="T96_44">,<text:s/></text:span><text:span text:style-name="T96_45">one</text:span><text:span text:style-name="T96_46"><text:s/></text:span><text:span text:style-name="T96_47">may</text:span><text:span text:style-name="T96_48"><text:s/></text:span><text:span text:style-name="T96_49">state</text:span><text:span text:style-name="T96_50"><text:s/></text:span><text:span text:style-name="T96_51">that</text:span><text:span text:style-name="T96_52"><text:s/></text:span><text:span text:style-name="T96_53">one</text:span><text:span text:style-name="T96_54">’</text:span><text:span text:style-name="T96_55">s</text:span><text:span text:style-name="T96_56"><text:s/></text:span><text:span text:style-name="T96_57">role</text:span><text:span text:style-name="T96_58"><text:s/></text:span><text:span text:style-name="T96_59">in</text:span><text:span text:style-name="T96_60"><text:s/></text:span><text:span text:style-name="T96_61">an</text:span><text:span text:style-name="T96_62"><text:s/></text:span><text:span text:style-name="T96_63">organization</text:span><text:span text:style-name="T96_64"><text:s/></text:span><text:span text:style-name="T96_65">by</text:span><text:span text:style-name="T96_66"><text:s/></text:span><text:span text:style-name="T96_67">associating</text:span><text:span text:style-name="T96_68"><text:s/></text:span><text:span text:style-name="T96_69">the</text:span><text:span text:style-name="T96_70"><text:s/></text:span><text:span text:style-name="T96_71">concept</text:span><text:span text:style-name="T96_72"><text:s/></text:span><text:span text:style-name="T96_73">of</text:span><text:span text:style-name="T96_74"><text:s/></text:span><text:span text:style-name="T96_75">themselves</text:span><text:span text:style-name="T96_76"><text:s/></text:span><text:span text:style-name="T96_77">with</text:span><text:span text:style-name="T96_78"><text:s/></text:span><text:span text:style-name="T96_79">the</text:span><text:span text:style-name="T96_80"><text:s/></text:span><text:span text:style-name="T96_81">concept</text:span><text:span text:style-name="T96_82"><text:s/></text:span><text:span text:style-name="T96_83">of</text:span><text:span text:style-name="T96_84"><text:s/></text:span><text:span text:style-name="T96_85">the</text:span><text:span text:style-name="T96_86"><text:s/></text:span><text:span text:style-name="T96_87">organization</text:span><text:span text:style-name="T96_88">.)</text:span></text:p>
      <text:p text:style-name="P97"/>
      <text:p text:style-name="P98"><text:span text:style-name="T98_1">One</text:span><text:span text:style-name="T98_2">’</text:span><text:span text:style-name="T98_3">s</text:span><text:span text:style-name="T98_4"><text:s/></text:span><text:span text:style-name="T98_5">privacy</text:span><text:span text:style-name="T98_6"><text:s/></text:span><text:span text:style-name="T98_7">is</text:span><text:span text:style-name="T98_8"><text:s/></text:span><text:span text:style-name="T98_9">maintained</text:span><text:span text:style-name="T98_10"><text:s/></text:span><text:span text:style-name="T98_11">by</text:span><text:span text:style-name="T98_12"><text:s/></text:span><text:span text:style-name="T98_13">requiring</text:span><text:span text:style-name="T98_14"><text:s/></text:span><text:span text:style-name="T98_15">explicit</text:span><text:span text:style-name="T98_16"><text:s/></text:span><text:span text:style-name="T98_17">permission</text:span><text:span text:style-name="T98_18"><text:s/></text:span><text:span text:style-name="T98_19">to</text:span><text:span text:style-name="T98_20"><text:s/></text:span><text:span text:style-name="T98_21">share</text:span><text:span text:style-name="T98_22"><text:s/></text:span><text:span text:style-name="T98_23">information</text:span><text:span text:style-name="T98_24">,<text:s/></text:span><text:span text:style-name="T98_25">such</text:span><text:span text:style-name="T98_26"><text:s/></text:span><text:span text:style-name="T98_27">as</text:span><text:span text:style-name="T98_28"><text:s/></text:span><text:span text:style-name="T98_29">personal</text:span><text:span text:style-name="T98_30">.</text:span></text:p>
      <text:p text:style-name="P99"><text:span text:style-name="T99_1">Netention</text:span><text:span text:style-name="T99_2"><text:s/></text:span><text:span text:style-name="T99_3">aggregates</text:span><text:span text:style-name="T99_4"><text:s/></text:span><text:span text:style-name="T99_5">knowledge</text:span><text:span text:style-name="T99_6"><text:s/></text:span><text:span text:style-name="T99_7">on</text:span><text:span text:style-name="T99_8"><text:s/></text:span><text:span text:style-name="T99_9">a</text:span><text:span text:style-name="T99_10"><text:s/></text:span><text:span text:style-name="T99_11">global</text:span><text:span text:style-name="T99_12"><text:s/></text:span><text:span text:style-name="T99_13">scale</text:span><text:span text:style-name="T99_14"><text:s/></text:span><text:span text:style-name="T99_15">useful</text:span><text:span text:style-name="T99_16"><text:s/></text:span><text:span text:style-name="T99_17">for</text:span><text:span text:style-name="T99_18"><text:s/></text:span><text:span text:style-name="T99_19">itself</text:span><text:span text:style-name="T99_20"><text:s/></text:span><text:span text:style-name="T99_21">and</text:span><text:span text:style-name="T99_22"><text:s/></text:span><text:span text:style-name="T99_23">all</text:span><text:span text:style-name="T99_24"><text:s/></text:span><text:span text:style-name="T99_25">humanity</text:span><text:span text:style-name="T99_26"><text:s/></text:span><text:span text:style-name="T99_27">to</text:span><text:span text:style-name="T99_28"><text:s/></text:span><text:span text:style-name="T99_29">increase</text:span><text:span text:style-name="T99_30"><text:s/></text:span><text:span text:style-name="T99_31">quality</text:span><text:span text:style-name="T99_32"><text:s/></text:span><text:span text:style-name="T99_33">of</text:span><text:span text:style-name="T99_34"><text:s/></text:span><text:span text:style-name="T99_35">life</text:span><text:span text:style-name="T99_36">,<text:s/></text:span><text:span text:style-name="T99_37">reduce</text:span><text:span text:style-name="T99_38"><text:s/></text:span><text:span text:style-name="T99_39">institutional</text:span><text:span text:style-name="T99_40"><text:s/></text:span><text:span text:style-name="T99_41">recidivism</text:span><text:span text:style-name="T99_42">,<text:s/></text:span><text:span text:style-name="T99_43">maximize</text:span><text:span text:style-name="T99_44"><text:s/></text:span><text:span text:style-name="T99_45">efficacy</text:span><text:span text:style-name="T99_46">,<text:s/></text:span><text:span text:style-name="T99_47">and</text:span><text:span text:style-name="T99_48"><text:s/></text:span><text:span text:style-name="T99_49">minimize</text:span><text:span text:style-name="T99_50"><text:s/></text:span><text:span text:style-name="T99_51">human</text:span><text:span text:style-name="T99_52"><text:s/></text:span><text:span text:style-name="T99_53">error</text:span><text:span text:style-name="T99_54">.</text:span></text:p>
      <text:p text:style-name="P100"/>
      <text:h text:style-name="P101" text:outline-level="10"><text:bookmark-start text:name="h.yjpdue1jgpsp"/><text:bookmark-end text:name="h.yjpdue1jgpsp"/><text:span text:style-name="T101_1">Super</text:span><text:span text:style-name="T101_2">-</text:span><text:span text:style-name="T101_3">Learning</text:span><text:span text:style-name="T101_4"><text:s/></text:span><text:span text:style-name="T101_5">Tool</text:span></text:h>
      <text:p text:style-name="P102"/>
      <text:list text:style-name="LS6" xml:id="list22">
        <text:list-item>
          <text:p text:style-name="P103"><text:span text:style-name="T103_1">Memory</text:span><text:span text:style-name="T103_2"><text:s/></text:span><text:span text:style-name="T103_3">Re</text:span><text:span text:style-name="T103_4">-</text:span><text:span text:style-name="T103_5">Inforcement</text:span></text:p>
        </text:list-item>
      </text:list>
      <text:p text:style-name="P104"/>
      <text:list text:style-name="LS7" xml:id="list23">
        <text:list-item>
          <text:p text:style-name="P105"><text:span text:style-name="T105_1">see</text:span><text:span text:style-name="T105_2">:<text:s/></text:span><text:span text:style-name="T105_3">SuperMemo</text:span></text:p>
        </text:list-item>
      </text:list>
      <text:p text:style-name="P106"/>
      <text:list text:style-name="LS8" xml:id="list24">
        <text:list-item>
          <text:p text:style-name="P107"><text:span text:style-name="T107_1">Thought</text:span><text:span text:style-name="T107_2"><text:s/></text:span><text:span text:style-name="T107_3">Amplification</text:span><text:span text:style-name="T107_4">,<text:s/></text:span><text:span text:style-name="T107_5">Magnification</text:span><text:span text:style-name="T107_6">,<text:s/></text:span><text:span text:style-name="T107_7">Telescoping</text:span><text:span text:style-name="T107_8">,<text:s/></text:span><text:span text:style-name="T107_9">and</text:span><text:span text:style-name="T107_10"><text:s/></text:span><text:span text:style-name="T107_11">Growth</text:span><text:span text:style-name="T107_12"><text:s/>(</text:span><text:span text:style-name="T107_13">branching</text:span><text:span text:style-name="T107_14"><text:s/>/<text:s/></text:span><text:span text:style-name="T107_15">interconnecting</text:span><text:span text:style-name="T107_16">)</text:span></text:p>
        </text:list-item>
        <text:list-item>
          <text:p text:style-name="P108"><text:span text:style-name="T108_1">Exploration</text:span><text:span text:style-name="T108_2">:<text:s/></text:span><text:span text:style-name="T108_3">Noisy</text:span><text:span text:style-name="T108_4"><text:s/>/<text:s/></text:span><text:span text:style-name="T108_5">Random</text:span><text:span text:style-name="T108_6"><text:s/></text:span><text:span text:style-name="T108_7">Associations</text:span><text:span text:style-name="T108_8"><text:s/></text:span><text:span text:style-name="T108_9">and</text:span><text:span text:style-name="T108_10"><text:s/></text:span><text:span text:style-name="T108_11">Combinations</text:span></text:p>
        </text:list-item>
        <text:list-item>
          <text:p text:style-name="P109"><text:span text:style-name="T109_1">Association</text:span><text:span text:style-name="T109_2"><text:s/></text:span><text:span text:style-name="T109_3">Navigation</text:span></text:p>
        </text:list-item>
        <text:list-item>
          <text:p text:style-name="P110"><text:span text:style-name="T110_1">Deep</text:span><text:span text:style-name="T110_2"><text:s/></text:span><text:span text:style-name="T110_3">Inter</text:span><text:span text:style-name="T110_4">-</text:span><text:span text:style-name="T110_5">Connection</text:span><text:span text:style-name="T110_6"><text:s/></text:span><text:span text:style-name="T110_7">with</text:span><text:span text:style-name="T110_8"><text:s/></text:span><text:span text:style-name="T110_9">Other</text:span><text:span text:style-name="T110_10"><text:s/></text:span><text:span text:style-name="T110_11">Minds</text:span><text:span text:style-name="T110_12"><text:s/></text:span><text:span text:style-name="T110_13">and</text:span><text:span text:style-name="T110_14"><text:s/></text:span><text:span text:style-name="T110_15">Data</text:span><text:span text:style-name="T110_16">-</text:span><text:span text:style-name="T110_17">sources</text:span></text:p>
        </text:list-item>
        <text:list-item>
          <text:p text:style-name="P111"><text:span text:style-name="T111_1">Full</text:span><text:span text:style-name="T111_2">-</text:span><text:span text:style-name="T111_3">Spectrum</text:span><text:span text:style-name="T111_4"><text:s/></text:span><text:span text:style-name="T111_5">Sensory</text:span><text:span text:style-name="T111_6"><text:s/></text:span><text:span text:style-name="T111_7">Modalities</text:span><text:span text:style-name="T111_8">:<text:s/></text:span><text:span text:style-name="T111_9">Textual</text:span><text:span text:style-name="T111_10"><text:s/>/<text:s/></text:span><text:span text:style-name="T111_11">Audio</text:span><text:span text:style-name="T111_12"><text:s/>/<text:s/></text:span><text:span text:style-name="T111_13">Visual</text:span><text:span text:style-name="T111_14"><text:s/></text:span><text:span text:style-name="T111_15">Multimedia</text:span><text:span text:style-name="T111_16"><text:s/></text:span><text:span text:style-name="T111_17">Blends</text:span></text:p>
        </text:list-item>
        <text:list-item>
          <text:p text:style-name="P112"><text:span text:style-name="T112_1">Thought</text:span><text:span text:style-name="T112_2"><text:s/></text:span><text:span text:style-name="T112_3">Elicitation</text:span><text:span text:style-name="T112_4"><text:s/>(</text:span><text:span text:style-name="T112_5">digitize</text:span><text:span text:style-name="T112_6"><text:s/></text:span><text:span text:style-name="T112_7">the</text:span><text:span text:style-name="T112_8"><text:s/></text:span><text:span text:style-name="T112_9">conscious</text:span><text:span text:style-name="T112_10"><text:s/></text:span><text:span text:style-name="T112_11">and</text:span><text:span text:style-name="T112_12"><text:s/></text:span><text:span text:style-name="T112_13">unconscious</text:span><text:span text:style-name="T112_14"><text:s/></text:span><text:span text:style-name="T112_15">mind</text:span><text:span text:style-name="T112_16">)</text:span></text:p>
        </text:list-item>
        <text:list-item>
          <text:p text:style-name="P113"><text:span text:style-name="T113_1">Direct</text:span><text:span text:style-name="T113_2"><text:s/></text:span><text:span text:style-name="T113_3">Brainwave</text:span><text:span text:style-name="T113_4"><text:s/></text:span><text:span text:style-name="T113_5">Control</text:span><text:span text:style-name="T113_6"><text:s/>(</text:span><text:span text:style-name="T113_7">tuning</text:span><text:span text:style-name="T113_8">)<text:s/></text:span><text:span text:style-name="T113_9">through</text:span><text:span text:style-name="T113_10"><text:s/>"</text:span><text:span text:style-name="T113_11">unused</text:span><text:span text:style-name="T113_12">"<text:s/></text:span><text:span text:style-name="T113_13">sections</text:span><text:span text:style-name="T113_14"><text:s/></text:span><text:span text:style-name="T113_15">of</text:span><text:span text:style-name="T113_16"><text:s/></text:span><text:span text:style-name="T113_17">sensory</text:span><text:span text:style-name="T113_18"><text:s/></text:span><text:span text:style-name="T113_19">modalities</text:span><text:span text:style-name="T113_20"><text:s/>(</text:span><text:span text:style-name="T113_21">blank</text:span><text:span text:style-name="T113_22"><text:s/></text:span><text:span text:style-name="T113_23">screen</text:span><text:span text:style-name="T113_24"><text:s/></text:span><text:span text:style-name="T113_25">space</text:span><text:span text:style-name="T113_26">,<text:s/></text:span><text:span text:style-name="T113_27">silence</text:span><text:span text:style-name="T113_28">)</text:span></text:p>
        </text:list-item>
        <text:list-item>
          <text:p text:style-name="P114"><text:span text:style-name="T114_1">Instant</text:span><text:span text:style-name="T114_2"><text:s/>/<text:s/></text:span><text:span text:style-name="T114_3">ergonomic</text:span><text:span text:style-name="T114_4"><text:s/></text:span><text:span text:style-name="T114_5">feedback</text:span><text:span text:style-name="T114_6"><text:s/>/<text:s/></text:span><text:span text:style-name="T114_7">controls</text:span></text:p>
        </text:list-item>
        <text:list-item>
          <text:p text:style-name="P115"><text:span text:style-name="T115_1">Session</text:span><text:span text:style-name="T115_2"><text:s/></text:span><text:span text:style-name="T115_3">Scheduling</text:span><text:span text:style-name="T115_4"><text:s/>(</text:span><text:span text:style-name="T115_5">start</text:span><text:span text:style-name="T115_6">,<text:s/></text:span><text:span text:style-name="T115_7">stop</text:span><text:span text:style-name="T115_8">;<text:s/></text:span><text:span text:style-name="T115_9">low</text:span><text:span text:style-name="T115_10">-</text:span><text:span text:style-name="T115_11">frequency</text:span><text:span text:style-name="T115_12"><text:s/></text:span><text:span text:style-name="T115_13">controls</text:span><text:span text:style-name="T115_14">)</text:span></text:p>
        </text:list-item>
      </text:list>
      <text:p text:style-name="P116"/>
      <text:p text:style-name="P117"/>
      <text:h text:style-name="P118" text:outline-level="10"><text:bookmark-start text:name="h.njk00ojamuru"/><text:bookmark-end text:name="h.njk00ojamuru"/><text:span text:style-name="T118_1">Maps</text:span></text:h>
      <text:p text:style-name="P119"><text:span text:style-name="T119_1">Written</text:span><text:span text:style-name="T119_2"><text:s/></text:span><text:span text:style-name="T119_3">by</text:span><text:span text:style-name="T119_4"><text:s/></text:span><text:span text:style-name="T119_5">InvoluteConduit</text:span></text:p>
      <text:p text:style-name="P120"/>
      <text:p text:style-name="P121"><text:span text:style-name="T121_1">"</text:span><text:span text:style-name="T121_2">French</text:span><text:span text:style-name="T121_3"><text:s/></text:span><text:span text:style-name="T121_4">cartographic</text:span><text:span text:style-name="T121_5"><text:s/></text:span><text:span text:style-name="T121_6">practices</text:span><text:span text:style-name="T121_7"><text:s/></text:span><text:span text:style-name="T121_8">were</text:span><text:span text:style-name="T121_9"><text:s/></text:span><text:span text:style-name="T121_10">aimed</text:span><text:span text:style-name="T121_11"><text:s/></text:span><text:span text:style-name="T121_12">at</text:span><text:span text:style-name="T121_13"><text:s/></text:span><text:span text:style-name="T121_14">displacing</text:span><text:span text:style-name="T121_15"><text:s/></text:span><text:span text:style-name="T121_16">the</text:span><text:span text:style-name="T121_17"><text:s/></text:span><text:span text:style-name="T121_18">spaces</text:span><text:span text:style-name="T121_19"><text:s/></text:span><text:span text:style-name="T121_20">of</text:span><text:span text:style-name="T121_21"><text:s/></text:span><text:span text:style-name="T121_22">aristocratic</text:span><text:span text:style-name="T121_23"><text:s/></text:span><text:span text:style-name="T121_24">privilege</text:span><text:span text:style-name="T121_25"><text:s/></text:span><text:span text:style-name="T121_26">with</text:span><text:span text:style-name="T121_27"><text:s/></text:span><text:span text:style-name="T121_28">a</text:span><text:span text:style-name="T121_29"><text:s/></text:span><text:span text:style-name="T121_30">uniform</text:span><text:span text:style-name="T121_31"><text:s/></text:span><text:span text:style-name="T121_32">space</text:span><text:span text:style-name="T121_33"><text:s/></text:span><text:span text:style-name="T121_34">in</text:span><text:span text:style-name="T121_35"><text:s/></text:span><text:span text:style-name="T121_36">keeping</text:span><text:span text:style-name="T121_37"><text:s/></text:span><text:span text:style-name="T121_38">with</text:span><text:span text:style-name="T121_39"><text:s/></text:span><text:span text:style-name="T121_40">a</text:span><text:span text:style-name="T121_41"><text:s/></text:span><text:span text:style-name="T121_42">republican</text:span><text:span text:style-name="T121_43"><text:line-break/></text:span><text:span text:style-name="T121_44">ideal</text:span><text:span text:style-name="T121_45">:<text:s/>‘</text:span><text:span text:style-name="T121_46">the</text:span><text:span text:style-name="T121_47"><text:s/></text:span><text:span text:style-name="T121_48">uniform</text:span><text:span text:style-name="T121_49"><text:s/></text:span><text:span text:style-name="T121_50">application</text:span><text:span text:style-name="T121_51"><text:s/></text:span><text:span text:style-name="T121_52">of</text:span><text:span text:style-name="T121_53"><text:s/></text:span><text:span text:style-name="T121_54">law</text:span><text:span text:style-name="T121_55"><text:s/></text:span><text:span text:style-name="T121_56">and</text:span><text:span text:style-name="T121_57"><text:s/></text:span><text:span text:style-name="T121_58">administration</text:span><text:span text:style-name="T121_59">’.<text:s/></text:span><text:span text:style-name="T121_60">"-<text:s/></text:span><text:span text:style-name="T121_61">Michael</text:span><text:span text:style-name="T121_62"><text:s/></text:span><text:span text:style-name="T121_63">J</text:span><text:span text:style-name="T121_64">.<text:s/></text:span><text:span text:style-name="T121_65">Shapiro</text:span><text:span text:style-name="T121_66">,<text:s/></text:span><text:span text:style-name="T121_67">Methods</text:span><text:span text:style-name="T121_68"><text:s/></text:span><text:span text:style-name="T121_69">and</text:span><text:span text:style-name="T121_70"><text:s/></text:span><text:span text:style-name="T121_71">Nations</text:span><text:span text:style-name="T121_72">:<text:s/></text:span><text:span text:style-name="T121_73">Cultural</text:span><text:span text:style-name="T121_74"><text:s/></text:span><text:span text:style-name="T121_75">Governance</text:span><text:span text:style-name="T121_76"><text:s/></text:span><text:span text:style-name="T121_77">and</text:span><text:span text:style-name="T121_78"><text:s/></text:span><text:span text:style-name="T121_79">the</text:span><text:span text:style-name="T121_80"><text:s/></text:span><text:span text:style-name="T121_81">Indigenous</text:span><text:span text:style-name="T121_82"><text:s/></text:span><text:span text:style-name="T121_83">Subject</text:span><text:span text:style-name="T121_84">.<text:s/></text:span><text:span text:style-name="T121_85">Routledge</text:span><text:span text:style-name="T121_86"><text:s/>2004.<text:line-break/><text:line-break/>"</text:span><text:span text:style-name="T121_87">The</text:span><text:span text:style-name="T121_88"><text:s/></text:span><text:span text:style-name="T121_89">map</text:span><text:span text:style-name="T121_90"><text:s/></text:span><text:span text:style-name="T121_91">literally</text:span><text:span text:style-name="T121_92"><text:s/></text:span><text:span text:style-name="T121_93">re</text:span><text:span text:style-name="T121_94">-</text:span><text:span text:style-name="T121_95">dimensioned</text:span><text:span text:style-name="T121_96"><text:s/></text:span><text:span text:style-name="T121_97">them</text:span><text:span text:style-name="T121_98">.<text:s/></text:span><text:span text:style-name="T121_99">From</text:span><text:span text:style-name="T121_100"><text:s/></text:span><text:span text:style-name="T121_101">the</text:span><text:span text:style-name="T121_102"><text:s/></text:span><text:span text:style-name="T121_103">hierarchical</text:span><text:span text:style-name="T121_104"><text:s/></text:span><text:span text:style-name="T121_105">vector</text:span><text:span text:style-name="T121_106"><text:s/></text:span><text:span text:style-name="T121_107">of</text:span><text:span text:style-name="T121_108"><text:s/></text:span><text:span text:style-name="T121_109">their</text:span><text:span text:style-name="T121_110"><text:s/></text:span><text:span text:style-name="T121_111">relation</text:span><text:span text:style-name="T121_112"><text:s/></text:span><text:span text:style-name="T121_113">to</text:span><text:span text:style-name="T121_114"><text:s/></text:span><text:span text:style-name="T121_115">the</text:span><text:span text:style-name="T121_116"><text:s/></text:span><text:span text:style-name="T121_117">capital</text:span><text:span text:style-name="T121_118">,<text:s/></text:span><text:span text:style-name="T121_119">to</text:span><text:span text:style-name="T121_120"><text:s/></text:span><text:span text:style-name="T121_121">a</text:span><text:span text:style-name="T121_122"><text:s/></text:span><text:span text:style-name="T121_123">surface</text:span><text:span text:style-name="T121_124"><text:s/></text:span><text:span text:style-name="T121_125">that</text:span><text:span text:style-name="T121_126"><text:s/></text:span><text:span text:style-name="T121_127">emanated</text:span><text:span text:style-name="T121_128"><text:s/></text:span><text:span text:style-name="T121_129">from</text:span><text:span text:style-name="T121_130"><text:s/></text:span><text:span text:style-name="T121_131">their</text:span><text:span text:style-name="T121_132"><text:s/></text:span><text:span text:style-name="T121_133">real</text:span><text:span text:style-name="T121_134"><text:line-break/></text:span><text:span text:style-name="T121_135">world</text:span><text:span text:style-name="T121_136">"<text:s/>-<text:s/></text:span><text:span text:style-name="T121_137">David</text:span><text:span text:style-name="T121_138"><text:s/></text:span><text:span text:style-name="T121_139">de</text:span><text:span text:style-name="T121_140"><text:s/></text:span><text:span text:style-name="T121_141">Ugarte</text:span><text:span text:style-name="T121_142">,<text:s/></text:span><text:span text:style-name="T121_143">Nations</text:span><text:span text:style-name="T121_144"><text:s/></text:span><text:span text:style-name="T121_145">to</text:span><text:span text:style-name="T121_146"><text:s/></text:span><text:span text:style-name="T121_147">Networks</text:span><text:span text:style-name="T121_148">,<text:s/></text:span><text:span text:style-name="T121_149">on</text:span><text:span text:style-name="T121_150"><text:s/></text:span><text:span text:style-name="T121_151">the</text:span><text:span text:style-name="T121_152"><text:s/></text:span><text:span text:style-name="T121_153">effect</text:span><text:span text:style-name="T121_154"><text:s/></text:span><text:span text:style-name="T121_155">of</text:span><text:span text:style-name="T121_156"><text:s/></text:span><text:span text:style-name="T121_157">the</text:span><text:span text:style-name="T121_158"><text:s/></text:span><text:span text:style-name="T121_159">first</text:span><text:span text:style-name="T121_160"><text:s/></text:span><text:span text:style-name="T121_161">maps</text:span><text:span text:style-name="T121_162"><text:s/></text:span><text:span text:style-name="T121_163">on</text:span><text:span text:style-name="T121_164"><text:s/></text:span><text:span text:style-name="T121_165">Creole</text:span><text:span text:style-name="T121_166"><text:s/></text:span><text:span text:style-name="T121_167">communities</text:span><text:span text:style-name="T121_168"><text:s/></text:span><text:span text:style-name="T121_169">p</text:span><text:span text:style-name="T121_170">.18:<text:s/></text:span><text:span text:style-name="T121_171"><text:a xlink:type="simple" xlink:href="http://deugarte.com/gomi/Nations.pdf"><text:span text:style-name="T121_172">http</text:span></text:a></text:span><text:span text:style-name="T121_173"><text:a xlink:type="simple" xlink:href="http://deugarte.com/gomi/Nations.pdf"><text:span text:style-name="T121_174">://</text:span></text:a></text:span><text:span text:style-name="T121_175"><text:a xlink:type="simple" xlink:href="http://deugarte.com/gomi/Nations.pdf"><text:span text:style-name="T121_176">deugarte</text:span></text:a></text:span><text:span text:style-name="T121_177"><text:a xlink:type="simple" xlink:href="http://deugarte.com/gomi/Nations.pdf"><text:span text:style-name="T121_178">.</text:span></text:a></text:span><text:span text:style-name="T121_179"><text:a xlink:type="simple" xlink:href="http://deugarte.com/gomi/Nations.pdf"><text:span text:style-name="T121_180">com</text:span></text:a></text:span><text:span text:style-name="T121_181"><text:a xlink:type="simple" xlink:href="http://deugarte.com/gomi/Nations.pdf"><text:span text:style-name="T121_182">/</text:span></text:a></text:span><text:span text:style-name="T121_183"><text:a xlink:type="simple" xlink:href="http://deugarte.com/gomi/Nations.pdf"><text:span text:style-name="T121_184">gomi</text:span></text:a></text:span><text:span text:style-name="T121_185"><text:a xlink:type="simple" xlink:href="http://deugarte.com/gomi/Nations.pdf"><text:span text:style-name="T121_186">/</text:span></text:a></text:span><text:span text:style-name="T121_187"><text:a xlink:type="simple" xlink:href="http://deugarte.com/gomi/Nations.pdf"><text:span text:style-name="T121_188">Nations</text:span></text:a></text:span><text:span text:style-name="T121_189"><text:a xlink:type="simple" xlink:href="http://deugarte.com/gomi/Nations.pdf"><text:span text:style-name="T121_190">.</text:span></text:a></text:span><text:span text:style-name="T121_191"><text:a xlink:type="simple" xlink:href="http://deugarte.com/gomi/Nations.pdf"><text:span text:style-name="T121_192">pdf</text:span></text:a></text:span></text:p>
      <text:p text:style-name="P122"><text:span text:style-name="T122_1"><text:line-break/></text:span><text:span text:style-name="T122_2">This</text:span><text:span text:style-name="T122_3"><text:s/>'</text:span><text:span text:style-name="T122_4">re</text:span><text:span text:style-name="T122_5">-</text:span><text:span text:style-name="T122_6">dimensioning</text:span><text:span text:style-name="T122_7">'<text:s/></text:span><text:span text:style-name="T122_8">was</text:span><text:span text:style-name="T122_9"><text:s/></text:span><text:span text:style-name="T122_10">also</text:span><text:span text:style-name="T122_11"><text:s/></text:span><text:span text:style-name="T122_12">what</text:span><text:span text:style-name="T122_13"><text:s/></text:span><text:span text:style-name="T122_14">was</text:span><text:span text:style-name="T122_15"><text:s/></text:span><text:span text:style-name="T122_16">affected</text:span><text:span text:style-name="T122_17"><text:s/></text:span><text:span text:style-name="T122_18">by</text:span><text:span text:style-name="T122_19"><text:s/></text:span><text:span text:style-name="T122_20">the</text:span><text:span text:style-name="T122_21"><text:s/></text:span><text:span text:style-name="T122_22">first</text:span><text:span text:style-name="T122_23"><text:s/></text:span><text:span text:style-name="T122_24">nation</text:span><text:span text:style-name="T122_25">-</text:span><text:span text:style-name="T122_26">builders</text:span><text:span text:style-name="T122_27"><text:s/></text:span><text:span text:style-name="T122_28">of</text:span><text:span text:style-name="T122_29"><text:s/></text:span><text:span text:style-name="T122_30">the</text:span><text:span text:style-name="T122_31"><text:s/></text:span><text:span text:style-name="T122_32">Austro</text:span><text:span text:style-name="T122_33">-</text:span><text:span text:style-name="T122_34">Hungarian</text:span><text:span text:style-name="T122_35"><text:s/></text:span><text:span text:style-name="T122_36">feudal</text:span><text:span text:style-name="T122_37"><text:s/></text:span><text:span text:style-name="T122_38">empire</text:span><text:span text:style-name="T122_39"><text:s/></text:span><text:span text:style-name="T122_40">who</text:span><text:span text:style-name="T122_41"><text:s/></text:span><text:span text:style-name="T122_42">drew</text:span><text:span text:style-name="T122_43"><text:s/></text:span><text:span text:style-name="T122_44">up</text:span><text:span text:style-name="T122_45"><text:s/></text:span><text:span text:style-name="T122_46">markations</text:span><text:span text:style-name="T122_47"><text:s/></text:span><text:span text:style-name="T122_48">to</text:span><text:span text:style-name="T122_49"><text:s/></text:span><text:span text:style-name="T122_50">show</text:span><text:span text:style-name="T122_51"><text:s/></text:span><text:span text:style-name="T122_52">specific</text:span><text:span text:style-name="T122_53"><text:s/>'</text:span><text:span text:style-name="T122_54">territories</text:span><text:span text:style-name="T122_55">'<text:s/></text:span><text:span text:style-name="T122_56">where</text:span><text:span text:style-name="T122_57"><text:s/></text:span><text:span text:style-name="T122_58">people</text:span><text:span text:style-name="T122_59"><text:s/></text:span><text:span text:style-name="T122_60">exchanged</text:span><text:span text:style-name="T122_61"><text:s/></text:span><text:span text:style-name="T122_62">with</text:span><text:span text:style-name="T122_63"><text:s/></text:span><text:span text:style-name="T122_64">one</text:span><text:span text:style-name="T122_65"><text:s/></text:span><text:span text:style-name="T122_66">form</text:span><text:span text:style-name="T122_67"><text:s/></text:span><text:span text:style-name="T122_68">of</text:span><text:span text:style-name="T122_69"><text:s/></text:span><text:span text:style-name="T122_70">currency</text:span><text:span text:style-name="T122_71"><text:s/></text:span><text:span text:style-name="T122_72">or</text:span><text:span text:style-name="T122_73"><text:s/></text:span><text:span text:style-name="T122_74">spoke</text:span><text:span text:style-name="T122_75"><text:s/></text:span><text:span text:style-name="T122_76">the</text:span><text:span text:style-name="T122_77"><text:s/></text:span><text:span text:style-name="T122_78">same</text:span><text:span text:style-name="T122_79"><text:s/></text:span><text:span text:style-name="T122_80">language</text:span><text:span text:style-name="T122_81">.<text:s/></text:span><text:span text:style-name="T122_82">This</text:span><text:span text:style-name="T122_83"><text:s/></text:span><text:span text:style-name="T122_84">was</text:span><text:span text:style-name="T122_85"><text:s/></text:span><text:span text:style-name="T122_86">an</text:span><text:span text:style-name="T122_87"><text:s/></text:span><text:span text:style-name="T122_88">effort</text:span><text:span text:style-name="T122_89"><text:s/></text:span><text:span text:style-name="T122_90">to</text:span><text:span text:style-name="T122_91"><text:s/></text:span><text:span text:style-name="T122_92">work</text:span><text:span text:style-name="T122_93"><text:s/></text:span><text:span text:style-name="T122_94">toward</text:span><text:span text:style-name="T122_95"><text:s/></text:span><text:span text:style-name="T122_96">the</text:span><text:span text:style-name="T122_97"><text:s/></text:span><text:span text:style-name="T122_98">earliest</text:span><text:span text:style-name="T122_99"><text:s/></text:span><text:span text:style-name="T122_100">form</text:span><text:span text:style-name="T122_101"><text:s/></text:span><text:span text:style-name="T122_102">of</text:span><text:span text:style-name="T122_103"><text:s/>'</text:span><text:span text:style-name="T122_104">nation</text:span><text:span text:style-name="T122_105"><text:s/></text:span><text:span text:style-name="T122_106">state</text:span><text:span text:style-name="T122_107">'.<text:s/></text:span><text:span text:style-name="T122_108">In</text:span><text:span text:style-name="T122_109"><text:s/></text:span><text:span text:style-name="T122_110">reference</text:span><text:span text:style-name="T122_111"><text:s/></text:span><text:span text:style-name="T122_112">to</text:span><text:span text:style-name="T122_113"><text:s/></text:span><text:span text:style-name="T122_114">this</text:span><text:span text:style-name="T122_115"><text:s/></text:span><text:span text:style-name="T122_116">Winichakul</text:span><text:span text:style-name="T122_117"><text:s/></text:span><text:span text:style-name="T122_118">wrote</text:span><text:span text:style-name="T122_119">:<text:line-break/></text:span></text:p>
      <text:p text:style-name="P123"><text:span text:style-name="T123_1">"</text:span><text:span text:style-name="T123_2">The</text:span><text:span text:style-name="T123_3"><text:s/></text:span><text:span text:style-name="T123_4">map</text:span><text:span text:style-name="T123_5"><text:s/></text:span><text:span text:style-name="T123_6">anticipated</text:span><text:span text:style-name="T123_7"><text:s/></text:span><text:span text:style-name="T123_8">spatial</text:span><text:span text:style-name="T123_9"><text:s/></text:span><text:span text:style-name="T123_10">reality</text:span><text:span text:style-name="T123_11">,<text:s/></text:span><text:span text:style-name="T123_12">not</text:span><text:span text:style-name="T123_13"><text:s/></text:span><text:span text:style-name="T123_14">the</text:span><text:span text:style-name="T123_15"><text:s/></text:span><text:span text:style-name="T123_16">other</text:span><text:span text:style-name="T123_17"><text:s/></text:span><text:span text:style-name="T123_18">way</text:span><text:span text:style-name="T123_19"><text:s/></text:span><text:span text:style-name="T123_20">round</text:span><text:span text:style-name="T123_21">.<text:s/></text:span><text:span text:style-name="T123_22">In</text:span><text:span text:style-name="T123_23"><text:s/></text:span><text:span text:style-name="T123_24">other</text:span><text:span text:style-name="T123_25"><text:s/></text:span><text:span text:style-name="T123_26">words</text:span><text:span text:style-name="T123_27">,<text:s/></text:span><text:span text:style-name="T123_28">a</text:span><text:span text:style-name="T123_29"><text:s/></text:span><text:span text:style-name="T123_30">map</text:span><text:span text:style-name="T123_31"><text:s/></text:span><text:span text:style-name="T123_32">was</text:span><text:span text:style-name="T123_33"><text:s/></text:span><text:span text:style-name="T123_34">a</text:span><text:span text:style-name="T123_35"><text:s/></text:span><text:span text:style-name="T123_36">model</text:span><text:span text:style-name="T123_37"><text:s/></text:span><text:span text:style-name="T123_38">for</text:span><text:span text:style-name="T123_39"><text:s/></text:span><text:span text:style-name="T123_40">what</text:span><text:span text:style-name="T123_41"><text:s/></text:span><text:span text:style-name="T123_42">it</text:span><text:span text:style-name="T123_43"><text:s/></text:span><text:span text:style-name="T123_44">was</text:span><text:span text:style-name="T123_45"><text:s/></text:span><text:span text:style-name="T123_46">meant</text:span><text:span text:style-name="T123_47"><text:s/></text:span><text:span text:style-name="T123_48">to</text:span><text:span text:style-name="T123_49"><text:s/></text:span><text:span text:style-name="T123_50">represent</text:span><text:span text:style-name="T123_51">,<text:s/></text:span><text:span text:style-name="T123_52">instead</text:span><text:span text:style-name="T123_53"><text:line-break/></text:span><text:span text:style-name="T123_54">of</text:span><text:span text:style-name="T123_55"><text:s/></text:span><text:span text:style-name="T123_56">a</text:span><text:span text:style-name="T123_57"><text:s/></text:span><text:span text:style-name="T123_58">model</text:span><text:span text:style-name="T123_59"><text:s/></text:span><text:span text:style-name="T123_60">of</text:span><text:span text:style-name="T123_61"><text:s/></text:span><text:span text:style-name="T123_62">what</text:span><text:span text:style-name="T123_63"><text:s/></text:span><text:span text:style-name="T123_64">was</text:span><text:span text:style-name="T123_65"><text:s/></text:span><text:span text:style-name="T123_66">represented</text:span><text:span text:style-name="T123_67">."<text:s/></text:span><text:span text:style-name="T123_68">Siam</text:span><text:span text:style-name="T123_69"><text:s/></text:span><text:span text:style-name="T123_70">mapped</text:span><text:span text:style-name="T123_71">,<text:s/></text:span><text:span text:style-name="T123_72">Ph</text:span><text:span text:style-name="T123_73">.</text:span><text:span text:style-name="T123_74">D</text:span><text:span text:style-name="T123_75">.<text:s/></text:span><text:span text:style-name="T123_76">thesis</text:span><text:span text:style-name="T123_77"><text:s/></text:span><text:span text:style-name="T123_78">by</text:span><text:span text:style-name="T123_79"><text:s/></text:span><text:span text:style-name="T123_80">Thongchai</text:span><text:span text:style-name="T123_81"><text:s/></text:span><text:span text:style-name="T123_82">Winichakul</text:span><text:span text:style-name="T123_83"><text:s/>(</text:span><text:span text:style-name="T123_84">University</text:span><text:span text:style-name="T123_85"><text:s/></text:span><text:span text:style-name="T123_86">of</text:span><text:span text:style-name="T123_87"><text:s/></text:span><text:span text:style-name="T123_88">Sidney</text:span><text:span text:style-name="T123_89">,<text:s/>1988),<text:s/></text:span><text:span text:style-name="T123_90">quoted</text:span><text:span text:style-name="T123_91"><text:s/></text:span><text:span text:style-name="T123_92">by</text:span><text:span text:style-name="T123_93"><text:s/></text:span><text:span text:style-name="T123_94">Anderson</text:span><text:span text:style-name="T123_95"><text:s/></text:span><text:span text:style-name="T123_96">in</text:span><text:span text:style-name="T123_97"><text:s/></text:span><text:span text:style-name="T123_98">Imagined</text:span><text:span text:style-name="T123_99"><text:s/></text:span><text:span text:style-name="T123_100">Communities</text:span></text:p>
      <text:p text:style-name="P124"><text:span text:style-name="T124_1"><text:line-break/></text:span><text:span text:style-name="T124_2">This</text:span><text:span text:style-name="T124_3"><text:s/></text:span><text:span text:style-name="T124_4">is</text:span><text:span text:style-name="T124_5"><text:s/></text:span><text:span text:style-name="T124_6">why</text:span><text:span text:style-name="T124_7"><text:s/></text:span><text:span text:style-name="T124_8">Netention</text:span><text:span text:style-name="T124_9"><text:s/></text:span><text:span text:style-name="T124_10">can</text:span><text:span text:style-name="T124_11"><text:s/></text:span><text:span text:style-name="T124_12">be</text:span><text:span text:style-name="T124_13"><text:s/></text:span><text:span text:style-name="T124_14">pivotal</text:span><text:span text:style-name="T124_15"><text:s/></text:span><text:span text:style-name="T124_16">in</text:span><text:span text:style-name="T124_17"><text:s/></text:span><text:span text:style-name="T124_18">the</text:span><text:span text:style-name="T124_19"><text:s/></text:span><text:span text:style-name="T124_20">worlds</text:span><text:span text:style-name="T124_21"><text:s/></text:span><text:span text:style-name="T124_22">development</text:span><text:span text:style-name="T124_23">,<text:s/></text:span><text:span text:style-name="T124_24">for</text:span><text:span text:style-name="T124_25"><text:s/></text:span><text:span text:style-name="T124_26">the</text:span><text:span text:style-name="T124_27"><text:s/></text:span><text:span text:style-name="T124_28">first</text:span><text:span text:style-name="T124_29"><text:s/></text:span><text:span text:style-name="T124_30">time</text:span><text:span text:style-name="T124_31"><text:s/></text:span><text:span text:style-name="T124_32">in</text:span><text:span text:style-name="T124_33"><text:s/></text:span><text:span text:style-name="T124_34">human</text:span><text:span text:style-name="T124_35"><text:s/></text:span><text:span text:style-name="T124_36">history</text:span><text:span text:style-name="T124_37"><text:s/></text:span><text:span text:style-name="T124_38">this</text:span><text:span text:style-name="T124_39"><text:s/></text:span><text:span text:style-name="T124_40">situation</text:span><text:span text:style-name="T124_41"><text:s/></text:span><text:span text:style-name="T124_42">can</text:span><text:span text:style-name="T124_43"><text:s/></text:span><text:span text:style-name="T124_44">invert</text:span><text:span text:style-name="T124_45"><text:s/></text:span><text:span text:style-name="T124_46">itself</text:span><text:span text:style-name="T124_47"><text:s/></text:span><text:span text:style-name="T124_48">in</text:span><text:span text:style-name="T124_49"><text:s/></text:span><text:span text:style-name="T124_50">that</text:span><text:span text:style-name="T124_51"><text:s/></text:span><text:span text:style-name="T124_52">people</text:span><text:span text:style-name="T124_53"><text:s/></text:span><text:span text:style-name="T124_54">can</text:span><text:span text:style-name="T124_55"><text:s/></text:span><text:span text:style-name="T124_56">now</text:span><text:span text:style-name="T124_57"><text:s/></text:span><text:span text:style-name="T124_58">create</text:span><text:span text:style-name="T124_59"><text:s/></text:span><text:span text:style-name="T124_60">a</text:span><text:span text:style-name="T124_61"><text:s/></text:span><text:span text:style-name="T124_62">map</text:span><text:span text:style-name="T124_63"><text:s/></text:span><text:span text:style-name="T124_64">in</text:span><text:span text:style-name="T124_65"><text:s/></text:span><text:span text:style-name="T124_66">the</text:span><text:span text:style-name="T124_67"><text:s/></text:span><text:span text:style-name="T124_68">present</text:span><text:span text:style-name="T124_69"><text:s/></text:span><text:span text:style-name="T124_70">that</text:span><text:span text:style-name="T124_71"><text:s/></text:span><text:span text:style-name="T124_72">refers</text:span><text:span text:style-name="T124_73"><text:s/></text:span><text:span text:style-name="T124_74">to</text:span><text:span text:style-name="T124_75"><text:s/></text:span><text:span text:style-name="T124_76">the</text:span><text:span text:style-name="T124_77"><text:s/></text:span><text:span text:style-name="T124_78">physical</text:span><text:span text:style-name="T124_79">-</text:span><text:span text:style-name="T124_80">actual</text:span><text:span text:style-name="T124_81"><text:s/></text:span><text:span text:style-name="T124_82">and</text:span><text:span text:style-name="T124_83"><text:s/></text:span><text:span text:style-name="T124_84">which</text:span><text:span text:style-name="T124_85"><text:s/></text:span><text:span text:style-name="T124_86">also</text:span><text:span text:style-name="T124_87"><text:s/></text:span><text:span text:style-name="T124_88">has</text:span><text:span text:style-name="T124_89"><text:s/></text:span><text:span text:style-name="T124_90">the</text:span><text:span text:style-name="T124_91"><text:s/></text:span><text:span text:style-name="T124_92">ability</text:span><text:span text:style-name="T124_93"><text:s/></text:span><text:span text:style-name="T124_94">to</text:span><text:span text:style-name="T124_95"><text:s/></text:span><text:span text:style-name="T124_96">refer</text:span><text:span text:style-name="T124_97"><text:s/></text:span><text:span text:style-name="T124_98">both</text:span><text:span text:style-name="T124_99"><text:s/></text:span><text:span text:style-name="T124_100">to</text:span><text:span text:style-name="T124_101"><text:s/></text:span><text:span text:style-name="T124_102">present</text:span><text:span text:style-name="T124_103"><text:s/></text:span><text:span text:style-name="T124_104">emotional</text:span><text:span text:style-name="T124_105"><text:s/></text:span><text:span text:style-name="T124_106">states</text:span><text:span text:style-name="T124_107"><text:s/></text:span><text:span text:style-name="T124_108">and</text:span><text:span text:style-name="T124_109"><text:s/></text:span><text:span text:style-name="T124_110">potential</text:span><text:span text:style-name="T124_111"><text:s/></text:span><text:span text:style-name="T124_112">realities</text:span><text:span text:style-name="T124_113"><text:s/></text:span><text:span text:style-name="T124_114">which</text:span><text:span text:style-name="T124_115"><text:s/></text:span><text:span text:style-name="T124_116">can</text:span><text:span text:style-name="T124_117">,<text:s/></text:span><text:span text:style-name="T124_118">through</text:span><text:span text:style-name="T124_119"><text:s/></text:span><text:span text:style-name="T124_120">interpersonal</text:span><text:span text:style-name="T124_121"><text:s/></text:span><text:span text:style-name="T124_122">alignment</text:span><text:span text:style-name="T124_123"><text:s/></text:span><text:span text:style-name="T124_124">of</text:span><text:span text:style-name="T124_125"><text:s/></text:span><text:span text:style-name="T124_126">will</text:span><text:span text:style-name="T124_127"><text:s/></text:span><text:span text:style-name="T124_128">and</text:span><text:span text:style-name="T124_129"><text:s/></text:span><text:span text:style-name="T124_130">resources</text:span><text:span text:style-name="T124_131">,<text:s/></text:span><text:span text:style-name="T124_132">be</text:span><text:span text:style-name="T124_133"><text:s/></text:span><text:span text:style-name="T124_134">worked</text:span><text:span text:style-name="T124_135"><text:s/></text:span><text:span text:style-name="T124_136">toward</text:span><text:span text:style-name="T124_137"><text:s/></text:span><text:span text:style-name="T124_138">consciously</text:span><text:span text:style-name="T124_139"><text:s/></text:span><text:span text:style-name="T124_140">by</text:span><text:span text:style-name="T124_141"><text:s/></text:span><text:span text:style-name="T124_142">consensus</text:span><text:span text:style-name="T124_143">-</text:span><text:span text:style-name="T124_144">groups</text:span><text:span text:style-name="T124_145">.<text:s/></text:span><text:span text:style-name="T124_146">Netention</text:span><text:span text:style-name="T124_147"><text:s/></text:span><text:span text:style-name="T124_148">is</text:span><text:span text:style-name="T124_149"><text:s/></text:span><text:span text:style-name="T124_150">a</text:span><text:span text:style-name="T124_151"><text:s/></text:span><text:span text:style-name="T124_152">way</text:span><text:span text:style-name="T124_153"><text:s/></text:span><text:span text:style-name="T124_154">toward</text:span><text:span text:style-name="T124_155"><text:s/></text:span><text:span text:style-name="T124_156">the</text:span><text:span text:style-name="T124_157"><text:s/></text:span><text:span text:style-name="T124_158">redistribution</text:span><text:span text:style-name="T124_159"><text:s/></text:span><text:span text:style-name="T124_160">of</text:span><text:span text:style-name="T124_161"><text:s/></text:span><text:span text:style-name="T124_162">power</text:span><text:span text:style-name="T124_163"><text:s/></text:span><text:span text:style-name="T124_164">from</text:span><text:span text:style-name="T124_165"><text:s/></text:span><text:span text:style-name="T124_166">the</text:span><text:span text:style-name="T124_167"><text:s/></text:span><text:span text:style-name="T124_168">current</text:span><text:span text:style-name="T124_169"><text:s/></text:span><text:span text:style-name="T124_170">model</text:span><text:span text:style-name="T124_171">.<text:line-break/><text:line-break/></text:span><text:span text:style-name="T124_172">A</text:span><text:span text:style-name="T124_173"><text:s/></text:span><text:span text:style-name="T124_174">tool</text:span><text:span text:style-name="T124_175"><text:s/></text:span><text:span text:style-name="T124_176">is</text:span><text:span text:style-name="T124_177"><text:s/></text:span><text:span text:style-name="T124_178">something</text:span><text:span text:style-name="T124_179"><text:s/></text:span><text:span text:style-name="T124_180">that</text:span><text:span text:style-name="T124_181">,<text:s/></text:span><text:span text:style-name="T124_182">essentially</text:span><text:span text:style-name="T124_183">,<text:s/></text:span><text:span text:style-name="T124_184">makes</text:span><text:span text:style-name="T124_185"><text:s/></text:span><text:span text:style-name="T124_186">a</text:span><text:span text:style-name="T124_187"><text:s/></text:span><text:span text:style-name="T124_188">task</text:span><text:span text:style-name="T124_189"><text:s/></text:span><text:span text:style-name="T124_190">easier</text:span><text:span text:style-name="T124_191"><text:s/></text:span><text:span text:style-name="T124_192">than</text:span><text:span text:style-name="T124_193"><text:s/></text:span><text:span text:style-name="T124_194">without</text:span><text:span text:style-name="T124_195"><text:s/></text:span><text:span text:style-name="T124_196">it</text:span><text:span text:style-name="T124_197">.</text:span></text:p>
      <text:p text:style-name="P125"><text:span text:style-name="T125_1"><text:line-break/></text:span><text:span text:style-name="T125_2">A</text:span><text:span text:style-name="T125_3"><text:s/></text:span><text:span text:style-name="T125_4">map</text:span><text:span text:style-name="T125_5"><text:s/></text:span><text:span text:style-name="T125_6">is</text:span><text:span text:style-name="T125_7"><text:s/></text:span><text:span text:style-name="T125_8">a</text:span><text:span text:style-name="T125_9"><text:s/></text:span><text:span text:style-name="T125_10">locational</text:span><text:span text:style-name="T125_11"><text:s/>/<text:s/></text:span><text:span text:style-name="T125_12">directional</text:span><text:span text:style-name="T125_13"><text:s/>/<text:s/></text:span><text:span text:style-name="T125_14">representational</text:span><text:span text:style-name="T125_15"><text:s/></text:span><text:span text:style-name="T125_16">tool</text:span><text:span text:style-name="T125_17">,<text:s/></text:span><text:span text:style-name="T125_18">and</text:span><text:span text:style-name="T125_19"><text:s/></text:span><text:span text:style-name="T125_20">a</text:span><text:span text:style-name="T125_21"><text:s/></text:span><text:span text:style-name="T125_22">very</text:span><text:span text:style-name="T125_23"><text:s/></text:span><text:span text:style-name="T125_24">important</text:span><text:span text:style-name="T125_25"><text:s/></text:span><text:span text:style-name="T125_26">one</text:span><text:span text:style-name="T125_27">.<text:s/></text:span><text:span text:style-name="T125_28">It</text:span><text:span text:style-name="T125_29"><text:s/></text:span><text:span text:style-name="T125_30">is</text:span><text:span text:style-name="T125_31"><text:s/></text:span><text:span text:style-name="T125_32">subsequent</text:span><text:span text:style-name="T125_33"><text:s/></text:span><text:span text:style-name="T125_34">to</text:span><text:span text:style-name="T125_35"><text:s/></text:span><text:span text:style-name="T125_36">a</text:span><text:span text:style-name="T125_37"><text:s/></text:span><text:span text:style-name="T125_38">sense</text:span><text:span text:style-name="T125_39"><text:s/></text:span><text:span text:style-name="T125_40">of</text:span><text:span text:style-name="T125_41"><text:s/></text:span><text:span text:style-name="T125_42">direction</text:span><text:span text:style-name="T125_43"><text:s/></text:span><text:span text:style-name="T125_44">i</text:span><text:span text:style-name="T125_45">.</text:span><text:span text:style-name="T125_46">e</text:span><text:span text:style-name="T125_47">.<text:s/></text:span><text:span text:style-name="T125_48">in</text:span><text:span text:style-name="T125_49"><text:s/></text:span><text:span text:style-name="T125_50">which</text:span><text:span text:style-name="T125_51"><text:s/></text:span><text:span text:style-name="T125_52">direction</text:span><text:span text:style-name="T125_53"><text:s/></text:span><text:span text:style-name="T125_54">one</text:span><text:span text:style-name="T125_55"><text:s/></text:span><text:span text:style-name="T125_56">is</text:span><text:span text:style-name="T125_57"><text:s/></text:span><text:span text:style-name="T125_58">facing</text:span><text:span text:style-name="T125_59">,<text:s/></text:span><text:span text:style-name="T125_60">and</text:span><text:span text:style-name="T125_61"><text:s/></text:span><text:span text:style-name="T125_62">depends</text:span><text:span text:style-name="T125_63"><text:s/></text:span><text:span text:style-name="T125_64">on</text:span><text:span text:style-name="T125_65"><text:s/></text:span><text:span text:style-name="T125_66">one</text:span><text:span text:style-name="T125_67">'</text:span><text:span text:style-name="T125_68">s</text:span><text:span text:style-name="T125_69"><text:s/></text:span><text:span text:style-name="T125_70">knowing</text:span><text:span text:style-name="T125_71"><text:s/></text:span><text:span text:style-name="T125_72">where</text:span><text:span text:style-name="T125_73"><text:s/></text:span><text:span text:style-name="T125_74">one</text:span><text:span text:style-name="T125_75"><text:s/></text:span><text:span text:style-name="T125_76">is</text:span><text:span text:style-name="T125_77">.<text:s/></text:span><text:span text:style-name="T125_78">In</text:span><text:span text:style-name="T125_79"><text:s/></text:span><text:span text:style-name="T125_80">certain</text:span><text:span text:style-name="T125_81"><text:s/></text:span><text:span text:style-name="T125_82">Indonesian</text:span><text:span text:style-name="T125_83"><text:s/></text:span><text:span text:style-name="T125_84">cultures</text:span><text:span text:style-name="T125_85"><text:s/></text:span><text:span text:style-name="T125_86">this</text:span><text:span text:style-name="T125_87"><text:s/></text:span><text:span text:style-name="T125_88">directional</text:span><text:span text:style-name="T125_89"><text:s/></text:span><text:span text:style-name="T125_90">sense</text:span><text:span text:style-name="T125_91"><text:s/></text:span><text:span text:style-name="T125_92">is</text:span><text:span text:style-name="T125_93"><text:s/></text:span><text:span text:style-name="T125_94">honed</text:span><text:span text:style-name="T125_95"><text:s/></text:span><text:span text:style-name="T125_96">through</text:span><text:span text:style-name="T125_97"><text:s/></text:span><text:span text:style-name="T125_98">the</text:span><text:span text:style-name="T125_99"><text:s/></text:span><text:span text:style-name="T125_100">development</text:span><text:span text:style-name="T125_101"><text:s/></text:span><text:span text:style-name="T125_102">of</text:span><text:span text:style-name="T125_103"><text:s/></text:span><text:span text:style-name="T125_104">language</text:span><text:span text:style-name="T125_105">.<text:s/></text:span><text:span text:style-name="T125_106">In</text:span><text:span text:style-name="T125_107"><text:s/></text:span><text:span text:style-name="T125_108">one</text:span><text:span text:style-name="T125_109"><text:s/></text:span><text:span text:style-name="T125_110">particular</text:span><text:span text:style-name="T125_111"><text:s/></text:span><text:span text:style-name="T125_112">culture</text:span><text:span text:style-name="T125_113"><text:s/></text:span><text:span text:style-name="T125_114">of</text:span><text:span text:style-name="T125_115"><text:s/></text:span><text:span text:style-name="T125_116">the</text:span><text:span text:style-name="T125_117"><text:s/></text:span><text:span text:style-name="T125_118">Indonesian</text:span><text:span text:style-name="T125_119"><text:s/></text:span><text:span text:style-name="T125_120">islands</text:span><text:span text:style-name="T125_121"><text:s/></text:span><text:span text:style-name="T125_122">the</text:span><text:span text:style-name="T125_123"><text:s/></text:span><text:span text:style-name="T125_124">common</text:span><text:span text:style-name="T125_125"><text:s/></text:span><text:span text:style-name="T125_126">greeting</text:span><text:span text:style-name="T125_127"><text:s/></text:span><text:span text:style-name="T125_128">is</text:span><text:span text:style-name="T125_129"><text:s/>"</text:span><text:span text:style-name="T125_130">Where</text:span><text:span text:style-name="T125_131"><text:s/></text:span><text:span text:style-name="T125_132">are</text:span><text:span text:style-name="T125_133"><text:s/></text:span><text:span text:style-name="T125_134">you</text:span><text:span text:style-name="T125_135"><text:s/></text:span><text:span text:style-name="T125_136">headed</text:span><text:span text:style-name="T125_137">?"<text:s/></text:span><text:span text:style-name="T125_138">or</text:span><text:span text:style-name="T125_139">,<text:s/></text:span><text:span text:style-name="T125_140">literally</text:span><text:span text:style-name="T125_141"><text:s/></text:span><text:span text:style-name="T125_142">understood</text:span><text:span text:style-name="T125_143">,"</text:span><text:span text:style-name="T125_144">What</text:span><text:span text:style-name="T125_145"><text:s/></text:span><text:span text:style-name="T125_146">direction</text:span><text:span text:style-name="T125_147"><text:s/></text:span><text:span text:style-name="T125_148">are</text:span><text:span text:style-name="T125_149"><text:s/></text:span><text:span text:style-name="T125_150">you</text:span><text:span text:style-name="T125_151"><text:s/></text:span><text:span text:style-name="T125_152">going</text:span><text:span text:style-name="T125_153">?",<text:s/></text:span><text:span text:style-name="T125_154">the</text:span><text:span text:style-name="T125_155"><text:s/></text:span><text:span text:style-name="T125_156">expected</text:span><text:span text:style-name="T125_157"><text:s/></text:span><text:span text:style-name="T125_158">answer</text:span><text:span text:style-name="T125_159"><text:s/></text:span><text:span text:style-name="T125_160">is</text:span><text:span text:style-name="T125_161"><text:s/></text:span><text:span text:style-name="T125_162">directional</text:span><text:span text:style-name="T125_163"><text:s/></text:span><text:span text:style-name="T125_164">and</text:span><text:span text:style-name="T125_165"><text:s/></text:span><text:span text:style-name="T125_166">if</text:span><text:span text:style-name="T125_167"><text:s/></text:span><text:span text:style-name="T125_168">you</text:span><text:span text:style-name="T125_169"><text:s/></text:span><text:span text:style-name="T125_170">could</text:span><text:span text:style-name="T125_171"><text:s/></text:span><text:span text:style-name="T125_172">not</text:span><text:span text:style-name="T125_173"><text:s/></text:span><text:span text:style-name="T125_174">answer</text:span><text:span text:style-name="T125_175"><text:s/></text:span><text:span text:style-name="T125_176">that</text:span><text:span text:style-name="T125_177"><text:s/></text:span><text:span text:style-name="T125_178">would</text:span><text:span text:style-name="T125_179"><text:s/></text:span><text:span text:style-name="T125_180">be</text:span><text:span text:style-name="T125_181"><text:s/></text:span><text:span text:style-name="T125_182">the</text:span><text:span text:style-name="T125_183"><text:s/></text:span><text:span text:style-name="T125_184">end</text:span><text:span text:style-name="T125_185"><text:s/></text:span><text:span text:style-name="T125_186">of</text:span><text:span text:style-name="T125_187"><text:s/></text:span><text:span text:style-name="T125_188">the</text:span><text:span text:style-name="T125_189"><text:s/></text:span><text:span text:style-name="T125_190">conversation</text:span><text:span text:style-name="T125_191">.<text:s/></text:span><text:span text:style-name="T125_192">This</text:span><text:span text:style-name="T125_193"><text:s/></text:span><text:span text:style-name="T125_194">is</text:span><text:span text:style-name="T125_195"><text:s/></text:span><text:span text:style-name="T125_196">a</text:span><text:span text:style-name="T125_197"><text:s/></text:span><text:span text:style-name="T125_198">way</text:span><text:span text:style-name="T125_199"><text:s/></text:span><text:span text:style-name="T125_200">to</text:span><text:span text:style-name="T125_201"><text:s/></text:span><text:span text:style-name="T125_202">define</text:span><text:span text:style-name="T125_203"><text:s/></text:span><text:span text:style-name="T125_204">the</text:span><text:span text:style-name="T125_205"><text:s/></text:span><text:span text:style-name="T125_206">difference</text:span><text:span text:style-name="T125_207"><text:s/></text:span><text:span text:style-name="T125_208">between</text:span><text:span text:style-name="T125_209"><text:s/></text:span><text:span text:style-name="T125_210">a</text:span><text:span text:style-name="T125_211"><text:s/></text:span><text:span text:style-name="T125_212">child</text:span><text:span text:style-name="T125_213"><text:s/></text:span><text:span text:style-name="T125_214">and</text:span><text:span text:style-name="T125_215"><text:s/></text:span><text:span text:style-name="T125_216">someone</text:span><text:span text:style-name="T125_217"><text:s/></text:span><text:span text:style-name="T125_218">who</text:span><text:span text:style-name="T125_219"><text:s/></text:span><text:span text:style-name="T125_220">had</text:span><text:span text:style-name="T125_221">,<text:s/></text:span><text:span text:style-name="T125_222">at</text:span><text:span text:style-name="T125_223"><text:s/></text:span><text:span text:style-name="T125_224">least</text:span><text:span text:style-name="T125_225">,<text:s/></text:span><text:span text:style-name="T125_226">reached</text:span><text:span text:style-name="T125_227"><text:s/></text:span><text:span text:style-name="T125_228">adulthood</text:span><text:span text:style-name="T125_229">-<text:s/></text:span><text:span text:style-name="T125_230">in</text:span><text:span text:style-name="T125_231"><text:s/></text:span><text:span text:style-name="T125_232">that</text:span><text:span text:style-name="T125_233"><text:s/></text:span><text:span text:style-name="T125_234">an</text:span><text:span text:style-name="T125_235"><text:s/></text:span><text:span text:style-name="T125_236">adult</text:span><text:span text:style-name="T125_237"><text:s/></text:span><text:span text:style-name="T125_238">is</text:span><text:span text:style-name="T125_239"><text:s/></text:span><text:span text:style-name="T125_240">one</text:span><text:span text:style-name="T125_241"><text:s/></text:span><text:span text:style-name="T125_242">who</text:span><text:span text:style-name="T125_243"><text:s/></text:span><text:span text:style-name="T125_244">has</text:span><text:span text:style-name="T125_245"><text:s/></text:span><text:span text:style-name="T125_246">achieved</text:span><text:span text:style-name="T125_247"><text:s/></text:span><text:span text:style-name="T125_248">individuation</text:span><text:span text:style-name="T125_249">,<text:s/></text:span><text:span text:style-name="T125_250">one</text:span><text:span text:style-name="T125_251"><text:s/></text:span><text:span text:style-name="T125_252">who</text:span><text:span text:style-name="T125_253"><text:s/></text:span><text:span text:style-name="T125_254">knows</text:span><text:span text:style-name="T125_255"><text:s/></text:span><text:span text:style-name="T125_256">where</text:span><text:span text:style-name="T125_257"><text:s/></text:span><text:span text:style-name="T125_258">one</text:span><text:span text:style-name="T125_259"><text:s/></text:span><text:span text:style-name="T125_260">is</text:span><text:span text:style-name="T125_261">,<text:s/></text:span><text:span text:style-name="T125_262">and</text:span><text:span text:style-name="T125_263"><text:s/></text:span><text:span text:style-name="T125_264">where</text:span><text:span text:style-name="T125_265"><text:s/></text:span><text:span text:style-name="T125_266">one</text:span><text:span text:style-name="T125_267"><text:s/></text:span><text:span text:style-name="T125_268">is</text:span><text:span text:style-name="T125_269"><text:s/></text:span><text:span text:style-name="T125_270">going</text:span><text:span text:style-name="T125_271">,<text:s/></text:span><text:span text:style-name="T125_272">as</text:span><text:span text:style-name="T125_273"><text:s/></text:span><text:span text:style-name="T125_274">a</text:span><text:span text:style-name="T125_275"><text:s/></text:span><text:span text:style-name="T125_276">willing</text:span><text:span text:style-name="T125_277"><text:s/></text:span><text:span text:style-name="T125_278">and</text:span><text:span text:style-name="T125_279"><text:s/></text:span><text:span text:style-name="T125_280">capable</text:span><text:span text:style-name="T125_281"><text:s/></text:span><text:span text:style-name="T125_282">individuated</text:span><text:span text:style-name="T125_283"><text:s/></text:span><text:span text:style-name="T125_284">entity</text:span><text:span text:style-name="T125_285">.<text:line-break/><text:line-break/></text:span><text:span text:style-name="T125_286">In</text:span><text:span text:style-name="T125_287"><text:s/></text:span><text:span text:style-name="T125_288">tests</text:span><text:span text:style-name="T125_289"><text:s/></text:span><text:span text:style-name="T125_290">where</text:span><text:span text:style-name="T125_291"><text:s/></text:span><text:span text:style-name="T125_292">researchers</text:span><text:span text:style-name="T125_293"><text:s/></text:span><text:span text:style-name="T125_294">took</text:span><text:span text:style-name="T125_295"><text:s/></text:span><text:span text:style-name="T125_296">ten</text:span><text:span text:style-name="T125_297"><text:s/></text:span><text:span text:style-name="T125_298">photographs</text:span><text:span text:style-name="T125_299"><text:s/></text:span><text:span text:style-name="T125_300">of</text:span><text:span text:style-name="T125_301"><text:s/></text:span><text:span text:style-name="T125_302">an</text:span><text:span text:style-name="T125_303"><text:s/></text:span><text:span text:style-name="T125_304">obvious</text:span><text:span text:style-name="T125_305"><text:s/></text:span><text:span text:style-name="T125_306">sequence</text:span><text:span text:style-name="T125_307"><text:s/></text:span><text:span text:style-name="T125_308">and</text:span><text:span text:style-name="T125_309"><text:s/></text:span><text:span text:style-name="T125_310">jumbled</text:span><text:span text:style-name="T125_311"><text:s/></text:span><text:span text:style-name="T125_312">them</text:span><text:span text:style-name="T125_313">,<text:s/></text:span><text:span text:style-name="T125_314">different</text:span><text:span text:style-name="T125_315"><text:s/></text:span><text:span text:style-name="T125_316">cultures</text:span><text:span text:style-name="T125_317"><text:s/></text:span><text:span text:style-name="T125_318">arranged</text:span><text:span text:style-name="T125_319"><text:s/></text:span><text:span text:style-name="T125_320">them</text:span><text:span text:style-name="T125_321"><text:s/></text:span><text:span text:style-name="T125_322">in</text:span><text:span text:style-name="T125_323"><text:s/></text:span><text:span text:style-name="T125_324">different</text:span><text:span text:style-name="T125_325"><text:s/></text:span><text:span text:style-name="T125_326">ways</text:span><text:span text:style-name="T125_327">,<text:s/></text:span><text:span text:style-name="T125_328">europeans</text:span><text:span text:style-name="T125_329"><text:s/></text:span><text:span text:style-name="T125_330">from</text:span><text:span text:style-name="T125_331"><text:s/></text:span><text:span text:style-name="T125_332">left</text:span><text:span text:style-name="T125_333"><text:s/></text:span><text:span text:style-name="T125_334">to</text:span><text:span text:style-name="T125_335"><text:s/></text:span><text:span text:style-name="T125_336">right</text:span><text:span text:style-name="T125_337">,<text:s text:c="2"/></text:span><text:span text:style-name="T125_338">chinese</text:span><text:span text:style-name="T125_339"><text:s/></text:span><text:span text:style-name="T125_340">from</text:span><text:span text:style-name="T125_341"><text:s/></text:span><text:span text:style-name="T125_342">right</text:span><text:span text:style-name="T125_343"><text:s/></text:span><text:span text:style-name="T125_344">to</text:span><text:span text:style-name="T125_345"><text:s/></text:span><text:span text:style-name="T125_346">left</text:span><text:span text:style-name="T125_347">.<text:s/></text:span><text:span text:style-name="T125_348">People</text:span><text:span text:style-name="T125_349"><text:s/></text:span><text:span text:style-name="T125_350">from</text:span><text:span text:style-name="T125_351"><text:s/></text:span><text:span text:style-name="T125_352">this</text:span><text:span text:style-name="T125_353"><text:s/></text:span><text:span text:style-name="T125_354">particular</text:span><text:span text:style-name="T125_355"><text:s/></text:span><text:span text:style-name="T125_356">Indonesian</text:span><text:span text:style-name="T125_357"><text:s/></text:span><text:span text:style-name="T125_358">culture</text:span><text:span text:style-name="T125_359"><text:s/></text:span><text:span text:style-name="T125_360">arranged</text:span><text:span text:style-name="T125_361"><text:s/></text:span><text:span text:style-name="T125_362">them</text:span><text:span text:style-name="T125_363"><text:s/></text:span><text:span text:style-name="T125_364">in</text:span><text:span text:style-name="T125_365"><text:s/></text:span><text:span text:style-name="T125_366">different</text:span><text:span text:style-name="T125_367"><text:s/></text:span><text:span text:style-name="T125_368">directions</text:span><text:span text:style-name="T125_369"><text:s/></text:span><text:span text:style-name="T125_370">depending</text:span><text:span text:style-name="T125_371"><text:s/></text:span><text:span text:style-name="T125_372">on</text:span><text:span text:style-name="T125_373"><text:s/></text:span><text:span text:style-name="T125_374">the</text:span><text:span text:style-name="T125_375"><text:s/></text:span><text:span text:style-name="T125_376">direction</text:span><text:span text:style-name="T125_377"><text:s/></text:span><text:span text:style-name="T125_378">they</text:span><text:span text:style-name="T125_379"><text:s/></text:span><text:span text:style-name="T125_380">were</text:span><text:span text:style-name="T125_381"><text:s/></text:span><text:span text:style-name="T125_382">facing</text:span><text:span text:style-name="T125_383"><text:s/></text:span><text:span text:style-name="T125_384">at</text:span><text:span text:style-name="T125_385"><text:s/></text:span><text:span text:style-name="T125_386">the</text:span><text:span text:style-name="T125_387"><text:s/></text:span><text:span text:style-name="T125_388">time</text:span><text:span text:style-name="T125_389">...</text:span><text:span text:style-name="T125_390">if</text:span><text:span text:style-name="T125_391"><text:s/></text:span><text:span text:style-name="T125_392">facing</text:span><text:span text:style-name="T125_393"><text:s/></text:span><text:span text:style-name="T125_394">east</text:span><text:span text:style-name="T125_395">:<text:s/></text:span><text:span text:style-name="T125_396">the</text:span><text:span text:style-name="T125_397"><text:s/></text:span><text:span text:style-name="T125_398">cards</text:span><text:span text:style-name="T125_399"><text:s/></text:span><text:span text:style-name="T125_400">were</text:span><text:span text:style-name="T125_401"><text:s/></text:span><text:span text:style-name="T125_402">arranged</text:span><text:span text:style-name="T125_403"><text:s/></text:span><text:span text:style-name="T125_404">from</text:span><text:span text:style-name="T125_405"><text:s/></text:span><text:span text:style-name="T125_406">outer</text:span><text:span text:style-name="T125_407">-</text:span><text:span text:style-name="T125_408">front</text:span><text:span text:style-name="T125_409"><text:s/></text:span><text:span text:style-name="T125_410">coming</text:span><text:span text:style-name="T125_411"><text:s/></text:span><text:span text:style-name="T125_412">towards</text:span><text:span text:style-name="T125_413"><text:s/></text:span><text:span text:style-name="T125_414">them</text:span><text:span text:style-name="T125_415">,<text:s/></text:span><text:span text:style-name="T125_416">if</text:span><text:span text:style-name="T125_417"><text:s/></text:span><text:span text:style-name="T125_418">facing</text:span><text:span text:style-name="T125_419"><text:s/></text:span><text:span text:style-name="T125_420">west</text:span><text:span text:style-name="T125_421">:<text:s/></text:span><text:span text:style-name="T125_422">from</text:span><text:span text:style-name="T125_423"><text:s/></text:span><text:span text:style-name="T125_424">close</text:span><text:span text:style-name="T125_425"><text:s/></text:span><text:span text:style-name="T125_426">progressing</text:span><text:span text:style-name="T125_427"><text:s/></text:span><text:span text:style-name="T125_428">away</text:span><text:span text:style-name="T125_429"><text:s/></text:span><text:span text:style-name="T125_430">from</text:span><text:span text:style-name="T125_431"><text:s/></text:span><text:span text:style-name="T125_432">them</text:span><text:span text:style-name="T125_433">,<text:s/></text:span><text:span text:style-name="T125_434">when</text:span><text:span text:style-name="T125_435"><text:s/></text:span><text:span text:style-name="T125_436">facing</text:span><text:span text:style-name="T125_437"><text:s/></text:span><text:span text:style-name="T125_438">north</text:span><text:span text:style-name="T125_439">:<text:s/></text:span><text:span text:style-name="T125_440">from</text:span><text:span text:style-name="T125_441"><text:s/></text:span><text:span text:style-name="T125_442">right</text:span><text:span text:style-name="T125_443"><text:s/></text:span><text:span text:style-name="T125_444">to</text:span><text:span text:style-name="T125_445"><text:s/></text:span><text:span text:style-name="T125_446">left</text:span><text:span text:style-name="T125_447">,<text:s/></text:span><text:span text:style-name="T125_448">and</text:span><text:span text:style-name="T125_449"><text:s/></text:span><text:span text:style-name="T125_450">when</text:span><text:span text:style-name="T125_451"><text:s/></text:span><text:span text:style-name="T125_452">facing</text:span><text:span text:style-name="T125_453"><text:s/></text:span><text:span text:style-name="T125_454">south</text:span><text:span text:style-name="T125_455">:<text:s/></text:span><text:span text:style-name="T125_456">from</text:span><text:span text:style-name="T125_457"><text:s/></text:span><text:span text:style-name="T125_458">left</text:span><text:span text:style-name="T125_459"><text:s/></text:span><text:span text:style-name="T125_460">to</text:span><text:span text:style-name="T125_461"><text:s/></text:span><text:span text:style-name="T125_462">right</text:span><text:span text:style-name="T125_463">.<text:s/></text:span></text:p>
      <text:p text:style-name="P126"><text:span text:style-name="T126_1"><text:line-break/></text:span><text:span text:style-name="T126_2">The</text:span><text:span text:style-name="T126_3"><text:s/></text:span><text:span text:style-name="T126_4">fact</text:span><text:span text:style-name="T126_5"><text:s/></text:span><text:span text:style-name="T126_6">of</text:span><text:span text:style-name="T126_7"><text:s/></text:span><text:span text:style-name="T126_8">the</text:span><text:span text:style-name="T126_9"><text:s/></text:span><text:span text:style-name="T126_10">hinge</text:span><text:span text:style-name="T126_11"><text:s/></text:span><text:span text:style-name="T126_12">being</text:span><text:span text:style-name="T126_13"><text:s/></text:span><text:span text:style-name="T126_14">upon</text:span><text:span text:style-name="T126_15"><text:s/></text:span><text:span text:style-name="T126_16">language</text:span><text:span text:style-name="T126_17"><text:s/></text:span><text:span text:style-name="T126_18">in</text:span><text:span text:style-name="T126_19"><text:s/></text:span><text:span text:style-name="T126_20">this</text:span><text:span text:style-name="T126_21"><text:s/></text:span><text:span text:style-name="T126_22">example</text:span><text:span text:style-name="T126_23"><text:s/></text:span><text:span text:style-name="T126_24">is</text:span><text:span text:style-name="T126_25"><text:s/></text:span><text:span text:style-name="T126_26">very</text:span><text:span text:style-name="T126_27"><text:s/></text:span><text:span text:style-name="T126_28">telling</text:span><text:span text:style-name="T126_29"><text:s/></text:span><text:span text:style-name="T126_30">of</text:span><text:span text:style-name="T126_31"><text:s/></text:span><text:span text:style-name="T126_32">what</text:span><text:span text:style-name="T126_33"><text:s/></text:span><text:span text:style-name="T126_34">happened</text:span><text:span text:style-name="T126_35"><text:s/></text:span><text:span text:style-name="T126_36">in</text:span><text:span text:style-name="T126_37"><text:s/></text:span><text:span text:style-name="T126_38">the</text:span><text:span text:style-name="T126_39"><text:s/></text:span><text:span text:style-name="T126_40">other</text:span><text:span text:style-name="T126_41"><text:s/></text:span><text:span text:style-name="T126_42">two</text:span><text:span text:style-name="T126_43"><text:s/></text:span><text:span text:style-name="T126_44">cases</text:span><text:span text:style-name="T126_45">,<text:s/></text:span><text:span text:style-name="T126_46">namely</text:span><text:span text:style-name="T126_47"><text:s/></text:span><text:span text:style-name="T126_48">the</text:span><text:span text:style-name="T126_49"><text:s/></text:span><text:span text:style-name="T126_50">european</text:span><text:span text:style-name="T126_51"><text:s/></text:span><text:span text:style-name="T126_52">and</text:span><text:span text:style-name="T126_53"><text:s/></text:span><text:span text:style-name="T126_54">the</text:span><text:span text:style-name="T126_55"><text:s/></text:span><text:span text:style-name="T126_56">chinese</text:span><text:span text:style-name="T126_57"><text:s/></text:span><text:span text:style-name="T126_58">cultures</text:span><text:span text:style-name="T126_59">.<text:s/></text:span><text:span text:style-name="T126_60">All</text:span><text:span text:style-name="T126_61"><text:s/></text:span><text:span text:style-name="T126_62">of</text:span><text:span text:style-name="T126_63"><text:s/></text:span><text:span text:style-name="T126_64">these</text:span><text:span text:style-name="T126_65"><text:s/></text:span><text:span text:style-name="T126_66">situations</text:span><text:span text:style-name="T126_67"><text:s/></text:span><text:span text:style-name="T126_68">depend</text:span><text:span text:style-name="T126_69"><text:s/></text:span><text:span text:style-name="T126_70">upon</text:span><text:span text:style-name="T126_71"><text:s/></text:span><text:span text:style-name="T126_72">language</text:span><text:span text:style-name="T126_73">,<text:s/></text:span><text:span text:style-name="T126_74">but</text:span><text:span text:style-name="T126_75"><text:s/></text:span><text:span text:style-name="T126_76">the</text:span><text:span text:style-name="T126_77"><text:s/></text:span><text:span text:style-name="T126_78">difference</text:span><text:span text:style-name="T126_79"><text:s/></text:span><text:span text:style-name="T126_80">is</text:span><text:span text:style-name="T126_81"><text:s/></text:span><text:span text:style-name="T126_82">that</text:span><text:span text:style-name="T126_83"><text:s/></text:span><text:span text:style-name="T126_84">the</text:span><text:span text:style-name="T126_85"><text:s/></text:span><text:span text:style-name="T126_86">Indonesian</text:span><text:span text:style-name="T126_87"><text:s/></text:span><text:span text:style-name="T126_88">islanders</text:span><text:span text:style-name="T126_89"><text:s/></text:span><text:span text:style-name="T126_90">were</text:span><text:span text:style-name="T126_91"><text:s/></text:span><text:span text:style-name="T126_92">an</text:span><text:span text:style-name="T126_93"><text:s/></text:span><text:span text:style-name="T126_94">oral</text:span><text:span text:style-name="T126_95"><text:s/></text:span><text:span text:style-name="T126_96">tradition</text:span><text:span text:style-name="T126_97"><text:s/></text:span><text:span text:style-name="T126_98">as</text:span><text:span text:style-name="T126_99"><text:s/></text:span><text:span text:style-name="T126_100">opposed</text:span><text:span text:style-name="T126_101"><text:s/></text:span><text:span text:style-name="T126_102">to</text:span><text:span text:style-name="T126_103"><text:s/></text:span><text:span text:style-name="T126_104">a</text:span><text:span text:style-name="T126_105"><text:s/></text:span><text:span text:style-name="T126_106">written</text:span><text:span text:style-name="T126_107"><text:s/></text:span><text:span text:style-name="T126_108">language</text:span><text:span text:style-name="T126_109"><text:s/></text:span><text:span text:style-name="T126_110">culture</text:span><text:span text:style-name="T126_111">,<text:s/></text:span><text:span text:style-name="T126_112">and</text:span><text:span text:style-name="T126_113"><text:s/></text:span><text:span text:style-name="T126_114">so</text:span><text:span text:style-name="T126_115"><text:s/></text:span><text:span text:style-name="T126_116">their</text:span><text:span text:style-name="T126_117"><text:s/></text:span><text:span text:style-name="T126_118">directive</text:span><text:span text:style-name="T126_119"><text:s/></text:span><text:span text:style-name="T126_120">sense</text:span><text:span text:style-name="T126_121"><text:s/></text:span><text:span text:style-name="T126_122">was</text:span><text:span text:style-name="T126_123"><text:s/></text:span><text:span text:style-name="T126_124">dependent</text:span><text:span text:style-name="T126_125"><text:s/></text:span><text:span text:style-name="T126_126">on</text:span><text:span text:style-name="T126_127"><text:s/></text:span><text:span text:style-name="T126_128">the</text:span><text:span text:style-name="T126_129"><text:s/></text:span><text:span text:style-name="T126_130">natural</text:span><text:span text:style-name="T126_131"><text:s/></text:span><text:span text:style-name="T126_132">environment</text:span><text:span text:style-name="T126_133">,<text:s/></text:span><text:span text:style-name="T126_134">the</text:span><text:span text:style-name="T126_135"><text:s/></text:span><text:span text:style-name="T126_136">movement</text:span><text:span text:style-name="T126_137"><text:s/></text:span><text:span text:style-name="T126_138">of</text:span><text:span text:style-name="T126_139"><text:s/></text:span><text:span text:style-name="T126_140">the</text:span><text:span text:style-name="T126_141"><text:s/></text:span><text:span text:style-name="T126_142">sun</text:span><text:span text:style-name="T126_143"><text:s/></text:span><text:span text:style-name="T126_144">by</text:span><text:span text:style-name="T126_145"><text:s/></text:span><text:span text:style-name="T126_146">day</text:span><text:span text:style-name="T126_147"><text:s/></text:span><text:span text:style-name="T126_148">in</text:span><text:span text:style-name="T126_149"><text:s/></text:span><text:span text:style-name="T126_150">the</text:span><text:span text:style-name="T126_151"><text:s/></text:span><text:span text:style-name="T126_152">first</text:span><text:span text:style-name="T126_153"><text:s/></text:span><text:span text:style-name="T126_154">two</text:span><text:span text:style-name="T126_155"><text:s/></text:span><text:span text:style-name="T126_156">cases</text:span><text:span text:style-name="T126_157">,<text:s/></text:span><text:span text:style-name="T126_158">and</text:span><text:span text:style-name="T126_159"><text:s/></text:span><text:span text:style-name="T126_160">the</text:span><text:span text:style-name="T126_161"><text:s/></text:span><text:span text:style-name="T126_162">rotation</text:span><text:span text:style-name="T126_163"><text:s/>'</text:span><text:span text:style-name="T126_164">of</text:span><text:span text:style-name="T126_165"><text:s/></text:span><text:span text:style-name="T126_166">the</text:span><text:span text:style-name="T126_167"><text:s/></text:span><text:span text:style-name="T126_168">stars</text:span><text:span text:style-name="T126_169">'<text:s/></text:span><text:span text:style-name="T126_170">by</text:span><text:span text:style-name="T126_171"><text:s/></text:span><text:span text:style-name="T126_172">night</text:span><text:span text:style-name="T126_173"><text:s/></text:span><text:span text:style-name="T126_174">in</text:span><text:span text:style-name="T126_175"><text:s/></text:span><text:span text:style-name="T126_176">the</text:span><text:span text:style-name="T126_177"><text:s/></text:span><text:span text:style-name="T126_178">latter</text:span><text:span text:style-name="T126_179"><text:s/></text:span><text:span text:style-name="T126_180">two</text:span><text:span text:style-name="T126_181"><text:s/></text:span><text:span text:style-name="T126_182">cases</text:span><text:span text:style-name="T126_183">.<text:s/></text:span><text:span text:style-name="T126_184">For</text:span><text:span text:style-name="T126_185"><text:s/></text:span><text:span text:style-name="T126_186">the</text:span><text:span text:style-name="T126_187"><text:s/></text:span><text:span text:style-name="T126_188">europeans</text:span><text:span text:style-name="T126_189"><text:s/></text:span><text:span text:style-name="T126_190">and</text:span><text:span text:style-name="T126_191"><text:s/></text:span><text:span text:style-name="T126_192">the</text:span><text:span text:style-name="T126_193"><text:s/></text:span><text:span text:style-name="T126_194">chinese</text:span><text:span text:style-name="T126_195">,<text:s/></text:span><text:span text:style-name="T126_196">who</text:span><text:span text:style-name="T126_197"><text:s/></text:span><text:span text:style-name="T126_198">had</text:span><text:span text:style-name="T126_199"><text:s/></text:span><text:span text:style-name="T126_200">developed</text:span><text:span text:style-name="T126_201"><text:s/></text:span><text:span text:style-name="T126_202">written</text:span><text:span text:style-name="T126_203"><text:s/></text:span><text:span text:style-name="T126_204">language</text:span><text:span text:style-name="T126_205">,<text:s/></text:span><text:span text:style-name="T126_206">their</text:span><text:span text:style-name="T126_207"><text:s/></text:span><text:span text:style-name="T126_208">directive</text:span><text:span text:style-name="T126_209"><text:s/></text:span><text:span text:style-name="T126_210">sense</text:span><text:span text:style-name="T126_211"><text:s/></text:span><text:span text:style-name="T126_212">became</text:span><text:span text:style-name="T126_213"><text:s/></text:span><text:span text:style-name="T126_214">attuned</text:span><text:span text:style-name="T126_215"><text:s/></text:span><text:span text:style-name="T126_216">to</text:span><text:span text:style-name="T126_217"><text:s/></text:span><text:span text:style-name="T126_218">the</text:span><text:span text:style-name="T126_219"><text:s/></text:span><text:span text:style-name="T126_220">form</text:span><text:span text:style-name="T126_221"><text:s/></text:span><text:span text:style-name="T126_222">in</text:span><text:span text:style-name="T126_223"><text:s/></text:span><text:span text:style-name="T126_224">which</text:span><text:span text:style-name="T126_225"><text:s/></text:span><text:span text:style-name="T126_226">they</text:span><text:span text:style-name="T126_227"><text:s/></text:span><text:span text:style-name="T126_228">wrote</text:span><text:span text:style-name="T126_229"><text:s/></text:span><text:span text:style-name="T126_230">in</text:span><text:span text:style-name="T126_231"><text:s/></text:span><text:span text:style-name="T126_232">both</text:span><text:span text:style-name="T126_233"><text:s/></text:span><text:span text:style-name="T126_234">cases</text:span><text:span text:style-name="T126_235">;<text:s/></text:span><text:span text:style-name="T126_236">for</text:span><text:span text:style-name="T126_237"><text:s/></text:span><text:span text:style-name="T126_238">the</text:span><text:span text:style-name="T126_239"><text:s/></text:span><text:span text:style-name="T126_240">europeans</text:span><text:span text:style-name="T126_241"><text:s/>-<text:s/></text:span><text:span text:style-name="T126_242">from</text:span><text:span text:style-name="T126_243"><text:s/></text:span><text:span text:style-name="T126_244">left</text:span><text:span text:style-name="T126_245"><text:s/></text:span><text:span text:style-name="T126_246">to</text:span><text:span text:style-name="T126_247"><text:s/></text:span><text:span text:style-name="T126_248">right</text:span><text:span text:style-name="T126_249">,<text:s/></text:span><text:span text:style-name="T126_250">and</text:span><text:span text:style-name="T126_251"><text:s/></text:span><text:span text:style-name="T126_252">for</text:span><text:span text:style-name="T126_253"><text:s/></text:span><text:span text:style-name="T126_254">the</text:span><text:span text:style-name="T126_255"><text:s/></text:span><text:span text:style-name="T126_256">chinese</text:span><text:span text:style-name="T126_257"><text:s/>-<text:s/></text:span><text:span text:style-name="T126_258">from</text:span><text:span text:style-name="T126_259"><text:s/></text:span><text:span text:style-name="T126_260">right</text:span><text:span text:style-name="T126_261"><text:s/></text:span><text:span text:style-name="T126_262">to</text:span><text:span text:style-name="T126_263"><text:s/></text:span><text:span text:style-name="T126_264">left</text:span><text:span text:style-name="T126_265">.<text:line-break/><text:line-break/></text:span><text:span text:style-name="T126_266">The</text:span><text:span text:style-name="T126_267"><text:s/></text:span><text:span text:style-name="T126_268">point</text:span><text:span text:style-name="T126_269"><text:s/></text:span><text:span text:style-name="T126_270">is</text:span><text:span text:style-name="T126_271"><text:s/></text:span><text:span text:style-name="T126_272">that</text:span><text:span text:style-name="T126_273"><text:s/></text:span><text:span text:style-name="T126_274">this</text:span><text:span text:style-name="T126_275"><text:s/></text:span><text:span text:style-name="T126_276">use</text:span><text:span text:style-name="T126_277"><text:s/></text:span><text:span text:style-name="T126_278">of</text:span><text:span text:style-name="T126_279"><text:s/></text:span><text:span text:style-name="T126_280">language</text:span><text:span text:style-name="T126_281"><text:s/></text:span><text:span text:style-name="T126_282">by</text:span><text:span text:style-name="T126_283"><text:s/></text:span><text:span text:style-name="T126_284">the</text:span><text:span text:style-name="T126_285"><text:s/></text:span><text:span text:style-name="T126_286">Indonesian</text:span><text:span text:style-name="T126_287"><text:s/></text:span><text:span text:style-name="T126_288">islanders</text:span><text:span text:style-name="T126_289">,<text:s/></text:span><text:span text:style-name="T126_290">as</text:span><text:span text:style-name="T126_291"><text:s/></text:span><text:span text:style-name="T126_292">a</text:span><text:span text:style-name="T126_293"><text:s/></text:span><text:span text:style-name="T126_294">tool</text:span><text:span text:style-name="T126_295"><text:s/></text:span><text:span text:style-name="T126_296">to</text:span><text:span text:style-name="T126_297"><text:s/></text:span><text:span text:style-name="T126_298">convey</text:span><text:span text:style-name="T126_299"><text:s/></text:span><text:span text:style-name="T126_300">and</text:span><text:span text:style-name="T126_301"><text:s/></text:span><text:span text:style-name="T126_302">cultivate</text:span><text:span text:style-name="T126_303"><text:s/></text:span><text:span text:style-name="T126_304">a</text:span><text:span text:style-name="T126_305"><text:s/></text:span><text:span text:style-name="T126_306">deeply</text:span><text:span text:style-name="T126_307"><text:s/></text:span><text:span text:style-name="T126_308">intuitive</text:span><text:span text:style-name="T126_309"><text:s/></text:span><text:span text:style-name="T126_310">awareness</text:span><text:span text:style-name="T126_311">,<text:s/></text:span><text:span text:style-name="T126_312">is</text:span><text:span text:style-name="T126_313"><text:s/></text:span><text:span text:style-name="T126_314">something</text:span><text:span text:style-name="T126_315"><text:s/></text:span><text:span text:style-name="T126_316">that</text:span><text:span text:style-name="T126_317"><text:s/></text:span><text:span text:style-name="T126_318">is</text:span><text:span text:style-name="T126_319"><text:s/></text:span><text:span text:style-name="T126_320">possible</text:span><text:span text:style-name="T126_321"><text:s/></text:span><text:span text:style-name="T126_322">now</text:span><text:span text:style-name="T126_323"><text:s/></text:span><text:span text:style-name="T126_324">in</text:span><text:span text:style-name="T126_325"><text:s/></text:span><text:span text:style-name="T126_326">a</text:span><text:span text:style-name="T126_327"><text:s/></text:span><text:span text:style-name="T126_328">new</text:span><text:span text:style-name="T126_329"><text:s/></text:span><text:span text:style-name="T126_330">form</text:span><text:span text:style-name="T126_331">.<text:s/></text:span><text:span text:style-name="T126_332">This</text:span><text:span text:style-name="T126_333"><text:s/></text:span><text:span text:style-name="T126_334">is</text:span><text:span text:style-name="T126_335"><text:s/></text:span><text:span text:style-name="T126_336">what</text:span><text:span text:style-name="T126_337"><text:s/></text:span><text:span text:style-name="T126_338">Netention</text:span><text:span text:style-name="T126_339"><text:s/></text:span><text:span text:style-name="T126_340">can</text:span><text:span text:style-name="T126_341"><text:s/></text:span><text:span text:style-name="T126_342">offer</text:span><text:span text:style-name="T126_343">,<text:s/></text:span><text:span text:style-name="T126_344">but</text:span><text:span text:style-name="T126_345"><text:s/></text:span><text:span text:style-name="T126_346">in</text:span><text:span text:style-name="T126_347"><text:s/></text:span><text:span text:style-name="T126_348">a</text:span><text:span text:style-name="T126_349"><text:s/></text:span><text:span text:style-name="T126_350">very</text:span><text:span text:style-name="T126_351"><text:s/></text:span><text:span text:style-name="T126_352">different</text:span><text:span text:style-name="T126_353"><text:s/></text:span><text:span text:style-name="T126_354">way</text:span><text:span text:style-name="T126_355">,<text:s/></text:span><text:span text:style-name="T126_356">a</text:span><text:span text:style-name="T126_357"><text:s/></text:span><text:span text:style-name="T126_358">way</text:span><text:span text:style-name="T126_359"><text:s/></text:span><text:span text:style-name="T126_360">which</text:span><text:span text:style-name="T126_361"><text:s/></text:span><text:span text:style-name="T126_362">is</text:span><text:span text:style-name="T126_363"><text:s/></text:span><text:span text:style-name="T126_364">only</text:span><text:span text:style-name="T126_365"><text:s/></text:span><text:span text:style-name="T126_366">possible</text:span><text:span text:style-name="T126_367"><text:s/></text:span><text:span text:style-name="T126_368">given</text:span><text:span text:style-name="T126_369"><text:s/></text:span><text:span text:style-name="T126_370">our</text:span><text:span text:style-name="T126_371"><text:s/></text:span><text:span text:style-name="T126_372">particular</text:span><text:span text:style-name="T126_373"><text:s/></text:span><text:span text:style-name="T126_374">situation</text:span><text:span text:style-name="T126_375"><text:s/></text:span><text:span text:style-name="T126_376">here</text:span><text:span text:style-name="T126_377"><text:s/></text:span><text:span text:style-name="T126_378">in</text:span><text:span text:style-name="T126_379"><text:s/></text:span><text:span text:style-name="T126_380">the</text:span><text:span text:style-name="T126_381"><text:s/></text:span><text:span text:style-name="T126_382">present</text:span><text:span text:style-name="T126_383">.<text:line-break/><text:line-break/></text:span><text:span text:style-name="T126_384">Another</text:span><text:span text:style-name="T126_385"><text:s/></text:span><text:span text:style-name="T126_386">point</text:span><text:span text:style-name="T126_387"><text:s/></text:span><text:span text:style-name="T126_388">here</text:span><text:span text:style-name="T126_389"><text:s/></text:span><text:span text:style-name="T126_390">is</text:span><text:span text:style-name="T126_391"><text:s/></text:span><text:span text:style-name="T126_392">that</text:span><text:span text:style-name="T126_393"><text:s/></text:span><text:span text:style-name="T126_394">a</text:span><text:span text:style-name="T126_395"><text:s/>'</text:span><text:span text:style-name="T126_396">map</text:span><text:span text:style-name="T126_397">'<text:s/></text:span><text:span text:style-name="T126_398">as</text:span><text:span text:style-name="T126_399"><text:s/></text:span><text:span text:style-name="T126_400">most</text:span><text:span text:style-name="T126_401"><text:s/></text:span><text:span text:style-name="T126_402">people</text:span><text:span text:style-name="T126_403"><text:s/></text:span><text:span text:style-name="T126_404">perceive</text:span><text:span text:style-name="T126_405"><text:s/></text:span><text:span text:style-name="T126_406">it</text:span><text:span text:style-name="T126_407">,<text:s/></text:span><text:span text:style-name="T126_408">and</text:span><text:span text:style-name="T126_409"><text:s/></text:span><text:span text:style-name="T126_410">the</text:span><text:span text:style-name="T126_411"><text:s/></text:span><text:span text:style-name="T126_412">deeper</text:span><text:span text:style-name="T126_413"><text:s/></text:span><text:span text:style-name="T126_414">meaning</text:span><text:span text:style-name="T126_415"><text:s/></text:span><text:span text:style-name="T126_416">of</text:span><text:span text:style-name="T126_417"><text:s/></text:span><text:span text:style-name="T126_418">a</text:span><text:span text:style-name="T126_419"><text:s/></text:span><text:span text:style-name="T126_420">map</text:span><text:span text:style-name="T126_421"><text:s/></text:span><text:span text:style-name="T126_422">as</text:span><text:span text:style-name="T126_423"><text:s/></text:span><text:span text:style-name="T126_424">I</text:span><text:span text:style-name="T126_425"><text:s/></text:span><text:span text:style-name="T126_426">am</text:span><text:span text:style-name="T126_427"><text:s/></text:span><text:span text:style-name="T126_428">intending</text:span><text:span text:style-name="T126_429"><text:s/></text:span><text:span text:style-name="T126_430">to</text:span><text:span text:style-name="T126_431"><text:s/></text:span><text:span text:style-name="T126_432">convey</text:span><text:span text:style-name="T126_433">,<text:s/></text:span><text:span text:style-name="T126_434">is</text:span><text:span text:style-name="T126_435"><text:s/></text:span><text:span text:style-name="T126_436">somewhat</text:span><text:span text:style-name="T126_437"><text:s/></text:span><text:span text:style-name="T126_438">similar</text:span><text:span text:style-name="T126_439">,<text:s/></text:span><text:span text:style-name="T126_440">in</text:span><text:span text:style-name="T126_441"><text:s/></text:span><text:span text:style-name="T126_442">its</text:span><text:span text:style-name="T126_443"><text:s/></text:span><text:span text:style-name="T126_444">difference</text:span><text:span text:style-name="T126_445">,<text:s/></text:span><text:span text:style-name="T126_446">to</text:span><text:span text:style-name="T126_447"><text:s/></text:span><text:span text:style-name="T126_448">the</text:span><text:span text:style-name="T126_449"><text:s/></text:span><text:span text:style-name="T126_450">sense</text:span><text:span text:style-name="T126_451"><text:s/></text:span><text:span text:style-name="T126_452">of</text:span><text:span text:style-name="T126_453"><text:s/></text:span><text:span text:style-name="T126_454">direction</text:span><text:span text:style-name="T126_455"><text:s/></text:span><text:span text:style-name="T126_456">of</text:span><text:span text:style-name="T126_457"><text:s/></text:span><text:span text:style-name="T126_458">these</text:span><text:span text:style-name="T126_459"><text:s/></text:span><text:span text:style-name="T126_460">islanders</text:span><text:span text:style-name="T126_461"><text:s/></text:span><text:span text:style-name="T126_462">and</text:span><text:span text:style-name="T126_463"><text:s/></text:span><text:span text:style-name="T126_464">our</text:span><text:span text:style-name="T126_465"><text:s/></text:span><text:span text:style-name="T126_466">sense</text:span><text:span text:style-name="T126_467"><text:s/></text:span><text:span text:style-name="T126_468">of</text:span><text:span text:style-name="T126_469"><text:s/></text:span><text:span text:style-name="T126_470">direction</text:span><text:span text:style-name="T126_471"><text:s/></text:span><text:span text:style-name="T126_472">in</text:span><text:span text:style-name="T126_473"><text:s/></text:span><text:span text:style-name="T126_474">the</text:span><text:span text:style-name="T126_475"><text:s/></text:span><text:span text:style-name="T126_476">west</text:span><text:span text:style-name="T126_477">.<text:s/></text:span><text:span text:style-name="T126_478">We</text:span><text:span text:style-name="T126_479"><text:s/></text:span><text:span text:style-name="T126_480">have</text:span><text:span text:style-name="T126_481"><text:s/></text:span><text:span text:style-name="T126_482">externalised</text:span><text:span text:style-name="T126_483"><text:s/></text:span><text:span text:style-name="T126_484">our</text:span><text:span text:style-name="T126_485"><text:s/></text:span><text:span text:style-name="T126_486">felt</text:span><text:span text:style-name="T126_487"><text:s/></text:span><text:span text:style-name="T126_488">awareness</text:span><text:span text:style-name="T126_489"><text:s/></text:span><text:span text:style-name="T126_490">into</text:span><text:span text:style-name="T126_491"><text:s/></text:span><text:span text:style-name="T126_492">written</text:span><text:span text:style-name="T126_493"><text:s/></text:span><text:span text:style-name="T126_494">and</text:span><text:span text:style-name="T126_495"><text:s/></text:span><text:span text:style-name="T126_496">many</text:span><text:span text:style-name="T126_497"><text:s/></text:span><text:span text:style-name="T126_498">other</text:span><text:span text:style-name="T126_499"><text:s/></text:span><text:span text:style-name="T126_500">forms</text:span><text:span text:style-name="T126_501">.<text:s/></text:span><text:span text:style-name="T126_502">It</text:span><text:span text:style-name="T126_503"><text:s/></text:span><text:span text:style-name="T126_504">is</text:span><text:span text:style-name="T126_505"><text:s/></text:span><text:span text:style-name="T126_506">no</text:span><text:span text:style-name="T126_507"><text:s/></text:span><text:span text:style-name="T126_508">longer</text:span><text:span text:style-name="T126_509"><text:s/></text:span><text:span text:style-name="T126_510">our</text:span><text:span text:style-name="T126_511"><text:s/></text:span><text:span text:style-name="T126_512">own</text:span><text:span text:style-name="T126_513">,<text:s/></text:span><text:span text:style-name="T126_514">it</text:span><text:span text:style-name="T126_515"><text:s/></text:span><text:span text:style-name="T126_516">is</text:span><text:span text:style-name="T126_517"><text:s/></text:span><text:span text:style-name="T126_518">no</text:span><text:span text:style-name="T126_519"><text:s/></text:span><text:span text:style-name="T126_520">longer</text:span><text:span text:style-name="T126_521"><text:s/></text:span><text:span text:style-name="T126_522">a</text:span><text:span text:style-name="T126_523"><text:s/></text:span><text:span text:style-name="T126_524">felt</text:span><text:span text:style-name="T126_525"><text:s/></text:span><text:span text:style-name="T126_526">reality</text:span><text:span text:style-name="T126_527">,<text:s/></text:span><text:span text:style-name="T126_528">unimagined</text:span><text:span text:style-name="T126_529"><text:s/></text:span><text:span text:style-name="T126_530">and</text:span><text:span text:style-name="T126_531"><text:s/></text:span><text:span text:style-name="T126_532">immediately</text:span><text:span text:style-name="T126_533"><text:s/></text:span><text:span text:style-name="T126_534">obvious</text:span><text:span text:style-name="T126_535">,<text:s/></text:span><text:span text:style-name="T126_536">as</text:span><text:span text:style-name="T126_537"><text:s/></text:span><text:span text:style-name="T126_538">it</text:span><text:span text:style-name="T126_539"><text:s/></text:span><text:span text:style-name="T126_540">is</text:span><text:span text:style-name="T126_541"><text:s/></text:span><text:span text:style-name="T126_542">for</text:span><text:span text:style-name="T126_543"><text:s/></text:span><text:span text:style-name="T126_544">the</text:span><text:span text:style-name="T126_545"><text:s/></text:span><text:span text:style-name="T126_546">islanders</text:span><text:span text:style-name="T126_547">.<text:s/></text:span><text:span text:style-name="T126_548">As</text:span><text:span text:style-name="T126_549"><text:s/></text:span><text:span text:style-name="T126_550">a</text:span><text:span text:style-name="T126_551"><text:s/></text:span><text:span text:style-name="T126_552">result</text:span><text:span text:style-name="T126_553"><text:s/></text:span><text:span text:style-name="T126_554">we</text:span><text:span text:style-name="T126_555"><text:s/></text:span><text:span text:style-name="T126_556">need</text:span><text:span text:style-name="T126_557"><text:s/></text:span><text:span text:style-name="T126_558">externalities</text:span><text:span text:style-name="T126_559">,<text:s/></text:span><text:span text:style-name="T126_560">a</text:span><text:span text:style-name="T126_561"><text:s/></text:span><text:span text:style-name="T126_562">compass</text:span><text:span text:style-name="T126_563">,<text:s/></text:span><text:span text:style-name="T126_564">a</text:span><text:span text:style-name="T126_565"><text:s/>'</text:span><text:span text:style-name="T126_566">map</text:span><text:span text:style-name="T126_567">'<text:s/></text:span><text:span text:style-name="T126_568">and</text:span><text:span text:style-name="T126_569"><text:s/></text:span><text:span text:style-name="T126_570">so</text:span><text:span text:style-name="T126_571"><text:s/></text:span><text:span text:style-name="T126_572">on</text:span><text:span text:style-name="T126_573">.<text:s/></text:span><text:span text:style-name="T126_574">But</text:span><text:span text:style-name="T126_575"><text:s/></text:span><text:span text:style-name="T126_576">the</text:span><text:span text:style-name="T126_577"><text:s/>'</text:span><text:span text:style-name="T126_578">map</text:span><text:span text:style-name="T126_579">'<text:s/></text:span><text:span text:style-name="T126_580">I</text:span><text:span text:style-name="T126_581"><text:s/></text:span><text:span text:style-name="T126_582">am</text:span><text:span text:style-name="T126_583"><text:s/></text:span><text:span text:style-name="T126_584">pointing</text:span><text:span text:style-name="T126_585"><text:s/></text:span><text:span text:style-name="T126_586">at</text:span><text:span text:style-name="T126_587"><text:s/></text:span><text:span text:style-name="T126_588">here</text:span><text:span text:style-name="T126_589"><text:s/></text:span><text:span text:style-name="T126_590">has</text:span><text:span text:style-name="T126_591"><text:s/></text:span><text:span text:style-name="T126_592">little</text:span><text:span text:style-name="T126_593"><text:s/></text:span><text:span text:style-name="T126_594">to</text:span><text:span text:style-name="T126_595"><text:s/></text:span><text:span text:style-name="T126_596">do</text:span><text:span text:style-name="T126_597"><text:s/></text:span><text:span text:style-name="T126_598">with</text:span><text:span text:style-name="T126_599"><text:s/></text:span><text:span text:style-name="T126_600">this</text:span><text:span text:style-name="T126_601"><text:s/></text:span><text:span text:style-name="T126_602">physical</text:span><text:span text:style-name="T126_603"><text:s/></text:span><text:span text:style-name="T126_604">object</text:span><text:span text:style-name="T126_605"><text:s/></text:span><text:span text:style-name="T126_606">that</text:span><text:span text:style-name="T126_607"><text:s/></text:span><text:span text:style-name="T126_608">we</text:span><text:span text:style-name="T126_609"><text:s/></text:span><text:span text:style-name="T126_610">generally</text:span><text:span text:style-name="T126_611"><text:s/></text:span><text:span text:style-name="T126_612">understand</text:span><text:span text:style-name="T126_613"><text:s/></text:span><text:span text:style-name="T126_614">it</text:span><text:span text:style-name="T126_615"><text:s/></text:span><text:span text:style-name="T126_616">to</text:span><text:span text:style-name="T126_617"><text:s/></text:span><text:span text:style-name="T126_618">be</text:span><text:span text:style-name="T126_619">.<text:s/></text:span></text:p>
      <text:p text:style-name="P127"/>
      <text:p text:style-name="P128"><text:span text:style-name="T128_1">What</text:span><text:span text:style-name="T128_2"><text:s/></text:span><text:span text:style-name="T128_3">I</text:span><text:span text:style-name="T128_4"><text:s/></text:span><text:span text:style-name="T128_5">am</text:span><text:span text:style-name="T128_6"><text:s/></text:span><text:span text:style-name="T128_7">referring</text:span><text:span text:style-name="T128_8"><text:s/></text:span><text:span text:style-name="T128_9">to</text:span><text:span text:style-name="T128_10"><text:s/></text:span><text:span text:style-name="T128_11">as</text:span><text:span text:style-name="T128_12"><text:s/></text:span><text:span text:style-name="T128_13">a</text:span><text:span text:style-name="T128_14"><text:s/></text:span><text:span text:style-name="T128_15">locational</text:span><text:span text:style-name="T128_16"><text:s/></text:span><text:span text:style-name="T128_17">tool</text:span><text:span text:style-name="T128_18"><text:s/></text:span><text:span text:style-name="T128_19">is</text:span><text:span text:style-name="T128_20"><text:s/></text:span><text:span text:style-name="T128_21">something</text:span><text:span text:style-name="T128_22"><text:s/></text:span><text:span text:style-name="T128_23">with</text:span><text:span text:style-name="T128_24"><text:s/></text:span><text:span text:style-name="T128_25">the</text:span><text:span text:style-name="T128_26"><text:s/></text:span><text:span text:style-name="T128_27">attributes</text:span><text:span text:style-name="T128_28"><text:s/></text:span><text:span text:style-name="T128_29">of</text:span><text:span text:style-name="T128_30"><text:s/></text:span><text:span text:style-name="T128_31">both</text:span><text:span text:style-name="T128_32"><text:s/></text:span><text:span text:style-name="T128_33">tool</text:span><text:span text:style-name="T128_34">,<text:s/></text:span><text:span text:style-name="T128_35">and</text:span><text:span text:style-name="T128_36"><text:s/></text:span><text:span text:style-name="T128_37">map</text:span><text:span text:style-name="T128_38">.<text:s text:c="2"/></text:span><text:span text:style-name="T128_39">In</text:span><text:span text:style-name="T128_40"><text:s/></text:span><text:span text:style-name="T128_41">that</text:span><text:span text:style-name="T128_42"><text:s/></text:span><text:span text:style-name="T128_43">it</text:span><text:span text:style-name="T128_44"><text:s/></text:span><text:span text:style-name="T128_45">is</text:span><text:span text:style-name="T128_46"><text:s/></text:span><text:span text:style-name="T128_47">a</text:span><text:span text:style-name="T128_48"><text:s/></text:span><text:span text:style-name="T128_49">tool</text:span><text:span text:style-name="T128_50"><text:s/></text:span><text:span text:style-name="T128_51">relating</text:span><text:span text:style-name="T128_52"><text:s/></text:span><text:span text:style-name="T128_53">to</text:span><text:span text:style-name="T128_54"><text:s/></text:span><text:span text:style-name="T128_55">location</text:span><text:span text:style-name="T128_56"><text:s/></text:span><text:span text:style-name="T128_57">and</text:span><text:span text:style-name="T128_58"><text:s/></text:span><text:span text:style-name="T128_59">destination</text:span><text:span text:style-name="T128_60">,<text:s/></text:span><text:span text:style-name="T128_61">it</text:span><text:span text:style-name="T128_62"><text:s/></text:span><text:span text:style-name="T128_63">makes</text:span><text:span text:style-name="T128_64"><text:s/></text:span><text:span text:style-name="T128_65">it</text:span><text:span text:style-name="T128_66"><text:s/></text:span><text:span text:style-name="T128_67">easier</text:span><text:span text:style-name="T128_68"><text:s/></text:span><text:span text:style-name="T128_69">to</text:span><text:span text:style-name="T128_70"><text:s/></text:span><text:span text:style-name="T128_71">get</text:span><text:span text:style-name="T128_72"><text:s/></text:span><text:span text:style-name="T128_73">from</text:span><text:span text:style-name="T128_74"><text:s/></text:span><text:span text:style-name="T128_75">one</text:span><text:span text:style-name="T128_76"><text:s/></text:span><text:span text:style-name="T128_77">to</text:span><text:span text:style-name="T128_78"><text:s/></text:span><text:span text:style-name="T128_79">the</text:span><text:span text:style-name="T128_80"><text:s/></text:span><text:span text:style-name="T128_81">other</text:span><text:span text:style-name="T128_82"><text:s/></text:span><text:span text:style-name="T128_83">given</text:span><text:span text:style-name="T128_84"><text:s/></text:span><text:span text:style-name="T128_85">that</text:span><text:span text:style-name="T128_86"><text:s/></text:span><text:span text:style-name="T128_87">both</text:span><text:span text:style-name="T128_88"><text:s/></text:span><text:span text:style-name="T128_89">are</text:span><text:span text:style-name="T128_90"><text:s/></text:span><text:span text:style-name="T128_91">known</text:span><text:span text:style-name="T128_92"><text:s/></text:span><text:span text:style-name="T128_93">and</text:span><text:span text:style-name="T128_94"><text:s/></text:span><text:span text:style-name="T128_95">there</text:span><text:span text:style-name="T128_96"><text:s/></text:span><text:span text:style-name="T128_97">is</text:span><text:span text:style-name="T128_98"><text:s/></text:span><text:span text:style-name="T128_99">some</text:span><text:span text:style-name="T128_100"><text:s/></text:span><text:span text:style-name="T128_101">goal</text:span><text:span text:style-name="T128_102"><text:s/></text:span><text:span text:style-name="T128_103">associated</text:span><text:span text:style-name="T128_104"><text:s/></text:span><text:span text:style-name="T128_105">with</text:span><text:span text:style-name="T128_106"><text:s/></text:span><text:span text:style-name="T128_107">getting</text:span><text:span text:style-name="T128_108"><text:s/></text:span><text:span text:style-name="T128_109">from</text:span><text:span text:style-name="T128_110"><text:s/></text:span><text:span text:style-name="T128_111">one</text:span><text:span text:style-name="T128_112"><text:s/></text:span><text:span text:style-name="T128_113">to</text:span><text:span text:style-name="T128_114"><text:s/></text:span><text:span text:style-name="T128_115">the</text:span><text:span text:style-name="T128_116"><text:s/></text:span><text:span text:style-name="T128_117">other</text:span><text:span text:style-name="T128_118">.<text:s/></text:span><text:span text:style-name="T128_119">But</text:span><text:span text:style-name="T128_120"><text:s/></text:span><text:span text:style-name="T128_121">what</text:span><text:span text:style-name="T128_122"><text:s/></text:span><text:span text:style-name="T128_123">is</text:span><text:span text:style-name="T128_124"><text:s/></text:span><text:span text:style-name="T128_125">this</text:span><text:span text:style-name="T128_126"><text:s/></text:span><text:span text:style-name="T128_127">goal</text:span><text:span text:style-name="T128_128">?<text:s/></text:span><text:span text:style-name="T128_129">Of</text:span><text:span text:style-name="T128_130"><text:s/></text:span><text:span text:style-name="T128_131">course</text:span><text:span text:style-name="T128_132"><text:s/></text:span><text:span text:style-name="T128_133">that</text:span><text:span text:style-name="T128_134"><text:s/></text:span><text:span text:style-name="T128_135">depends</text:span><text:span text:style-name="T128_136"><text:s/></text:span><text:span text:style-name="T128_137">on</text:span><text:span text:style-name="T128_138"><text:s/></text:span><text:span text:style-name="T128_139">the</text:span><text:span text:style-name="T128_140"><text:s/></text:span><text:span text:style-name="T128_141">situation</text:span><text:span text:style-name="T128_142">.<text:s/></text:span><text:span text:style-name="T128_143">Each</text:span><text:span text:style-name="T128_144"><text:s/></text:span><text:span text:style-name="T128_145">situation</text:span><text:span text:style-name="T128_146"><text:s/></text:span><text:span text:style-name="T128_147">involves</text:span><text:span text:style-name="T128_148"><text:s/></text:span><text:span text:style-name="T128_149">intent</text:span><text:span text:style-name="T128_150">,<text:s/></text:span><text:span text:style-name="T128_151">movement</text:span><text:span text:style-name="T128_152">,<text:s/></text:span><text:span text:style-name="T128_153">reasoning</text:span><text:span text:style-name="T128_154">,<text:s/></text:span><text:span text:style-name="T128_155">purpose</text:span><text:span text:style-name="T128_156">,<text:s/></text:span><text:span text:style-name="T128_157">and</text:span><text:span text:style-name="T128_158"><text:s/></text:span><text:span text:style-name="T128_159">so</text:span><text:span text:style-name="T128_160"><text:s/></text:span><text:span text:style-name="T128_161">on</text:span><text:span text:style-name="T128_162">.<text:s/></text:span><text:span text:style-name="T128_163">In</text:span><text:span text:style-name="T128_164"><text:s/></text:span><text:span text:style-name="T128_165">short</text:span><text:span text:style-name="T128_166"><text:s/></text:span><text:span text:style-name="T128_167">a</text:span><text:span text:style-name="T128_168"><text:s/></text:span><text:span text:style-name="T128_169">map</text:span><text:span text:style-name="T128_170"><text:s/></text:span><text:span text:style-name="T128_171">is</text:span><text:span text:style-name="T128_172"><text:s/></text:span><text:span text:style-name="T128_173">not</text:span><text:span text:style-name="T128_174"><text:s/></text:span><text:span text:style-name="T128_175">what</text:span><text:span text:style-name="T128_176"><text:s/></text:span><text:span text:style-name="T128_177">it</text:span><text:span text:style-name="T128_178"><text:s/></text:span><text:span text:style-name="T128_179">is</text:span><text:span text:style-name="T128_180">,<text:s/></text:span><text:span text:style-name="T128_181">but</text:span><text:span text:style-name="T128_182"><text:s/></text:span><text:span text:style-name="T128_183">what</text:span><text:span text:style-name="T128_184"><text:s/></text:span><text:span text:style-name="T128_185">is</text:span><text:span text:style-name="T128_186"><text:s/></text:span><text:span text:style-name="T128_187">does</text:span><text:span text:style-name="T128_188">,<text:s/></text:span><text:span text:style-name="T128_189">and</text:span><text:span text:style-name="T128_190"><text:s/></text:span><text:span text:style-name="T128_191">why</text:span><text:span text:style-name="T128_192"><text:s/></text:span><text:span text:style-name="T128_193">it</text:span><text:span text:style-name="T128_194"><text:s/></text:span><text:span text:style-name="T128_195">does</text:span><text:span text:style-name="T128_196">.<text:s/></text:span><text:span text:style-name="T128_197">What</text:span><text:span text:style-name="T128_198"><text:s/></text:span><text:span text:style-name="T128_199">it</text:span><text:span text:style-name="T128_200"><text:s/></text:span><text:span text:style-name="T128_201">does</text:span><text:span text:style-name="T128_202"><text:s/></text:span><text:span text:style-name="T128_203">refers</text:span><text:span text:style-name="T128_204"><text:s/></text:span><text:span text:style-name="T128_205">to</text:span><text:span text:style-name="T128_206"><text:s/></text:span><text:span text:style-name="T128_207">an</text:span><text:span text:style-name="T128_208"><text:s/></text:span><text:span text:style-name="T128_209">objective</text:span><text:span text:style-name="T128_210"><text:s/></text:span><text:span text:style-name="T128_211">reality</text:span><text:span text:style-name="T128_212">,<text:s/></text:span><text:span text:style-name="T128_213">why</text:span><text:span text:style-name="T128_214"><text:s/></text:span><text:span text:style-name="T128_215">it</text:span><text:span text:style-name="T128_216"><text:s/></text:span><text:span text:style-name="T128_217">does</text:span><text:span text:style-name="T128_218"><text:s/></text:span><text:span text:style-name="T128_219">refers</text:span><text:span text:style-name="T128_220"><text:s/></text:span><text:span text:style-name="T128_221">to</text:span><text:span text:style-name="T128_222"><text:s/></text:span><text:span text:style-name="T128_223">a</text:span><text:span text:style-name="T128_224"><text:s/></text:span><text:span text:style-name="T128_225">subjective</text:span><text:span text:style-name="T128_226"><text:s/></text:span><text:span text:style-name="T128_227">situation</text:span><text:span text:style-name="T128_228">,<text:s/></text:span><text:span text:style-name="T128_229">and</text:span><text:span text:style-name="T128_230"><text:s/></text:span><text:span text:style-name="T128_231">here</text:span><text:span text:style-name="T128_232"><text:s/></text:span><text:span text:style-name="T128_233">the</text:span><text:span text:style-name="T128_234"><text:s/></text:span><text:span text:style-name="T128_235">map</text:span><text:span text:style-name="T128_236"><text:s/></text:span><text:span text:style-name="T128_237">is</text:span><text:span text:style-name="T128_238"><text:s/></text:span><text:span text:style-name="T128_239">the</text:span><text:span text:style-name="T128_240"><text:s/></text:span><text:span text:style-name="T128_241">interface</text:span><text:span text:style-name="T128_242"><text:s/></text:span><text:span text:style-name="T128_243">tool</text:span><text:span text:style-name="T128_244"><text:s/></text:span><text:span text:style-name="T128_245">of</text:span><text:span text:style-name="T128_246"><text:s/></text:span><text:span text:style-name="T128_247">the</text:span><text:span text:style-name="T128_248"><text:s/></text:span><text:span text:style-name="T128_249">two</text:span><text:span text:style-name="T128_250">.<text:line-break/><text:line-break/></text:span><text:span text:style-name="T128_251">Chrissi</text:span><text:span text:style-name="T128_252"><text:s/>(</text:span><text:span text:style-name="T128_253">a</text:span><text:span text:style-name="T128_254"><text:s/></text:span><text:span text:style-name="T128_255">beautiful</text:span><text:span text:style-name="T128_256"><text:s/></text:span><text:span text:style-name="T128_257">soul</text:span><text:span text:style-name="T128_258"><text:s/></text:span><text:span text:style-name="T128_259">I</text:span><text:span text:style-name="T128_260"><text:s/></text:span><text:span text:style-name="T128_261">am</text:span><text:span text:style-name="T128_262"><text:s/></text:span><text:span text:style-name="T128_263">blessed</text:span><text:span text:style-name="T128_264"><text:s/></text:span><text:span text:style-name="T128_265">to</text:span><text:span text:style-name="T128_266"><text:s/></text:span><text:span text:style-name="T128_267">be</text:span><text:span text:style-name="T128_268"><text:s/></text:span><text:span text:style-name="T128_269">with</text:span><text:span text:style-name="T128_270"><text:s/></text:span><text:span text:style-name="T128_271">in</text:span><text:span text:style-name="T128_272"><text:s/></text:span><text:span text:style-name="T128_273">this</text:span><text:span text:style-name="T128_274"><text:s/></text:span><text:span text:style-name="T128_275">life</text:span><text:span text:style-name="T128_276">)<text:s text:c="2"/></text:span><text:span text:style-name="T128_277">just</text:span><text:span text:style-name="T128_278"><text:s/></text:span><text:span text:style-name="T128_279">stated</text:span><text:span text:style-name="T128_280"><text:s/></text:span><text:span text:style-name="T128_281">that</text:span><text:span text:style-name="T128_282"><text:s/></text:span><text:span text:style-name="T128_283">stories</text:span><text:span text:style-name="T128_284"><text:s/></text:span><text:span text:style-name="T128_285">are</text:span><text:span text:style-name="T128_286"><text:s/>'</text:span><text:span text:style-name="T128_287">maps</text:span><text:span text:style-name="T128_288">'<text:s/></text:span><text:span text:style-name="T128_289">of</text:span><text:span text:style-name="T128_290"><text:s/></text:span><text:span text:style-name="T128_291">the</text:span><text:span text:style-name="T128_292"><text:s/></text:span><text:span text:style-name="T128_293">unconscious</text:span><text:span text:style-name="T128_294">...</text:span><text:span text:style-name="T128_295">I</text:span><text:span text:style-name="T128_296"><text:s/></text:span><text:span text:style-name="T128_297">have</text:span><text:span text:style-name="T128_298"><text:s/></text:span><text:span text:style-name="T128_299">had</text:span><text:span text:style-name="T128_300"><text:s/></text:span><text:span text:style-name="T128_301">to</text:span><text:span text:style-name="T128_302"><text:s/></text:span><text:span text:style-name="T128_303">disagree</text:span><text:span text:style-name="T128_304">.<text:s/></text:span><text:span text:style-name="T128_305">I</text:span><text:span text:style-name="T128_306"><text:s/></text:span><text:span text:style-name="T128_307">know</text:span><text:span text:style-name="T128_308"><text:s/></text:span><text:span text:style-name="T128_309">from</text:span><text:span text:style-name="T128_310"><text:s/></text:span><text:span text:style-name="T128_311">my</text:span><text:span text:style-name="T128_312"><text:s/></text:span><text:span text:style-name="T128_313">own</text:span><text:span text:style-name="T128_314"><text:s/></text:span><text:span text:style-name="T128_315">externalities</text:span><text:span text:style-name="T128_316">,<text:s/></text:span><text:span text:style-name="T128_317">by</text:span><text:span text:style-name="T128_318"><text:s/></text:span><text:span text:style-name="T128_319">having</text:span><text:span text:style-name="T128_320"><text:s/></text:span><text:span text:style-name="T128_321">read</text:span><text:span text:style-name="T128_322"><text:s/></text:span><text:span text:style-name="T128_323">Jung</text:span><text:span text:style-name="T128_324"><text:s/></text:span><text:span text:style-name="T128_325">and</text:span><text:span text:style-name="T128_326"><text:s/></text:span><text:span text:style-name="T128_327">looked</text:span><text:span text:style-name="T128_328"><text:s/></text:span><text:span text:style-name="T128_329">at</text:span><text:span text:style-name="T128_330"><text:s/></text:span><text:span text:style-name="T128_331">story</text:span><text:span text:style-name="T128_332"><text:s/></text:span><text:span text:style-name="T128_333">and</text:span><text:span text:style-name="T128_334"><text:s/></text:span><text:span text:style-name="T128_335">fairytale</text:span><text:span text:style-name="T128_336"><text:s/></text:span><text:span text:style-name="T128_337">through</text:span><text:span text:style-name="T128_338"><text:s/></text:span><text:span text:style-name="T128_339">his</text:span><text:span text:style-name="T128_340"><text:s/></text:span><text:span text:style-name="T128_341">lense</text:span><text:span text:style-name="T128_342">,<text:s/></text:span><text:span text:style-name="T128_343">that</text:span><text:span text:style-name="T128_344"><text:s/></text:span><text:span text:style-name="T128_345">these</text:span><text:span text:style-name="T128_346"><text:s/></text:span><text:span text:style-name="T128_347">are</text:span><text:span text:style-name="T128_348"><text:s/>'</text:span><text:span text:style-name="T128_349">like</text:span><text:span text:style-name="T128_350">'<text:s/></text:span><text:span text:style-name="T128_351">a</text:span><text:span text:style-name="T128_352"><text:s/>'</text:span><text:span text:style-name="T128_353">map</text:span><text:span text:style-name="T128_354">'<text:s/></text:span><text:span text:style-name="T128_355">of</text:span><text:span text:style-name="T128_356"><text:s/></text:span><text:span text:style-name="T128_357">the</text:span><text:span text:style-name="T128_358"><text:s/></text:span><text:span text:style-name="T128_359">unconscious</text:span><text:span text:style-name="T128_360">,<text:s/></text:span><text:span text:style-name="T128_361">but</text:span><text:span text:style-name="T128_362"><text:s/></text:span><text:span text:style-name="T128_363">they</text:span><text:span text:style-name="T128_364"><text:s/></text:span><text:span text:style-name="T128_365">are</text:span><text:span text:style-name="T128_366"><text:s/></text:span><text:span text:style-name="T128_367">not</text:span><text:span text:style-name="T128_368"><text:s/></text:span><text:span text:style-name="T128_369">a</text:span><text:span text:style-name="T128_370"><text:s/></text:span><text:span text:style-name="T128_371">map</text:span><text:span text:style-name="T128_372"><text:s/></text:span><text:span text:style-name="T128_373">in</text:span><text:span text:style-name="T128_374"><text:s/></text:span><text:span text:style-name="T128_375">the</text:span><text:span text:style-name="T128_376"><text:s/></text:span><text:span text:style-name="T128_377">same</text:span><text:span text:style-name="T128_378"><text:s/></text:span><text:span text:style-name="T128_379">way</text:span><text:span text:style-name="T128_380"><text:s/></text:span><text:span text:style-name="T128_381">that</text:span><text:span text:style-name="T128_382"><text:s/></text:span><text:span text:style-name="T128_383">stars</text:span><text:span text:style-name="T128_384"><text:s/></text:span><text:span text:style-name="T128_385">in</text:span><text:span text:style-name="T128_386"><text:s/></text:span><text:span text:style-name="T128_387">themselves</text:span><text:span text:style-name="T128_388"><text:s/></text:span><text:span text:style-name="T128_389">are</text:span><text:span text:style-name="T128_390"><text:s/></text:span><text:span text:style-name="T128_391">not</text:span><text:span text:style-name="T128_392"><text:s/></text:span><text:span text:style-name="T128_393">a</text:span><text:span text:style-name="T128_394"><text:s/>'</text:span><text:span text:style-name="T128_395">map</text:span><text:span text:style-name="T128_396"><text:s/></text:span><text:span text:style-name="T128_397">of</text:span><text:span text:style-name="T128_398"><text:s/></text:span><text:span text:style-name="T128_399">the</text:span><text:span text:style-name="T128_400"><text:s/></text:span><text:span text:style-name="T128_401">universe</text:span><text:span text:style-name="T128_402">'<text:s/></text:span><text:span text:style-name="T128_403">and</text:span><text:span text:style-name="T128_404"><text:s/></text:span><text:span text:style-name="T128_405">only</text:span><text:span text:style-name="T128_406"><text:s/></text:span><text:span text:style-name="T128_407">become</text:span><text:span text:style-name="T128_408"><text:s/></text:span><text:span text:style-name="T128_409">a</text:span><text:span text:style-name="T128_410"><text:s/></text:span><text:span text:style-name="T128_411">map</text:span><text:span text:style-name="T128_412"><text:s/></text:span><text:span text:style-name="T128_413">of</text:span><text:span text:style-name="T128_414"><text:s/></text:span><text:span text:style-name="T128_415">the</text:span><text:span text:style-name="T128_416"><text:s/></text:span><text:span text:style-name="T128_417">universe</text:span><text:span text:style-name="T128_418"><text:s/></text:span><text:span text:style-name="T128_419">when</text:span><text:span text:style-name="T128_420"><text:s/></text:span><text:span text:style-name="T128_421">a</text:span><text:span text:style-name="T128_422"><text:s/></text:span><text:span text:style-name="T128_423">physically</text:span><text:span text:style-name="T128_424"><text:s/></text:span><text:span text:style-name="T128_425">located</text:span><text:span text:style-name="T128_426"><text:s/></text:span><text:span text:style-name="T128_427">conscious</text:span><text:span text:style-name="T128_428"><text:s/></text:span><text:span text:style-name="T128_429">individual</text:span><text:span text:style-name="T128_430"><text:s/></text:span><text:span text:style-name="T128_431">is</text:span><text:span text:style-name="T128_432"><text:s/></text:span><text:span text:style-name="T128_433">using</text:span><text:span text:style-name="T128_434"><text:s/></text:span><text:span text:style-name="T128_435">them</text:span><text:span text:style-name="T128_436"><text:s/></text:span><text:span text:style-name="T128_437">as</text:span><text:span text:style-name="T128_438"><text:s/></text:span><text:span text:style-name="T128_439">points</text:span><text:span text:style-name="T128_440"><text:s/></text:span><text:span text:style-name="T128_441">by</text:span><text:span text:style-name="T128_442"><text:s/></text:span><text:span text:style-name="T128_443">which</text:span><text:span text:style-name="T128_444"><text:s/></text:span><text:span text:style-name="T128_445">to</text:span><text:span text:style-name="T128_446"><text:s/></text:span><text:span text:style-name="T128_447">reference</text:span><text:span text:style-name="T128_448"><text:s/></text:span><text:span text:style-name="T128_449">their</text:span><text:span text:style-name="T128_450"><text:s/></text:span><text:span text:style-name="T128_451">position</text:span><text:span text:style-name="T128_452"><text:s/></text:span><text:span text:style-name="T128_453">and</text:span><text:span text:style-name="T128_454">/</text:span><text:span text:style-name="T128_455">or</text:span><text:span text:style-name="T128_456"><text:s/></text:span><text:span text:style-name="T128_457">course</text:span><text:span text:style-name="T128_458"><text:s/></text:span><text:span text:style-name="T128_459">of</text:span><text:span text:style-name="T128_460"><text:s/></text:span><text:span text:style-name="T128_461">action</text:span><text:span text:style-name="T128_462">.<text:s/></text:span><text:span text:style-name="T128_463">And</text:span><text:span text:style-name="T128_464"><text:s/></text:span><text:span text:style-name="T128_465">so</text:span><text:span text:style-name="T128_466"><text:s/></text:span><text:span text:style-name="T128_467">stories</text:span><text:span text:style-name="T128_468"><text:s/></text:span><text:span text:style-name="T128_469">cannot</text:span><text:span text:style-name="T128_470"><text:s/></text:span><text:span text:style-name="T128_471">be</text:span><text:span text:style-name="T128_472"><text:s/></text:span><text:span text:style-name="T128_473">a</text:span><text:span text:style-name="T128_474"><text:s/></text:span><text:span text:style-name="T128_475">map</text:span><text:span text:style-name="T128_476"><text:s/></text:span><text:span text:style-name="T128_477">of</text:span><text:span text:style-name="T128_478"><text:s/></text:span><text:span text:style-name="T128_479">the</text:span><text:span text:style-name="T128_480"><text:s/></text:span><text:span text:style-name="T128_481">unconscious</text:span><text:span text:style-name="T128_482"><text:s/></text:span><text:span text:style-name="T128_483">because</text:span><text:span text:style-name="T128_484"><text:s/></text:span><text:span text:style-name="T128_485">of</text:span><text:span text:style-name="T128_486"><text:s/></text:span><text:span text:style-name="T128_487">the</text:span><text:span text:style-name="T128_488"><text:s/>'</text:span><text:span text:style-name="T128_489">unconscious</text:span><text:span text:style-name="T128_490">'<text:s/></text:span><text:span text:style-name="T128_491">aspect</text:span><text:span text:style-name="T128_492"><text:s/></text:span><text:span text:style-name="T128_493">of</text:span><text:span text:style-name="T128_494"><text:s/></text:span><text:span text:style-name="T128_495">that</text:span><text:span text:style-name="T128_496"><text:s/></text:span><text:span text:style-name="T128_497">conceptual</text:span><text:span text:style-name="T128_498"><text:s/></text:span><text:span text:style-name="T128_499">statement</text:span><text:span text:style-name="T128_500">.<text:s/></text:span><text:span text:style-name="T128_501">A</text:span><text:span text:style-name="T128_502"><text:s/></text:span><text:span text:style-name="T128_503">map</text:span><text:span text:style-name="T128_504"><text:s/></text:span><text:span text:style-name="T128_505">implies</text:span><text:span text:style-name="T128_506"><text:s/></text:span><text:span text:style-name="T128_507">a</text:span><text:span text:style-name="T128_508"><text:s/></text:span><text:span text:style-name="T128_509">conscious</text:span><text:span text:style-name="T128_510"><text:s/></text:span><text:span text:style-name="T128_511">agent</text:span><text:span text:style-name="T128_512"><text:s/></text:span><text:span text:style-name="T128_513">located</text:span><text:span text:style-name="T128_514"><text:s/></text:span><text:span text:style-name="T128_515">in</text:span><text:span text:style-name="T128_516"><text:s/></text:span><text:span text:style-name="T128_517">a</text:span><text:span text:style-name="T128_518"><text:s/></text:span><text:span text:style-name="T128_519">space</text:span><text:span text:style-name="T128_520"><text:s/></text:span><text:span text:style-name="T128_521">and</text:span><text:span text:style-name="T128_522"><text:s/></text:span><text:span text:style-name="T128_523">subject</text:span><text:span text:style-name="T128_524"><text:s/></text:span><text:span text:style-name="T128_525">to</text:span><text:span text:style-name="T128_526"><text:s/></text:span><text:span text:style-name="T128_527">some</text:span><text:span text:style-name="T128_528"><text:s/></text:span><text:span text:style-name="T128_529">change</text:span><text:span text:style-name="T128_530"><text:s/></text:span><text:span text:style-name="T128_531">which</text:span><text:span text:style-name="T128_532"><text:s/></text:span><text:span text:style-name="T128_533">can</text:span><text:span text:style-name="T128_534"><text:s/></text:span><text:span text:style-name="T128_535">be</text:span><text:span text:style-name="T128_536"><text:s/></text:span><text:span text:style-name="T128_537">mitigated</text:span><text:span text:style-name="T128_538"><text:s/></text:span><text:span text:style-name="T128_539">by</text:span><text:span text:style-name="T128_540"><text:s/></text:span><text:span text:style-name="T128_541">their</text:span><text:span text:style-name="T128_542"><text:s/></text:span><text:span text:style-name="T128_543">own</text:span><text:span text:style-name="T128_544"><text:s/></text:span><text:span text:style-name="T128_545">will</text:span><text:span text:style-name="T128_546">.<text:line-break/></text:span></text:p>
      <text:h text:style-name="P129" text:outline-level="10"><text:bookmark-start text:name="h.o9dylznxr6u"/><text:bookmark-end text:name="h.o9dylznxr6u"/><text:bookmark-start text:name="h.mws6ghmtn9oz"/><text:bookmark-end text:name="h.mws6ghmtn9oz"/><text:span text:style-name="T129_1">Crowdsourcing</text:span></text:h>
      <text:p text:style-name="P130"><text:span text:style-name="T130_1">Adapted</text:span><text:span text:style-name="T130_2"><text:s/></text:span><text:span text:style-name="T130_3">from</text:span><text:span text:style-name="T130_4">:<text:s/></text:span><text:span text:style-name="T130_5"><text:a xlink:type="simple" xlink:href="https://deadushahidi.crowdmap.com/page/index/1"><text:span text:style-name="T130_6">https</text:span></text:a></text:span><text:span text:style-name="T130_7"><text:a xlink:type="simple" xlink:href="https://deadushahidi.crowdmap.com/page/index/1"><text:span text:style-name="T130_8">://</text:span></text:a></text:span><text:span text:style-name="T130_9"><text:a xlink:type="simple" xlink:href="https://deadushahidi.crowdmap.com/page/index/1"><text:span text:style-name="T130_10">deadushahidi</text:span></text:a></text:span><text:span text:style-name="T130_11"><text:a xlink:type="simple" xlink:href="https://deadushahidi.crowdmap.com/page/index/1"><text:span text:style-name="T130_12">.</text:span></text:a></text:span><text:span text:style-name="T130_13"><text:a xlink:type="simple" xlink:href="https://deadushahidi.crowdmap.com/page/index/1"><text:span text:style-name="T130_14">crowdmap</text:span></text:a></text:span><text:span text:style-name="T130_15"><text:a xlink:type="simple" xlink:href="https://deadushahidi.crowdmap.com/page/index/1"><text:span text:style-name="T130_16">.</text:span></text:a></text:span><text:span text:style-name="T130_17"><text:a xlink:type="simple" xlink:href="https://deadushahidi.crowdmap.com/page/index/1"><text:span text:style-name="T130_18">com</text:span></text:a></text:span><text:span text:style-name="T130_19"><text:a xlink:type="simple" xlink:href="https://deadushahidi.crowdmap.com/page/index/1"><text:span text:style-name="T130_20">/</text:span></text:a></text:span><text:span text:style-name="T130_21"><text:a xlink:type="simple" xlink:href="https://deadushahidi.crowdmap.com/page/index/1"><text:span text:style-name="T130_22">page</text:span></text:a></text:span><text:span text:style-name="T130_23"><text:a xlink:type="simple" xlink:href="https://deadushahidi.crowdmap.com/page/index/1"><text:span text:style-name="T130_24">/</text:span></text:a></text:span><text:span text:style-name="T130_25"><text:a xlink:type="simple" xlink:href="https://deadushahidi.crowdmap.com/page/index/1"><text:span text:style-name="T130_26">index</text:span></text:a></text:span><text:span text:style-name="T130_27"><text:a xlink:type="simple" xlink:href="https://deadushahidi.crowdmap.com/page/index/1"><text:span text:style-name="T130_28">/1</text:span></text:a></text:span><text:span text:style-name="T130_29"><text:s/></text:span><text:span text:style-name="T130_30">(</text:span><text:span text:style-name="T130_31">removed</text:span><text:span text:style-name="T130_32"><text:s/></text:span><text:span text:style-name="T130_33">references</text:span><text:span text:style-name="T130_34"><text:s/></text:span><text:span text:style-name="T130_35">to</text:span><text:span text:style-name="T130_36"><text:s/></text:span><text:span text:style-name="T130_37">Ushahidi</text:span><text:span text:style-name="T130_38"><text:s/></text:span><text:span text:style-name="T130_39">and</text:span><text:span text:style-name="T130_40"><text:s/></text:span><text:span text:style-name="T130_41">mostly</text:span><text:span text:style-name="T130_42"><text:s/></text:span><text:span text:style-name="T130_43">rewrites</text:span><text:span text:style-name="T130_44"><text:s/></text:span><text:span text:style-name="T130_45">all</text:span><text:span text:style-name="T130_46"><text:s/></text:span><text:span text:style-name="T130_47">the</text:span><text:span text:style-name="T130_48"><text:s/></text:span><text:span text:style-name="T130_49">negative</text:span><text:span text:style-name="T130_50"><text:s/></text:span><text:span text:style-name="T130_51">statements</text:span><text:span text:style-name="T130_52"><text:s/></text:span><text:span text:style-name="T130_53">in</text:span><text:span text:style-name="T130_54"><text:s/></text:span><text:span text:style-name="T130_55">the</text:span><text:span text:style-name="T130_56"><text:s/></text:span><text:span text:style-name="T130_57">positive</text:span><text:span text:style-name="T130_58">)</text:span></text:p>
      <text:p text:style-name="P131"/>
      <text:p text:style-name="P132"><text:span text:style-name="T132_1">Using</text:span><text:span text:style-name="T132_2"><text:s/></text:span><text:span text:style-name="T132_3">crowdsourcing</text:span><text:span text:style-name="T132_4"><text:s/></text:span><text:span text:style-name="T132_5">tools</text:span><text:span text:style-name="T132_6"><text:s/></text:span><text:span text:style-name="T132_7">without</text:span><text:span text:style-name="T132_8"><text:s/></text:span><text:span text:style-name="T132_9">doing</text:span><text:span text:style-name="T132_10"><text:s/></text:span><text:span text:style-name="T132_11">the</text:span><text:span text:style-name="T132_12"><text:s/></text:span><text:span text:style-name="T132_13">strategic</text:span><text:span text:style-name="T132_14"><text:s/></text:span><text:span text:style-name="T132_15">and</text:span><text:span text:style-name="T132_16"><text:s/></text:span><text:span text:style-name="T132_17">programmatic</text:span><text:span text:style-name="T132_18"><text:s/></text:span><text:span text:style-name="T132_19">ground</text:span><text:span text:style-name="T132_20">-</text:span><text:span text:style-name="T132_21">work</text:span><text:span text:style-name="T132_22"><text:s/></text:span><text:span text:style-name="T132_23">is</text:span><text:span text:style-name="T132_24"><text:s/></text:span><text:span text:style-name="T132_25">likely</text:span><text:span text:style-name="T132_26"><text:s/></text:span><text:span text:style-name="T132_27">not</text:span><text:span text:style-name="T132_28"><text:s/></text:span><text:span text:style-name="T132_29">going</text:span><text:span text:style-name="T132_30"><text:s/></text:span><text:span text:style-name="T132_31">to</text:span><text:span text:style-name="T132_32"><text:s/></text:span><text:span text:style-name="T132_33">work</text:span><text:span text:style-name="T132_34"><text:s/></text:span><text:span text:style-name="T132_35">or</text:span><text:span text:style-name="T132_36"><text:s/></text:span><text:span text:style-name="T132_37">change</text:span><text:span text:style-name="T132_38"><text:s/></text:span><text:span text:style-name="T132_39">much</text:span><text:span text:style-name="T132_40"><text:s/></text:span><text:span text:style-name="T132_41">of</text:span><text:span text:style-name="T132_42"><text:s/></text:span><text:span text:style-name="T132_43">anything</text:span><text:span text:style-name="T132_44">.<text:s text:c="2"/></text:span><text:span text:style-name="T132_45"><office:annotation><dc:creator/><text:p text:style-name="P133"><text:span text:style-name="T133_1">Helene</text:span><text:span text:style-name="T133_2"><text:s/></text:span><text:span text:style-name="T133_3">Finidori</text:span><text:span text:style-name="T133_4">:</text:span></text:p><text:p text:style-name="P134"><text:span text:style-name="T134_1">I</text:span><text:span text:style-name="T134_2"><text:s/></text:span><text:span text:style-name="T134_3">love</text:span><text:span text:style-name="T134_4"><text:s/></text:span><text:span text:style-name="T134_5">the</text:span><text:span text:style-name="T134_6"><text:s/></text:span><text:span text:style-name="T134_7">idea</text:span><text:span text:style-name="T134_8"><text:s/></text:span><text:span text:style-name="T134_9">of</text:span><text:span text:style-name="T134_10"><text:s/></text:span><text:span text:style-name="T134_11">data</text:span><text:span text:style-name="T134_12"><text:s/></text:span><text:span text:style-name="T134_13">kept</text:span><text:span text:style-name="T134_14"><text:s/></text:span><text:span text:style-name="T134_15">alive</text:span><text:span text:style-name="T134_16">.<text:s/></text:span><text:span text:style-name="T134_17">Same</text:span><text:span text:style-name="T134_18"><text:s/></text:span><text:span text:style-name="T134_19">for</text:span><text:span text:style-name="T134_20"><text:s/></text:span><text:span text:style-name="T134_21">conversations</text:span><text:span text:style-name="T134_22">...<text:s/></text:span><text:span text:style-name="T134_23">they</text:span><text:span text:style-name="T134_24"><text:s/></text:span><text:span text:style-name="T134_25">should</text:span><text:span text:style-name="T134_26"><text:s/></text:span><text:span text:style-name="T134_27">be</text:span><text:span text:style-name="T134_28"><text:s/></text:span><text:span text:style-name="T134_29">kept</text:span><text:span text:style-name="T134_30"><text:s/></text:span><text:span text:style-name="T134_31">alive</text:span><text:span text:style-name="T134_32"><text:s/></text:span><text:span text:style-name="T134_33">and</text:span><text:span text:style-name="T134_34"><text:s/></text:span><text:span text:style-name="T134_35">accessible</text:span><text:span text:style-name="T134_36">.<text:s/></text:span><text:span text:style-name="T134_37">That</text:span><text:span text:style-name="T134_38">'</text:span><text:span text:style-name="T134_39">s</text:span><text:span text:style-name="T134_40"><text:s/></text:span><text:span text:style-name="T134_41">why</text:span><text:span text:style-name="T134_42"><text:s/></text:span><text:span text:style-name="T134_43">any</text:span><text:span text:style-name="T134_44"><text:s/></text:span><text:span text:style-name="T134_45">mapping</text:span><text:span text:style-name="T134_46">/</text:span><text:span text:style-name="T134_47">resource</text:span><text:span text:style-name="T134_48"><text:s/></text:span><text:span text:style-name="T134_49">maping</text:span><text:span text:style-name="T134_50"><text:s/></text:span><text:span text:style-name="T134_51">project</text:span><text:span text:style-name="T134_52"><text:s/></text:span><text:span text:style-name="T134_53">must</text:span><text:span text:style-name="T134_54"><text:s/></text:span><text:span text:style-name="T134_55">be</text:span><text:span text:style-name="T134_56"><text:s/></text:span><text:span text:style-name="T134_57">coupled</text:span><text:span text:style-name="T134_58"><text:s/></text:span><text:span text:style-name="T134_59">by</text:span><text:span text:style-name="T134_60"><text:s/></text:span><text:span text:style-name="T134_61">a</text:span><text:span text:style-name="T134_62"><text:s/></text:span><text:span text:style-name="T134_63">pull</text:span><text:span text:style-name="T134_64"><text:s/></text:span><text:span text:style-name="T134_65">and</text:span><text:span text:style-name="T134_66"><text:s/></text:span><text:span text:style-name="T134_67">engagement</text:span><text:span text:style-name="T134_68"><text:s/></text:span><text:span text:style-name="T134_69">mechanism</text:span><text:span text:style-name="T134_70">.<text:s/></text:span><text:span text:style-name="T134_71">Look</text:span><text:span text:style-name="T134_72"><text:s/></text:span><text:span text:style-name="T134_73">at</text:span><text:span text:style-name="T134_74"><text:s/></text:span><text:span text:style-name="T134_75">this</text:span><text:span text:style-name="T134_76"><text:s/></text:span><text:span text:style-name="T134_77">video</text:span><text:span text:style-name="T134_78">:<text:s/></text:span><text:span text:style-name="T134_79">http</text:span><text:span text:style-name="T134_80">://</text:span><text:span text:style-name="T134_81">www</text:span><text:span text:style-name="T134_82">.</text:span><text:span text:style-name="T134_83">youtube</text:span><text:span text:style-name="T134_84">.</text:span><text:span text:style-name="T134_85">com</text:span><text:span text:style-name="T134_86">/</text:span><text:span text:style-name="T134_87">watch</text:span><text:span text:style-name="T134_88">?</text:span><text:span text:style-name="T134_89">feature</text:span><text:span text:style-name="T134_90">=</text:span><text:span text:style-name="T134_91">player</text:span><text:span text:style-name="T134_92">_</text:span><text:span text:style-name="T134_93">embedded</text:span><text:span text:style-name="T134_94">&amp;</text:span><text:span text:style-name="T134_95">v</text:span><text:span text:style-name="T134_96">=3</text:span><text:span text:style-name="T134_97">Q</text:span><text:span text:style-name="T134_98">2</text:span><text:span text:style-name="T134_99">YgeKbbt</text:span><text:span text:style-name="T134_100">4</text:span></text:p></office:annotation></text:span><text:span text:style-name="T134_101">One</text:span><text:span text:style-name="T134_102"><text:s/></text:span><text:span text:style-name="T134_103">needs</text:span><text:span text:style-name="T134_104"><text:s/></text:span><text:span text:style-name="T134_105">a</text:span><text:span text:style-name="T134_106"><text:s/></text:span><text:span text:style-name="T134_107">goal</text:span><text:span text:style-name="T134_108"><text:s/></text:span><text:span text:style-name="T134_109">or</text:span><text:span text:style-name="T134_110"><text:s/></text:span><text:span text:style-name="T134_111">strategy</text:span><text:span text:style-name="T134_112"><text:s/></text:span><text:span text:style-name="T134_113">so</text:span><text:span text:style-name="T134_114"><text:s/></text:span><text:span text:style-name="T134_115">that</text:span><text:span text:style-name="T134_116"><text:s/></text:span><text:span text:style-name="T134_117">data</text:span><text:span text:style-name="T134_118"><text:s/></text:span><text:span text:style-name="T134_119">survives</text:span><text:span text:style-name="T134_120">,<text:s/></text:span><text:span text:style-name="T134_121">remains</text:span><text:span text:style-name="T134_122"><text:s/></text:span><text:span text:style-name="T134_123">relevant</text:span><text:span text:style-name="T134_124">,<text:s/></text:span><text:span text:style-name="T134_125">and</text:span><text:span text:style-name="T134_126"><text:s/></text:span><text:span text:style-name="T134_127">possibly</text:span><text:span text:style-name="T134_128"><text:s/></text:span><text:span text:style-name="T134_129">grows</text:span><text:span text:style-name="T134_130"><text:s/></text:span><text:span text:style-name="T134_131">beyond</text:span><text:span text:style-name="T134_132"><text:s/></text:span><text:span text:style-name="T134_133">its</text:span><text:span text:style-name="T134_134"><text:s/></text:span><text:span text:style-name="T134_135">original</text:span><text:span text:style-name="T134_136"><text:s/></text:span><text:span text:style-name="T134_137">purposes</text:span><text:span text:style-name="T134_138">.<text:s text:c="3"/></text:span><text:span text:style-name="T134_139">This</text:span><text:span text:style-name="T134_140"><text:s/></text:span><text:span text:style-name="T134_141">guide</text:span><text:span text:style-name="T134_142"><text:s/></text:span><text:span text:style-name="T134_143">will</text:span><text:span text:style-name="T134_144"><text:s/></text:span><text:span text:style-name="T134_145">help</text:span><text:span text:style-name="T134_146"><text:s/></text:span><text:span text:style-name="T134_147">you</text:span><text:span text:style-name="T134_148"><text:s/></text:span><text:span text:style-name="T134_149">realize</text:span><text:span text:style-name="T134_150"><text:s/></text:span><text:span text:style-name="T134_151">the</text:span><text:span text:style-name="T134_152"><text:s/></text:span><text:span text:style-name="T134_153">why</text:span><text:span text:style-name="T134_154">,<text:s/></text:span><text:span text:style-name="T134_155">what</text:span><text:span text:style-name="T134_156">,<text:s/></text:span><text:span text:style-name="T134_157">who</text:span><text:span text:style-name="T134_158">,<text:s/></text:span><text:span text:style-name="T134_159">and</text:span><text:span text:style-name="T134_160"><text:s/></text:span><text:span text:style-name="T134_161">how</text:span><text:span text:style-name="T134_162"><text:s/></text:span><text:span text:style-name="T134_163">of</text:span><text:span text:style-name="T134_164"><text:s/></text:span><text:span text:style-name="T134_165">the</text:span><text:span text:style-name="T134_166"><text:s/></text:span><text:span text:style-name="T134_167">data</text:span><text:span text:style-name="T134_168"><text:s/></text:span><text:span text:style-name="T134_169">you</text:span><text:span text:style-name="T134_170"><text:s/></text:span><text:span text:style-name="T134_171">are</text:span><text:span text:style-name="T134_172"><text:s/></text:span><text:span text:style-name="T134_173">trying</text:span><text:span text:style-name="T134_174"><text:s/></text:span><text:span text:style-name="T134_175">to</text:span><text:span text:style-name="T134_176"><text:s/></text:span><text:span text:style-name="T134_177">gather</text:span><text:span text:style-name="T134_178"><text:s/></text:span><text:span text:style-name="T134_179">so</text:span><text:span text:style-name="T134_180"><text:s/></text:span><text:span text:style-name="T134_181">that</text:span><text:span text:style-name="T134_182"><text:s/></text:span><text:span text:style-name="T134_183">you</text:span><text:span text:style-name="T134_184"><text:s/></text:span><text:span text:style-name="T134_185">can</text:span><text:span text:style-name="T134_186"><text:s/></text:span><text:span text:style-name="T134_187">effectively</text:span><text:span text:style-name="T134_188"><text:s/></text:span><text:span text:style-name="T134_189">reprogram</text:span><text:span text:style-name="T134_190"><text:s/></text:span><text:span text:style-name="T134_191">reality</text:span><text:span text:style-name="T134_192">.<text:s text:c="2"/></text:span></text:p>
      <text:p text:style-name="P135"/>
      <text:p text:style-name="P136"><text:span text:style-name="T136_1">Connecting</text:span><text:span text:style-name="T136_2"><text:s/></text:span><text:span text:style-name="T136_3">objects</text:span><text:span text:style-name="T136_4"><text:s/></text:span><text:span text:style-name="T136_5">together</text:span><text:span text:style-name="T136_6"><text:s/></text:span><text:span text:style-name="T136_7">is</text:span><text:span text:style-name="T136_8"><text:s/></text:span><text:span text:style-name="T136_9">what</text:span><text:span text:style-name="T136_10"><text:s/></text:span><text:span text:style-name="T136_11">programmers</text:span><text:span text:style-name="T136_12"><text:s/></text:span><text:span text:style-name="T136_13">do</text:span><text:span text:style-name="T136_14">...<text:s/></text:span><text:span text:style-name="T136_15">no</text:span><text:span text:style-name="T136_16"><text:s/></text:span><text:span text:style-name="T136_17">big</text:span><text:span text:style-name="T136_18"><text:s/></text:span><text:span text:style-name="T136_19">deal</text:span><text:span text:style-name="T136_20">.<text:s text:c="2"/></text:span><text:span text:style-name="T136_21">Well</text:span><text:span text:style-name="T136_22"><text:s/></text:span><text:span text:style-name="T136_23">now</text:span><text:span text:style-name="T136_24"><text:s/></text:span><text:span text:style-name="T136_25">this</text:span><text:span text:style-name="T136_26"><text:s/></text:span><text:span text:style-name="T136_27">is</text:span><text:span text:style-name="T136_28"><text:s/></text:span><text:span text:style-name="T136_29">available</text:span><text:span text:style-name="T136_30"><text:s/></text:span><text:span text:style-name="T136_31">at</text:span><text:span text:style-name="T136_32"><text:s/></text:span><text:span text:style-name="T136_33">the</text:span><text:span text:style-name="T136_34"><text:s/></text:span><text:span text:style-name="T136_35">user</text:span><text:span text:style-name="T136_36"><text:s/></text:span><text:span text:style-name="T136_37">level</text:span><text:span text:style-name="T136_38"><text:s/></text:span><text:span text:style-name="T136_39">and</text:span><text:span text:style-name="T136_40"><text:s/></text:span><text:span text:style-name="T136_41">the</text:span><text:span text:style-name="T136_42"><text:s/></text:span><text:span text:style-name="T136_43">user</text:span><text:span text:style-name="T136_44"><text:s/></text:span><text:span text:style-name="T136_45">is</text:span><text:span text:style-name="T136_46"><text:s/></text:span><text:span text:style-name="T136_47">the</text:span><text:span text:style-name="T136_48"><text:s/></text:span><text:span text:style-name="T136_49">one</text:span><text:span text:style-name="T136_50"><text:s/></text:span><text:span text:style-name="T136_51">who</text:span><text:span text:style-name="T136_52"><text:s/></text:span><text:span text:style-name="T136_53">creates</text:span><text:span text:style-name="T136_54"><text:s/></text:span><text:span text:style-name="T136_55">and</text:span><text:span text:style-name="T136_56"><text:s/></text:span><text:span text:style-name="T136_57">pulls</text:span><text:span text:style-name="T136_58"><text:s/></text:span><text:span text:style-name="T136_59">the</text:span><text:span text:style-name="T136_60"><text:s/></text:span><text:span text:style-name="T136_61">objects</text:span><text:span text:style-name="T136_62">.<text:s/></text:span><text:span text:style-name="T136_63">--</text:span><text:span text:style-name="T136_64">Matthias</text:span></text:p>
      <text:p text:style-name="P137"><text:span text:style-name="T137_1"><text:line-break/></text:span><text:span text:style-name="T137_2">What</text:span><text:span text:style-name="T137_3"><text:s/></text:span><text:span text:style-name="T137_4">is</text:span><text:span text:style-name="T137_5"><text:s/></text:span><text:span text:style-name="T137_6">effective</text:span><text:span text:style-name="T137_7"><text:s/></text:span><text:span text:style-name="T137_8">crowdsourcing</text:span><text:span text:style-name="T137_9"><text:s/></text:span><text:span text:style-name="T137_10">and</text:span><text:span text:style-name="T137_11"><text:s/></text:span><text:span text:style-name="T137_12">mapping</text:span><text:span text:style-name="T137_13">?<text:line-break/><text:line-break/></text:span><text:span text:style-name="T137_14">Careful</text:span><text:span text:style-name="T137_15"><text:s/></text:span><text:span text:style-name="T137_16">thinking</text:span><text:span text:style-name="T137_17"><text:s/></text:span><text:span text:style-name="T137_18">about</text:span><text:span text:style-name="T137_19"><text:s/></text:span><text:span text:style-name="T137_20">how</text:span><text:span text:style-name="T137_21"><text:s/></text:span><text:span text:style-name="T137_22">crowdsourced</text:span><text:span text:style-name="T137_23"><text:s/></text:span><text:span text:style-name="T137_24">data</text:span><text:span text:style-name="T137_25"><text:s/></text:span><text:span text:style-name="T137_26">will</text:span><text:span text:style-name="T137_27"><text:s/></text:span><text:span text:style-name="T137_28">advance</text:span><text:span text:style-name="T137_29"><text:s/></text:span><text:span text:style-name="T137_30">your</text:span><text:span text:style-name="T137_31"><text:s/></text:span><text:span text:style-name="T137_32">goals</text:span><text:span text:style-name="T137_33"><text:s/></text:span><text:span text:style-name="T137_34">is</text:span><text:span text:style-name="T137_35"><text:s/></text:span><text:span text:style-name="T137_36">essential</text:span><text:span text:style-name="T137_37">.<text:s text:c="2"/></text:span><text:span text:style-name="T137_38">Netention</text:span><text:span text:style-name="T137_39"><text:s/></text:span><text:span text:style-name="T137_40">can</text:span><text:span text:style-name="T137_41"><text:s/></text:span><text:span text:style-name="T137_42">help</text:span><text:span text:style-name="T137_43"><text:s/></text:span><text:span text:style-name="T137_44">clarify</text:span><text:span text:style-name="T137_45"><text:s/></text:span><text:span text:style-name="T137_46">the</text:span><text:span text:style-name="T137_47"><text:s/></text:span><text:span text:style-name="T137_48">answer</text:span><text:span text:style-name="T137_49"><text:s/></text:span><text:span text:style-name="T137_50">to</text:span><text:span text:style-name="T137_51"><text:s/></text:span><text:span text:style-name="T137_52">the</text:span><text:span text:style-name="T137_53"><text:s/></text:span><text:span text:style-name="T137_54">question</text:span><text:span text:style-name="T137_55">:<text:s/>"</text:span><text:span text:style-name="T137_56">Why</text:span><text:span text:style-name="T137_57"><text:s/></text:span><text:span text:style-name="T137_58">will</text:span><text:span text:style-name="T137_59"><text:s/></text:span><text:span text:style-name="T137_60">this</text:span><text:span text:style-name="T137_61"><text:s/></text:span><text:span text:style-name="T137_62">data</text:span><text:span text:style-name="T137_63"><text:s/></text:span><text:span text:style-name="T137_64">lead</text:span><text:span text:style-name="T137_65"><text:s/></text:span><text:span text:style-name="T137_66">to</text:span><text:span text:style-name="T137_67"><text:s/></text:span><text:span text:style-name="T137_68">the</text:span><text:span text:style-name="T137_69"><text:s/></text:span><text:span text:style-name="T137_70">change</text:span><text:span text:style-name="T137_71"><text:s/></text:span><text:span text:style-name="T137_72">I</text:span><text:span text:style-name="T137_73"><text:s/></text:span><text:span text:style-name="T137_74">desire</text:span><text:span text:style-name="T137_75">?"</text:span></text:p>
      <text:p text:style-name="P138"><text:span text:style-name="T138_1"><text:line-break/></text:span><text:span text:style-name="T138_2">Netention</text:span><text:span text:style-name="T138_3"><text:s/></text:span><text:span text:style-name="T138_4">is</text:span><text:span text:style-name="T138_5"><text:s/></text:span><text:span text:style-name="T138_6">only</text:span><text:span text:style-name="T138_7"><text:s/></text:span><text:span text:style-name="T138_8">as</text:span><text:span text:style-name="T138_9"><text:s/></text:span><text:span text:style-name="T138_10">useful</text:span><text:span text:style-name="T138_11"><text:s/></text:span><text:span text:style-name="T138_12">as</text:span><text:span text:style-name="T138_13"><text:s/></text:span><text:span text:style-name="T138_14">the</text:span><text:span text:style-name="T138_15"><text:s/></text:span><text:span text:style-name="T138_16">data</text:span><text:span text:style-name="T138_17"><text:s/></text:span><text:span text:style-name="T138_18">in</text:span><text:span text:style-name="T138_19"><text:s/></text:span><text:span text:style-name="T138_20">it</text:span><text:span text:style-name="T138_21">.<text:s text:c="2"/></text:span><text:span text:style-name="T138_22">Good</text:span><text:span text:style-name="T138_23"><text:s/></text:span><text:span text:style-name="T138_24">data</text:span><text:span text:style-name="T138_25">,<text:s/></text:span><text:span text:style-name="T138_26">clear</text:span><text:span text:style-name="T138_27"><text:s/></text:span><text:span text:style-name="T138_28">categories</text:span><text:span text:style-name="T138_29">,<text:s/></text:span><text:span text:style-name="T138_30">and</text:span><text:span text:style-name="T138_31"><text:s/></text:span><text:span text:style-name="T138_32">continuous</text:span><text:span text:style-name="T138_33"><text:s/></text:span><text:span text:style-name="T138_34">quality</text:span><text:span text:style-name="T138_35"><text:s/></text:span><text:span text:style-name="T138_36">control</text:span><text:span text:style-name="T138_37"><text:s/></text:span><text:span text:style-name="T138_38">will</text:span><text:span text:style-name="T138_39"><text:s/></text:span><text:span text:style-name="T138_40">help</text:span><text:span text:style-name="T138_41"><text:s/></text:span><text:span text:style-name="T138_42">you</text:span><text:span text:style-name="T138_43"><text:s/></text:span><text:span text:style-name="T138_44">achieve</text:span><text:span text:style-name="T138_45"><text:s/></text:span><text:span text:style-name="T138_46">your</text:span><text:span text:style-name="T138_47"><text:s/></text:span><text:span text:style-name="T138_48">goals</text:span><text:span text:style-name="T138_49">.<text:s text:c="2"/></text:span><text:span text:style-name="T138_50">Have</text:span><text:span text:style-name="T138_51"><text:s/></text:span><text:span text:style-name="T138_52">clearly</text:span><text:span text:style-name="T138_53">-</text:span><text:span text:style-name="T138_54">defined</text:span><text:span text:style-name="T138_55"><text:s/></text:span><text:span text:style-name="T138_56">focuses</text:span><text:span text:style-name="T138_57"><text:s/></text:span><text:span text:style-name="T138_58">for</text:span><text:span text:style-name="T138_59"><text:s/></text:span><text:span text:style-name="T138_60">data</text:span><text:span text:style-name="T138_61"><text:s/></text:span><text:span text:style-name="T138_62">collection</text:span><text:span text:style-name="T138_63">.<text:s text:c="2"/></text:span><text:span text:style-name="T138_64">Your</text:span><text:span text:style-name="T138_65"><text:s/></text:span><text:span text:style-name="T138_66">participation</text:span><text:span text:style-name="T138_67"><text:s/></text:span><text:span text:style-name="T138_68">helps</text:span><text:span text:style-name="T138_69"><text:s/></text:span><text:span text:style-name="T138_70">collectively</text:span><text:span text:style-name="T138_71"><text:s/></text:span><text:span text:style-name="T138_72">evolve</text:span><text:span text:style-name="T138_73"><text:s/></text:span><text:span text:style-name="T138_74">a</text:span><text:span text:style-name="T138_75"><text:s/></text:span><text:span text:style-name="T138_76">dynamic</text:span><text:span text:style-name="T138_77"><text:s/></text:span><text:span text:style-name="T138_78">ontology</text:span><text:span text:style-name="T138_79"><text:s/></text:span><text:span text:style-name="T138_80">towards</text:span><text:span text:style-name="T138_81"><text:s/></text:span><text:span text:style-name="T138_82">increasingly</text:span><text:span text:style-name="T138_83"><text:s/></text:span><text:span text:style-name="T138_84">efficient</text:span><text:span text:style-name="T138_85"><text:s/></text:span><text:span text:style-name="T138_86">and</text:span><text:span text:style-name="T138_87"><text:s/></text:span><text:span text:style-name="T138_88">expressive</text:span><text:span text:style-name="T138_89"><text:s/></text:span><text:span text:style-name="T138_90">modes</text:span><text:span text:style-name="T138_91"><text:s/></text:span><text:span text:style-name="T138_92">for</text:span><text:span text:style-name="T138_93"><text:s/></text:span><text:span text:style-name="T138_94">communicating</text:span><text:span text:style-name="T138_95"><text:s/></text:span><text:span text:style-name="T138_96">what</text:span><text:span text:style-name="T138_97"><text:s/></text:span><text:span text:style-name="T138_98">truly</text:span><text:span text:style-name="T138_99"><text:s/></text:span><text:span text:style-name="T138_100">holds</text:span><text:span text:style-name="T138_101"><text:s/></text:span><text:span text:style-name="T138_102">our</text:span><text:span text:style-name="T138_103"><text:s/></text:span><text:span text:style-name="T138_104">intention</text:span><text:span text:style-name="T138_105"><text:s/></text:span><text:span text:style-name="T138_106">and</text:span><text:span text:style-name="T138_107"><text:s/></text:span><text:span text:style-name="T138_108">attention</text:span><text:span text:style-name="T138_109">.</text:span></text:p>
      <text:list text:style-name="LS9" xml:id="list33">
        <text:list-item>
          <text:p text:style-name="P139"><text:span text:style-name="T139_1">See</text:span><text:span text:style-name="T139_2">:<text:s/></text:span><text:span text:style-name="T139_3"><office:annotation><dc:creator/><text:p text:style-name="P140"><text:span text:style-name="T140_1">Helene</text:span><text:span text:style-name="T140_2"><text:s/></text:span><text:span text:style-name="T140_3">Finidori</text:span><text:span text:style-name="T140_4">:</text:span></text:p><text:p text:style-name="P141"><text:span text:style-name="T141_1">Where</text:span><text:span text:style-name="T141_2"><text:s/></text:span><text:span text:style-name="T141_3">do</text:span><text:span text:style-name="T141_4"><text:s/></text:span><text:span text:style-name="T141_5">I</text:span><text:span text:style-name="T141_6"><text:s/></text:span><text:span text:style-name="T141_7">see</text:span><text:span text:style-name="T141_8"><text:s/>:)</text:span></text:p></office:annotation></text:span><text:span text:style-name="T141_9">Band</text:span><text:span text:style-name="T141_10"><text:s/></text:span><text:span text:style-name="T141_11">Recipe</text:span></text:p>
        </text:list-item>
        <text:list-item>
          <text:p text:style-name="P142"><text:span text:style-name="T142_1">See</text:span><text:span text:style-name="T142_2">:<text:s/></text:span><text:span text:style-name="T142_3">Cortexit</text:span></text:p>
        </text:list-item>
      </text:list>
      <text:p text:style-name="P143"><text:span text:style-name="T143_1"><text:line-break/></text:span><text:span text:style-name="T143_2">Without</text:span><text:span text:style-name="T143_3"><text:s/></text:span><text:span text:style-name="T143_4">a</text:span><text:span text:style-name="T143_5"><text:s/></text:span><text:span text:style-name="T143_6">community</text:span><text:span text:style-name="T143_7"><text:s/></text:span><text:span text:style-name="T143_8">to</text:span><text:span text:style-name="T143_9"><text:s/></text:span><text:span text:style-name="T143_10">draw</text:span><text:span text:style-name="T143_11"><text:s/></text:span><text:span text:style-name="T143_12">from</text:span><text:span text:style-name="T143_13"><text:s/></text:span><text:span text:style-name="T143_14">and</text:span><text:span text:style-name="T143_15"><text:s/></text:span><text:span text:style-name="T143_16">intensive</text:span><text:span text:style-name="T143_17"><text:s/></text:span><text:span text:style-name="T143_18">outreach</text:span><text:span text:style-name="T143_19"><text:s/></text:span><text:span text:style-name="T143_20">and</text:span><text:span text:style-name="T143_21"><text:s/></text:span><text:span text:style-name="T143_22">marketing</text:span><text:span text:style-name="T143_23">,<text:s/></text:span><text:span text:style-name="T143_24">people</text:span><text:span text:style-name="T143_25"><text:s/></text:span><text:span text:style-name="T143_26">won</text:span><text:span text:style-name="T143_27">'</text:span><text:span text:style-name="T143_28">t</text:span><text:span text:style-name="T143_29"><text:s/></text:span><text:span text:style-name="T143_30">know</text:span><text:span text:style-name="T143_31"><text:s/></text:span><text:span text:style-name="T143_32">about</text:span><text:span text:style-name="T143_33"><text:s/></text:span><text:span text:style-name="T143_34">your</text:span><text:span text:style-name="T143_35"><text:s/></text:span><text:span text:style-name="T143_36">data</text:span><text:span text:style-name="T143_37">,<text:s/></text:span><text:span text:style-name="T143_38">and</text:span><text:span text:style-name="T143_39"><text:s/></text:span><text:span text:style-name="T143_40">it</text:span><text:span text:style-name="T143_41"><text:s/></text:span><text:span text:style-name="T143_42">may</text:span><text:span text:style-name="T143_43"><text:s/></text:span><text:span text:style-name="T143_44">be</text:span><text:span text:style-name="T143_45"><text:s/></text:span><text:span text:style-name="T143_46">difficult</text:span><text:span text:style-name="T143_47"><text:s/></text:span><text:span text:style-name="T143_48">for</text:span><text:span text:style-name="T143_49"><text:s/></text:span><text:span text:style-name="T143_50">them</text:span><text:span text:style-name="T143_51"><text:s/></text:span><text:span text:style-name="T143_52">to</text:span><text:span text:style-name="T143_53"><text:s/></text:span><text:span text:style-name="T143_54">care</text:span><text:span text:style-name="T143_55"><text:s/></text:span><text:span text:style-name="T143_56">about</text:span><text:span text:style-name="T143_57"><text:s/></text:span><text:span text:style-name="T143_58">it</text:span><text:span text:style-name="T143_59"><text:s/></text:span><text:span text:style-name="T143_60">let</text:span><text:span text:style-name="T143_61"><text:s/></text:span><text:span text:style-name="T143_62">alone</text:span><text:span text:style-name="T143_63"><text:s/></text:span><text:span text:style-name="T143_64">care</text:span><text:span text:style-name="T143_65"><text:s/></text:span><text:span text:style-name="T143_66">enough</text:span><text:span text:style-name="T143_67"><text:s/></text:span><text:span text:style-name="T143_68">to</text:span><text:span text:style-name="T143_69"><text:s/></text:span><text:span text:style-name="T143_70">share</text:span><text:span text:style-name="T143_71"><text:s/></text:span><text:span text:style-name="T143_72">their</text:span><text:span text:style-name="T143_73"><text:s/></text:span><text:span text:style-name="T143_74">data</text:span><text:span text:style-name="T143_75">.</text:span></text:p>
      <text:p text:style-name="P144"><text:span text:style-name="T144_1"><text:line-break/></text:span><text:span text:style-name="T144_2">Consider</text:span><text:span text:style-name="T144_3"><text:s/></text:span><text:span text:style-name="T144_4">populating</text:span><text:span text:style-name="T144_5"><text:s/></text:span><text:span text:style-name="T144_6">Netention</text:span><text:span text:style-name="T144_7"><text:s/></text:span><text:span text:style-name="T144_8">with</text:span><text:span text:style-name="T144_9"><text:s/></text:span><text:span text:style-name="T144_10">data</text:span><text:span text:style-name="T144_11"><text:s/></text:span><text:span text:style-name="T144_12">from</text:span><text:span text:style-name="T144_13"><text:s/></text:span><text:span text:style-name="T144_14">your</text:span><text:span text:style-name="T144_15"><text:s/></text:span><text:span text:style-name="T144_16">communities</text:span><text:span text:style-name="T144_17"><text:s/>(</text:span><text:span text:style-name="T144_18">and</text:span><text:span text:style-name="T144_19"><text:s/></text:span><text:span text:style-name="T144_20">make</text:span><text:span text:style-name="T144_21"><text:s/></text:span><text:span text:style-name="T144_22">sure</text:span><text:span text:style-name="T144_23"><text:s/></text:span><text:span text:style-name="T144_24">that</text:span><text:span text:style-name="T144_25"><text:s/></text:span><text:span text:style-name="T144_26">you</text:span><text:span text:style-name="T144_27"><text:s/></text:span><text:span text:style-name="T144_28">participate</text:span><text:span text:style-name="T144_29"><text:s/></text:span><text:span text:style-name="T144_30">in</text:span><text:span text:style-name="T144_31"><text:s/></text:span><text:span text:style-name="T144_32">at</text:span><text:span text:style-name="T144_33"><text:s/></text:span><text:span text:style-name="T144_34">least</text:span><text:span text:style-name="T144_35"><text:s/></text:span><text:span text:style-name="T144_36">one</text:span><text:span text:style-name="T144_37"><text:s/></text:span><text:span text:style-name="T144_38">and</text:span><text:span text:style-name="T144_39"><text:s/></text:span><text:span text:style-name="T144_40">know</text:span><text:span text:style-name="T144_41"><text:s/></text:span><text:span text:style-name="T144_42">how</text:span><text:span text:style-name="T144_43"><text:s/></text:span><text:span text:style-name="T144_44">to</text:span><text:span text:style-name="T144_45"><text:s/></text:span><text:span text:style-name="T144_46">reach</text:span><text:span text:style-name="T144_47"><text:s/></text:span><text:span text:style-name="T144_48">them</text:span><text:span text:style-name="T144_49">.)<text:s text:c="2"/></text:span><text:span text:style-name="T144_50">Just</text:span><text:span text:style-name="T144_51"><text:s/></text:span><text:span text:style-name="T144_52">because</text:span><text:span text:style-name="T144_53"><text:s/></text:span><text:span text:style-name="T144_54">you</text:span><text:span text:style-name="T144_55"><text:s/></text:span><text:span text:style-name="T144_56">built</text:span><text:span text:style-name="T144_57"><text:s/></text:span><text:span text:style-name="T144_58">it</text:span><text:span text:style-name="T144_59"><text:s/></text:span><text:span text:style-name="T144_60">doesn</text:span><text:span text:style-name="T144_61">'</text:span><text:span text:style-name="T144_62">t</text:span><text:span text:style-name="T144_63"><text:s/></text:span><text:span text:style-name="T144_64">mean</text:span><text:span text:style-name="T144_65"><text:s/></text:span><text:span text:style-name="T144_66">they</text:span><text:span text:style-name="T144_67"><text:s/></text:span><text:span text:style-name="T144_68">will</text:span><text:span text:style-name="T144_69"><text:s/></text:span><text:span text:style-name="T144_70">come</text:span><text:span text:style-name="T144_71">.</text:span></text:p>
      <text:p text:style-name="P145"/>
      <text:p text:style-name="P146"><text:span text:style-name="T146_1"><text:a xlink:type="simple" xlink:href="http://en.wikipedia.org/wiki/Asset-based_community_development"><text:span text:style-name="T146_2">Asset</text:span></text:a></text:span><text:span text:style-name="T146_3"><text:a xlink:type="simple" xlink:href="http://en.wikipedia.org/wiki/Asset-based_community_development"><text:span text:style-name="T146_4">-</text:span></text:a></text:span><text:span text:style-name="T146_5"><text:a xlink:type="simple" xlink:href="http://en.wikipedia.org/wiki/Asset-based_community_development"><text:span text:style-name="T146_6">based</text:span></text:a></text:span><text:span text:style-name="T146_7"><text:a xlink:type="simple" xlink:href="http://en.wikipedia.org/wiki/Asset-based_community_development"><text:span text:style-name="T146_8"><text:s/></text:span></text:a></text:span><text:span text:style-name="T146_9"><text:a xlink:type="simple" xlink:href="http://en.wikipedia.org/wiki/Asset-based_community_development"><text:span text:style-name="T146_10">community</text:span></text:a></text:span><text:span text:style-name="T146_11"><text:a xlink:type="simple" xlink:href="http://en.wikipedia.org/wiki/Asset-based_community_development"><text:span text:style-name="T146_12"><text:s/></text:span></text:a></text:span><text:span text:style-name="T146_13"><text:a xlink:type="simple" xlink:href="http://en.wikipedia.org/wiki/Asset-based_community_development"><text:span text:style-name="T146_14">development</text:span></text:a></text:span><text:span text:style-name="T146_15"><text:s/>(</text:span><text:span text:style-name="T146_16">ABCD</text:span><text:span text:style-name="T146_17">)<text:s/></text:span><text:span text:style-name="T146_18">is</text:span><text:span text:style-name="T146_19"><text:s/></text:span><text:span text:style-name="T146_20">a</text:span><text:span text:style-name="T146_21"><text:s/></text:span><text:span text:style-name="T146_22">methodology</text:span><text:span text:style-name="T146_23"><text:s/></text:span><text:span text:style-name="T146_24">that</text:span><text:span text:style-name="T146_25"><text:s/></text:span><text:span text:style-name="T146_26">se</text:span><text:span text:style-name="T146_27">eks</text:span><text:span text:style-name="T146_28"><text:s/></text:span><text:span text:style-name="T146_29">to</text:span><text:span text:style-name="T146_30"><text:s/></text:span><text:span text:style-name="T146_31">uncover</text:span><text:span text:style-name="T146_32"><text:s/></text:span><text:span text:style-name="T146_33">and</text:span><text:span text:style-name="T146_34"><text:s/></text:span><text:span text:style-name="T146_35">utilize</text:span><text:span text:style-name="T146_36"><text:s/></text:span><text:span text:style-name="T146_37">the</text:span><text:span text:style-name="T146_38"><text:s/></text:span><text:span text:style-name="T146_39">strengths</text:span><text:span text:style-name="T146_40"><text:s/></text:span><text:span text:style-name="T146_41">within</text:span><text:span text:style-name="T146_42"><text:s/></text:span><text:span text:style-name="T146_43">communities</text:span><text:span text:style-name="T146_44"><text:s/></text:span><text:span text:style-name="T146_45">as</text:span><text:span text:style-name="T146_46"><text:s/></text:span><text:span text:style-name="T146_47">a</text:span><text:span text:style-name="T146_48"><text:s/></text:span><text:span text:style-name="T146_49">means</text:span><text:span text:style-name="T146_50"><text:s/></text:span><text:span text:style-name="T146_51">for</text:span><text:span text:style-name="T146_52"><text:s/></text:span><text:span text:style-name="T146_53">sustainable</text:span><text:span text:style-name="T146_54"><text:s/></text:span><text:span text:style-name="T146_55">development</text:span><text:span text:style-name="T146_56">.<text:s text:c="2"/></text:span><text:span text:style-name="T146_57"><office:annotation><dc:creator/><text:p text:style-name="P147"><text:span text:style-name="T147_1">Helene</text:span><text:span text:style-name="T147_2"><text:s/></text:span><text:span text:style-name="T147_3">Finidori</text:span><text:span text:style-name="T147_4">:</text:span></text:p><text:p text:style-name="P148"><text:span text:style-name="T148_1">Actually</text:span><text:span text:style-name="T148_2"><text:s/></text:span><text:span text:style-name="T148_3">he</text:span><text:span text:style-name="T148_4"><text:s/></text:span><text:span text:style-name="T148_5">based</text:span><text:span text:style-name="T148_6"><text:s/></text:span><text:span text:style-name="T148_7">his</text:span><text:span text:style-name="T148_8"><text:s/></text:span><text:span text:style-name="T148_9">methodology</text:span><text:span text:style-name="T148_10"><text:s/></text:span><text:span text:style-name="T148_11">on</text:span><text:span text:style-name="T148_12"><text:s/></text:span><text:span text:style-name="T148_13">ABCD</text:span><text:span text:style-name="T148_14">.<text:s/></text:span><text:span text:style-name="T148_15">More</text:span><text:span text:style-name="T148_16"><text:s/></text:span><text:span text:style-name="T148_17">here</text:span><text:span text:style-name="T148_18">:<text:s/></text:span></text:p><text:p text:style-name="P149"><text:span text:style-name="T149_1">Post</text:span><text:span text:style-name="T149_2"><text:s/></text:span><text:span text:style-name="T149_3">growth</text:span><text:span text:style-name="T149_4">:<text:s/></text:span><text:span text:style-name="T149_5">http</text:span><text:span text:style-name="T149_6">://</text:span><text:span text:style-name="T149_7">postgrowth</text:span><text:span text:style-name="T149_8">.</text:span><text:span text:style-name="T149_9">org</text:span><text:span text:style-name="T149_10">/</text:span><text:span text:style-name="T149_11">asset</text:span><text:span text:style-name="T149_12">-</text:span><text:span text:style-name="T149_13">mapping</text:span><text:span text:style-name="T149_14">-</text:span><text:span text:style-name="T149_15">occupy</text:span><text:span text:style-name="T149_16">/</text:span></text:p><text:p text:style-name="P150"><text:span text:style-name="T150_1">More</text:span><text:span text:style-name="T150_2"><text:s/></text:span><text:span text:style-name="T150_3">on</text:span><text:span text:style-name="T150_4"><text:s/></text:span><text:span text:style-name="T150_5">ABCD</text:span><text:span text:style-name="T150_6">:<text:s/></text:span><text:span text:style-name="T150_7">http</text:span><text:span text:style-name="T150_8">://</text:span><text:span text:style-name="T150_9">www</text:span><text:span text:style-name="T150_10">.</text:span><text:span text:style-name="T150_11">synergos</text:span><text:span text:style-name="T150_12">.</text:span><text:span text:style-name="T150_13">org</text:span><text:span text:style-name="T150_14">/</text:span><text:span text:style-name="T150_15">knowledge</text:span><text:span text:style-name="T150_16">/02/</text:span><text:span text:style-name="T150_17">abcdoverview</text:span><text:span text:style-name="T150_18">.</text:span><text:span text:style-name="T150_19">htm</text:span></text:p><text:p text:style-name="P151"><text:span text:style-name="T151_1">S</text:span><text:span text:style-name="T151_2"><text:s/></text:span><text:span text:style-name="T151_3">H</text:span><text:span text:style-name="T151_4">:</text:span></text:p><text:p text:style-name="P152"><text:span text:style-name="T152_1">feel</text:span><text:span text:style-name="T152_2"><text:s/></text:span><text:span text:style-name="T152_3">free</text:span><text:span text:style-name="T152_4"><text:s/></text:span><text:span text:style-name="T152_5">to</text:span><text:span text:style-name="T152_6"><text:s/></text:span><text:span text:style-name="T152_7">add</text:span><text:span text:style-name="T152_8"><text:s/></text:span><text:span text:style-name="T152_9">to</text:span><text:span text:style-name="T152_10"><text:s/></text:span><text:span text:style-name="T152_11">the</text:span><text:span text:style-name="T152_12"><text:s/></text:span><text:span text:style-name="T152_13">document</text:span></text:p><text:p text:style-name="P153"><text:span text:style-name="T153_1">Helene</text:span><text:span text:style-name="T153_2"><text:s/></text:span><text:span text:style-name="T153_3">Finidori</text:span><text:span text:style-name="T153_4">:</text:span></text:p><text:p text:style-name="P154"><text:span text:style-name="T154_1">The</text:span><text:span text:style-name="T154_2"><text:s/></text:span><text:span text:style-name="T154_3">links</text:span><text:span text:style-name="T154_4"><text:s/></text:span><text:span text:style-name="T154_5">are</text:span><text:span text:style-name="T154_6"><text:s/></text:span><text:span text:style-name="T154_7">all</text:span><text:span text:style-name="T154_8"><text:s/></text:span><text:span text:style-name="T154_9">I</text:span><text:span text:style-name="T154_10"><text:s/></text:span><text:span text:style-name="T154_11">have</text:span><text:span text:style-name="T154_12">...</text:span></text:p></office:annotation></text:span><text:span text:style-name="T154_13">The</text:span><text:span text:style-name="T154_14"><text:s/></text:span><text:span text:style-name="T154_15">Postgrowth</text:span><text:span text:style-name="T154_16"><text:s/></text:span><text:span text:style-name="T154_17">Institute</text:span><text:span text:style-name="T154_18">,<text:s/></text:span><text:span text:style-name="T154_19">Donnie</text:span><text:span text:style-name="T154_20"><text:s/></text:span><text:span text:style-name="T154_21">MacLurcan</text:span><text:span text:style-name="T154_22"><text:s/></text:span><text:span text:style-name="T154_23">have</text:span><text:span text:style-name="T154_24"><text:s/></text:span><text:span text:style-name="T154_25">developed</text:span><text:span text:style-name="T154_26"><text:s/></text:span><text:span text:style-name="T154_27">some</text:span><text:span text:style-name="T154_28"><text:s/></text:span><text:span text:style-name="T154_29">methodologies</text:span><text:span text:style-name="T154_30"><text:s/></text:span><text:span text:style-name="T154_31">too</text:span><text:span text:style-name="T154_32">.<text:line-break/></text:span></text:p>
      <text:list text:style-name="LS10" xml:id="list35">
        <text:list-item>
          <text:p text:style-name="P155"><text:span text:style-name="T155_1">The</text:span><text:span text:style-name="T155_2"><text:s/></text:span><text:span text:style-name="T155_3">first</text:span><text:span text:style-name="T155_4"><text:s/></text:span><text:span text:style-name="T155_5">step</text:span><text:span text:style-name="T155_6"><text:s/></text:span><text:span text:style-name="T155_7">in</text:span><text:span text:style-name="T155_8"><text:s/></text:span><text:span text:style-name="T155_9">the</text:span><text:span text:style-name="T155_10"><text:s/></text:span><text:span text:style-name="T155_11">process</text:span><text:span text:style-name="T155_12"><text:s/></text:span><text:span text:style-name="T155_13">of</text:span><text:span text:style-name="T155_14"><text:s/></text:span><text:span text:style-name="T155_15"><text:a xlink:type="simple" xlink:href="http://en.wikipedia.org/wiki/Community_development"><text:span text:style-name="T155_16">community</text:span></text:a></text:span><text:span text:style-name="T155_17"><text:a xlink:type="simple" xlink:href="http://en.wikipedia.org/wiki/Community_development"><text:span text:style-name="T155_18"><text:s/></text:span></text:a></text:span><text:span text:style-name="T155_19"><text:a xlink:type="simple" xlink:href="http://en.wikipedia.org/wiki/Community_development"><text:span text:style-name="T155_20">development</text:span></text:a></text:span><text:span text:style-name="T155_21"><text:s/></text:span><text:span text:style-name="T155_22">is</text:span><text:span text:style-name="T155_23"><text:s/></text:span><text:span text:style-name="T155_24">to</text:span><text:span text:style-name="T155_25"><text:s/></text:span><text:span text:style-name="T155_26">assess</text:span><text:span text:style-name="T155_27"><text:s/></text:span><text:span text:style-name="T155_28">the</text:span><text:span text:style-name="T155_29"><text:s/></text:span><text:span text:style-name="T155_30">resources</text:span><text:span text:style-name="T155_31"><text:s/></text:span><text:span text:style-name="T155_32">of</text:span><text:span text:style-name="T155_33"><text:s/></text:span><text:span text:style-name="T155_34">a</text:span><text:span text:style-name="T155_35"><text:s/></text:span><text:span text:style-name="T155_36">community</text:span><text:span text:style-name="T155_37"><text:s/></text:span><text:span text:style-name="T155_38">through</text:span><text:span text:style-name="T155_39"><text:s/></text:span><text:span text:style-name="T155_40">a</text:span><text:span text:style-name="T155_41"><text:s/></text:span><text:span text:style-name="T155_42">systematic</text:span><text:span text:style-name="T155_43"><text:s/></text:span><text:span text:style-name="T155_44">inventory</text:span><text:span text:style-name="T155_45"><text:s/></text:span><text:span text:style-name="T155_46">or</text:span><text:span text:style-name="T155_47"><text:s/></text:span><text:span text:style-name="T155_48">through</text:span><text:span text:style-name="T155_49"><text:s/></text:span><text:span text:style-name="T155_50">another</text:span><text:span text:style-name="T155_51"><text:s/></text:span><text:span text:style-name="T155_52">process</text:span><text:span text:style-name="T155_53"><text:s/></text:span><text:span text:style-name="T155_54">of</text:span><text:span text:style-name="T155_55"><text:s/></text:span><text:span text:style-name="T155_56">talking</text:span><text:span text:style-name="T155_57"><text:s/></text:span><text:span text:style-name="T155_58">to</text:span><text:span text:style-name="T155_59"><text:s/></text:span><text:span text:style-name="T155_60">the</text:span><text:span text:style-name="T155_61"><text:s/></text:span><text:span text:style-name="T155_62">participants</text:span><text:span text:style-name="T155_63"><text:s/></text:span><text:span text:style-name="T155_64">to</text:span><text:span text:style-name="T155_65"><text:s/></text:span><text:span text:style-name="T155_66">determine</text:span><text:span text:style-name="T155_67"><text:s/></text:span><text:span text:style-name="T155_68">what</text:span><text:span text:style-name="T155_69"><text:s/></text:span><text:span text:style-name="T155_70">types</text:span><text:span text:style-name="T155_71"><text:s/></text:span><text:span text:style-name="T155_72">of</text:span><text:span text:style-name="T155_73"><text:s/></text:span><text:span text:style-name="T155_74">skills</text:span><text:span text:style-name="T155_75"><text:s/></text:span><text:span text:style-name="T155_76">and</text:span><text:span text:style-name="T155_77"><text:s/></text:span><text:span text:style-name="T155_78">experience</text:span><text:span text:style-name="T155_79"><text:s/></text:span><text:span text:style-name="T155_80">are</text:span><text:span text:style-name="T155_81"><text:s/></text:span><text:span text:style-name="T155_82">available</text:span><text:span text:style-name="T155_83">.</text:span></text:p>
        </text:list-item>
        <text:list-item>
          <text:p text:style-name="P156"><text:span text:style-name="T156_1">The</text:span><text:span text:style-name="T156_2"><text:s/></text:span><text:span text:style-name="T156_3">next</text:span><text:span text:style-name="T156_4"><text:s/></text:span><text:span text:style-name="T156_5">step</text:span><text:span text:style-name="T156_6"><text:s/></text:span><text:span text:style-name="T156_7">is</text:span><text:span text:style-name="T156_8"><text:s/></text:span><text:span text:style-name="T156_9">to</text:span><text:span text:style-name="T156_10"><text:s/></text:span><text:span text:style-name="T156_11">support</text:span><text:span text:style-name="T156_12"><text:s/></text:span><text:span text:style-name="T156_13">communities</text:span><text:span text:style-name="T156_14">,<text:s/></text:span><text:span text:style-name="T156_15">to</text:span><text:span text:style-name="T156_16"><text:s/></text:span><text:span text:style-name="T156_17">discover</text:span><text:span text:style-name="T156_18"><text:s/></text:span><text:span text:style-name="T156_19">what</text:span><text:span text:style-name="T156_20"><text:s/></text:span><text:span text:style-name="T156_21">they</text:span><text:span text:style-name="T156_22"><text:s/></text:span><text:span text:style-name="T156_23">care</text:span><text:span text:style-name="T156_24"><text:s/></text:span><text:span text:style-name="T156_25">enough</text:span><text:span text:style-name="T156_26"><text:s/></text:span><text:span text:style-name="T156_27">about</text:span><text:span text:style-name="T156_28"><text:s/></text:span><text:span text:style-name="T156_29">to</text:span><text:span text:style-name="T156_30"><text:s/></text:span><text:span text:style-name="T156_31">act</text:span><text:span text:style-name="T156_32">.</text:span></text:p>
        </text:list-item>
        <text:list-item>
          <text:p text:style-name="P157"><text:span text:style-name="T157_1">The</text:span><text:span text:style-name="T157_2"><text:s/></text:span><text:span text:style-name="T157_3">final</text:span><text:span text:style-name="T157_4"><text:s/></text:span><text:span text:style-name="T157_5">step</text:span><text:span text:style-name="T157_6"><text:s/></text:span><text:span text:style-name="T157_7">is</text:span><text:span text:style-name="T157_8"><text:s/></text:span><text:span text:style-name="T157_9">to</text:span><text:span text:style-name="T157_10"><text:s/></text:span><text:span text:style-name="T157_11">determine</text:span><text:span text:style-name="T157_12"><text:s/></text:span><text:span text:style-name="T157_13">how</text:span><text:span text:style-name="T157_14"><text:s/></text:span><text:span text:style-name="T157_15">participants</text:span><text:span text:style-name="T157_16"><text:s/></text:span><text:span text:style-name="T157_17">can</text:span><text:span text:style-name="T157_18"><text:s/></text:span><text:span text:style-name="T157_19">act</text:span><text:span text:style-name="T157_20"><text:s/></text:span><text:span text:style-name="T157_21">together</text:span><text:span text:style-name="T157_22"><text:s/></text:span><text:span text:style-name="T157_23">to</text:span><text:span text:style-name="T157_24"><text:s/></text:span><text:span text:style-name="T157_25">achieve</text:span><text:span text:style-name="T157_26"><text:s/></text:span><text:span text:style-name="T157_27">those</text:span><text:span text:style-name="T157_28"><text:s/></text:span><text:span text:style-name="T157_29">goals</text:span><text:span text:style-name="T157_30">.</text:span></text:p>
        </text:list-item>
      </text:list>
      <text:p text:style-name="P158"/>
      <text:h text:style-name="P159" text:outline-level="10"><text:span text:style-name="T159_1">Sharing</text:span><text:span text:style-name="T159_2"><text:s/></text:span><text:span text:style-name="T159_3">Community</text:span><text:span text:style-name="T159_4"><text:s/></text:span><text:span text:style-name="T159_5">Resources</text:span></text:h>
      <text:p text:style-name="P160"><text:span text:style-name="T160_1">DRAFT</text:span></text:p>
      <text:p text:style-name="P161"><text:span text:style-name="T161_1">Adapted</text:span><text:span text:style-name="T161_2"><text:s/></text:span><text:span text:style-name="T161_3">from</text:span><text:span text:style-name="T161_4">:<text:s/></text:span><text:span text:style-name="T161_5">Berkeley</text:span><text:span text:style-name="T161_6"><text:s/></text:span><text:span text:style-name="T161_7">Public</text:span><text:span text:style-name="T161_8"><text:s/></text:span><text:span text:style-name="T161_9">Library</text:span><text:span text:style-name="T161_10">’</text:span><text:span text:style-name="T161_11">s</text:span><text:span text:style-name="T161_12"><text:s/></text:span><text:span text:style-name="T161_13"><office:annotation><dc:creator/><text:p text:style-name="P162"><text:span text:style-name="T162_1">Helene</text:span><text:span text:style-name="T162_2"><text:s/></text:span><text:span text:style-name="T162_3">Finidori</text:span><text:span text:style-name="T162_4">:</text:span></text:p><text:p text:style-name="P163"><text:span text:style-name="T163_1">Seth</text:span><text:span text:style-name="T163_2">,<text:s/></text:span><text:span text:style-name="T163_3">Like</text:span><text:span text:style-name="T163_4"><text:s/></text:span><text:span text:style-name="T163_5">you</text:span><text:span text:style-name="T163_6"><text:s/></text:span><text:span text:style-name="T163_7">did</text:span><text:span text:style-name="T163_8"><text:s/></text:span><text:span text:style-name="T163_9">for</text:span><text:span text:style-name="T163_10"><text:s/></text:span><text:span text:style-name="T163_11">the</text:span><text:span text:style-name="T163_12"><text:s/></text:span><text:span text:style-name="T163_13">orchestra</text:span><text:span text:style-name="T163_14">,<text:s/></text:span><text:span text:style-name="T163_15">could</text:span><text:span text:style-name="T163_16"><text:s/></text:span><text:span text:style-name="T163_17">you</text:span><text:span text:style-name="T163_18"><text:s/></text:span><text:span text:style-name="T163_19">describe</text:span><text:span text:style-name="T163_20"><text:s/></text:span><text:span text:style-name="T163_21">in</text:span><text:span text:style-name="T163_22"><text:s/></text:span><text:span text:style-name="T163_23">a</text:span><text:span text:style-name="T163_24"><text:s/></text:span><text:span text:style-name="T163_25">few</text:span><text:span text:style-name="T163_26"><text:s/></text:span><text:span text:style-name="T163_27">words</text:span><text:span text:style-name="T163_28"><text:s/></text:span><text:span text:style-name="T163_29">how</text:span><text:span text:style-name="T163_30"><text:s/></text:span><text:span text:style-name="T163_31">Netention</text:span><text:span text:style-name="T163_32"><text:s/></text:span><text:span text:style-name="T163_33">could</text:span><text:span text:style-name="T163_34"><text:s/></text:span><text:span text:style-name="T163_35">be</text:span><text:span text:style-name="T163_36"><text:s/></text:span><text:span text:style-name="T163_37">used</text:span><text:span text:style-name="T163_38"><text:s/></text:span><text:span text:style-name="T163_39">for</text:span><text:span text:style-name="T163_40"><text:s/></text:span><text:span text:style-name="T163_41">a</text:span><text:span text:style-name="T163_42"><text:s/></text:span><text:span text:style-name="T163_43">sharing</text:span><text:span text:style-name="T163_44"><text:s/></text:span><text:span text:style-name="T163_45">service</text:span><text:span text:style-name="T163_46">,<text:s/></text:span><text:span text:style-name="T163_47">what</text:span><text:span text:style-name="T163_48"><text:s/></text:span><text:span text:style-name="T163_49">it</text:span><text:span text:style-name="T163_50"><text:s/></text:span><text:span text:style-name="T163_51">could</text:span><text:span text:style-name="T163_52"><text:s/></text:span><text:span text:style-name="T163_53">enable</text:span><text:span text:style-name="T163_54"><text:s/></text:span><text:span text:style-name="T163_55">better</text:span><text:span text:style-name="T163_56"><text:s/></text:span><text:span text:style-name="T163_57">than</text:span><text:span text:style-name="T163_58"><text:s/></text:span><text:span text:style-name="T163_59">any</text:span><text:span text:style-name="T163_60"><text:s/></text:span><text:span text:style-name="T163_61">catalog</text:span><text:span text:style-name="T163_62"><text:s/></text:span><text:span text:style-name="T163_63">or</text:span><text:span text:style-name="T163_64"><text:s/></text:span><text:span text:style-name="T163_65">regular</text:span><text:span text:style-name="T163_66"><text:s/></text:span><text:span text:style-name="T163_67">map</text:span><text:span text:style-name="T163_68"><text:s/></text:span><text:span text:style-name="T163_69">of</text:span><text:span text:style-name="T163_70"><text:s/></text:span><text:span text:style-name="T163_71">stuff</text:span><text:span text:style-name="T163_72">.<text:s/></text:span><text:span text:style-name="T163_73">how</text:span><text:span text:style-name="T163_74"><text:s/></text:span><text:span text:style-name="T163_75">the</text:span><text:span text:style-name="T163_76"><text:s/></text:span><text:span text:style-name="T163_77">query</text:span><text:span text:style-name="T163_78">,<text:s/></text:span><text:span text:style-name="T163_79">the</text:span><text:span text:style-name="T163_80"><text:s/></text:span><text:span text:style-name="T163_81">possibilities</text:span><text:span text:style-name="T163_82">,<text:s/></text:span><text:span text:style-name="T163_83">contextualizations</text:span><text:span text:style-name="T163_84"><text:s/></text:span><text:span text:style-name="T163_85">would</text:span><text:span text:style-name="T163_86"><text:s/></text:span><text:span text:style-name="T163_87">be</text:span><text:span text:style-name="T163_88"><text:s/></text:span><text:span text:style-name="T163_89">easier</text:span><text:span text:style-name="T163_90"><text:s/></text:span><text:span text:style-name="T163_91">etc</text:span><text:span text:style-name="T163_92"><text:s/></text:span><text:span text:style-name="T163_93">etc</text:span><text:span text:style-name="T163_94">....<text:s/></text:span><text:span text:style-name="T163_95">Putting</text:span><text:span text:style-name="T163_96"><text:s/></text:span><text:span text:style-name="T163_97">yourself</text:span><text:span text:style-name="T163_98"><text:s/></text:span><text:span text:style-name="T163_99">in</text:span><text:span text:style-name="T163_100"><text:s/></text:span><text:span text:style-name="T163_101">the</text:span><text:span text:style-name="T163_102"><text:s/></text:span><text:span text:style-name="T163_103">shoes</text:span><text:span text:style-name="T163_104"><text:s/></text:span><text:span text:style-name="T163_105">of</text:span><text:span text:style-name="T163_106"><text:s/></text:span><text:span text:style-name="T163_107">a</text:span><text:span text:style-name="T163_108"><text:s/></text:span><text:span text:style-name="T163_109">lender</text:span><text:span text:style-name="T163_110"><text:s/></text:span><text:span text:style-name="T163_111">and</text:span><text:span text:style-name="T163_112"><text:s/></text:span><text:span text:style-name="T163_113">borrower</text:span><text:span text:style-name="T163_114">.</text:span></text:p><text:p text:style-name="P164"><text:span text:style-name="T164_1">S</text:span><text:span text:style-name="T164_2"><text:s/></text:span><text:span text:style-name="T164_3">H</text:span><text:span text:style-name="T164_4">:</text:span></text:p><text:p text:style-name="P165"><text:span text:style-name="T165_1">whether</text:span><text:span text:style-name="T165_2"><text:s/></text:span><text:span text:style-name="T165_3">you</text:span><text:span text:style-name="T165_4"><text:s/></text:span><text:span text:style-name="T165_5">want</text:span><text:span text:style-name="T165_6"><text:s/></text:span><text:span text:style-name="T165_7">to</text:span><text:span text:style-name="T165_8"><text:s/></text:span><text:span text:style-name="T165_9">find</text:span><text:span text:style-name="T165_10"><text:s/></text:span><text:span text:style-name="T165_11">or</text:span><text:span text:style-name="T165_12"><text:s/></text:span><text:span text:style-name="T165_13">share</text:span><text:span text:style-name="T165_14"><text:s/></text:span><text:span text:style-name="T165_15">something</text:span><text:span text:style-name="T165_16"><text:s/></text:span><text:span text:style-name="T165_17">away</text:span><text:span text:style-name="T165_18"><text:s/></text:span><text:span text:style-name="T165_19">you</text:span><text:span text:style-name="T165_20">'</text:span><text:span text:style-name="T165_21">re</text:span><text:span text:style-name="T165_22"><text:s/></text:span><text:span text:style-name="T165_23">interested</text:span><text:span text:style-name="T165_24"><text:s/></text:span><text:span text:style-name="T165_25">in</text:span><text:span text:style-name="T165_26"><text:s/></text:span><text:span text:style-name="T165_27">the</text:span><text:span text:style-name="T165_28"><text:s/></text:span><text:span text:style-name="T165_29">same</text:span><text:span text:style-name="T165_30"><text:s/>"</text:span><text:span text:style-name="T165_31">types</text:span><text:span text:style-name="T165_32">"<text:s/></text:span><text:span text:style-name="T165_33">of</text:span><text:span text:style-name="T165_34"><text:s/></text:span><text:span text:style-name="T165_35">things</text:span><text:span text:style-name="T165_36"><text:s/></text:span><text:span text:style-name="T165_37">in</text:span><text:span text:style-name="T165_38"><text:s/></text:span><text:span text:style-name="T165_39">that</text:span><text:span text:style-name="T165_40"><text:s/></text:span><text:span text:style-name="T165_41">given</text:span><text:span text:style-name="T165_42"><text:s/></text:span><text:span text:style-name="T165_43">moment</text:span><text:span text:style-name="T165_44">.<text:s text:c="2"/></text:span><text:span text:style-name="T165_45">from</text:span><text:span text:style-name="T165_46"><text:s/></text:span><text:span text:style-name="T165_47">there</text:span><text:span text:style-name="T165_48"><text:s/></text:span><text:span text:style-name="T165_49">its</text:span><text:span text:style-name="T165_50"><text:s/></text:span><text:span text:style-name="T165_51">extra</text:span><text:span text:style-name="T165_52"><text:s/></text:span><text:span text:style-name="T165_53">details</text:span><text:span text:style-name="T165_54"><text:s/></text:span><text:span text:style-name="T165_55">to</text:span><text:span text:style-name="T165_56"><text:s/></text:span><text:span text:style-name="T165_57">clarify</text:span><text:span text:style-name="T165_58"><text:s/></text:span><text:span text:style-name="T165_59">your</text:span><text:span text:style-name="T165_60"><text:s/></text:span><text:span text:style-name="T165_61">relationship</text:span><text:span text:style-name="T165_62"><text:s/></text:span><text:span text:style-name="T165_63">to</text:span><text:span text:style-name="T165_64"><text:s/></text:span><text:span text:style-name="T165_65">it</text:span></text:p></office:annotation></text:span><text:span text:style-name="T165_66"><text:a xlink:type="simple" xlink:href="http://www.berkeleypubliclibrary.org/about_the_library/neighborhood_branches/tool_lending_library/rules.php"><text:span text:style-name="T165_67">Tool</text:span></text:a></text:span><text:span text:style-name="T165_68"><text:a xlink:type="simple" xlink:href="http://www.berkeleypubliclibrary.org/about_the_library/neighborhood_branches/tool_lending_library/rules.php"><text:span text:style-name="T165_69"><text:s/></text:span></text:a></text:span><text:span text:style-name="T165_70"><text:a xlink:type="simple" xlink:href="http://www.berkeleypubliclibrary.org/about_the_library/neighborhood_branches/tool_lending_library/rules.php"><text:span text:style-name="T165_71">Lending</text:span></text:a></text:span><text:span text:style-name="T165_72"><text:a xlink:type="simple" xlink:href="http://www.berkeleypubliclibrary.org/about_the_library/neighborhood_branches/tool_lending_library/rules.php"><text:span text:style-name="T165_73"><text:s/></text:span></text:a></text:span><text:span text:style-name="T165_74"><text:a xlink:type="simple" xlink:href="http://www.berkeleypubliclibrary.org/about_the_library/neighborhood_branches/tool_lending_library/rules.php"><text:span text:style-name="T165_75">Library</text:span></text:a></text:span><text:span text:style-name="T165_76"><text:a xlink:type="simple" xlink:href="http://www.berkeleypubliclibrary.org/about_the_library/neighborhood_branches/tool_lending_library/rules.php"><text:span text:style-name="T165_77"><text:s/>-<text:s/></text:span></text:a></text:span><text:span text:style-name="T165_78"><text:a xlink:type="simple" xlink:href="http://www.berkeleypubliclibrary.org/about_the_library/neighborhood_branches/tool_lending_library/rules.php"><text:span text:style-name="T165_79">How</text:span></text:a></text:span><text:span text:style-name="T165_80"><text:a xlink:type="simple" xlink:href="http://www.berkeleypubliclibrary.org/about_the_library/neighborhood_branches/tool_lending_library/rules.php"><text:span text:style-name="T165_81"><text:s/></text:span></text:a></text:span><text:span text:style-name="T165_82"><text:a xlink:type="simple" xlink:href="http://www.berkeleypubliclibrary.org/about_the_library/neighborhood_branches/tool_lending_library/rules.php"><text:span text:style-name="T165_83">To</text:span></text:a></text:span><text:span text:style-name="T165_84"><text:a xlink:type="simple" xlink:href="http://www.berkeleypubliclibrary.org/about_the_library/neighborhood_branches/tool_lending_library/rules.php"><text:span text:style-name="T165_85"><text:s/></text:span></text:a></text:span><text:span text:style-name="T165_86"><text:a xlink:type="simple" xlink:href="http://www.berkeleypubliclibrary.org/about_the_library/neighborhood_branches/tool_lending_library/rules.php"><text:span text:style-name="T165_87">Use</text:span></text:a></text:span><text:span text:style-name="T165_88"><text:a xlink:type="simple" xlink:href="http://www.berkeleypubliclibrary.org/about_the_library/neighborhood_branches/tool_lending_library/rules.php"><text:span text:style-name="T165_89"><text:s/></text:span></text:a></text:span><text:span text:style-name="T165_90"><text:a xlink:type="simple" xlink:href="http://www.berkeleypubliclibrary.org/about_the_library/neighborhood_branches/tool_lending_library/rules.php"><text:span text:style-name="T165_91">It</text:span></text:a></text:span></text:p>
      <text:p text:style-name="P166"/>
      <text:p text:style-name="P167"><text:span text:style-name="T167_1">TODO</text:span><text:span text:style-name="T167_2">:<text:s/></text:span><text:span text:style-name="T167_3">integrate</text:span><text:span text:style-name="T167_4"><text:s/></text:span><text:span text:style-name="T167_5">http</text:span><text:span text:style-name="T167_6">://</text:span><text:span text:style-name="T167_7">faq</text:span><text:span text:style-name="T167_8">.</text:span><text:span text:style-name="T167_9">freecycle</text:span><text:span text:style-name="T167_10">.</text:span><text:span text:style-name="T167_11">org</text:span><text:span text:style-name="T167_12">/</text:span><text:span text:style-name="T167_13">faq</text:span><text:span text:style-name="T167_14">/</text:span><text:span text:style-name="T167_15">faq</text:span><text:span text:style-name="T167_16">/</text:span><text:span text:style-name="T167_17">faq</text:span><text:span text:style-name="T167_18">_</text:span><text:span text:style-name="T167_19">guidelines</text:span></text:p>
      <text:p text:style-name="P168"/>
      <text:list text:style-name="LS11" xml:id="list38">
        <text:list-item>
          <text:p text:style-name="P169"><text:span text:style-name="T169_1">Only</text:span><text:span text:style-name="T169_2"><text:s/></text:span><text:span text:style-name="T169_3">residents</text:span><text:span text:style-name="T169_4"><text:s/></text:span><text:span text:style-name="T169_5">or</text:span><text:span text:style-name="T169_6"><text:s/></text:span><text:span text:style-name="T169_7">property</text:span><text:span text:style-name="T169_8"><text:s/></text:span><text:span text:style-name="T169_9">owners</text:span><text:span text:style-name="T169_10"><text:s/></text:span><text:span text:style-name="T169_11">of</text:span><text:span text:style-name="T169_12"><text:s/></text:span><text:span text:style-name="T169_13">the</text:span><text:span text:style-name="T169_14"><text:s/></text:span><text:span text:style-name="T169_15">community</text:span><text:span text:style-name="T169_16"><text:s/></text:span><text:span text:style-name="T169_17">over</text:span><text:span text:style-name="T169_18"><text:s/></text:span><text:span text:style-name="T169_19">the</text:span><text:span text:style-name="T169_20"><text:s/></text:span><text:span text:style-name="T169_21">age</text:span><text:span text:style-name="T169_22"><text:s/></text:span><text:span text:style-name="T169_23">of</text:span><text:span text:style-name="T169_24"><text:s/></text:span><text:span text:style-name="T169_25">MINIMUM</text:span><text:span text:style-name="T169_26">_</text:span><text:span text:style-name="T169_27">BORROWING</text:span><text:span text:style-name="T169_28">_</text:span><text:span text:style-name="T169_29">AGE</text:span><text:span text:style-name="T169_30"><text:s/></text:span><text:span text:style-name="T169_31">are</text:span><text:span text:style-name="T169_32"><text:s/></text:span><text:span text:style-name="T169_33">eligible</text:span><text:span text:style-name="T169_34"><text:s/></text:span><text:span text:style-name="T169_35">to</text:span><text:span text:style-name="T169_36"><text:s/></text:span><text:span text:style-name="T169_37">borrow</text:span><text:span text:style-name="T169_38"><text:s/></text:span><text:span text:style-name="T169_39">items</text:span><text:span text:style-name="T169_40"><text:s/></text:span><text:span text:style-name="T169_41">from</text:span><text:span text:style-name="T169_42"><text:s/></text:span><text:span text:style-name="T169_43">other</text:span><text:span text:style-name="T169_44"><text:s/></text:span><text:span text:style-name="T169_45">members</text:span><text:span text:style-name="T169_46"><text:s/></text:span><text:span text:style-name="T169_47">of</text:span><text:span text:style-name="T169_48"><text:s/></text:span><text:span text:style-name="T169_49">the</text:span><text:span text:style-name="T169_50"><text:s/></text:span><text:span text:style-name="T169_51">community</text:span><text:span text:style-name="T169_52">.<text:s/></text:span><text:span text:style-name="T169_53">No</text:span><text:span text:style-name="T169_54"><text:s/></text:span><text:span text:style-name="T169_55">more</text:span><text:span text:style-name="T169_56"><text:s/></text:span><text:span text:style-name="T169_57">than</text:span><text:span text:style-name="T169_58"><text:s/></text:span><text:span text:style-name="T169_59">MAXIMUM</text:span><text:span text:style-name="T169_60">_</text:span><text:span text:style-name="T169_61">BORROWED</text:span><text:span text:style-name="T169_62">_</text:span><text:span text:style-name="T169_63">ITEMS</text:span><text:span text:style-name="T169_64"><text:s/></text:span><text:span text:style-name="T169_65">items</text:span><text:span text:style-name="T169_66"><text:s/></text:span><text:span text:style-name="T169_67">may</text:span><text:span text:style-name="T169_68"><text:s/></text:span><text:span text:style-name="T169_69">be</text:span><text:span text:style-name="T169_70"><text:s/></text:span><text:span text:style-name="T169_71">borrowed</text:span><text:span text:style-name="T169_72"><text:s/></text:span><text:span text:style-name="T169_73">at</text:span><text:span text:style-name="T169_74"><text:s/></text:span><text:span text:style-name="T169_75">any</text:span><text:span text:style-name="T169_76"><text:s/></text:span><text:span text:style-name="T169_77">one</text:span><text:span text:style-name="T169_78"><text:s/></text:span><text:span text:style-name="T169_79">time</text:span><text:span text:style-name="T169_80">.</text:span></text:p>
        </text:list-item>
        <text:list-item>
          <text:p text:style-name="P170"><text:span text:style-name="T170_1">Borrowers</text:span><text:span text:style-name="T170_2"><text:s/></text:span><text:span text:style-name="T170_3">must</text:span><text:span text:style-name="T170_4"><text:s/></text:span><text:span text:style-name="T170_5">register</text:span><text:span text:style-name="T170_6"><text:s/></text:span><text:span text:style-name="T170_7">with</text:span><text:span text:style-name="T170_8"><text:s/></text:span><text:span text:style-name="T170_9">the</text:span><text:span text:style-name="T170_10"><text:s/></text:span><text:span text:style-name="T170_11">community</text:span><text:span text:style-name="T170_12"><text:s/></text:span><text:span text:style-name="T170_13">prior</text:span><text:span text:style-name="T170_14"><text:s/></text:span><text:span text:style-name="T170_15">to</text:span><text:span text:style-name="T170_16"><text:s/></text:span><text:span text:style-name="T170_17">borrowing</text:span><text:span text:style-name="T170_18"><text:s/></text:span><text:span text:style-name="T170_19">items</text:span><text:span text:style-name="T170_20"><text:s/></text:span><text:span text:style-name="T170_21">by</text:span><text:span text:style-name="T170_22"><text:s/></text:span><text:span text:style-name="T170_23">signing</text:span><text:span text:style-name="T170_24"><text:s/></text:span><text:span text:style-name="T170_25">and</text:span><text:span text:style-name="T170_26"><text:s/></text:span><text:span text:style-name="T170_27">sharing</text:span><text:span text:style-name="T170_28"><text:s/></text:span><text:span text:style-name="T170_29">a</text:span><text:span text:style-name="T170_30"><text:s/></text:span><text:span text:style-name="T170_31">WAIVER</text:span><text:span text:style-name="T170_32"><text:s/></text:span><text:span text:style-name="T170_33">AND</text:span><text:span text:style-name="T170_34"><text:s/></text:span><text:span text:style-name="T170_35">INDEMNIFICATION</text:span><text:span text:style-name="T170_36"><text:s/></text:span><text:span text:style-name="T170_37">form</text:span><text:span text:style-name="T170_38">,<text:s/></text:span><text:span text:style-name="T170_39">which</text:span><text:span text:style-name="T170_40"><text:s/></text:span><text:span text:style-name="T170_41">will</text:span><text:span text:style-name="T170_42"><text:s/></text:span><text:span text:style-name="T170_43">be</text:span><text:span text:style-name="T170_44"><text:s/></text:span><text:span text:style-name="T170_45">visible</text:span><text:span text:style-name="T170_46"><text:s/></text:span><text:span text:style-name="T170_47">to</text:span><text:span text:style-name="T170_48"><text:s/></text:span><text:span text:style-name="T170_49">all</text:span><text:span text:style-name="T170_50"><text:s/></text:span><text:span text:style-name="T170_51">patrons</text:span><text:span text:style-name="T170_52">.<text:s text:c="2"/></text:span><text:span text:style-name="T170_53">This</text:span><text:span text:style-name="T170_54"><text:s/></text:span><text:span text:style-name="T170_55">form</text:span><text:span text:style-name="T170_56"><text:s/></text:span><text:span text:style-name="T170_57">stipulates</text:span><text:span text:style-name="T170_58"><text:s/></text:span><text:span text:style-name="T170_59">that</text:span><text:span text:style-name="T170_60"><text:s/></text:span><text:span text:style-name="T170_61">the</text:span><text:span text:style-name="T170_62"><text:s/></text:span><text:span text:style-name="T170_63">borrower</text:span><text:span text:style-name="T170_64"><text:s/></text:span><text:span text:style-name="T170_65">acknowledges</text:span><text:span text:style-name="T170_66"><text:s/></text:span><text:span text:style-name="T170_67">his</text:span><text:span text:style-name="T170_68"><text:s/></text:span><text:span text:style-name="T170_69">or</text:span><text:span text:style-name="T170_70"><text:s/></text:span><text:span text:style-name="T170_71">her</text:span><text:span text:style-name="T170_72"><text:s/></text:span><text:span text:style-name="T170_73">capability</text:span><text:span text:style-name="T170_74"><text:s/></text:span><text:span text:style-name="T170_75">of</text:span><text:span text:style-name="T170_76"><text:s/></text:span><text:span text:style-name="T170_77">using</text:span><text:span text:style-name="T170_78"><text:s/></text:span><text:span text:style-name="T170_79">items</text:span><text:span text:style-name="T170_80"><text:s/></text:span><text:span text:style-name="T170_81">in</text:span><text:span text:style-name="T170_82"><text:s/></text:span><text:span text:style-name="T170_83">a</text:span><text:span text:style-name="T170_84"><text:s/></text:span><text:span text:style-name="T170_85">safe</text:span><text:span text:style-name="T170_86"><text:s/></text:span><text:span text:style-name="T170_87">and</text:span><text:span text:style-name="T170_88"><text:s/></text:span><text:span text:style-name="T170_89">proper</text:span><text:span text:style-name="T170_90"><text:s/></text:span><text:span text:style-name="T170_91">manner</text:span><text:span text:style-name="T170_92">,<text:s/></text:span><text:span text:style-name="T170_93">and</text:span><text:span text:style-name="T170_94"><text:s/></text:span><text:span text:style-name="T170_95">that</text:span><text:span text:style-name="T170_96"><text:s/></text:span><text:span text:style-name="T170_97">instruction</text:span><text:span text:style-name="T170_98"><text:s/></text:span><text:span text:style-name="T170_99">in</text:span><text:span text:style-name="T170_100"><text:s/></text:span><text:span text:style-name="T170_101">the</text:span><text:span text:style-name="T170_102"><text:s/></text:span><text:span text:style-name="T170_103">proper</text:span><text:span text:style-name="T170_104"><text:s/></text:span><text:span text:style-name="T170_105">use</text:span><text:span text:style-name="T170_106"><text:s/></text:span><text:span text:style-name="T170_107">of</text:span><text:span text:style-name="T170_108"><text:s/></text:span><text:span text:style-name="T170_109">items</text:span><text:span text:style-name="T170_110"><text:s/></text:span><text:span text:style-name="T170_111">can</text:span><text:span text:style-name="T170_112"><text:s/></text:span><text:span text:style-name="T170_113">be</text:span><text:span text:style-name="T170_114"><text:s/></text:span><text:span text:style-name="T170_115">provided</text:span><text:span text:style-name="T170_116"><text:s/></text:span><text:span text:style-name="T170_117">by</text:span><text:span text:style-name="T170_118"><text:s/></text:span><text:span text:style-name="T170_119">their</text:span><text:span text:style-name="T170_120"><text:s/></text:span><text:span text:style-name="T170_121">owner</text:span><text:span text:style-name="T170_122">.<text:s text:c="2"/></text:span><text:span text:style-name="T170_123">Registration</text:span><text:span text:style-name="T170_124"><text:s/></text:span><text:span text:style-name="T170_125">will</text:span><text:span text:style-name="T170_126"><text:s/></text:span><text:span text:style-name="T170_127">be</text:span><text:span text:style-name="T170_128"><text:s/></text:span><text:span text:style-name="T170_129">complete</text:span><text:span text:style-name="T170_130"><text:s/></text:span><text:span text:style-name="T170_131">upon</text:span><text:span text:style-name="T170_132"><text:s/></text:span><text:span text:style-name="T170_133">verification</text:span><text:span text:style-name="T170_134"><text:s/></text:span><text:span text:style-name="T170_135">of</text:span><text:span text:style-name="T170_136"><text:s/></text:span><text:span text:style-name="T170_137">the</text:span><text:span text:style-name="T170_138"><text:s/></text:span><text:span text:style-name="T170_139">borrower</text:span><text:span text:style-name="T170_140">'</text:span><text:span text:style-name="T170_141">s</text:span><text:span text:style-name="T170_142"><text:s/></text:span><text:span text:style-name="T170_143">address</text:span><text:span text:style-name="T170_144">,<text:s/></text:span><text:span text:style-name="T170_145">or</text:span><text:span text:style-name="T170_146"><text:s/></text:span><text:span text:style-name="T170_147">property</text:span><text:span text:style-name="T170_148"><text:s/></text:span><text:span text:style-name="T170_149">ownership</text:span><text:span text:style-name="T170_150"><text:s/></text:span><text:span text:style-name="T170_151">if</text:span><text:span text:style-name="T170_152"><text:s/></text:span><text:span text:style-name="T170_153">the</text:span><text:span text:style-name="T170_154"><text:s/></text:span><text:span text:style-name="T170_155">borrower</text:span><text:span text:style-name="T170_156"><text:s/></text:span><text:span text:style-name="T170_157">resides</text:span><text:span text:style-name="T170_158"><text:s/></text:span><text:span text:style-name="T170_159">elsewhere</text:span><text:span text:style-name="T170_160">.<text:s/></text:span><text:span text:style-name="T170_161">Verification</text:span><text:span text:style-name="T170_162"><text:s/></text:span><text:span text:style-name="T170_163">is</text:span><text:span text:style-name="T170_164"><text:s/></text:span><text:span text:style-name="T170_165">accomplished</text:span><text:span text:style-name="T170_166"><text:s/></text:span><text:span text:style-name="T170_167">by</text:span><text:span text:style-name="T170_168"><text:s/></text:span><text:span text:style-name="T170_169">presenting</text:span><text:span text:style-name="T170_170"><text:s/></text:span><text:span text:style-name="T170_171">the</text:span><text:span text:style-name="T170_172"><text:s/></text:span><text:span text:style-name="T170_173">following</text:span><text:span text:style-name="T170_174">:</text:span></text:p>
          <text:list>
            <text:list-item>
              <text:p text:style-name="P171"><text:span text:style-name="T171_1">Valid</text:span><text:span text:style-name="T171_2"><text:s/></text:span><text:span text:style-name="T171_3">community</text:span><text:span text:style-name="T171_4"><text:s/></text:span><text:span text:style-name="T171_5">card</text:span><text:span text:style-name="T171_6">,<text:s/></text:span><text:span text:style-name="T171_7">current</text:span><text:span text:style-name="T171_8"><text:s/></text:span><text:span text:style-name="T171_9">photo</text:span><text:span text:style-name="T171_10"><text:s/></text:span><text:span text:style-name="T171_11">identification</text:span><text:span text:style-name="T171_12">,<text:s/></text:span><text:span text:style-name="T171_13">and</text:span><text:span text:style-name="T171_14"><text:s/></text:span><text:span text:style-name="T171_15">one</text:span><text:span text:style-name="T171_16"><text:s/></text:span><text:span text:style-name="T171_17">of</text:span><text:span text:style-name="T171_18"><text:s/></text:span><text:span text:style-name="T171_19">the</text:span><text:span text:style-name="T171_20"><text:s/></text:span><text:span text:style-name="T171_21">following</text:span><text:span text:style-name="T171_22">:<text:s/></text:span><text:span text:style-name="T171_23">current</text:span><text:span text:style-name="T171_24"><text:s/></text:span><text:span text:style-name="T171_25">lease</text:span><text:span text:style-name="T171_26">/</text:span><text:span text:style-name="T171_27">rental</text:span><text:span text:style-name="T171_28"><text:s/></text:span><text:span text:style-name="T171_29">agreement</text:span><text:span text:style-name="T171_30"><text:s/>(</text:span><text:span text:style-name="T171_31">with</text:span><text:span text:style-name="T171_32"><text:s/></text:span><text:span text:style-name="T171_33">patron</text:span><text:span text:style-name="T171_34">'</text:span><text:span text:style-name="T171_35">s</text:span><text:span text:style-name="T171_36"><text:s/></text:span><text:span text:style-name="T171_37">name</text:span><text:span text:style-name="T171_38"><text:s/></text:span><text:span text:style-name="T171_39">listed</text:span><text:span text:style-name="T171_40"><text:s/></text:span><text:span text:style-name="T171_41">as</text:span><text:span text:style-name="T171_42"><text:s/></text:span><text:span text:style-name="T171_43">tenant</text:span><text:span text:style-name="T171_44">),<text:s/></text:span><text:span text:style-name="T171_45">or</text:span><text:span text:style-name="T171_46"><text:s/></text:span><text:span text:style-name="T171_47">current</text:span><text:span text:style-name="T171_48"><text:s/></text:span><text:span text:style-name="T171_49">utility</text:span><text:span text:style-name="T171_50"><text:s/></text:span><text:span text:style-name="T171_51">bill</text:span><text:span text:style-name="T171_52"><text:s/>(</text:span><text:span text:style-name="T171_53">with</text:span><text:span text:style-name="T171_54"><text:s/></text:span><text:span text:style-name="T171_55">patron</text:span><text:span text:style-name="T171_56">'</text:span><text:span text:style-name="T171_57">s</text:span><text:span text:style-name="T171_58"><text:s/></text:span><text:span text:style-name="T171_59">name</text:span><text:span text:style-name="T171_60"><text:s/></text:span><text:span text:style-name="T171_61">listed</text:span><text:span text:style-name="T171_62">),<text:s/></text:span><text:span text:style-name="T171_63">or</text:span><text:span text:style-name="T171_64"><text:s/></text:span><text:span text:style-name="T171_65">current</text:span><text:span text:style-name="T171_66"><text:s/></text:span><text:span text:style-name="T171_67">tax</text:span><text:span text:style-name="T171_68"><text:s/></text:span><text:span text:style-name="T171_69">bill</text:span><text:span text:style-name="T171_70"><text:s/>(</text:span><text:span text:style-name="T171_71">in</text:span><text:span text:style-name="T171_72"><text:s/></text:span><text:span text:style-name="T171_73">patron</text:span><text:span text:style-name="T171_74">'</text:span><text:span text:style-name="T171_75">s</text:span><text:span text:style-name="T171_76"><text:s/></text:span><text:span text:style-name="T171_77">name</text:span><text:span text:style-name="T171_78">)<text:s/></text:span><text:span text:style-name="T171_79">identifying</text:span><text:span text:style-name="T171_80"><text:s/></text:span><text:span text:style-name="T171_81">ownership</text:span><text:span text:style-name="T171_82"><text:s/></text:span><text:span text:style-name="T171_83">of</text:span><text:span text:style-name="T171_84"><text:s/></text:span><text:span text:style-name="T171_85">property</text:span><text:span text:style-name="T171_86"><text:s/></text:span><text:span text:style-name="T171_87">in</text:span><text:span text:style-name="T171_88"><text:s/></text:span><text:span text:style-name="T171_89">the</text:span><text:span text:style-name="T171_90"><text:s/></text:span><text:span text:style-name="T171_91">community</text:span><text:span text:style-name="T171_92">.</text:span></text:p>
            </text:list-item>
            <text:list-item>
              <text:p text:style-name="P172"><text:span text:style-name="T172_1">If</text:span><text:span text:style-name="T172_2"><text:s/></text:span><text:span text:style-name="T172_3">residence</text:span><text:span text:style-name="T172_4"><text:s/></text:span><text:span text:style-name="T172_5">can</text:span><text:span text:style-name="T172_6"><text:s/></text:span><text:span text:style-name="T172_7">not</text:span><text:span text:style-name="T172_8"><text:s/></text:span><text:span text:style-name="T172_9">be</text:span><text:span text:style-name="T172_10"><text:s/></text:span><text:span text:style-name="T172_11">verified</text:span><text:span text:style-name="T172_12"><text:s/></text:span><text:span text:style-name="T172_13">any</text:span><text:span text:style-name="T172_14"><text:s/></text:span><text:span text:style-name="T172_15">other</text:span><text:span text:style-name="T172_16"><text:s/></text:span><text:span text:style-name="T172_17">way</text:span><text:span text:style-name="T172_18">,<text:s/></text:span><text:span text:style-name="T172_19">patron</text:span><text:span text:style-name="T172_20"><text:s/></text:span><text:span text:style-name="T172_21">must</text:span><text:span text:style-name="T172_22"><text:s/></text:span><text:span text:style-name="T172_23">provide</text:span><text:span text:style-name="T172_24"><text:s/></text:span><text:span text:style-name="T172_25">a</text:span><text:span text:style-name="T172_26"><text:s/></text:span><text:span text:style-name="T172_27">self</text:span><text:span text:style-name="T172_28">-</text:span><text:span text:style-name="T172_29">addressed</text:span><text:span text:style-name="T172_30"><text:s/></text:span><text:span text:style-name="T172_31">postcard</text:span><text:span text:style-name="T172_32">.<text:s/></text:span><text:span text:style-name="T172_33">Upon</text:span><text:span text:style-name="T172_34"><text:s/></text:span><text:span text:style-name="T172_35">receipt</text:span><text:span text:style-name="T172_36"><text:s/></text:span><text:span text:style-name="T172_37">of</text:span><text:span text:style-name="T172_38"><text:s/></text:span><text:span text:style-name="T172_39">the</text:span><text:span text:style-name="T172_40"><text:s/></text:span><text:span text:style-name="T172_41">postcard</text:span><text:span text:style-name="T172_42"><text:s/></text:span><text:span text:style-name="T172_43">by</text:span><text:span text:style-name="T172_44"><text:s/></text:span><text:span text:style-name="T172_45">mail</text:span><text:span text:style-name="T172_46">,<text:s/></text:span><text:span text:style-name="T172_47">the</text:span><text:span text:style-name="T172_48"><text:s/></text:span><text:span text:style-name="T172_49">borrower</text:span><text:span text:style-name="T172_50"><text:s/></text:span><text:span text:style-name="T172_51">will</text:span><text:span text:style-name="T172_52"><text:s/></text:span><text:span text:style-name="T172_53">share</text:span><text:span text:style-name="T172_54"><text:s/></text:span><text:span text:style-name="T172_55">the</text:span><text:span text:style-name="T172_56"><text:s/></text:span><text:span text:style-name="T172_57">postcard</text:span><text:span text:style-name="T172_58"><text:s/></text:span><text:span text:style-name="T172_59">as</text:span><text:span text:style-name="T172_60"><text:s/></text:span><text:span text:style-name="T172_61">verification</text:span><text:span text:style-name="T172_62"><text:s/></text:span><text:span text:style-name="T172_63">of</text:span><text:span text:style-name="T172_64"><text:s/></text:span><text:span text:style-name="T172_65">address</text:span><text:span text:style-name="T172_66">.</text:span></text:p>
            </text:list-item>
            <text:list-item>
              <text:p text:style-name="P173"><text:span text:style-name="T173_1">Patrons</text:span><text:span text:style-name="T173_2"><text:s/></text:span><text:span text:style-name="T173_3">who</text:span><text:span text:style-name="T173_4"><text:s/></text:span><text:span text:style-name="T173_5">rent</text:span><text:span text:style-name="T173_6"><text:s/></text:span><text:span text:style-name="T173_7">mailboxes</text:span><text:span text:style-name="T173_8"><text:s/></text:span><text:span text:style-name="T173_9">must</text:span><text:span text:style-name="T173_10"><text:s/></text:span><text:span text:style-name="T173_11">provide</text:span><text:span text:style-name="T173_12"><text:s/></text:span><text:span text:style-name="T173_13">proof</text:span><text:span text:style-name="T173_14"><text:s/></text:span><text:span text:style-name="T173_15">of</text:span><text:span text:style-name="T173_16"><text:s/></text:span><text:span text:style-name="T173_17">residency</text:span><text:span text:style-name="T173_18"><text:s/></text:span><text:span text:style-name="T173_19">or</text:span><text:span text:style-name="T173_20"><text:s/></text:span><text:span text:style-name="T173_21">property</text:span><text:span text:style-name="T173_22"><text:s/></text:span><text:span text:style-name="T173_23">ownership</text:span><text:span text:style-name="T173_24"><text:s/></text:span><text:span text:style-name="T173_25">before</text:span><text:span text:style-name="T173_26"><text:s/></text:span><text:span text:style-name="T173_27">being</text:span><text:span text:style-name="T173_28"><text:s/></text:span><text:span text:style-name="T173_29">granted</text:span><text:span text:style-name="T173_30"><text:s/></text:span><text:span text:style-name="T173_31">borrowing</text:span><text:span text:style-name="T173_32"><text:s/></text:span><text:span text:style-name="T173_33">privileges</text:span><text:span text:style-name="T173_34">.</text:span></text:p>
            </text:list-item>
            <text:list-item>
              <text:p text:style-name="P174"><text:span text:style-name="T174_1"><text:a xlink:type="simple" xlink:href="http://en.wikipedia.org/wiki/Liveaboard"><text:span text:style-name="T174_2">Liveaboards</text:span></text:a></text:span><text:span text:style-name="T174_3"><text:s/></text:span><text:span text:style-name="T174_4">also</text:span><text:span text:style-name="T174_5"><text:s/></text:span><text:span text:style-name="T174_6">need</text:span><text:span text:style-name="T174_7"><text:s/></text:span><text:span text:style-name="T174_8">to</text:span><text:span text:style-name="T174_9"><text:s/></text:span><text:span text:style-name="T174_10">provide</text:span><text:span text:style-name="T174_11"><text:s/></text:span><text:span text:style-name="T174_12">proof</text:span><text:span text:style-name="T174_13"><text:s/></text:span><text:span text:style-name="T174_14">of</text:span><text:span text:style-name="T174_15"><text:s/></text:span><text:span text:style-name="T174_16">residency</text:span><text:span text:style-name="T174_17"><text:s/></text:span><text:span text:style-name="T174_18">showing</text:span><text:span text:style-name="T174_19"><text:s/></text:span><text:span text:style-name="T174_20">their</text:span><text:span text:style-name="T174_21"><text:s/></text:span><text:span text:style-name="T174_22">current</text:span><text:span text:style-name="T174_23"><text:s/></text:span><text:span text:style-name="T174_24">MFLAT</text:span><text:span text:style-name="T174_25"><text:s/></text:span><text:span text:style-name="T174_26">berth</text:span><text:span text:style-name="T174_27"><text:s/></text:span><text:span text:style-name="T174_28">rental</text:span><text:span text:style-name="T174_29"><text:s/></text:span><text:span text:style-name="T174_30">coding</text:span><text:span text:style-name="T174_31">.</text:span></text:p>
            </text:list-item>
          </text:list>
        </text:list-item>
        <text:list-item>
          <text:p text:style-name="P175"><text:span text:style-name="T175_1"><office:annotation><dc:creator/><text:p text:style-name="P176"><text:span text:style-name="T176_1">Helene</text:span><text:span text:style-name="T176_2"><text:s/></text:span><text:span text:style-name="T176_3">Finidori</text:span><text:span text:style-name="T176_4">:</text:span></text:p><text:p text:style-name="P177"><text:span text:style-name="T177_1">The</text:span><text:span text:style-name="T177_2"><text:s/></text:span><text:span text:style-name="T177_3">important</text:span><text:span text:style-name="T177_4"><text:s/></text:span><text:span text:style-name="T177_5">thing</text:span><text:span text:style-name="T177_6"><text:s/></text:span><text:span text:style-name="T177_7">here</text:span><text:span text:style-name="T177_8"><text:s/></text:span><text:span text:style-name="T177_9">is</text:span><text:span text:style-name="T177_10"><text:s/></text:span><text:span text:style-name="T177_11">the</text:span><text:span text:style-name="T177_12"><text:s/></text:span><text:span text:style-name="T177_13">possibility</text:span><text:span text:style-name="T177_14"><text:s/></text:span><text:span text:style-name="T177_15">to</text:span><text:span text:style-name="T177_16"><text:s/></text:span><text:span text:style-name="T177_17">qualify</text:span><text:span text:style-name="T177_18"><text:s/></text:span><text:span text:style-name="T177_19">the</text:span><text:span text:style-name="T177_20"><text:s/></text:span><text:span text:style-name="T177_21">objects</text:span><text:span text:style-name="T177_22">.<text:s/></text:span><text:span text:style-name="T177_23">How</text:span><text:span text:style-name="T177_24"><text:s/></text:span><text:span text:style-name="T177_25">can</text:span><text:span text:style-name="T177_26"><text:s/></text:span><text:span text:style-name="T177_27">we</text:span><text:span text:style-name="T177_28"><text:s/></text:span><text:span text:style-name="T177_29">explain</text:span><text:span text:style-name="T177_30"><text:s/></text:span><text:span text:style-name="T177_31">this</text:span><text:span text:style-name="T177_32"><text:s/></text:span><text:span text:style-name="T177_33">in</text:span><text:span text:style-name="T177_34"><text:s/></text:span><text:span text:style-name="T177_35">simple</text:span><text:span text:style-name="T177_36"><text:s/></text:span><text:span text:style-name="T177_37">terms</text:span><text:span text:style-name="T177_38">,<text:s/></text:span><text:span text:style-name="T177_39">to</text:span><text:span text:style-name="T177_40"><text:s/></text:span><text:span text:style-name="T177_41">give</text:span><text:span text:style-name="T177_42"><text:s/></text:span><text:span text:style-name="T177_43">an</text:span><text:span text:style-name="T177_44"><text:s/></text:span><text:span text:style-name="T177_45">idea</text:span><text:span text:style-name="T177_46"><text:s/></text:span><text:span text:style-name="T177_47">of</text:span><text:span text:style-name="T177_48"><text:s/></text:span><text:span text:style-name="T177_49">the</text:span><text:span text:style-name="T177_50"><text:s/></text:span><text:span text:style-name="T177_51">potential</text:span><text:span text:style-name="T177_52">?<text:s/></text:span><text:span text:style-name="T177_53">There</text:span><text:span text:style-name="T177_54">'</text:span><text:span text:style-name="T177_55">s</text:span><text:span text:style-name="T177_56"><text:s/></text:span><text:span text:style-name="T177_57">this</text:span><text:span text:style-name="T177_58"><text:s/></text:span><text:span text:style-name="T177_59">multidimensioanl</text:span><text:span text:style-name="T177_60"><text:s/></text:span><text:span text:style-name="T177_61">aspect</text:span><text:span text:style-name="T177_62"><text:s/></text:span><text:span text:style-name="T177_63">taking</text:span><text:span text:style-name="T177_64"><text:s/></text:span><text:span text:style-name="T177_65">time</text:span><text:span text:style-name="T177_66"><text:s/></text:span><text:span text:style-name="T177_67">into</text:span><text:span text:style-name="T177_68"><text:s/></text:span><text:span text:style-name="T177_69">account</text:span><text:span text:style-name="T177_70">.<text:s/></text:span><text:span text:style-name="T177_71">Place</text:span><text:span text:style-name="T177_72">,<text:s/></text:span><text:span text:style-name="T177_73">shape</text:span><text:span text:style-name="T177_74">,<text:s/></text:span><text:span text:style-name="T177_75">volume</text:span><text:span text:style-name="T177_76">,<text:s/></text:span><text:span text:style-name="T177_77">caracteristics</text:span><text:span text:style-name="T177_78">...<text:s/></text:span><text:span text:style-name="T177_79">that</text:span><text:span text:style-name="T177_80"><text:s/></text:span><text:span text:style-name="T177_81">you</text:span><text:span text:style-name="T177_82"><text:s/></text:span><text:span text:style-name="T177_83">probably</text:span><text:span text:style-name="T177_84"><text:s/></text:span><text:span text:style-name="T177_85">don</text:span><text:span text:style-name="T177_86">'</text:span><text:span text:style-name="T177_87">t</text:span><text:span text:style-name="T177_88"><text:s/></text:span><text:span text:style-name="T177_89">have</text:span><text:span text:style-name="T177_90"><text:s/></text:span><text:span text:style-name="T177_91">in</text:span><text:span text:style-name="T177_92"><text:s/></text:span><text:span text:style-name="T177_93">any</text:span><text:span text:style-name="T177_94"><text:s/></text:span><text:span text:style-name="T177_95">other</text:span><text:span text:style-name="T177_96"><text:s/></text:span><text:span text:style-name="T177_97">mapping</text:span><text:span text:style-name="T177_98"><text:s/></text:span><text:span text:style-name="T177_99">system</text:span><text:span text:style-name="T177_100">?<text:s/></text:span><text:span text:style-name="T177_101">We</text:span><text:span text:style-name="T177_102"><text:s/></text:span><text:span text:style-name="T177_103">probably</text:span><text:span text:style-name="T177_104"><text:s/></text:span><text:span text:style-name="T177_105">need</text:span><text:span text:style-name="T177_106"><text:s/></text:span><text:span text:style-name="T177_107">to</text:span><text:span text:style-name="T177_108"><text:s/></text:span><text:span text:style-name="T177_109">focus</text:span><text:span text:style-name="T177_110"><text:s/></text:span><text:span text:style-name="T177_111">on</text:span><text:span text:style-name="T177_112"><text:s/></text:span><text:span text:style-name="T177_113">objects</text:span><text:span text:style-name="T177_114"><text:s/></text:span><text:span text:style-name="T177_115">for</text:span><text:span text:style-name="T177_116"><text:s/></text:span><text:span text:style-name="T177_117">a</text:span><text:span text:style-name="T177_118"><text:s/></text:span><text:span text:style-name="T177_119">start</text:span><text:span text:style-name="T177_120">.<text:s/></text:span><text:span text:style-name="T177_121">What</text:span><text:span text:style-name="T177_122"><text:s/></text:span><text:span text:style-name="T177_123">are</text:span><text:span text:style-name="T177_124"><text:s/></text:span><text:span text:style-name="T177_125">onjects</text:span><text:span text:style-name="T177_126">?<text:s/></text:span><text:span text:style-name="T177_127">How</text:span><text:span text:style-name="T177_128"><text:s/></text:span><text:span text:style-name="T177_129">can</text:span><text:span text:style-name="T177_130"><text:s/></text:span><text:span text:style-name="T177_131">they</text:span><text:span text:style-name="T177_132"><text:s/></text:span><text:span text:style-name="T177_133">be</text:span><text:span text:style-name="T177_134"><text:s/></text:span><text:span text:style-name="T177_135">described</text:span><text:span text:style-name="T177_136">,<text:s/></text:span><text:span text:style-name="T177_137">how</text:span><text:span text:style-name="T177_138"><text:s/></text:span><text:span text:style-name="T177_139">can</text:span><text:span text:style-name="T177_140"><text:s/></text:span><text:span text:style-name="T177_141">they</text:span><text:span text:style-name="T177_142"><text:s/></text:span><text:span text:style-name="T177_143">be</text:span><text:span text:style-name="T177_144"><text:s/></text:span><text:span text:style-name="T177_145">related</text:span><text:span text:style-name="T177_146">.</text:span></text:p><text:p text:style-name="P178"><text:span text:style-name="T178_1">S</text:span><text:span text:style-name="T178_2"><text:s/></text:span><text:span text:style-name="T178_3">H</text:span><text:span text:style-name="T178_4">:</text:span></text:p><text:p text:style-name="P179"><text:span text:style-name="T179_1">"</text:span><text:span text:style-name="T179_2">adding</text:span><text:span text:style-name="T179_3"><text:s/></text:span><text:span text:style-name="T179_4">details</text:span><text:span text:style-name="T179_5"><text:s/></text:span><text:span text:style-name="T179_6">to</text:span><text:span text:style-name="T179_7"><text:s/></text:span><text:span text:style-name="T179_8">your</text:span><text:span text:style-name="T179_9"><text:s/></text:span><text:span text:style-name="T179_10">story</text:span><text:span text:style-name="T179_11">"</text:span></text:p></office:annotation></text:span><text:span text:style-name="T179_12">All</text:span><text:span text:style-name="T179_13"><text:s/></text:span><text:span text:style-name="T179_14">items</text:span><text:span text:style-name="T179_15"><text:s/></text:span><text:span text:style-name="T179_16">lent</text:span><text:span text:style-name="T179_17"><text:s/></text:span><text:span text:style-name="T179_18">remain</text:span><text:span text:style-name="T179_19"><text:s/></text:span><text:span text:style-name="T179_20">the</text:span><text:span text:style-name="T179_21"><text:s/></text:span><text:span text:style-name="T179_22">property</text:span><text:span text:style-name="T179_23"><text:s/></text:span><text:span text:style-name="T179_24">of</text:span><text:span text:style-name="T179_25"><text:s/></text:span><text:span text:style-name="T179_26">their</text:span><text:span text:style-name="T179_27"><text:s/></text:span><text:span text:style-name="T179_28">owners</text:span><text:span text:style-name="T179_29">.<text:s/></text:span><text:span text:style-name="T179_30">Only</text:span><text:span text:style-name="T179_31"><text:s/></text:span><text:span text:style-name="T179_32">the</text:span><text:span text:style-name="T179_33"><text:s/></text:span><text:span text:style-name="T179_34">borrower</text:span><text:span text:style-name="T179_35"><text:s/></text:span><text:span text:style-name="T179_36">is</text:span><text:span text:style-name="T179_37"><text:s/></text:span><text:span text:style-name="T179_38">authorized</text:span><text:span text:style-name="T179_39"><text:s/></text:span><text:span text:style-name="T179_40">to</text:span><text:span text:style-name="T179_41"><text:s/></text:span><text:span text:style-name="T179_42">use</text:span><text:span text:style-name="T179_43"><text:s/></text:span><text:span text:style-name="T179_44">the</text:span><text:span text:style-name="T179_45"><text:s/></text:span><text:span text:style-name="T179_46">tools</text:span><text:span text:style-name="T179_47">.<text:s/></text:span><text:span text:style-name="T179_48">The</text:span><text:span text:style-name="T179_49"><text:s/></text:span><text:span text:style-name="T179_50">borrower</text:span><text:span text:style-name="T179_51"><text:s/></text:span><text:span text:style-name="T179_52">shall</text:span><text:span text:style-name="T179_53"><text:s/></text:span><text:span text:style-name="T179_54">not</text:span><text:span text:style-name="T179_55"><text:s/></text:span><text:span text:style-name="T179_56">permit</text:span><text:span text:style-name="T179_57"><text:s/></text:span><text:span text:style-name="T179_58">the</text:span><text:span text:style-name="T179_59"><text:s/></text:span><text:span text:style-name="T179_60">use</text:span><text:span text:style-name="T179_61"><text:s/></text:span><text:span text:style-name="T179_62">of</text:span><text:span text:style-name="T179_63"><text:s/></text:span><text:span text:style-name="T179_64">said</text:span><text:span text:style-name="T179_65"><text:s/></text:span><text:span text:style-name="T179_66">tools</text:span><text:span text:style-name="T179_67"><text:s/></text:span><text:span text:style-name="T179_68">by</text:span><text:span text:style-name="T179_69"><text:s/></text:span><text:span text:style-name="T179_70">any</text:span><text:span text:style-name="T179_71"><text:s/></text:span><text:span text:style-name="T179_72">other</text:span><text:span text:style-name="T179_73"><text:s/></text:span><text:span text:style-name="T179_74">person</text:span><text:span text:style-name="T179_75"><text:s/></text:span><text:span text:style-name="T179_76">except</text:span><text:span text:style-name="T179_77"><text:s/></text:span><text:span text:style-name="T179_78">by</text:span><text:span text:style-name="T179_79"><text:s/></text:span><text:span text:style-name="T179_80">the</text:span><text:span text:style-name="T179_81"><text:s/></text:span><text:span text:style-name="T179_82">express</text:span><text:span text:style-name="T179_83"><text:s/></text:span><text:span text:style-name="T179_84">permission</text:span><text:span text:style-name="T179_85"><text:s/></text:span><text:span text:style-name="T179_86">of</text:span><text:span text:style-name="T179_87"><text:s/></text:span><text:span text:style-name="T179_88">the</text:span><text:span text:style-name="T179_89"><text:s/></text:span><text:span text:style-name="T179_90">lender</text:span><text:span text:style-name="T179_91">.</text:span></text:p>
        </text:list-item>
        <text:list-item>
          <text:p text:style-name="P180"><text:span text:style-name="T180_1">The</text:span><text:span text:style-name="T180_2"><text:s/></text:span><text:span text:style-name="T180_3">borrower</text:span><text:span text:style-name="T180_4"><text:s/></text:span><text:span text:style-name="T180_5">agrees</text:span><text:span text:style-name="T180_6"><text:s/></text:span><text:span text:style-name="T180_7">that</text:span><text:span text:style-name="T180_8"><text:s/></text:span><text:span text:style-name="T180_9">the</text:span><text:span text:style-name="T180_10"><text:s/></text:span><text:span text:style-name="T180_11">community</text:span><text:span text:style-name="T180_12"><text:s/></text:span><text:span text:style-name="T180_13">is</text:span><text:span text:style-name="T180_14"><text:s/></text:span><text:span text:style-name="T180_15">not</text:span><text:span text:style-name="T180_16"><text:s/></text:span><text:span text:style-name="T180_17">responsible</text:span><text:span text:style-name="T180_18"><text:s/></text:span><text:span text:style-name="T180_19">for</text:span><text:span text:style-name="T180_20"><text:s/></text:span><text:span text:style-name="T180_21">any</text:span><text:span text:style-name="T180_22"><text:s/></text:span><text:span text:style-name="T180_23">manufacturing</text:span><text:span text:style-name="T180_24"><text:s/></text:span><text:span text:style-name="T180_25">defects</text:span><text:span text:style-name="T180_26"><text:s/></text:span><text:span text:style-name="T180_27">in</text:span><text:span text:style-name="T180_28"><text:s/></text:span><text:span text:style-name="T180_29">quality</text:span><text:span text:style-name="T180_30"><text:s/></text:span><text:span text:style-name="T180_31">of</text:span><text:span text:style-name="T180_32"><text:s/></text:span><text:span text:style-name="T180_33">workmanship</text:span><text:span text:style-name="T180_34"><text:s/></text:span><text:span text:style-name="T180_35">or</text:span><text:span text:style-name="T180_36"><text:s/></text:span><text:span text:style-name="T180_37">materials</text:span><text:span text:style-name="T180_38"><text:s/></text:span><text:span text:style-name="T180_39">inherent</text:span><text:span text:style-name="T180_40"><text:s/></text:span><text:span text:style-name="T180_41">in</text:span><text:span text:style-name="T180_42"><text:s/></text:span><text:span text:style-name="T180_43">any</text:span><text:span text:style-name="T180_44"><text:s/></text:span><text:span text:style-name="T180_45">borrowed</text:span><text:span text:style-name="T180_46"><text:s/></text:span><text:span text:style-name="T180_47">items</text:span><text:span text:style-name="T180_48">.</text:span></text:p>
        </text:list-item>
        <text:list-item>
          <text:p text:style-name="P181"><text:span text:style-name="T181_1">The</text:span><text:span text:style-name="T181_2"><text:s/></text:span><text:span text:style-name="T181_3">borrower</text:span><text:span text:style-name="T181_4"><text:s/></text:span><text:span text:style-name="T181_5">agrees</text:span><text:span text:style-name="T181_6"><text:s/></text:span><text:span text:style-name="T181_7">that</text:span><text:span text:style-name="T181_8"><text:s/></text:span><text:span text:style-name="T181_9">if</text:span><text:span text:style-name="T181_10"><text:s/></text:span><text:span text:style-name="T181_11">any</text:span><text:span text:style-name="T181_12"><text:s/></text:span><text:span text:style-name="T181_13">borrowed</text:span><text:span text:style-name="T181_14"><text:s/></text:span><text:span text:style-name="T181_15">item</text:span><text:span text:style-name="T181_16"><text:s/></text:span><text:span text:style-name="T181_17">becomes</text:span><text:span text:style-name="T181_18"><text:s/></text:span><text:span text:style-name="T181_19">unsafe</text:span><text:span text:style-name="T181_20"><text:s/></text:span><text:span text:style-name="T181_21">or</text:span><text:span text:style-name="T181_22"><text:s/></text:span><text:span text:style-name="T181_23">in</text:span><text:span text:style-name="T181_24"><text:s/></text:span><text:span text:style-name="T181_25">a</text:span><text:span text:style-name="T181_26"><text:s/></text:span><text:span text:style-name="T181_27">state</text:span><text:span text:style-name="T181_28"><text:s/></text:span><text:span text:style-name="T181_29">of</text:span><text:span text:style-name="T181_30"><text:s/></text:span><text:span text:style-name="T181_31">disrepair</text:span><text:span text:style-name="T181_32">,<text:s/></text:span><text:span text:style-name="T181_33">the</text:span><text:span text:style-name="T181_34"><text:s/></text:span><text:span text:style-name="T181_35">borrower</text:span><text:span text:style-name="T181_36"><text:s/></text:span><text:span text:style-name="T181_37">will</text:span><text:span text:style-name="T181_38"><text:s/></text:span><text:span text:style-name="T181_39">immediately</text:span><text:span text:style-name="T181_40"><text:s/></text:span><text:span text:style-name="T181_41">discontinue</text:span><text:span text:style-name="T181_42"><text:s/></text:span><text:span text:style-name="T181_43">use</text:span><text:span text:style-name="T181_44"><text:s/></text:span><text:span text:style-name="T181_45">of</text:span><text:span text:style-name="T181_46"><text:s/></text:span><text:span text:style-name="T181_47">the</text:span><text:span text:style-name="T181_48"><text:s/></text:span><text:span text:style-name="T181_49">item</text:span><text:span text:style-name="T181_50"><text:s/></text:span><text:span text:style-name="T181_51">and</text:span><text:span text:style-name="T181_52"><text:s/></text:span><text:span text:style-name="T181_53">unlist</text:span><text:span text:style-name="T181_54"><text:s/></text:span><text:span text:style-name="T181_55">it</text:span><text:span text:style-name="T181_56">.</text:span></text:p>
        </text:list-item>
      </text:list>
      <text:p text:style-name="P182"/>
      <text:p text:style-name="P183"><text:span text:style-name="T183_1">THE</text:span><text:span text:style-name="T183_2"><text:s/></text:span><text:span text:style-name="T183_3">FOLLOWING</text:span><text:span text:style-name="T183_4"><text:s/></text:span><text:span text:style-name="T183_5">REMAINS</text:span><text:span text:style-name="T183_6"><text:s/></text:span><text:span text:style-name="T183_7">TO</text:span><text:span text:style-name="T183_8"><text:s/></text:span><text:span text:style-name="T183_9">BE</text:span><text:span text:style-name="T183_10"><text:s/></text:span><text:span text:style-name="T183_11">EDITED</text:span><text:span text:style-name="T183_12">:</text:span></text:p>
      <text:list text:style-name="LS11" xml:id="list47" text:continue-list="list38">
        <text:list-item>
          <text:p text:style-name="P184"><text:span text:style-name="T184_1">Loan</text:span><text:span text:style-name="T184_2"><text:s/></text:span><text:span text:style-name="T184_3">periods</text:span><text:span text:style-name="T184_4"><text:s/></text:span><text:span text:style-name="T184_5">for</text:span><text:span text:style-name="T184_6"><text:s/></text:span><text:span text:style-name="T184_7">tools</text:span><text:span text:style-name="T184_8"><text:s/></text:span><text:span text:style-name="T184_9">are</text:span><text:span text:style-name="T184_10"><text:s/></text:span><text:span text:style-name="T184_11">two</text:span><text:span text:style-name="T184_12">,<text:s/></text:span><text:span text:style-name="T184_13">three</text:span><text:span text:style-name="T184_14"><text:s/></text:span><text:span text:style-name="T184_15">or</text:span><text:span text:style-name="T184_16"><text:s/></text:span><text:span text:style-name="T184_17">seven</text:span><text:span text:style-name="T184_18"><text:s/></text:span><text:span text:style-name="T184_19">days</text:span><text:span text:style-name="T184_20">,<text:s/></text:span><text:span text:style-name="T184_21">depending</text:span><text:span text:style-name="T184_22"><text:s/></text:span><text:span text:style-name="T184_23">upon</text:span><text:span text:style-name="T184_24"><text:s/></text:span><text:span text:style-name="T184_25">the</text:span><text:span text:style-name="T184_26"><text:s/></text:span><text:span text:style-name="T184_27">demand</text:span><text:span text:style-name="T184_28"><text:s/></text:span><text:span text:style-name="T184_29">and</text:span><text:span text:style-name="T184_30"><text:s/></text:span><text:span text:style-name="T184_31">type</text:span><text:span text:style-name="T184_32"><text:s/></text:span><text:span text:style-name="T184_33">of</text:span><text:span text:style-name="T184_34"><text:s/></text:span><text:span text:style-name="T184_35">tool</text:span><text:span text:style-name="T184_36">.<text:s/></text:span><text:span text:style-name="T184_37">The</text:span><text:span text:style-name="T184_38"><text:s/></text:span><text:span text:style-name="T184_39">borrower</text:span><text:span text:style-name="T184_40"><text:s/></text:span><text:span text:style-name="T184_41">agrees</text:span><text:span text:style-name="T184_42"><text:s/></text:span><text:span text:style-name="T184_43">to</text:span><text:span text:style-name="T184_44"><text:s/></text:span><text:span text:style-name="T184_45">return</text:span><text:span text:style-name="T184_46"><text:s/></text:span><text:span text:style-name="T184_47">any</text:span><text:span text:style-name="T184_48"><text:s/></text:span><text:span text:style-name="T184_49">borrowed</text:span><text:span text:style-name="T184_50"><text:s/></text:span><text:span text:style-name="T184_51">item</text:span><text:span text:style-name="T184_52"><text:s/></text:span><text:span text:style-name="T184_53">on</text:span><text:span text:style-name="T184_54"><text:s/></text:span><text:span text:style-name="T184_55">or</text:span><text:span text:style-name="T184_56"><text:s/></text:span><text:span text:style-name="T184_57">before</text:span><text:span text:style-name="T184_58"><text:s/></text:span><text:span text:style-name="T184_59">the</text:span><text:span text:style-name="T184_60"><text:s/></text:span><text:span text:style-name="T184_61">due</text:span><text:span text:style-name="T184_62"><text:s/></text:span><text:span text:style-name="T184_63">date</text:span><text:span text:style-name="T184_64"><text:s/></text:span><text:span text:style-name="T184_65">in</text:span><text:span text:style-name="T184_66"><text:s/></text:span><text:span text:style-name="T184_67">the</text:span><text:span text:style-name="T184_68"><text:s/></text:span><text:span text:style-name="T184_69">same</text:span><text:span text:style-name="T184_70"><text:s/></text:span><text:span text:style-name="T184_71">condition</text:span><text:span text:style-name="T184_72">,<text:s/></text:span><text:span text:style-name="T184_73">normal</text:span><text:span text:style-name="T184_74"><text:s/></text:span><text:span text:style-name="T184_75">wear</text:span><text:span text:style-name="T184_76"><text:s/></text:span><text:span text:style-name="T184_77">and</text:span><text:span text:style-name="T184_78"><text:s/></text:span><text:span text:style-name="T184_79">tear</text:span><text:span text:style-name="T184_80"><text:s/></text:span><text:span text:style-name="T184_81">excepted</text:span><text:span text:style-name="T184_82">,<text:s/></text:span><text:span text:style-name="T184_83">as</text:span><text:span text:style-name="T184_84"><text:s/></text:span><text:span text:style-name="T184_85">when</text:span><text:span text:style-name="T184_86"><text:s/></text:span><text:span text:style-name="T184_87">it</text:span><text:span text:style-name="T184_88"><text:s/></text:span><text:span text:style-name="T184_89">was</text:span><text:span text:style-name="T184_90"><text:s/></text:span><text:span text:style-name="T184_91">borrowed</text:span><text:span text:style-name="T184_92">.<text:s/></text:span><text:span text:style-name="T184_93">The</text:span><text:span text:style-name="T184_94"><text:s/></text:span><text:span text:style-name="T184_95">borrower</text:span><text:span text:style-name="T184_96"><text:s/></text:span><text:span text:style-name="T184_97">agrees</text:span><text:span text:style-name="T184_98"><text:s/></text:span><text:span text:style-name="T184_99">to</text:span><text:span text:style-name="T184_100"><text:s/></text:span><text:span text:style-name="T184_101">pay</text:span><text:span text:style-name="T184_102"><text:s/></text:span><text:span text:style-name="T184_103">for</text:span><text:span text:style-name="T184_104"><text:s/></text:span><text:span text:style-name="T184_105">the</text:span><text:span text:style-name="T184_106"><text:s/></text:span><text:span text:style-name="T184_107">loss</text:span><text:span text:style-name="T184_108"><text:s/></text:span><text:span text:style-name="T184_109">of</text:span><text:span text:style-name="T184_110"><text:s/></text:span><text:span text:style-name="T184_111">or</text:span><text:span text:style-name="T184_112"><text:s/></text:span><text:span text:style-name="T184_113">damage</text:span><text:span text:style-name="T184_114"><text:s/></text:span><text:span text:style-name="T184_115">to</text:span><text:span text:style-name="T184_116"><text:s/></text:span><text:span text:style-name="T184_117">any</text:span><text:span text:style-name="T184_118"><text:s/></text:span><text:span text:style-name="T184_119">tool</text:span><text:span text:style-name="T184_120"><text:s/></text:span><text:span text:style-name="T184_121">on</text:span><text:span text:style-name="T184_122"><text:s/></text:span><text:span text:style-name="T184_123">loan</text:span><text:span text:style-name="T184_124"><text:s/></text:span><text:span text:style-name="T184_125">to</text:span><text:span text:style-name="T184_126"><text:s/></text:span><text:span text:style-name="T184_127">him</text:span><text:span text:style-name="T184_128"><text:s/></text:span><text:span text:style-name="T184_129">or</text:span><text:span text:style-name="T184_130"><text:s/></text:span><text:span text:style-name="T184_131">her</text:span><text:span text:style-name="T184_132">.<text:s/></text:span><text:span text:style-name="T184_133">The</text:span><text:span text:style-name="T184_134"><text:s/></text:span><text:span text:style-name="T184_135">borrower</text:span><text:span text:style-name="T184_136"><text:s/></text:span><text:span text:style-name="T184_137">further</text:span><text:span text:style-name="T184_138"><text:s/></text:span><text:span text:style-name="T184_139">understands</text:span><text:span text:style-name="T184_140"><text:s/></text:span><text:span text:style-name="T184_141">that</text:span><text:span text:style-name="T184_142"><text:s/></text:span><text:span text:style-name="T184_143">fines</text:span><text:span text:style-name="T184_144"><text:s/></text:span><text:span text:style-name="T184_145">will</text:span><text:span text:style-name="T184_146"><text:s/></text:span><text:span text:style-name="T184_147">be</text:span><text:span text:style-name="T184_148"><text:s/></text:span><text:span text:style-name="T184_149">levied</text:span><text:span text:style-name="T184_150"><text:s/></text:span><text:span text:style-name="T184_151">for</text:span><text:span text:style-name="T184_152"><text:s/></text:span><text:span text:style-name="T184_153">each</text:span><text:span text:style-name="T184_154"><text:s/></text:span><text:span text:style-name="T184_155">item</text:span><text:span text:style-name="T184_156"><text:s/></text:span><text:span text:style-name="T184_157">kept</text:span><text:span text:style-name="T184_158"><text:s/></text:span><text:span text:style-name="T184_159">past</text:span><text:span text:style-name="T184_160"><text:s/></text:span><text:span text:style-name="T184_161">the</text:span><text:span text:style-name="T184_162"><text:s/></text:span><text:span text:style-name="T184_163">due</text:span><text:span text:style-name="T184_164"><text:s/></text:span><text:span text:style-name="T184_165">date</text:span><text:span text:style-name="T184_166">.<text:s/></text:span><text:span text:style-name="T184_167">Repeated</text:span><text:span text:style-name="T184_168"><text:s/></text:span><text:span text:style-name="T184_169">failure</text:span><text:span text:style-name="T184_170"><text:s/></text:span><text:span text:style-name="T184_171">to</text:span><text:span text:style-name="T184_172"><text:s/></text:span><text:span text:style-name="T184_173">return</text:span><text:span text:style-name="T184_174"><text:s/></text:span><text:span text:style-name="T184_175">tools</text:span><text:span text:style-name="T184_176"><text:s/></text:span><text:span text:style-name="T184_177">on</text:span><text:span text:style-name="T184_178"><text:s/></text:span><text:span text:style-name="T184_179">time</text:span><text:span text:style-name="T184_180"><text:s/></text:span><text:span text:style-name="T184_181">may</text:span><text:span text:style-name="T184_182"><text:s/></text:span><text:span text:style-name="T184_183">result</text:span><text:span text:style-name="T184_184"><text:s/></text:span><text:span text:style-name="T184_185">in</text:span><text:span text:style-name="T184_186"><text:s/></text:span><text:span text:style-name="T184_187">revocation</text:span><text:span text:style-name="T184_188"><text:s/></text:span><text:span text:style-name="T184_189">of</text:span><text:span text:style-name="T184_190"><text:s/></text:span><text:span text:style-name="T184_191">borrowing</text:span><text:span text:style-name="T184_192"><text:s/></text:span><text:span text:style-name="T184_193">privileges</text:span><text:span text:style-name="T184_194">.<text:s/></text:span><text:span text:style-name="T184_195">The</text:span><text:span text:style-name="T184_196"><text:s/></text:span><text:span text:style-name="T184_197">Library</text:span><text:span text:style-name="T184_198"><text:s/></text:span><text:span text:style-name="T184_199">reserves</text:span><text:span text:style-name="T184_200"><text:s/></text:span><text:span text:style-name="T184_201">the</text:span><text:span text:style-name="T184_202"><text:s/></text:span><text:span text:style-name="T184_203">right</text:span><text:span text:style-name="T184_204"><text:s/></text:span><text:span text:style-name="T184_205">to</text:span><text:span text:style-name="T184_206"><text:s/></text:span><text:span text:style-name="T184_207">limit</text:span><text:span text:style-name="T184_208"><text:s/></text:span><text:span text:style-name="T184_209">the</text:span><text:span text:style-name="T184_210"><text:s/></text:span><text:span text:style-name="T184_211">number</text:span><text:span text:style-name="T184_212"><text:s/></text:span><text:span text:style-name="T184_213">of</text:span><text:span text:style-name="T184_214"><text:s/></text:span><text:span text:style-name="T184_215">tools</text:span><text:span text:style-name="T184_216"><text:s/></text:span><text:span text:style-name="T184_217">borrowed</text:span><text:span text:style-name="T184_218"><text:s/></text:span><text:span text:style-name="T184_219">and</text:span><text:span text:style-name="T184_220"><text:s/></text:span><text:span text:style-name="T184_221">to</text:span><text:span text:style-name="T184_222"><text:s/></text:span><text:span text:style-name="T184_223">alter</text:span><text:span text:style-name="T184_224"><text:s/></text:span><text:span text:style-name="T184_225">the</text:span><text:span text:style-name="T184_226"><text:s/></text:span><text:span text:style-name="T184_227">maximum</text:span><text:span text:style-name="T184_228"><text:s/></text:span><text:span text:style-name="T184_229">loan</text:span><text:span text:style-name="T184_230"><text:s/></text:span><text:span text:style-name="T184_231">period</text:span><text:span text:style-name="T184_232">.</text:span></text:p>
        </text:list-item>
        <text:list-item>
          <text:p text:style-name="P185"><text:span text:style-name="T185_1">If</text:span><text:span text:style-name="T185_2"><text:s/></text:span><text:span text:style-name="T185_3">the</text:span><text:span text:style-name="T185_4"><text:s/></text:span><text:span text:style-name="T185_5">borrower</text:span><text:span text:style-name="T185_6"><text:s/></text:span><text:span text:style-name="T185_7">wishes</text:span><text:span text:style-name="T185_8"><text:s/></text:span><text:span text:style-name="T185_9">to</text:span><text:span text:style-name="T185_10"><text:s/></text:span><text:span text:style-name="T185_11">renew</text:span><text:span text:style-name="T185_12"><text:s/></text:span><text:span text:style-name="T185_13">the</text:span><text:span text:style-name="T185_14"><text:s/></text:span><text:span text:style-name="T185_15">loan</text:span><text:span text:style-name="T185_16"><text:s/></text:span><text:span text:style-name="T185_17">of</text:span><text:span text:style-name="T185_18"><text:s/></text:span><text:span text:style-name="T185_19">the</text:span><text:span text:style-name="T185_20"><text:s/></text:span><text:span text:style-name="T185_21">tool</text:span><text:span text:style-name="T185_22">,<text:s/></text:span><text:span text:style-name="T185_23">he</text:span><text:span text:style-name="T185_24"><text:s/></text:span><text:span text:style-name="T185_25">or</text:span><text:span text:style-name="T185_26"><text:s/></text:span><text:span text:style-name="T185_27">she</text:span><text:span text:style-name="T185_28"><text:s/></text:span><text:span text:style-name="T185_29">may</text:span><text:span text:style-name="T185_30"><text:s/></text:span><text:span text:style-name="T185_31">do</text:span><text:span text:style-name="T185_32"><text:s/></text:span><text:span text:style-name="T185_33">so</text:span><text:span text:style-name="T185_34"><text:s/></text:span><text:span text:style-name="T185_35">on</text:span><text:span text:style-name="T185_36"><text:s/></text:span><text:span text:style-name="T185_37">the</text:span><text:span text:style-name="T185_38"><text:s/></text:span><text:span text:style-name="T185_39">due</text:span><text:span text:style-name="T185_40"><text:s/></text:span><text:span text:style-name="T185_41">date</text:span><text:span text:style-name="T185_42"><text:s/></text:span><text:span text:style-name="T185_43">by</text:span><text:span text:style-name="T185_44"><text:s/></text:span><text:span text:style-name="T185_45">contacting</text:span><text:span text:style-name="T185_46"><text:s/></text:span><text:span text:style-name="T185_47">the</text:span><text:span text:style-name="T185_48"><text:s/></text:span><text:span text:style-name="T185_49">Tool</text:span><text:span text:style-name="T185_50"><text:s/></text:span><text:span text:style-name="T185_51">Lending</text:span><text:span text:style-name="T185_52"><text:s/></text:span><text:span text:style-name="T185_53">Library</text:span><text:span text:style-name="T185_54"><text:s/></text:span><text:span text:style-name="T185_55">in</text:span><text:span text:style-name="T185_56"><text:s/></text:span><text:span text:style-name="T185_57">person</text:span><text:span text:style-name="T185_58">.<text:s/></text:span><text:span text:style-name="T185_59">Renewals</text:span><text:span text:style-name="T185_60"><text:s/></text:span><text:span text:style-name="T185_61">must</text:span><text:span text:style-name="T185_62"><text:s/></text:span><text:span text:style-name="T185_63">be</text:span><text:span text:style-name="T185_64"><text:s/></text:span><text:span text:style-name="T185_65">done</text:span><text:span text:style-name="T185_66"><text:s/></text:span><text:span text:style-name="T185_67">in</text:span><text:span text:style-name="T185_68"><text:s/></text:span><text:span text:style-name="T185_69">person</text:span><text:span text:style-name="T185_70">.<text:s/></text:span><text:span text:style-name="T185_71">If</text:span><text:span text:style-name="T185_72"><text:s/></text:span><text:span text:style-name="T185_73">there</text:span><text:span text:style-name="T185_74"><text:s/></text:span><text:span text:style-name="T185_75">is</text:span><text:span text:style-name="T185_76"><text:s/></text:span><text:span text:style-name="T185_77">no</text:span><text:span text:style-name="T185_78"><text:s/></text:span><text:span text:style-name="T185_79">one</text:span><text:span text:style-name="T185_80"><text:s/></text:span><text:span text:style-name="T185_81">waiting</text:span><text:span text:style-name="T185_82"><text:s/></text:span><text:span text:style-name="T185_83">to</text:span><text:span text:style-name="T185_84"><text:s/></text:span><text:span text:style-name="T185_85">borrow</text:span><text:span text:style-name="T185_86"><text:s/></text:span><text:span text:style-name="T185_87">the</text:span><text:span text:style-name="T185_88"><text:s/></text:span><text:span text:style-name="T185_89">item</text:span><text:span text:style-name="T185_90">,<text:s/></text:span><text:span text:style-name="T185_91">it</text:span><text:span text:style-name="T185_92"><text:s/></text:span><text:span text:style-name="T185_93">may</text:span><text:span text:style-name="T185_94"><text:s/></text:span><text:span text:style-name="T185_95">be</text:span><text:span text:style-name="T185_96"><text:s/></text:span><text:span text:style-name="T185_97">borrowed</text:span><text:span text:style-name="T185_98"><text:s/></text:span><text:span text:style-name="T185_99">for</text:span><text:span text:style-name="T185_100"><text:s/></text:span><text:span text:style-name="T185_101">an</text:span><text:span text:style-name="T185_102"><text:s/></text:span><text:span text:style-name="T185_103">additional</text:span><text:span text:style-name="T185_104"><text:s/></text:span><text:span text:style-name="T185_105">loan</text:span><text:span text:style-name="T185_106"><text:s/></text:span><text:span text:style-name="T185_107">period</text:span><text:span text:style-name="T185_108">.<text:s/></text:span><text:span text:style-name="T185_109">The</text:span><text:span text:style-name="T185_110"><text:s/></text:span><text:span text:style-name="T185_111">Library</text:span><text:span text:style-name="T185_112"><text:s/></text:span><text:span text:style-name="T185_113">reserves</text:span><text:span text:style-name="T185_114"><text:s/></text:span><text:span text:style-name="T185_115">the</text:span><text:span text:style-name="T185_116"><text:s/></text:span><text:span text:style-name="T185_117">right</text:span><text:span text:style-name="T185_118"><text:s/></text:span><text:span text:style-name="T185_119">to</text:span><text:span text:style-name="T185_120"><text:s/></text:span><text:span text:style-name="T185_121">refuse</text:span><text:span text:style-name="T185_122"><text:s/></text:span><text:span text:style-name="T185_123">or</text:span><text:span text:style-name="T185_124"><text:s/></text:span><text:span text:style-name="T185_125">limit</text:span><text:span text:style-name="T185_126"><text:s/></text:span><text:span text:style-name="T185_127">renewals</text:span><text:span text:style-name="T185_128">.<text:s/></text:span><text:span text:style-name="T185_129">Up</text:span><text:span text:style-name="T185_130"><text:s/></text:span><text:span text:style-name="T185_131">to</text:span><text:span text:style-name="T185_132"><text:s/>2<text:s/></text:span><text:span text:style-name="T185_133">consecutive</text:span><text:span text:style-name="T185_134"><text:s/></text:span><text:span text:style-name="T185_135">renewals</text:span><text:span text:style-name="T185_136"><text:s/></text:span><text:span text:style-name="T185_137">may</text:span><text:span text:style-name="T185_138"><text:s/></text:span><text:span text:style-name="T185_139">be</text:span><text:span text:style-name="T185_140"><text:s/></text:span><text:span text:style-name="T185_141">made</text:span><text:span text:style-name="T185_142">,<text:s/></text:span><text:span text:style-name="T185_143">dependent</text:span><text:span text:style-name="T185_144"><text:s/></text:span><text:span text:style-name="T185_145">upon</text:span><text:span text:style-name="T185_146"><text:s/></text:span><text:span text:style-name="T185_147">the</text:span><text:span text:style-name="T185_148"><text:s/></text:span><text:span text:style-name="T185_149">reserve</text:span><text:span text:style-name="T185_150"><text:s/></text:span><text:span text:style-name="T185_151">status</text:span><text:span text:style-name="T185_152"><text:s/></text:span><text:span text:style-name="T185_153">of</text:span><text:span text:style-name="T185_154"><text:s/></text:span><text:span text:style-name="T185_155">the</text:span><text:span text:style-name="T185_156"><text:s/></text:span><text:span text:style-name="T185_157">item</text:span><text:span text:style-name="T185_158">.</text:span></text:p>
        </text:list-item>
        <text:list-item>
          <text:p text:style-name="P186"><text:span text:style-name="T186_1">If</text:span><text:span text:style-name="T186_2"><text:s/></text:span><text:span text:style-name="T186_3">a</text:span><text:span text:style-name="T186_4"><text:s/></text:span><text:span text:style-name="T186_5">tool</text:span><text:span text:style-name="T186_6"><text:s/></text:span><text:span text:style-name="T186_7">is</text:span><text:span text:style-name="T186_8"><text:s/></text:span><text:span text:style-name="T186_9">not</text:span><text:span text:style-name="T186_10"><text:s/></text:span><text:span text:style-name="T186_11">immediately</text:span><text:span text:style-name="T186_12"><text:s/></text:span><text:span text:style-name="T186_13">available</text:span><text:span text:style-name="T186_14"><text:s/></text:span><text:span text:style-name="T186_15">for</text:span><text:span text:style-name="T186_16"><text:s/></text:span><text:span text:style-name="T186_17">loan</text:span><text:span text:style-name="T186_18">,<text:s/></text:span><text:span text:style-name="T186_19">the</text:span><text:span text:style-name="T186_20"><text:s/></text:span><text:span text:style-name="T186_21">borrower</text:span><text:span text:style-name="T186_22"><text:s/></text:span><text:span text:style-name="T186_23">may</text:span><text:span text:style-name="T186_24"><text:s/></text:span><text:span text:style-name="T186_25">make</text:span><text:span text:style-name="T186_26"><text:s/></text:span><text:span text:style-name="T186_27">a</text:span><text:span text:style-name="T186_28"><text:s/></text:span><text:span text:style-name="T186_29">reserve</text:span><text:span text:style-name="T186_30"><text:s/></text:span><text:span text:style-name="T186_31">request</text:span><text:span text:style-name="T186_32"><text:s/></text:span><text:span text:style-name="T186_33">to</text:span><text:span text:style-name="T186_34"><text:s/></text:span><text:span text:style-name="T186_35">have</text:span><text:span text:style-name="T186_36"><text:s/></text:span><text:span text:style-name="T186_37">the</text:span><text:span text:style-name="T186_38"><text:s/></text:span><text:span text:style-name="T186_39">tool</text:span><text:span text:style-name="T186_40"><text:s/></text:span><text:span text:style-name="T186_41">when</text:span><text:span text:style-name="T186_42"><text:s/></text:span><text:span text:style-name="T186_43">it</text:span><text:span text:style-name="T186_44"><text:s/></text:span><text:span text:style-name="T186_45">becomes</text:span><text:span text:style-name="T186_46"><text:s/></text:span><text:span text:style-name="T186_47">available</text:span><text:span text:style-name="T186_48">.<text:s/></text:span><text:span text:style-name="T186_49">Reserve</text:span><text:span text:style-name="T186_50"><text:s/></text:span><text:span text:style-name="T186_51">requests</text:span><text:span text:style-name="T186_52"><text:s/></text:span><text:span text:style-name="T186_53">will</text:span><text:span text:style-name="T186_54"><text:s/></text:span><text:span text:style-name="T186_55">be</text:span><text:span text:style-name="T186_56"><text:s/></text:span><text:span text:style-name="T186_57">handled</text:span><text:span text:style-name="T186_58"><text:s/></text:span><text:span text:style-name="T186_59">in</text:span><text:span text:style-name="T186_60"><text:s/></text:span><text:span text:style-name="T186_61">the</text:span><text:span text:style-name="T186_62"><text:s/></text:span><text:span text:style-name="T186_63">order</text:span><text:span text:style-name="T186_64"><text:s/></text:span><text:span text:style-name="T186_65">received</text:span><text:span text:style-name="T186_66">.<text:s/></text:span><text:span text:style-name="T186_67">If</text:span><text:span text:style-name="T186_68"><text:s/></text:span><text:span text:style-name="T186_69">a</text:span><text:span text:style-name="T186_70"><text:s/></text:span><text:span text:style-name="T186_71">tool</text:span><text:span text:style-name="T186_72"><text:s/></text:span><text:span text:style-name="T186_73">is</text:span><text:span text:style-name="T186_74"><text:s/></text:span><text:span text:style-name="T186_75">available</text:span><text:span text:style-name="T186_76">,<text:s/></text:span><text:span text:style-name="T186_77">the</text:span><text:span text:style-name="T186_78"><text:s/></text:span><text:span text:style-name="T186_79">borrower</text:span><text:span text:style-name="T186_80"><text:s/></text:span><text:span text:style-name="T186_81">may</text:span><text:span text:style-name="T186_82"><text:s/></text:span><text:span text:style-name="T186_83">phone</text:span><text:span text:style-name="T186_84"><text:s/></text:span><text:span text:style-name="T186_85">the</text:span><text:span text:style-name="T186_86"><text:s/></text:span><text:span text:style-name="T186_87">TLL</text:span><text:span text:style-name="T186_88"><text:s/></text:span><text:span text:style-name="T186_89">and</text:span><text:span text:style-name="T186_90"><text:s/></text:span><text:span text:style-name="T186_91">have</text:span><text:span text:style-name="T186_92"><text:s/></text:span><text:span text:style-name="T186_93">the</text:span><text:span text:style-name="T186_94"><text:s/></text:span><text:span text:style-name="T186_95">tool</text:span><text:span text:style-name="T186_96"><text:s/></text:span><text:span text:style-name="T186_97">set</text:span><text:span text:style-name="T186_98"><text:s/></text:span><text:span text:style-name="T186_99">aside</text:span><text:span text:style-name="T186_100"><text:s/></text:span><text:span text:style-name="T186_101">to</text:span><text:span text:style-name="T186_102"><text:s/></text:span><text:span text:style-name="T186_103">be</text:span><text:span text:style-name="T186_104"><text:s/></text:span><text:span text:style-name="T186_105">borrowed</text:span><text:span text:style-name="T186_106"><text:s/></text:span><text:span text:style-name="T186_107">later</text:span><text:span text:style-name="T186_108"><text:s/></text:span><text:span text:style-name="T186_109">THE</text:span><text:span text:style-name="T186_110"><text:s/></text:span><text:span text:style-name="T186_111">SAME</text:span><text:span text:style-name="T186_112"><text:s/></text:span><text:span text:style-name="T186_113">DAY</text:span><text:span text:style-name="T186_114">.<text:s/></text:span><text:span text:style-name="T186_115">If</text:span><text:span text:style-name="T186_116"><text:s/></text:span><text:span text:style-name="T186_117">the</text:span><text:span text:style-name="T186_118"><text:s/></text:span><text:span text:style-name="T186_119">borrower</text:span><text:span text:style-name="T186_120"><text:s/></text:span><text:span text:style-name="T186_121">fails</text:span><text:span text:style-name="T186_122"><text:s/></text:span><text:span text:style-name="T186_123">to</text:span><text:span text:style-name="T186_124"><text:s/></text:span><text:span text:style-name="T186_125">come</text:span><text:span text:style-name="T186_126"><text:s/></text:span><text:span text:style-name="T186_127">for</text:span><text:span text:style-name="T186_128"><text:s/></text:span><text:span text:style-name="T186_129">the</text:span><text:span text:style-name="T186_130"><text:s/></text:span><text:span text:style-name="T186_131">tool</text:span><text:span text:style-name="T186_132"><text:s/></text:span><text:span text:style-name="T186_133">as</text:span><text:span text:style-name="T186_134"><text:s/></text:span><text:span text:style-name="T186_135">agreed</text:span><text:span text:style-name="T186_136">,<text:s/></text:span><text:span text:style-name="T186_137">the</text:span><text:span text:style-name="T186_138"><text:s/></text:span><text:span text:style-name="T186_139">Library</text:span><text:span text:style-name="T186_140"><text:s/></text:span><text:span text:style-name="T186_141">may</text:span><text:span text:style-name="T186_142"><text:s/></text:span><text:span text:style-name="T186_143">lend</text:span><text:span text:style-name="T186_144"><text:s/></text:span><text:span text:style-name="T186_145">the</text:span><text:span text:style-name="T186_146"><text:s/></text:span><text:span text:style-name="T186_147">tool</text:span><text:span text:style-name="T186_148"><text:s/></text:span><text:span text:style-name="T186_149">to</text:span><text:span text:style-name="T186_150"><text:s/></text:span><text:span text:style-name="T186_151">another</text:span><text:span text:style-name="T186_152"><text:s/></text:span><text:span text:style-name="T186_153">borrower</text:span><text:span text:style-name="T186_154">.<text:s/></text:span><text:span text:style-name="T186_155">No</text:span><text:span text:style-name="T186_156"><text:s/></text:span><text:span text:style-name="T186_157">tool</text:span><text:span text:style-name="T186_158"><text:s/></text:span><text:span text:style-name="T186_159">will</text:span><text:span text:style-name="T186_160"><text:s/></text:span><text:span text:style-name="T186_161">be</text:span><text:span text:style-name="T186_162"><text:s/></text:span><text:span text:style-name="T186_163">held</text:span><text:span text:style-name="T186_164"><text:s/></text:span><text:span text:style-name="T186_165">beyond</text:span><text:span text:style-name="T186_166"><text:s/></text:span><text:span text:style-name="T186_167">closing</text:span><text:span text:style-name="T186_168"><text:s/></text:span><text:span text:style-name="T186_169">time</text:span><text:span text:style-name="T186_170">.<text:s/></text:span><text:span text:style-name="T186_171">Tools</text:span><text:span text:style-name="T186_172"><text:s/></text:span><text:span text:style-name="T186_173">will</text:span><text:span text:style-name="T186_174"><text:s/></text:span><text:span text:style-name="T186_175">not</text:span><text:span text:style-name="T186_176"><text:s/></text:span><text:span text:style-name="T186_177">be</text:span><text:span text:style-name="T186_178"><text:s/></text:span><text:span text:style-name="T186_179">reserved</text:span><text:span text:style-name="T186_180"><text:s/></text:span><text:span text:style-name="T186_181">for</text:span><text:span text:style-name="T186_182"><text:s/></text:span><text:span text:style-name="T186_183">a</text:span><text:span text:style-name="T186_184"><text:s/></text:span><text:span text:style-name="T186_185">future</text:span><text:span text:style-name="T186_186"><text:s/></text:span><text:span text:style-name="T186_187">date</text:span><text:span text:style-name="T186_188">.<text:s/></text:span><text:span text:style-name="T186_189">Seasonal</text:span><text:span text:style-name="T186_190"><text:s/></text:span><text:span text:style-name="T186_191">demands</text:span><text:span text:style-name="T186_192"><text:s/></text:span><text:span text:style-name="T186_193">may</text:span><text:span text:style-name="T186_194"><text:s/></text:span><text:span text:style-name="T186_195">affect</text:span><text:span text:style-name="T186_196"><text:s/></text:span><text:span text:style-name="T186_197">reserve</text:span><text:span text:style-name="T186_198"><text:s/></text:span><text:span text:style-name="T186_199">policies</text:span><text:span text:style-name="T186_200">.<text:s/></text:span><text:span text:style-name="T186_201">The</text:span><text:span text:style-name="T186_202"><text:s/></text:span><text:span text:style-name="T186_203">Library</text:span><text:span text:style-name="T186_204"><text:s/></text:span><text:span text:style-name="T186_205">retains</text:span><text:span text:style-name="T186_206"><text:s/></text:span><text:span text:style-name="T186_207">the</text:span><text:span text:style-name="T186_208"><text:s/></text:span><text:span text:style-name="T186_209">right</text:span><text:span text:style-name="T186_210"><text:s/></text:span><text:span text:style-name="T186_211">to</text:span><text:span text:style-name="T186_212"><text:s/></text:span><text:span text:style-name="T186_213">alter</text:span><text:span text:style-name="T186_214"><text:s/></text:span><text:span text:style-name="T186_215">or</text:span><text:span text:style-name="T186_216"><text:s/></text:span><text:span text:style-name="T186_217">suspend</text:span><text:span text:style-name="T186_218"><text:s/></text:span><text:span text:style-name="T186_219">any</text:span><text:span text:style-name="T186_220"><text:s/></text:span><text:span text:style-name="T186_221">of</text:span><text:span text:style-name="T186_222"><text:s/></text:span><text:span text:style-name="T186_223">the</text:span><text:span text:style-name="T186_224"><text:s/></text:span><text:span text:style-name="T186_225">above</text:span><text:span text:style-name="T186_226"><text:s/></text:span><text:span text:style-name="T186_227">reserve</text:span><text:span text:style-name="T186_228"><text:s/></text:span><text:span text:style-name="T186_229">policies</text:span><text:span text:style-name="T186_230">.</text:span></text:p>
        </text:list-item>
        <text:list-item>
          <text:p text:style-name="P187"><text:span text:style-name="T187_1">When</text:span><text:span text:style-name="T187_2"><text:s/></text:span><text:span text:style-name="T187_3">tools</text:span><text:span text:style-name="T187_4"><text:s/></text:span><text:span text:style-name="T187_5">are</text:span><text:span text:style-name="T187_6"><text:s/></text:span><text:span text:style-name="T187_7">not</text:span><text:span text:style-name="T187_8"><text:s/></text:span><text:span text:style-name="T187_9">returned</text:span><text:span text:style-name="T187_10"><text:s/></text:span><text:span text:style-name="T187_11">by</text:span><text:span text:style-name="T187_12"><text:s/></text:span><text:span text:style-name="T187_13">the</text:span><text:span text:style-name="T187_14"><text:s/></text:span><text:span text:style-name="T187_15">designated</text:span><text:span text:style-name="T187_16"><text:s/></text:span><text:span text:style-name="T187_17">due</text:span><text:span text:style-name="T187_18"><text:s/></text:span><text:span text:style-name="T187_19">date</text:span><text:span text:style-name="T187_20">,<text:s/></text:span><text:span text:style-name="T187_21">the</text:span><text:span text:style-name="T187_22"><text:s/></text:span><text:span text:style-name="T187_23">TLL</text:span><text:span text:style-name="T187_24"><text:s/></text:span><text:span text:style-name="T187_25">will</text:span><text:span text:style-name="T187_26"><text:s/></text:span><text:span text:style-name="T187_27">issue</text:span><text:span text:style-name="T187_28"><text:s/></text:span><text:span text:style-name="T187_29">an</text:span><text:span text:style-name="T187_30"><text:s/></text:span><text:span text:style-name="T187_31">overdue</text:span><text:span text:style-name="T187_32"><text:s/></text:span><text:span text:style-name="T187_33">notice</text:span><text:span text:style-name="T187_34">.<text:s/></text:span><text:span text:style-name="T187_35">If</text:span><text:span text:style-name="T187_36"><text:s/></text:span><text:span text:style-name="T187_37">the</text:span><text:span text:style-name="T187_38"><text:s/></text:span><text:span text:style-name="T187_39">tools</text:span><text:span text:style-name="T187_40"><text:s/></text:span><text:span text:style-name="T187_41">are</text:span><text:span text:style-name="T187_42"><text:s/></text:span><text:span text:style-name="T187_43">not</text:span><text:span text:style-name="T187_44"><text:s/></text:span><text:span text:style-name="T187_45">returned</text:span><text:span text:style-name="T187_46"><text:s/></text:span><text:span text:style-name="T187_47">after</text:span><text:span text:style-name="T187_48"><text:s/></text:span><text:span text:style-name="T187_49">the</text:span><text:span text:style-name="T187_50"><text:s/></text:span><text:span text:style-name="T187_51">notice</text:span><text:span text:style-name="T187_52"><text:s/></text:span><text:span text:style-name="T187_53">has</text:span><text:span text:style-name="T187_54"><text:s/></text:span><text:span text:style-name="T187_55">been</text:span><text:span text:style-name="T187_56"><text:s/></text:span><text:span text:style-name="T187_57">sent</text:span><text:span text:style-name="T187_58">,<text:s/></text:span><text:span text:style-name="T187_59">appropriate</text:span><text:span text:style-name="T187_60"><text:s/></text:span><text:span text:style-name="T187_61">steps</text:span><text:span text:style-name="T187_62"><text:s/></text:span><text:span text:style-name="T187_63">will</text:span><text:span text:style-name="T187_64"><text:s/></text:span><text:span text:style-name="T187_65">be</text:span><text:span text:style-name="T187_66"><text:s/></text:span><text:span text:style-name="T187_67">taken</text:span><text:span text:style-name="T187_68"><text:s/></text:span><text:span text:style-name="T187_69">to</text:span><text:span text:style-name="T187_70"><text:s/></text:span><text:span text:style-name="T187_71">retrieve</text:span><text:span text:style-name="T187_72"><text:s/></text:span><text:span text:style-name="T187_73">them</text:span><text:span text:style-name="T187_74">,<text:s/></text:span><text:span text:style-name="T187_75">including</text:span><text:span text:style-name="T187_76"><text:s/></text:span><text:span text:style-name="T187_77">by</text:span><text:span text:style-name="T187_78"><text:s/></text:span><text:span text:style-name="T187_79">collection</text:span><text:span text:style-name="T187_80"><text:s/></text:span><text:span text:style-name="T187_81">agency</text:span><text:span text:style-name="T187_82"><text:s/></text:span><text:span text:style-name="T187_83">and</text:span><text:span text:style-name="T187_84">/</text:span><text:span text:style-name="T187_85">or</text:span><text:span text:style-name="T187_86"><text:s/></text:span><text:span text:style-name="T187_87">legal</text:span><text:span text:style-name="T187_88"><text:s/></text:span><text:span text:style-name="T187_89">action</text:span><text:span text:style-name="T187_90">.</text:span></text:p>
        </text:list-item>
        <text:list-item>
          <text:p text:style-name="P188"><text:span text:style-name="T188_1">The</text:span><text:span text:style-name="T188_2"><text:s/></text:span><text:span text:style-name="T188_3">Tool</text:span><text:span text:style-name="T188_4"><text:s/></text:span><text:span text:style-name="T188_5">Lending</text:span><text:span text:style-name="T188_6"><text:s/></text:span><text:span text:style-name="T188_7">Library</text:span><text:span text:style-name="T188_8"><text:s/></text:span><text:span text:style-name="T188_9">retains</text:span><text:span text:style-name="T188_10"><text:s/></text:span><text:span text:style-name="T188_11">the</text:span><text:span text:style-name="T188_12"><text:s/></text:span><text:span text:style-name="T188_13">right</text:span><text:span text:style-name="T188_14"><text:s/></text:span><text:span text:style-name="T188_15">to</text:span><text:span text:style-name="T188_16"><text:s/></text:span><text:span text:style-name="T188_17">refuse</text:span><text:span text:style-name="T188_18"><text:s/></text:span><text:span text:style-name="T188_19">the</text:span><text:span text:style-name="T188_20"><text:s/></text:span><text:span text:style-name="T188_21">loan</text:span><text:span text:style-name="T188_22"><text:s/></text:span><text:span text:style-name="T188_23">of</text:span><text:span text:style-name="T188_24"><text:s/></text:span><text:span text:style-name="T188_25">any</text:span><text:span text:style-name="T188_26"><text:s/></text:span><text:span text:style-name="T188_27">item</text:span><text:span text:style-name="T188_28"><text:s/></text:span><text:span text:style-name="T188_29">for</text:span><text:span text:style-name="T188_30"><text:s/></text:span><text:span text:style-name="T188_31">failure</text:span><text:span text:style-name="T188_32"><text:s/></text:span><text:span text:style-name="T188_33">to</text:span><text:span text:style-name="T188_34"><text:s/></text:span><text:span text:style-name="T188_35">comply</text:span><text:span text:style-name="T188_36"><text:s/></text:span><text:span text:style-name="T188_37">with</text:span><text:span text:style-name="T188_38"><text:s/></text:span><text:span text:style-name="T188_39">any</text:span><text:span text:style-name="T188_40"><text:s/></text:span><text:span text:style-name="T188_41">of</text:span><text:span text:style-name="T188_42"><text:s/></text:span><text:span text:style-name="T188_43">the</text:span><text:span text:style-name="T188_44"><text:s/></text:span><text:span text:style-name="T188_45">above</text:span><text:span text:style-name="T188_46"><text:s/></text:span><text:span text:style-name="T188_47">rules</text:span><text:span text:style-name="T188_48"><text:s/></text:span><text:span text:style-name="T188_49">and</text:span><text:span text:style-name="T188_50"><text:s/></text:span><text:span text:style-name="T188_51">regulations</text:span><text:span text:style-name="T188_52">,<text:s/></text:span><text:span text:style-name="T188_53">or</text:span><text:span text:style-name="T188_54"><text:s/></text:span><text:span text:style-name="T188_55">for</text:span><text:span text:style-name="T188_56"><text:s/></text:span><text:span text:style-name="T188_57">falsification</text:span><text:span text:style-name="T188_58"><text:s/></text:span><text:span text:style-name="T188_59">of</text:span><text:span text:style-name="T188_60"><text:s/></text:span><text:span text:style-name="T188_61">any</text:span><text:span text:style-name="T188_62"><text:s/></text:span><text:span text:style-name="T188_63">information</text:span><text:span text:style-name="T188_64">.</text:span></text:p>
        </text:list-item>
      </text:list>
      <text:p text:style-name="P1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